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p_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" calcext:value-type="float">
            <text:p>1</text:p>
          </table:table-cell>
          <table:table-cell office:value-type="float" office:value="470698.987997176" calcext:value-type="float">
            <text:p>470698.987997176</text:p>
          </table:table-cell>
          <table:table-cell office:value-type="float" office:value="17626.9409257711" calcext:value-type="float">
            <text:p>17626.9409257711</text:p>
          </table:table-cell>
          <table:table-cell office:value-type="float" office:value="2124.5" calcext:value-type="float">
            <text:p>2124.5</text:p>
          </table:table-cell>
          <table:table-cell office:value-type="float" office:value="2112.5" calcext:value-type="float">
            <text:p>2112.5</text:p>
          </table:table-cell>
          <table:table-cell office:value-type="float" office:value="2044" calcext:value-type="float">
            <text:p>2044</text:p>
          </table:table-cell>
          <table:table-cell office:value-type="float" office:value="2229" calcext:value-type="float">
            <text:p>2229</text:p>
          </table:table-cell>
          <table:table-cell office:value-type="float" office:value="79.559202275203" calcext:value-type="float">
            <text:p>79.559202275203</text:p>
          </table:table-cell>
          <table:table-cell office:value-type="float" office:value="0.0374484359968007" calcext:value-type="float">
            <text:p>0.037448435996800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" calcext:value-type="float">
            <text:p>2</text:p>
          </table:table-cell>
          <table:table-cell office:value-type="float" office:value="419463.087248322" calcext:value-type="float">
            <text:p>419463.087248322</text:p>
          </table:table-cell>
          <table:table-cell office:value-type="float" office:value="39754.4153687299" calcext:value-type="float">
            <text:p>39754.4153687299</text:p>
          </table:table-cell>
          <table:table-cell office:value-type="float" office:value="2384" calcext:value-type="float">
            <text:p>2384</text:p>
          </table:table-cell>
          <table:table-cell office:value-type="float" office:value="2356.5" calcext:value-type="float">
            <text:p>2356.5</text:p>
          </table:table-cell>
          <table:table-cell office:value-type="float" office:value="2169" calcext:value-type="float">
            <text:p>2169</text:p>
          </table:table-cell>
          <table:table-cell office:value-type="float" office:value="2654" calcext:value-type="float">
            <text:p>2654</text:p>
          </table:table-cell>
          <table:table-cell office:value-type="float" office:value="225.9424705539" calcext:value-type="float">
            <text:p>225.9424705539</text:p>
          </table:table-cell>
          <table:table-cell office:value-type="float" office:value="0.094774526239052" calcext:value-type="float">
            <text:p>0.0947745262390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" calcext:value-type="float">
            <text:p>3</text:p>
          </table:table-cell>
          <table:table-cell office:value-type="float" office:value="431685.732786531" calcext:value-type="float">
            <text:p>431685.732786531</text:p>
          </table:table-cell>
          <table:table-cell office:value-type="float" office:value="33391.4481969591" calcext:value-type="float">
            <text:p>33391.4481969591</text:p>
          </table:table-cell>
          <table:table-cell office:value-type="float" office:value="2316.5" calcext:value-type="float">
            <text:p>2316.5</text:p>
          </table:table-cell>
          <table:table-cell office:value-type="float" office:value="2254.5" calcext:value-type="float">
            <text:p>2254.5</text:p>
          </table:table-cell>
          <table:table-cell office:value-type="float" office:value="2178" calcext:value-type="float">
            <text:p>2178</text:p>
          </table:table-cell>
          <table:table-cell office:value-type="float" office:value="2579" calcext:value-type="float">
            <text:p>2579</text:p>
          </table:table-cell>
          <table:table-cell office:value-type="float" office:value="179.184262701834" calcext:value-type="float">
            <text:p>179.184262701834</text:p>
          </table:table-cell>
          <table:table-cell office:value-type="float" office:value="0.0773512897482557" calcext:value-type="float">
            <text:p>0.07735128974825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" calcext:value-type="float">
            <text:p>4</text:p>
          </table:table-cell>
          <table:table-cell office:value-type="float" office:value="405391.709739536" calcext:value-type="float">
            <text:p>405391.709739536</text:p>
          </table:table-cell>
          <table:table-cell office:value-type="float" office:value="54655.3923291679" calcext:value-type="float">
            <text:p>54655.3923291679</text:p>
          </table:table-cell>
          <table:table-cell office:value-type="float" office:value="2466.75" calcext:value-type="float">
            <text:p>2466.75</text:p>
          </table:table-cell>
          <table:table-cell office:value-type="float" office:value="2406.5" calcext:value-type="float">
            <text:p>2406.5</text:p>
          </table:table-cell>
          <table:table-cell office:value-type="float" office:value="2129" calcext:value-type="float">
            <text:p>2129</text:p>
          </table:table-cell>
          <table:table-cell office:value-type="float" office:value="2925" calcext:value-type="float">
            <text:p>2925</text:p>
          </table:table-cell>
          <table:table-cell office:value-type="float" office:value="332.570168034757" calcext:value-type="float">
            <text:p>332.570168034757</text:p>
          </table:table-cell>
          <table:table-cell office:value-type="float" office:value="0.134821189027975" calcext:value-type="float">
            <text:p>0.13482118902797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" calcext:value-type="float">
            <text:p>5</text:p>
          </table:table-cell>
          <table:table-cell office:value-type="float" office:value="387446.726075165" calcext:value-type="float">
            <text:p>387446.726075165</text:p>
          </table:table-cell>
          <table:table-cell office:value-type="float" office:value="36045.7260588809" calcext:value-type="float">
            <text:p>36045.7260588809</text:p>
          </table:table-cell>
          <table:table-cell office:value-type="float" office:value="2581" calcext:value-type="float">
            <text:p>2581</text:p>
          </table:table-cell>
          <table:table-cell office:value-type="float" office:value="2556.5" calcext:value-type="float">
            <text:p>2556.5</text:p>
          </table:table-cell>
          <table:table-cell office:value-type="float" office:value="2336" calcext:value-type="float">
            <text:p>2336</text:p>
          </table:table-cell>
          <table:table-cell office:value-type="float" office:value="2875" calcext:value-type="float">
            <text:p>2875</text:p>
          </table:table-cell>
          <table:table-cell office:value-type="float" office:value="240.120802930525" calcext:value-type="float">
            <text:p>240.120802930525</text:p>
          </table:table-cell>
          <table:table-cell office:value-type="float" office:value="0.0930340189579717" calcext:value-type="float">
            <text:p>0.09303401895797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" calcext:value-type="float">
            <text:p>6</text:p>
          </table:table-cell>
          <table:table-cell office:value-type="float" office:value="171578.089477974" calcext:value-type="float">
            <text:p>171578.089477974</text:p>
          </table:table-cell>
          <table:table-cell office:value-type="float" office:value="190172.201347299" calcext:value-type="float">
            <text:p>190172.201347299</text:p>
          </table:table-cell>
          <table:table-cell office:value-type="float" office:value="5828.25" calcext:value-type="float">
            <text:p>5828.25</text:p>
          </table:table-cell>
          <table:table-cell office:value-type="float" office:value="2682" calcext:value-type="float">
            <text:p>2682</text:p>
          </table:table-cell>
          <table:table-cell office:value-type="float" office:value="2437" calcext:value-type="float">
            <text:p>2437</text:p>
          </table:table-cell>
          <table:table-cell office:value-type="float" office:value="15512" calcext:value-type="float">
            <text:p>15512</text:p>
          </table:table-cell>
          <table:table-cell office:value-type="float" office:value="6459.8640530071" calcext:value-type="float">
            <text:p>6459.8640530071</text:p>
          </table:table-cell>
          <table:table-cell office:value-type="float" office:value="1.1083711325024" calcext:value-type="float">
            <text:p>1.10837113250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" calcext:value-type="float">
            <text:p>7</text:p>
          </table:table-cell>
          <table:table-cell office:value-type="float" office:value="378716.152243893" calcext:value-type="float">
            <text:p>378716.152243893</text:p>
          </table:table-cell>
          <table:table-cell office:value-type="float" office:value="50361.9731417312" calcext:value-type="float">
            <text:p>50361.9731417312</text:p>
          </table:table-cell>
          <table:table-cell office:value-type="float" office:value="2640.5" calcext:value-type="float">
            <text:p>2640.5</text:p>
          </table:table-cell>
          <table:table-cell office:value-type="float" office:value="2521.5" calcext:value-type="float">
            <text:p>2521.5</text:p>
          </table:table-cell>
          <table:table-cell office:value-type="float" office:value="2365" calcext:value-type="float">
            <text:p>2365</text:p>
          </table:table-cell>
          <table:table-cell office:value-type="float" office:value="3154" calcext:value-type="float">
            <text:p>3154</text:p>
          </table:table-cell>
          <table:table-cell office:value-type="float" office:value="351.135776208197" calcext:value-type="float">
            <text:p>351.135776208197</text:p>
          </table:table-cell>
          <table:table-cell office:value-type="float" office:value="0.132980790080741" calcext:value-type="float">
            <text:p>0.13298079008074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" calcext:value-type="float">
            <text:p>8</text:p>
          </table:table-cell>
          <table:table-cell office:value-type="float" office:value="167855.644146034" calcext:value-type="float">
            <text:p>167855.644146034</text:p>
          </table:table-cell>
          <table:table-cell office:value-type="float" office:value="188117.929068838" calcext:value-type="float">
            <text:p>188117.929068838</text:p>
          </table:table-cell>
          <table:table-cell office:value-type="float" office:value="5957.5" calcext:value-type="float">
            <text:p>5957.5</text:p>
          </table:table-cell>
          <table:table-cell office:value-type="float" office:value="2696" calcext:value-type="float">
            <text:p>2696</text:p>
          </table:table-cell>
          <table:table-cell office:value-type="float" office:value="2467" calcext:value-type="float">
            <text:p>2467</text:p>
          </table:table-cell>
          <table:table-cell office:value-type="float" office:value="15971" calcext:value-type="float">
            <text:p>15971</text:p>
          </table:table-cell>
          <table:table-cell office:value-type="float" office:value="6676.64509066243" calcext:value-type="float">
            <text:p>6676.64509066243</text:p>
          </table:table-cell>
          <table:table-cell office:value-type="float" office:value="1.1207125624276" calcext:value-type="float">
            <text:p>1.120712562427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" calcext:value-type="float">
            <text:p>9</text:p>
          </table:table-cell>
          <table:table-cell office:value-type="float" office:value="377180.575200377" calcext:value-type="float">
            <text:p>377180.575200377</text:p>
          </table:table-cell>
          <table:table-cell office:value-type="float" office:value="17046.2646493361" calcext:value-type="float">
            <text:p>17046.2646493361</text:p>
          </table:table-cell>
          <table:table-cell office:value-type="float" office:value="2651.25" calcext:value-type="float">
            <text:p>2651.25</text:p>
          </table:table-cell>
          <table:table-cell office:value-type="float" office:value="2645" calcext:value-type="float">
            <text:p>2645</text:p>
          </table:table-cell>
          <table:table-cell office:value-type="float" office:value="2546" calcext:value-type="float">
            <text:p>2546</text:p>
          </table:table-cell>
          <table:table-cell office:value-type="float" office:value="2769" calcext:value-type="float">
            <text:p>2769</text:p>
          </table:table-cell>
          <table:table-cell office:value-type="float" office:value="119.820351638053" calcext:value-type="float">
            <text:p>119.820351638053</text:p>
          </table:table-cell>
          <table:table-cell office:value-type="float" office:value="0.0451939091515523" calcext:value-type="float">
            <text:p>0.045193909151552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" calcext:value-type="float">
            <text:p>10</text:p>
          </table:table-cell>
          <table:table-cell office:value-type="float" office:value="358294.518093873" calcext:value-type="float">
            <text:p>358294.518093873</text:p>
          </table:table-cell>
          <table:table-cell office:value-type="float" office:value="11452.5048607064" calcext:value-type="float">
            <text:p>11452.5048607064</text:p>
          </table:table-cell>
          <table:table-cell office:value-type="float" office:value="2791" calcext:value-type="float">
            <text:p>2791</text:p>
          </table:table-cell>
          <table:table-cell office:value-type="float" office:value="2783" calcext:value-type="float">
            <text:p>2783</text:p>
          </table:table-cell>
          <table:table-cell office:value-type="float" office:value="2692" calcext:value-type="float">
            <text:p>2692</text:p>
          </table:table-cell>
          <table:table-cell office:value-type="float" office:value="2906" calcext:value-type="float">
            <text:p>2906</text:p>
          </table:table-cell>
          <table:table-cell office:value-type="float" office:value="89.2113595158524" calcext:value-type="float">
            <text:p>89.2113595158524</text:p>
          </table:table-cell>
          <table:table-cell office:value-type="float" office:value="0.0319639410662316" calcext:value-type="float">
            <text:p>0.03196394106623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" calcext:value-type="float">
            <text:p>20</text:p>
          </table:table-cell>
          <table:table-cell office:value-type="float" office:value="334476.126766452" calcext:value-type="float">
            <text:p>334476.126766452</text:p>
          </table:table-cell>
          <table:table-cell office:value-type="float" office:value="17763.3375788144" calcext:value-type="float">
            <text:p>17763.3375788144</text:p>
          </table:table-cell>
          <table:table-cell office:value-type="float" office:value="2989.75" calcext:value-type="float">
            <text:p>2989.75</text:p>
          </table:table-cell>
          <table:table-cell office:value-type="float" office:value="3024" calcext:value-type="float">
            <text:p>3024</text:p>
          </table:table-cell>
          <table:table-cell office:value-type="float" office:value="2785" calcext:value-type="float">
            <text:p>2785</text:p>
          </table:table-cell>
          <table:table-cell office:value-type="float" office:value="3126" calcext:value-type="float">
            <text:p>3126</text:p>
          </table:table-cell>
          <table:table-cell office:value-type="float" office:value="158.779459208887" calcext:value-type="float">
            <text:p>158.779459208887</text:p>
          </table:table-cell>
          <table:table-cell office:value-type="float" office:value="0.0531079385262605" calcext:value-type="float">
            <text:p>0.05310793852626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" calcext:value-type="float">
            <text:p>30</text:p>
          </table:table-cell>
          <table:table-cell office:value-type="float" office:value="322294.738538393" calcext:value-type="float">
            <text:p>322294.738538393</text:p>
          </table:table-cell>
          <table:table-cell office:value-type="float" office:value="24084.9167470353" calcext:value-type="float">
            <text:p>24084.9167470353</text:p>
          </table:table-cell>
          <table:table-cell office:value-type="float" office:value="3102.75" calcext:value-type="float">
            <text:p>3102.75</text:p>
          </table:table-cell>
          <table:table-cell office:value-type="float" office:value="3055.5" calcext:value-type="float">
            <text:p>3055.5</text:p>
          </table:table-cell>
          <table:table-cell office:value-type="float" office:value="2874" calcext:value-type="float">
            <text:p>2874</text:p>
          </table:table-cell>
          <table:table-cell office:value-type="float" office:value="3426" calcext:value-type="float">
            <text:p>3426</text:p>
          </table:table-cell>
          <table:table-cell office:value-type="float" office:value="231.866879911729" calcext:value-type="float">
            <text:p>231.866879911729</text:p>
          </table:table-cell>
          <table:table-cell office:value-type="float" office:value="0.0747294754368637" calcext:value-type="float">
            <text:p>0.07472947543686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" calcext:value-type="float">
            <text:p>40</text:p>
          </table:table-cell>
          <table:table-cell office:value-type="float" office:value="184391.278292537" calcext:value-type="float">
            <text:p>184391.278292537</text:p>
          </table:table-cell>
          <table:table-cell office:value-type="float" office:value="5985.33714607192" calcext:value-type="float">
            <text:p>5985.33714607192</text:p>
          </table:table-cell>
          <table:table-cell office:value-type="float" office:value="5423.25" calcext:value-type="float">
            <text:p>5423.25</text:p>
          </table:table-cell>
          <table:table-cell office:value-type="float" office:value="5350.5" calcext:value-type="float">
            <text:p>5350.5</text:p>
          </table:table-cell>
          <table:table-cell office:value-type="float" office:value="5309" calcext:value-type="float">
            <text:p>5309</text:p>
          </table:table-cell>
          <table:table-cell office:value-type="float" office:value="5683" calcext:value-type="float">
            <text:p>5683</text:p>
          </table:table-cell>
          <table:table-cell office:value-type="float" office:value="176.038584785647" calcext:value-type="float">
            <text:p>176.038584785647</text:p>
          </table:table-cell>
          <table:table-cell office:value-type="float" office:value="0.0324599796774345" calcext:value-type="float">
            <text:p>0.032459979677434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488" calcext:value-type="float">
            <text:p>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" calcext:value-type="float">
            <text:p>50</text:p>
          </table:table-cell>
          <table:table-cell office:value-type="float" office:value="163172.064942482" calcext:value-type="float">
            <text:p>163172.064942482</text:p>
          </table:table-cell>
          <table:table-cell office:value-type="float" office:value="6711.37965212045" calcext:value-type="float">
            <text:p>6711.37965212045</text:p>
          </table:table-cell>
          <table:table-cell office:value-type="float" office:value="6128.5" calcext:value-type="float">
            <text:p>6128.5</text:p>
          </table:table-cell>
          <table:table-cell office:value-type="float" office:value="6108.5" calcext:value-type="float">
            <text:p>6108.5</text:p>
          </table:table-cell>
          <table:table-cell office:value-type="float" office:value="5881" calcext:value-type="float">
            <text:p>5881</text:p>
          </table:table-cell>
          <table:table-cell office:value-type="float" office:value="6416" calcext:value-type="float">
            <text:p>6416</text:p>
          </table:table-cell>
          <table:table-cell office:value-type="float" office:value="252.069434878567" calcext:value-type="float">
            <text:p>252.069434878567</text:p>
          </table:table-cell>
          <table:table-cell office:value-type="float" office:value="0.0411306901980202" calcext:value-type="float">
            <text:p>0.04113069019802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80" calcext:value-type="float">
            <text:p>2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" calcext:value-type="float">
            <text:p>60</text:p>
          </table:table-cell>
          <table:table-cell office:value-type="float" office:value="139933.531572503" calcext:value-type="float">
            <text:p>139933.531572503</text:p>
          </table:table-cell>
          <table:table-cell office:value-type="float" office:value="2883.25072326415" calcext:value-type="float">
            <text:p>2883.25072326415</text:p>
          </table:table-cell>
          <table:table-cell office:value-type="float" office:value="7146.25" calcext:value-type="float">
            <text:p>7146.25</text:p>
          </table:table-cell>
          <table:table-cell office:value-type="float" office:value="7195.5" calcext:value-type="float">
            <text:p>7195.5</text:p>
          </table:table-cell>
          <table:table-cell office:value-type="float" office:value="6937" calcext:value-type="float">
            <text:p>6937</text:p>
          </table:table-cell>
          <table:table-cell office:value-type="float" office:value="7257" calcext:value-type="float">
            <text:p>7257</text:p>
          </table:table-cell>
          <table:table-cell office:value-type="float" office:value="147.24441132575" calcext:value-type="float">
            <text:p>147.24441132575</text:p>
          </table:table-cell>
          <table:table-cell office:value-type="float" office:value="0.0206044304811265" calcext:value-type="float">
            <text:p>0.020604430481126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88" calcext:value-type="float">
            <text:p>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" calcext:value-type="float">
            <text:p>70</text:p>
          </table:table-cell>
          <table:table-cell office:value-type="float" office:value="54003.6992533989" calcext:value-type="float">
            <text:p>54003.6992533989</text:p>
          </table:table-cell>
          <table:table-cell office:value-type="float" office:value="19162.7900573024" calcext:value-type="float">
            <text:p>19162.7900573024</text:p>
          </table:table-cell>
          <table:table-cell office:value-type="float" office:value="18517.25" calcext:value-type="float">
            <text:p>18517.25</text:p>
          </table:table-cell>
          <table:table-cell office:value-type="float" office:value="15323" calcext:value-type="float">
            <text:p>15323</text:p>
          </table:table-cell>
          <table:table-cell office:value-type="float" office:value="15054" calcext:value-type="float">
            <text:p>15054</text:p>
          </table:table-cell>
          <table:table-cell office:value-type="float" office:value="28369" calcext:value-type="float">
            <text:p>28369</text:p>
          </table:table-cell>
          <table:table-cell office:value-type="float" office:value="6570.70124999354" calcext:value-type="float">
            <text:p>6570.70124999354</text:p>
          </table:table-cell>
          <table:table-cell office:value-type="float" office:value="0.354842174188583" calcext:value-type="float">
            <text:p>0.35484217418858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" calcext:value-type="float">
            <text:p>80</text:p>
          </table:table-cell>
          <table:table-cell office:value-type="float" office:value="44546.4062186783" calcext:value-type="float">
            <text:p>44546.4062186783</text:p>
          </table:table-cell>
          <table:table-cell office:value-type="float" office:value="14152.8289003315" calcext:value-type="float">
            <text:p>14152.8289003315</text:p>
          </table:table-cell>
          <table:table-cell office:value-type="float" office:value="22448.5" calcext:value-type="float">
            <text:p>22448.5</text:p>
          </table:table-cell>
          <table:table-cell office:value-type="float" office:value="21914.5" calcext:value-type="float">
            <text:p>21914.5</text:p>
          </table:table-cell>
          <table:table-cell office:value-type="float" office:value="16209" calcext:value-type="float">
            <text:p>16209</text:p>
          </table:table-cell>
          <table:table-cell office:value-type="float" office:value="29756" calcext:value-type="float">
            <text:p>29756</text:p>
          </table:table-cell>
          <table:table-cell office:value-type="float" office:value="7132.10798665677" calcext:value-type="float">
            <text:p>7132.10798665677</text:p>
          </table:table-cell>
          <table:table-cell office:value-type="float" office:value="0.317709779569092" calcext:value-type="float">
            <text:p>0.3177097795690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40" calcext:value-type="float">
            <text:p>3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" calcext:value-type="float">
            <text:p>90</text:p>
          </table:table-cell>
          <table:table-cell office:value-type="float" office:value="49583.498611662" calcext:value-type="float">
            <text:p>49583.498611662</text:p>
          </table:table-cell>
          <table:table-cell office:value-type="float" office:value="11786.655056037" calcext:value-type="float">
            <text:p>11786.655056037</text:p>
          </table:table-cell>
          <table:table-cell office:value-type="float" office:value="20168" calcext:value-type="float">
            <text:p>20168</text:p>
          </table:table-cell>
          <table:table-cell office:value-type="float" office:value="17895.5" calcext:value-type="float">
            <text:p>17895.5</text:p>
          </table:table-cell>
          <table:table-cell office:value-type="float" office:value="17527" calcext:value-type="float">
            <text:p>17527</text:p>
          </table:table-cell>
          <table:table-cell office:value-type="float" office:value="27354" calcext:value-type="float">
            <text:p>27354</text:p>
          </table:table-cell>
          <table:table-cell office:value-type="float" office:value="4794.20101094367" calcext:value-type="float">
            <text:p>4794.20101094367</text:p>
          </table:table-cell>
          <table:table-cell office:value-type="float" office:value="0.237713259170154" calcext:value-type="float">
            <text:p>0.23771325917015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256" calcext:value-type="float">
            <text:p>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" calcext:value-type="float">
            <text:p>100</text:p>
          </table:table-cell>
          <table:table-cell office:value-type="float" office:value="46212.3225157988" calcext:value-type="float">
            <text:p>46212.3225157988</text:p>
          </table:table-cell>
          <table:table-cell office:value-type="float" office:value="14098.4625459847" calcext:value-type="float">
            <text:p>14098.4625459847</text:p>
          </table:table-cell>
          <table:table-cell office:value-type="float" office:value="21639.25" calcext:value-type="float">
            <text:p>21639.25</text:p>
          </table:table-cell>
          <table:table-cell office:value-type="float" office:value="18661.5" calcext:value-type="float">
            <text:p>18661.5</text:p>
          </table:table-cell>
          <table:table-cell office:value-type="float" office:value="17721" calcext:value-type="float">
            <text:p>17721</text:p>
          </table:table-cell>
          <table:table-cell office:value-type="float" office:value="31513" calcext:value-type="float">
            <text:p>31513</text:p>
          </table:table-cell>
          <table:table-cell office:value-type="float" office:value="6601.7057581103" calcext:value-type="float">
            <text:p>6601.7057581103</text:p>
          </table:table-cell>
          <table:table-cell office:value-type="float" office:value="0.305080155648199" calcext:value-type="float">
            <text:p>0.3050801556481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92" calcext:value-type="float">
            <text:p>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" calcext:value-type="float">
            <text:p>200</text:p>
          </table:table-cell>
          <table:table-cell office:value-type="float" office:value="22266.4251996556" calcext:value-type="float">
            <text:p>22266.4251996556</text:p>
          </table:table-cell>
          <table:table-cell office:value-type="float" office:value="7219.3213182003" calcext:value-type="float">
            <text:p>7219.3213182003</text:p>
          </table:table-cell>
          <table:table-cell office:value-type="float" office:value="44910.6666666667" calcext:value-type="float">
            <text:p>44910.6666666667</text:p>
          </table:table-cell>
          <table:table-cell office:value-type="float" office:value="53270" calcext:value-type="float">
            <text:p>53270</text:p>
          </table:table-cell>
          <table:table-cell office:value-type="float" office:value="28097" calcext:value-type="float">
            <text:p>28097</text:p>
          </table:table-cell>
          <table:table-cell office:value-type="float" office:value="53365" calcext:value-type="float">
            <text:p>53365</text:p>
          </table:table-cell>
          <table:table-cell office:value-type="float" office:value="14561.13993935" calcext:value-type="float">
            <text:p>14561.13993935</text:p>
          </table:table-cell>
          <table:table-cell office:value-type="float" office:value="0.324224533281254" calcext:value-type="float">
            <text:p>0.32422453328125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32" calcext:value-type="float">
            <text:p>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" calcext:value-type="float">
            <text:p>300</text:p>
          </table:table-cell>
          <table:table-cell office:value-type="float" office:value="16.8490537419777" calcext:value-type="float">
            <text:p>16.8490537419777</text:p>
          </table:table-cell>
          <table:table-cell office:value-type="float" office:value="23.7979202928218" calcext:value-type="float">
            <text:p>23.7979202928218</text:p>
          </table:table-cell>
          <table:table-cell table:number-columns-repeated="2" office:value-type="float" office:value="59350514" calcext:value-type="float">
            <text:p>59350514</text:p>
          </table:table-cell>
          <table:table-cell office:value-type="float" office:value="75321" calcext:value-type="float">
            <text:p>75321</text:p>
          </table:table-cell>
          <table:table-cell office:value-type="float" office:value="118625707" calcext:value-type="float">
            <text:p>118625707</text:p>
          </table:table-cell>
          <table:table-cell office:value-type="float" office:value="83827781.8528827" calcext:value-type="float">
            <text:p>83827781.8528827</text:p>
          </table:table-cell>
          <table:table-cell office:value-type="float" office:value="1.41241880151" calcext:value-type="float">
            <text:p>1.4124188015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1552" calcext:value-type="float">
            <text:p>1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" calcext:value-type="float">
            <text:p>400</text:p>
          </table:table-cell>
          <table:table-cell office:value-type="float" office:value="17.6093818419327" calcext:value-type="float">
            <text:p>17.6093818419327</text:p>
          </table:table-cell>
          <table:table-cell office:value-type="float" office:value="24.8711132518631" calcext:value-type="float">
            <text:p>24.8711132518631</text:p>
          </table:table-cell>
          <table:table-cell table:number-columns-repeated="2" office:value-type="float" office:value="56787910.5" calcext:value-type="float">
            <text:p>56787910.5</text:p>
          </table:table-cell>
          <table:table-cell office:value-type="float" office:value="73685" calcext:value-type="float">
            <text:p>73685</text:p>
          </table:table-cell>
          <table:table-cell office:value-type="float" office:value="113502136" calcext:value-type="float">
            <text:p>113502136</text:p>
          </table:table-cell>
          <table:table-cell office:value-type="float" office:value="80206026.881586" calcext:value-type="float">
            <text:p>80206026.881586</text:p>
          </table:table-cell>
          <table:table-cell office:value-type="float" office:value="1.41237855338217" calcext:value-type="float">
            <text:p>1.412378553382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760" calcext:value-type="float">
            <text:p>2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" calcext:value-type="float">
            <text:p>500</text:p>
          </table:table-cell>
          <table:table-cell office:value-type="float" office:value="13879.3949971721" calcext:value-type="float">
            <text:p>13879.3949971721</text:p>
          </table:table-cell>
          <table:table-cell office:value-type="float" office:value="2302.31531044268" calcext:value-type="float">
            <text:p>2302.31531044268</text:p>
          </table:table-cell>
          <table:table-cell office:value-type="float" office:value="72049.25" calcext:value-type="float">
            <text:p>72049.25</text:p>
          </table:table-cell>
          <table:table-cell office:value-type="float" office:value="73372.5" calcext:value-type="float">
            <text:p>73372.5</text:p>
          </table:table-cell>
          <table:table-cell office:value-type="float" office:value="56904" calcext:value-type="float">
            <text:p>56904</text:p>
          </table:table-cell>
          <table:table-cell office:value-type="float" office:value="84548" calcext:value-type="float">
            <text:p>84548</text:p>
          </table:table-cell>
          <table:table-cell office:value-type="float" office:value="11951.5361739262" calcext:value-type="float">
            <text:p>11951.5361739262</text:p>
          </table:table-cell>
          <table:table-cell office:value-type="float" office:value="0.165880091380912" calcext:value-type="float">
            <text:p>0.1658800913809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" calcext:value-type="float">
            <text:p>600</text:p>
          </table:table-cell>
          <table:table-cell office:value-type="float" office:value="13616.0478740243" calcext:value-type="float">
            <text:p>13616.0478740243</text:p>
          </table:table-cell>
          <table:table-cell office:value-type="float" office:value="1320.93420903462" calcext:value-type="float">
            <text:p>1320.93420903462</text:p>
          </table:table-cell>
          <table:table-cell office:value-type="float" office:value="73442.75" calcext:value-type="float">
            <text:p>73442.75</text:p>
          </table:table-cell>
          <table:table-cell office:value-type="float" office:value="73322.5" calcext:value-type="float">
            <text:p>73322.5</text:p>
          </table:table-cell>
          <table:table-cell office:value-type="float" office:value="66569" calcext:value-type="float">
            <text:p>66569</text:p>
          </table:table-cell>
          <table:table-cell office:value-type="float" office:value="80557" calcext:value-type="float">
            <text:p>80557</text:p>
          </table:table-cell>
          <table:table-cell office:value-type="float" office:value="7124.90450813202" calcext:value-type="float">
            <text:p>7124.90450813202</text:p>
          </table:table-cell>
          <table:table-cell office:value-type="float" office:value="0.0970130408805773" calcext:value-type="float">
            <text:p>0.097013040880577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160" calcext:value-type="float">
            <text:p>22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" calcext:value-type="float">
            <text:p>700</text:p>
          </table:table-cell>
          <table:table-cell office:value-type="float" office:value="11938.6948021908" calcext:value-type="float">
            <text:p>11938.6948021908</text:p>
          </table:table-cell>
          <table:table-cell office:value-type="float" office:value="1286.32679509359" calcext:value-type="float">
            <text:p>1286.32679509359</text:p>
          </table:table-cell>
          <table:table-cell office:value-type="float" office:value="83761.25" calcext:value-type="float">
            <text:p>83761.25</text:p>
          </table:table-cell>
          <table:table-cell office:value-type="float" office:value="83980" calcext:value-type="float">
            <text:p>83980</text:p>
          </table:table-cell>
          <table:table-cell office:value-type="float" office:value="74918" calcext:value-type="float">
            <text:p>74918</text:p>
          </table:table-cell>
          <table:table-cell office:value-type="float" office:value="92167" calcext:value-type="float">
            <text:p>92167</text:p>
          </table:table-cell>
          <table:table-cell office:value-type="float" office:value="9024.80062106637" calcext:value-type="float">
            <text:p>9024.80062106637</text:p>
          </table:table-cell>
          <table:table-cell office:value-type="float" office:value="0.107744340265533" calcext:value-type="float">
            <text:p>0.10774434026553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600" calcext:value-type="float">
            <text:p>2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" calcext:value-type="float">
            <text:p>800</text:p>
          </table:table-cell>
          <table:table-cell office:value-type="float" office:value="9986.66779848902" calcext:value-type="float">
            <text:p>9986.66779848902</text:p>
          </table:table-cell>
          <table:table-cell office:value-type="float" office:value="1261.1340541677" calcext:value-type="float">
            <text:p>1261.1340541677</text:p>
          </table:table-cell>
          <table:table-cell office:value-type="float" office:value="100133.5" calcext:value-type="float">
            <text:p>100133.5</text:p>
          </table:table-cell>
          <table:table-cell office:value-type="float" office:value="100790.5" calcext:value-type="float">
            <text:p>100790.5</text:p>
          </table:table-cell>
          <table:table-cell office:value-type="float" office:value="84104" calcext:value-type="float">
            <text:p>84104</text:p>
          </table:table-cell>
          <table:table-cell office:value-type="float" office:value="114849" calcext:value-type="float">
            <text:p>114849</text:p>
          </table:table-cell>
          <table:table-cell office:value-type="float" office:value="12645.0352971697" calcext:value-type="float">
            <text:p>12645.0352971697</text:p>
          </table:table-cell>
          <table:table-cell office:value-type="float" office:value="0.126281766813001" calcext:value-type="float">
            <text:p>0.1262817668130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9168" calcext:value-type="float">
            <text:p>2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" calcext:value-type="float">
            <text:p>900</text:p>
          </table:table-cell>
          <table:table-cell office:value-type="float" office:value="9061.52093098066" calcext:value-type="float">
            <text:p>9061.52093098066</text:p>
          </table:table-cell>
          <table:table-cell office:value-type="float" office:value="609.501871111409" calcext:value-type="float">
            <text:p>609.501871111409</text:p>
          </table:table-cell>
          <table:table-cell office:value-type="float" office:value="110356.75" calcext:value-type="float">
            <text:p>110356.75</text:p>
          </table:table-cell>
          <table:table-cell office:value-type="float" office:value="107921" calcext:value-type="float">
            <text:p>107921</text:p>
          </table:table-cell>
          <table:table-cell office:value-type="float" office:value="104405" calcext:value-type="float">
            <text:p>104405</text:p>
          </table:table-cell>
          <table:table-cell office:value-type="float" office:value="121180" calcext:value-type="float">
            <text:p>121180</text:p>
          </table:table-cell>
          <table:table-cell office:value-type="float" office:value="7422.88696644821" calcext:value-type="float">
            <text:p>7422.88696644821</text:p>
          </table:table-cell>
          <table:table-cell office:value-type="float" office:value="0.067262645614774" calcext:value-type="float">
            <text:p>0.0672626456147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784" calcext:value-type="float">
            <text:p>3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8857.78821028389" calcext:value-type="float">
            <text:p>8857.78821028389</text:p>
          </table:table-cell>
          <table:table-cell office:value-type="float" office:value="571.715670207353" calcext:value-type="float">
            <text:p>571.715670207353</text:p>
          </table:table-cell>
          <table:table-cell office:value-type="float" office:value="112895" calcext:value-type="float">
            <text:p>112895</text:p>
          </table:table-cell>
          <table:table-cell office:value-type="float" office:value="112657" calcext:value-type="float">
            <text:p>112657</text:p>
          </table:table-cell>
          <table:table-cell office:value-type="float" office:value="106582" calcext:value-type="float">
            <text:p>106582</text:p>
          </table:table-cell>
          <table:table-cell office:value-type="float" office:value="119684" calcext:value-type="float">
            <text:p>119684</text:p>
          </table:table-cell>
          <table:table-cell office:value-type="float" office:value="7286.67688318893" calcext:value-type="float">
            <text:p>7286.67688318893</text:p>
          </table:table-cell>
          <table:table-cell office:value-type="float" office:value="0.0645438405880591" calcext:value-type="float">
            <text:p>0.064543840588059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000" calcext:value-type="float">
            <text:p>3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291.8316786534" calcext:value-type="float">
            <text:p>4291.8316786534</text:p>
          </table:table-cell>
          <table:table-cell office:value-type="float" office:value="943.780480944637" calcext:value-type="float">
            <text:p>943.780480944637</text:p>
          </table:table-cell>
          <table:table-cell office:value-type="float" office:value="233000.75" calcext:value-type="float">
            <text:p>233000.75</text:p>
          </table:table-cell>
          <table:table-cell office:value-type="float" office:value="209005" calcext:value-type="float">
            <text:p>209005</text:p>
          </table:table-cell>
          <table:table-cell office:value-type="float" office:value="204255" calcext:value-type="float">
            <text:p>204255</text:p>
          </table:table-cell>
          <table:table-cell office:value-type="float" office:value="309738" calcext:value-type="float">
            <text:p>309738</text:p>
          </table:table-cell>
          <table:table-cell office:value-type="float" office:value="51237.2283818124" calcext:value-type="float">
            <text:p>51237.2283818124</text:p>
          </table:table-cell>
          <table:table-cell office:value-type="float" office:value="0.219901559895461" calcext:value-type="float">
            <text:p>0.21990155989546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4592" calcext:value-type="float">
            <text:p>10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2882.47777789788" calcext:value-type="float">
            <text:p>2882.47777789788</text:p>
          </table:table-cell>
          <table:table-cell office:value-type="float" office:value="167.656813651239" calcext:value-type="float">
            <text:p>167.656813651239</text:p>
          </table:table-cell>
          <table:table-cell office:value-type="float" office:value="346923.75" calcext:value-type="float">
            <text:p>346923.75</text:p>
          </table:table-cell>
          <table:table-cell office:value-type="float" office:value="348869.5" calcext:value-type="float">
            <text:p>348869.5</text:p>
          </table:table-cell>
          <table:table-cell office:value-type="float" office:value="320957" calcext:value-type="float">
            <text:p>320957</text:p>
          </table:table-cell>
          <table:table-cell office:value-type="float" office:value="368999" calcext:value-type="float">
            <text:p>368999</text:p>
          </table:table-cell>
          <table:table-cell office:value-type="float" office:value="20178.5182702629" calcext:value-type="float">
            <text:p>20178.5182702629</text:p>
          </table:table-cell>
          <table:table-cell office:value-type="float" office:value="0.0581641305049392" calcext:value-type="float">
            <text:p>0.05816413050493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144" calcext:value-type="float">
            <text:p>15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300.07331483691" calcext:value-type="float">
            <text:p>2300.07331483691</text:p>
          </table:table-cell>
          <table:table-cell office:value-type="float" office:value="142.899945770848" calcext:value-type="float">
            <text:p>142.899945770848</text:p>
          </table:table-cell>
          <table:table-cell office:value-type="float" office:value="434768.75" calcext:value-type="float">
            <text:p>434768.75</text:p>
          </table:table-cell>
          <table:table-cell office:value-type="float" office:value="430247.5" calcext:value-type="float">
            <text:p>430247.5</text:p>
          </table:table-cell>
          <table:table-cell office:value-type="float" office:value="408499" calcext:value-type="float">
            <text:p>408499</text:p>
          </table:table-cell>
          <table:table-cell office:value-type="float" office:value="470081" calcext:value-type="float">
            <text:p>470081</text:p>
          </table:table-cell>
          <table:table-cell office:value-type="float" office:value="27011.5001974468" calcext:value-type="float">
            <text:p>27011.5001974468</text:p>
          </table:table-cell>
          <table:table-cell office:value-type="float" office:value="0.0621284307978592" calcext:value-type="float">
            <text:p>0.06212843079785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2496" calcext:value-type="float">
            <text:p>21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807.60894911039" calcext:value-type="float">
            <text:p>1807.60894911039</text:p>
          </table:table-cell>
          <table:table-cell office:value-type="float" office:value="64.7883574281725" calcext:value-type="float">
            <text:p>64.7883574281725</text:p>
          </table:table-cell>
          <table:table-cell office:value-type="float" office:value="553217" calcext:value-type="float">
            <text:p>553217</text:p>
          </table:table-cell>
          <table:table-cell office:value-type="float" office:value="550279.5" calcext:value-type="float">
            <text:p>550279.5</text:p>
          </table:table-cell>
          <table:table-cell office:value-type="float" office:value="534935" calcext:value-type="float">
            <text:p>534935</text:p>
          </table:table-cell>
          <table:table-cell office:value-type="float" office:value="577374" calcext:value-type="float">
            <text:p>577374</text:p>
          </table:table-cell>
          <table:table-cell office:value-type="float" office:value="19828.4151829304" calcext:value-type="float">
            <text:p>19828.4151829304</text:p>
          </table:table-cell>
          <table:table-cell office:value-type="float" office:value="0.0358420207313413" calcext:value-type="float">
            <text:p>0.03584202073134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2904" calcext:value-type="float">
            <text:p>25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516.08930827288" calcext:value-type="float">
            <text:p>1516.08930827288</text:p>
          </table:table-cell>
          <table:table-cell office:value-type="float" office:value="44.1929644626213" calcext:value-type="float">
            <text:p>44.1929644626213</text:p>
          </table:table-cell>
          <table:table-cell office:value-type="float" office:value="659591.75" calcext:value-type="float">
            <text:p>659591.75</text:p>
          </table:table-cell>
          <table:table-cell office:value-type="float" office:value="662190.5" calcext:value-type="float">
            <text:p>662190.5</text:p>
          </table:table-cell>
          <table:table-cell office:value-type="float" office:value="633763" calcext:value-type="float">
            <text:p>633763</text:p>
          </table:table-cell>
          <table:table-cell office:value-type="float" office:value="680223" calcext:value-type="float">
            <text:p>680223</text:p>
          </table:table-cell>
          <table:table-cell office:value-type="float" office:value="19226.6475388543" calcext:value-type="float">
            <text:p>19226.6475388543</text:p>
          </table:table-cell>
          <table:table-cell office:value-type="float" office:value="0.0291493147675882" calcext:value-type="float">
            <text:p>0.029149314767588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82216" calcext:value-type="float">
            <text:p>28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305.05411570023" calcext:value-type="float">
            <text:p>1305.05411570023</text:p>
          </table:table-cell>
          <table:table-cell office:value-type="float" office:value="21.5717354521765" calcext:value-type="float">
            <text:p>21.5717354521765</text:p>
          </table:table-cell>
          <table:table-cell office:value-type="float" office:value="766251.75" calcext:value-type="float">
            <text:p>766251.75</text:p>
          </table:table-cell>
          <table:table-cell office:value-type="float" office:value="768741" calcext:value-type="float">
            <text:p>768741</text:p>
          </table:table-cell>
          <table:table-cell office:value-type="float" office:value="748656" calcext:value-type="float">
            <text:p>748656</text:p>
          </table:table-cell>
          <table:table-cell office:value-type="float" office:value="778869" calcext:value-type="float">
            <text:p>778869</text:p>
          </table:table-cell>
          <table:table-cell office:value-type="float" office:value="12665.666382653" calcext:value-type="float">
            <text:p>12665.666382653</text:p>
          </table:table-cell>
          <table:table-cell office:value-type="float" office:value="0.0165293800407673" calcext:value-type="float">
            <text:p>0.016529380040767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93904" calcext:value-type="float">
            <text:p>39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161.18225771569" calcext:value-type="float">
            <text:p>1161.18225771569</text:p>
          </table:table-cell>
          <table:table-cell office:value-type="float" office:value="37.89082732634" calcext:value-type="float">
            <text:p>37.89082732634</text:p>
          </table:table-cell>
          <table:table-cell office:value-type="float" office:value="861191.25" calcext:value-type="float">
            <text:p>861191.25</text:p>
          </table:table-cell>
          <table:table-cell office:value-type="float" office:value="864086" calcext:value-type="float">
            <text:p>864086</text:p>
          </table:table-cell>
          <table:table-cell office:value-type="float" office:value="824895" calcext:value-type="float">
            <text:p>824895</text:p>
          </table:table-cell>
          <table:table-cell office:value-type="float" office:value="891698" calcext:value-type="float">
            <text:p>891698</text:p>
          </table:table-cell>
          <table:table-cell office:value-type="float" office:value="28101.7460711964" calcext:value-type="float">
            <text:p>28101.7460711964</text:p>
          </table:table-cell>
          <table:table-cell office:value-type="float" office:value="0.0326312489487049" calcext:value-type="float">
            <text:p>0.03263124894870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856" calcext:value-type="float">
            <text:p>416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1012.00849277527" calcext:value-type="float">
            <text:p>1012.00849277527</text:p>
          </table:table-cell>
          <table:table-cell office:value-type="float" office:value="50.8312210218404" calcext:value-type="float">
            <text:p>50.8312210218404</text:p>
          </table:table-cell>
          <table:table-cell office:value-type="float" office:value="988134" calcext:value-type="float">
            <text:p>988134</text:p>
          </table:table-cell>
          <table:table-cell office:value-type="float" office:value="983715" calcext:value-type="float">
            <text:p>983715</text:p>
          </table:table-cell>
          <table:table-cell office:value-type="float" office:value="933555" calcext:value-type="float">
            <text:p>933555</text:p>
          </table:table-cell>
          <table:table-cell office:value-type="float" office:value="1051551" calcext:value-type="float">
            <text:p>1051551</text:p>
          </table:table-cell>
          <table:table-cell office:value-type="float" office:value="49632.0516198958" calcext:value-type="float">
            <text:p>49632.0516198958</text:p>
          </table:table-cell>
          <table:table-cell office:value-type="float" office:value="0.0502280577531952" calcext:value-type="float">
            <text:p>0.05022805775319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744" calcext:value-type="float">
            <text:p>48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942.562147835218" calcext:value-type="float">
            <text:p>942.562147835218</text:p>
          </table:table-cell>
          <table:table-cell office:value-type="float" office:value="12.1844478038918" calcext:value-type="float">
            <text:p>12.1844478038918</text:p>
          </table:table-cell>
          <table:table-cell office:value-type="float" office:value="1060938" calcext:value-type="float">
            <text:p>1060938</text:p>
          </table:table-cell>
          <table:table-cell office:value-type="float" office:value="1058856.5" calcext:value-type="float">
            <text:p>1058856.5</text:p>
          </table:table-cell>
          <table:table-cell office:value-type="float" office:value="1047538" calcext:value-type="float">
            <text:p>1047538</text:p>
          </table:table-cell>
          <table:table-cell office:value-type="float" office:value="1078501" calcext:value-type="float">
            <text:p>1078501</text:p>
          </table:table-cell>
          <table:table-cell office:value-type="float" office:value="13714.685778391" calcext:value-type="float">
            <text:p>13714.685778391</text:p>
          </table:table-cell>
          <table:table-cell office:value-type="float" office:value="0.0129269436841653" calcext:value-type="float">
            <text:p>0.012926943684165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08408" calcext:value-type="float">
            <text:p>50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64.645420367616" calcext:value-type="float">
            <text:p>464.645420367616</text:p>
          </table:table-cell>
          <table:table-cell office:value-type="float" office:value="7.31804661384158" calcext:value-type="float">
            <text:p>7.31804661384158</text:p>
          </table:table-cell>
          <table:table-cell office:value-type="float" office:value="2152178.75" calcext:value-type="float">
            <text:p>2152178.75</text:p>
          </table:table-cell>
          <table:table-cell office:value-type="float" office:value="2153609" calcext:value-type="float">
            <text:p>2153609</text:p>
          </table:table-cell>
          <table:table-cell office:value-type="float" office:value="2110023" calcext:value-type="float">
            <text:p>2110023</text:p>
          </table:table-cell>
          <table:table-cell office:value-type="float" office:value="2191474" calcext:value-type="float">
            <text:p>2191474</text:p>
          </table:table-cell>
          <table:table-cell office:value-type="float" office:value="33896.2652453531" calcext:value-type="float">
            <text:p>33896.2652453531</text:p>
          </table:table-cell>
          <table:table-cell office:value-type="float" office:value="0.0157497444138193" calcext:value-type="float">
            <text:p>0.01574974441381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57648" calcext:value-type="float">
            <text:p>105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308.574903124838" calcext:value-type="float">
            <text:p>308.574903124838</text:p>
          </table:table-cell>
          <table:table-cell office:value-type="float" office:value="11.3931995473263" calcext:value-type="float">
            <text:p>11.3931995473263</text:p>
          </table:table-cell>
          <table:table-cell office:value-type="float" office:value="3240704.25" calcext:value-type="float">
            <text:p>3240704.25</text:p>
          </table:table-cell>
          <table:table-cell office:value-type="float" office:value="3227616" calcext:value-type="float">
            <text:p>3227616</text:p>
          </table:table-cell>
          <table:table-cell office:value-type="float" office:value="3129186" calcext:value-type="float">
            <text:p>3129186</text:p>
          </table:table-cell>
          <table:table-cell office:value-type="float" office:value="3378399" calcext:value-type="float">
            <text:p>3378399</text:p>
          </table:table-cell>
          <table:table-cell office:value-type="float" office:value="119653.250540538" calcext:value-type="float">
            <text:p>119653.250540538</text:p>
          </table:table-cell>
          <table:table-cell office:value-type="float" office:value="0.0369219901941183" calcext:value-type="float">
            <text:p>0.036921990194118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490688" calcext:value-type="float">
            <text:p>1490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230.863440811808" calcext:value-type="float">
            <text:p>230.863440811808</text:p>
          </table:table-cell>
          <table:table-cell office:value-type="float" office:value="4.54046882596011" calcext:value-type="float">
            <text:p>4.54046882596011</text:p>
          </table:table-cell>
          <table:table-cell office:value-type="float" office:value="4331565" calcext:value-type="float">
            <text:p>4331565</text:p>
          </table:table-cell>
          <table:table-cell office:value-type="float" office:value="4320484" calcext:value-type="float">
            <text:p>4320484</text:p>
          </table:table-cell>
          <table:table-cell office:value-type="float" office:value="4240968" calcext:value-type="float">
            <text:p>4240968</text:p>
          </table:table-cell>
          <table:table-cell office:value-type="float" office:value="4444324" calcext:value-type="float">
            <text:p>4444324</text:p>
          </table:table-cell>
          <table:table-cell office:value-type="float" office:value="85190.3436116246" calcext:value-type="float">
            <text:p>85190.3436116246</text:p>
          </table:table-cell>
          <table:table-cell office:value-type="float" office:value="0.0196673358501199" calcext:value-type="float">
            <text:p>0.01966733585011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99072" calcext:value-type="float">
            <text:p>219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84.18862241093" calcext:value-type="float">
            <text:p>184.18862241093</text:p>
          </table:table-cell>
          <table:table-cell office:value-type="float" office:value="4.23747058559322" calcext:value-type="float">
            <text:p>4.23747058559322</text:p>
          </table:table-cell>
          <table:table-cell office:value-type="float" office:value="5429217" calcext:value-type="float">
            <text:p>5429217</text:p>
          </table:table-cell>
          <table:table-cell office:value-type="float" office:value="5403862" calcext:value-type="float">
            <text:p>5403862</text:p>
          </table:table-cell>
          <table:table-cell office:value-type="float" office:value="5317729" calcext:value-type="float">
            <text:p>5317729</text:p>
          </table:table-cell>
          <table:table-cell office:value-type="float" office:value="5591415" calcext:value-type="float">
            <text:p>5591415</text:p>
          </table:table-cell>
          <table:table-cell office:value-type="float" office:value="124905.366244476" calcext:value-type="float">
            <text:p>124905.366244476</text:p>
          </table:table-cell>
          <table:table-cell office:value-type="float" office:value="0.0230061473403026" calcext:value-type="float">
            <text:p>0.023006147340302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915312" calcext:value-type="float">
            <text:p>291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52.344447749473" calcext:value-type="float">
            <text:p>152.344447749473</text:p>
          </table:table-cell>
          <table:table-cell office:value-type="float" office:value="2.44515230001936" calcext:value-type="float">
            <text:p>2.44515230001936</text:p>
          </table:table-cell>
          <table:table-cell office:value-type="float" office:value="6564072.5" calcext:value-type="float">
            <text:p>6564072.5</text:p>
          </table:table-cell>
          <table:table-cell office:value-type="float" office:value="6518269.5" calcext:value-type="float">
            <text:p>6518269.5</text:p>
          </table:table-cell>
          <table:table-cell office:value-type="float" office:value="6499229" calcext:value-type="float">
            <text:p>6499229</text:p>
          </table:table-cell>
          <table:table-cell office:value-type="float" office:value="6720522" calcext:value-type="float">
            <text:p>6720522</text:p>
          </table:table-cell>
          <table:table-cell office:value-type="float" office:value="105354.393993163" calcext:value-type="float">
            <text:p>105354.393993163</text:p>
          </table:table-cell>
          <table:table-cell office:value-type="float" office:value="0.0160501569708688" calcext:value-type="float">
            <text:p>0.016050156970868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52312" calcext:value-type="float">
            <text:p>345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31.538862630809" calcext:value-type="float">
            <text:p>131.538862630809</text:p>
          </table:table-cell>
          <table:table-cell office:value-type="float" office:value="1.57979960283061" calcext:value-type="float">
            <text:p>1.57979960283061</text:p>
          </table:table-cell>
          <table:table-cell office:value-type="float" office:value="7602316" calcext:value-type="float">
            <text:p>7602316</text:p>
          </table:table-cell>
          <table:table-cell office:value-type="float" office:value="7637615.5" calcext:value-type="float">
            <text:p>7637615.5</text:p>
          </table:table-cell>
          <table:table-cell office:value-type="float" office:value="7467135" calcext:value-type="float">
            <text:p>7467135</text:p>
          </table:table-cell>
          <table:table-cell office:value-type="float" office:value="7666898" calcext:value-type="float">
            <text:p>7666898</text:p>
          </table:table-cell>
          <table:table-cell office:value-type="float" office:value="91304.8475346919" calcext:value-type="float">
            <text:p>91304.8475346919</text:p>
          </table:table-cell>
          <table:table-cell office:value-type="float" office:value="0.0120101357973928" calcext:value-type="float">
            <text:p>0.01201013579739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0736" calcext:value-type="float">
            <text:p>3730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12.848676667298" calcext:value-type="float">
            <text:p>112.848676667298</text:p>
          </table:table-cell>
          <table:table-cell office:value-type="float" office:value="3.42502179047507" calcext:value-type="float">
            <text:p>3.42502179047507</text:p>
          </table:table-cell>
          <table:table-cell office:value-type="float" office:value="8861424.25" calcext:value-type="float">
            <text:p>8861424.25</text:p>
          </table:table-cell>
          <table:table-cell office:value-type="float" office:value="8784113" calcext:value-type="float">
            <text:p>8784113</text:p>
          </table:table-cell>
          <table:table-cell office:value-type="float" office:value="8632727" calcext:value-type="float">
            <text:p>8632727</text:p>
          </table:table-cell>
          <table:table-cell office:value-type="float" office:value="9244744" calcext:value-type="float">
            <text:p>9244744</text:p>
          </table:table-cell>
          <table:table-cell office:value-type="float" office:value="268949.287197884" calcext:value-type="float">
            <text:p>268949.287197884</text:p>
          </table:table-cell>
          <table:table-cell office:value-type="float" office:value="0.0303505711508942" calcext:value-type="float">
            <text:p>0.03035057115089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15224" calcext:value-type="float">
            <text:p>4515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99.9108595311263" calcext:value-type="float">
            <text:p>99.9108595311263</text:p>
          </table:table-cell>
          <table:table-cell office:value-type="float" office:value="4.38509316396207" calcext:value-type="float">
            <text:p>4.38509316396207</text:p>
          </table:table-cell>
          <table:table-cell office:value-type="float" office:value="10008922" calcext:value-type="float">
            <text:p>10008922</text:p>
          </table:table-cell>
          <table:table-cell office:value-type="float" office:value="9794058" calcext:value-type="float">
            <text:p>9794058</text:p>
          </table:table-cell>
          <table:table-cell office:value-type="float" office:value="9779961" calcext:value-type="float">
            <text:p>9779961</text:p>
          </table:table-cell>
          <table:table-cell office:value-type="float" office:value="10667611" calcext:value-type="float">
            <text:p>10667611</text:p>
          </table:table-cell>
          <table:table-cell office:value-type="float" office:value="439292.141482939" calcext:value-type="float">
            <text:p>439292.141482939</text:p>
          </table:table-cell>
          <table:table-cell office:value-type="float" office:value="0.0438900554408296" calcext:value-type="float">
            <text:p>0.04389005544082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3592" calcext:value-type="float">
            <text:p>540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9.0152668303835" calcext:value-type="float">
            <text:p>89.0152668303835</text:p>
          </table:table-cell>
          <table:table-cell office:value-type="float" office:value="2.06681122141912" calcext:value-type="float">
            <text:p>2.06681122141912</text:p>
          </table:table-cell>
          <table:table-cell office:value-type="float" office:value="11234028" calcext:value-type="float">
            <text:p>11234028</text:p>
          </table:table-cell>
          <table:table-cell office:value-type="float" office:value="11109800" calcext:value-type="float">
            <text:p>11109800</text:p>
          </table:table-cell>
          <table:table-cell office:value-type="float" office:value="11058524" calcext:value-type="float">
            <text:p>11058524</text:p>
          </table:table-cell>
          <table:table-cell office:value-type="float" office:value="11533760" calcext:value-type="float">
            <text:p>11533760</text:p>
          </table:table-cell>
          <table:table-cell office:value-type="float" office:value="260838.572515646" calcext:value-type="float">
            <text:p>260838.572515646</text:p>
          </table:table-cell>
          <table:table-cell office:value-type="float" office:value="0.0232186151321366" calcext:value-type="float">
            <text:p>0.02321861513213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592552" calcext:value-type="float">
            <text:p>659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4.3037194227728" calcext:value-type="float">
            <text:p>44.3037194227728</text:p>
          </table:table-cell>
          <table:table-cell office:value-type="float" office:value="0.989793340660404" calcext:value-type="float">
            <text:p>0.989793340660404</text:p>
          </table:table-cell>
          <table:table-cell office:value-type="float" office:value="22571468.3333333" calcext:value-type="float">
            <text:p>22571468.3333333</text:p>
          </table:table-cell>
          <table:table-cell office:value-type="float" office:value="22718221" calcext:value-type="float">
            <text:p>22718221</text:p>
          </table:table-cell>
          <table:table-cell office:value-type="float" office:value="22010099" calcext:value-type="float">
            <text:p>22010099</text:p>
          </table:table-cell>
          <table:table-cell office:value-type="float" office:value="22986085" calcext:value-type="float">
            <text:p>22986085</text:p>
          </table:table-cell>
          <table:table-cell office:value-type="float" office:value="504271.183917278" calcext:value-type="float">
            <text:p>504271.183917278</text:p>
          </table:table-cell>
          <table:table-cell office:value-type="float" office:value="0.0223410890452605" calcext:value-type="float">
            <text:p>0.022341089045260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444912" calcext:value-type="float">
            <text:p>1044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8.3919390590877" calcext:value-type="float">
            <text:p>28.3919390590877</text:p>
          </table:table-cell>
          <table:table-cell office:value-type="float" office:value="1.25512718141346" calcext:value-type="float">
            <text:p>1.25512718141346</text:p>
          </table:table-cell>
          <table:table-cell office:value-type="float" office:value="35221264.6666667" calcext:value-type="float">
            <text:p>35221264.6666667</text:p>
          </table:table-cell>
          <table:table-cell office:value-type="float" office:value="35618336" calcext:value-type="float">
            <text:p>35618336</text:p>
          </table:table-cell>
          <table:table-cell office:value-type="float" office:value="33504144" calcext:value-type="float">
            <text:p>33504144</text:p>
          </table:table-cell>
          <table:table-cell office:value-type="float" office:value="36541314" calcext:value-type="float">
            <text:p>36541314</text:p>
          </table:table-cell>
          <table:table-cell office:value-type="float" office:value="1557032.31663358" calcext:value-type="float">
            <text:p>1557032.31663358</text:p>
          </table:table-cell>
          <table:table-cell office:value-type="float" office:value="0.0442071666468908" calcext:value-type="float">
            <text:p>0.044207166646890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6717184" calcext:value-type="float">
            <text:p>16717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.3508478412843" calcext:value-type="float">
            <text:p>18.3508478412843</text:p>
          </table:table-cell>
          <table:table-cell office:value-type="float" office:value="0.0919622397565859" calcext:value-type="float">
            <text:p>0.0919622397565859</text:p>
          </table:table-cell>
          <table:table-cell table:number-columns-repeated="2" office:value-type="float" office:value="54493395" calcext:value-type="float">
            <text:p>54493395</text:p>
          </table:table-cell>
          <table:table-cell office:value-type="float" office:value="54300295" calcext:value-type="float">
            <text:p>54300295</text:p>
          </table:table-cell>
          <table:table-cell office:value-type="float" office:value="54686495" calcext:value-type="float">
            <text:p>54686495</text:p>
          </table:table-cell>
          <table:table-cell office:value-type="float" office:value="273084.638894245" calcext:value-type="float">
            <text:p>273084.638894245</text:p>
          </table:table-cell>
          <table:table-cell office:value-type="float" office:value="0.00501133465614034" calcext:value-type="float">
            <text:p>0.0050113346561403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1914576" calcext:value-type="float">
            <text:p>2191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14.7212898063952" calcext:value-type="float">
            <text:p>14.7212898063952</text:p>
          </table:table-cell>
          <table:table-cell office:value-type="float" office:value="0.154291782144813" calcext:value-type="float">
            <text:p>0.154291782144813</text:p>
          </table:table-cell>
          <table:table-cell table:number-columns-repeated="2" office:value-type="float" office:value="67928830.5" calcext:value-type="float">
            <text:p>67928830.5</text:p>
          </table:table-cell>
          <table:table-cell office:value-type="float" office:value="67425404" calcext:value-type="float">
            <text:p>67425404</text:p>
          </table:table-cell>
          <table:table-cell office:value-type="float" office:value="68432257" calcext:value-type="float">
            <text:p>68432257</text:p>
          </table:table-cell>
          <table:table-cell office:value-type="float" office:value="711952.583958019" calcext:value-type="float">
            <text:p>711952.583958019</text:p>
          </table:table-cell>
          <table:table-cell office:value-type="float" office:value="0.0104808603168579" calcext:value-type="float">
            <text:p>0.010480860316857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9914288" calcext:value-type="float">
            <text:p>2991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4.84689494944095" calcext:value-type="float">
            <text:p>4.8468949494409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6317655" calcext:value-type="float">
            <text:p>20631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6592248" calcext:value-type="float">
            <text:p>365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0.3225005691956" calcext:value-type="float">
            <text:p>10.3225005691956</text:p>
          </table:table-cell>
          <table:table-cell office:value-type="float" office:value="0.0827881819920097" calcext:value-type="float">
            <text:p>0.0827881819920097</text:p>
          </table:table-cell>
          <table:table-cell table:number-columns-repeated="2" office:value-type="float" office:value="96875751.5" calcext:value-type="float">
            <text:p>96875751.5</text:p>
          </table:table-cell>
          <table:table-cell office:value-type="float" office:value="96326358" calcext:value-type="float">
            <text:p>96326358</text:p>
          </table:table-cell>
          <table:table-cell office:value-type="float" office:value="97425145" calcext:value-type="float">
            <text:p>97425145</text:p>
          </table:table-cell>
          <table:table-cell office:value-type="float" office:value="776959.738779623" calcext:value-type="float">
            <text:p>776959.738779623</text:p>
          </table:table-cell>
          <table:table-cell office:value-type="float" office:value="0.00802016734579471" calcext:value-type="float">
            <text:p>0.0080201673457947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2791080" calcext:value-type="float">
            <text:p>4279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8.9606710323952" calcext:value-type="float">
            <text:p>8.9606710323952</text:p>
          </table:table-cell>
          <table:table-cell office:value-type="float" office:value="0.18044306150848" calcext:value-type="float">
            <text:p>0.18044306150848</text:p>
          </table:table-cell>
          <table:table-cell table:number-columns-repeated="2" office:value-type="float" office:value="111598785" calcext:value-type="float">
            <text:p>111598785</text:p>
          </table:table-cell>
          <table:table-cell office:value-type="float" office:value="110009711" calcext:value-type="float">
            <text:p>110009711</text:p>
          </table:table-cell>
          <table:table-cell office:value-type="float" office:value="113187859" calcext:value-type="float">
            <text:p>113187859</text:p>
          </table:table-cell>
          <table:table-cell office:value-type="float" office:value="2247290.00241446" calcext:value-type="float">
            <text:p>2247290.00241446</text:p>
          </table:table-cell>
          <table:table-cell office:value-type="float" office:value="0.0201372264260266" calcext:value-type="float">
            <text:p>0.02013722642602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3524528" calcext:value-type="float">
            <text:p>4352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99386318957742" calcext:value-type="float">
            <text:p>3.993863189577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0384140" calcext:value-type="float">
            <text:p>25038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0993984" calcext:value-type="float">
            <text:p>5099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:maps.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003163871318" calcext:value-type="float">
            <text:p>3.560031638713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0896380" calcext:value-type="float">
            <text:p>280896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5080800" calcext:value-type="float">
            <text:p>5508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" calcext:value-type="float">
            <text:p>1</text:p>
          </table:table-cell>
          <table:table-cell office:value-type="float" office:value="447828.034034931" calcext:value-type="float">
            <text:p>447828.034034931</text:p>
          </table:table-cell>
          <table:table-cell office:value-type="float" office:value="15612.870345993" calcext:value-type="float">
            <text:p>15612.870345993</text:p>
          </table:table-cell>
          <table:table-cell office:value-type="float" office:value="2233" calcext:value-type="float">
            <text:p>2233</text:p>
          </table:table-cell>
          <table:table-cell office:value-type="float" office:value="2220.5" calcext:value-type="float">
            <text:p>2220.5</text:p>
          </table:table-cell>
          <table:table-cell office:value-type="float" office:value="2162" calcext:value-type="float">
            <text:p>2162</text:p>
          </table:table-cell>
          <table:table-cell office:value-type="float" office:value="2329" calcext:value-type="float">
            <text:p>2329</text:p>
          </table:table-cell>
          <table:table-cell office:value-type="float" office:value="77.8502836646513" calcext:value-type="float">
            <text:p>77.8502836646513</text:p>
          </table:table-cell>
          <table:table-cell office:value-type="float" office:value="0.0348635394826024" calcext:value-type="float">
            <text:p>0.03486353948260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" calcext:value-type="float">
            <text:p>2</text:p>
          </table:table-cell>
          <table:table-cell office:value-type="float" office:value="399920.015996801" calcext:value-type="float">
            <text:p>399920.015996801</text:p>
          </table:table-cell>
          <table:table-cell office:value-type="float" office:value="39174.7491315937" calcext:value-type="float">
            <text:p>39174.7491315937</text:p>
          </table:table-cell>
          <table:table-cell office:value-type="float" office:value="2500.5" calcext:value-type="float">
            <text:p>2500.5</text:p>
          </table:table-cell>
          <table:table-cell office:value-type="float" office:value="2485" calcext:value-type="float">
            <text:p>2485</text:p>
          </table:table-cell>
          <table:table-cell office:value-type="float" office:value="2248" calcext:value-type="float">
            <text:p>2248</text:p>
          </table:table-cell>
          <table:table-cell office:value-type="float" office:value="2784" calcext:value-type="float">
            <text:p>2784</text:p>
          </table:table-cell>
          <table:table-cell office:value-type="float" office:value="244.940128738977" calcext:value-type="float">
            <text:p>244.940128738977</text:p>
          </table:table-cell>
          <table:table-cell office:value-type="float" office:value="0.0979564602035501" calcext:value-type="float">
            <text:p>0.09795646020355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" calcext:value-type="float">
            <text:p>3</text:p>
          </table:table-cell>
          <table:table-cell office:value-type="float" office:value="377287.304282211" calcext:value-type="float">
            <text:p>377287.304282211</text:p>
          </table:table-cell>
          <table:table-cell office:value-type="float" office:value="28851.0326547111" calcext:value-type="float">
            <text:p>28851.0326547111</text:p>
          </table:table-cell>
          <table:table-cell office:value-type="float" office:value="2650.5" calcext:value-type="float">
            <text:p>2650.5</text:p>
          </table:table-cell>
          <table:table-cell office:value-type="float" office:value="2732.5" calcext:value-type="float">
            <text:p>2732.5</text:p>
          </table:table-cell>
          <table:table-cell office:value-type="float" office:value="2354" calcext:value-type="float">
            <text:p>2354</text:p>
          </table:table-cell>
          <table:table-cell office:value-type="float" office:value="2783" calcext:value-type="float">
            <text:p>2783</text:p>
          </table:table-cell>
          <table:table-cell office:value-type="float" office:value="202.682839267002" calcext:value-type="float">
            <text:p>202.682839267002</text:p>
          </table:table-cell>
          <table:table-cell office:value-type="float" office:value="0.0764696620513118" calcext:value-type="float">
            <text:p>0.07646966205131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" calcext:value-type="float">
            <text:p>4</text:p>
          </table:table-cell>
          <table:table-cell office:value-type="float" office:value="386436.093131098" calcext:value-type="float">
            <text:p>386436.093131098</text:p>
          </table:table-cell>
          <table:table-cell office:value-type="float" office:value="22020.5205813418" calcext:value-type="float">
            <text:p>22020.5205813418</text:p>
          </table:table-cell>
          <table:table-cell office:value-type="float" office:value="2587.75" calcext:value-type="float">
            <text:p>2587.75</text:p>
          </table:table-cell>
          <table:table-cell office:value-type="float" office:value="2615" calcext:value-type="float">
            <text:p>2615</text:p>
          </table:table-cell>
          <table:table-cell office:value-type="float" office:value="2407" calcext:value-type="float">
            <text:p>2407</text:p>
          </table:table-cell>
          <table:table-cell office:value-type="float" office:value="2714" calcext:value-type="float">
            <text:p>2714</text:p>
          </table:table-cell>
          <table:table-cell office:value-type="float" office:value="147.459316423209" calcext:value-type="float">
            <text:p>147.459316423209</text:p>
          </table:table-cell>
          <table:table-cell office:value-type="float" office:value="0.0569836021343672" calcext:value-type="float">
            <text:p>0.056983602134367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" calcext:value-type="float">
            <text:p>5</text:p>
          </table:table-cell>
          <table:table-cell office:value-type="float" office:value="169743.263314237" calcext:value-type="float">
            <text:p>169743.263314237</text:p>
          </table:table-cell>
          <table:table-cell office:value-type="float" office:value="191873.88847659" calcext:value-type="float">
            <text:p>191873.88847659</text:p>
          </table:table-cell>
          <table:table-cell office:value-type="float" office:value="5891.25" calcext:value-type="float">
            <text:p>5891.25</text:p>
          </table:table-cell>
          <table:table-cell office:value-type="float" office:value="2675.5" calcext:value-type="float">
            <text:p>2675.5</text:p>
          </table:table-cell>
          <table:table-cell office:value-type="float" office:value="2338" calcext:value-type="float">
            <text:p>2338</text:p>
          </table:table-cell>
          <table:table-cell office:value-type="float" office:value="15876" calcext:value-type="float">
            <text:p>15876</text:p>
          </table:table-cell>
          <table:table-cell office:value-type="float" office:value="6659.33376922947" calcext:value-type="float">
            <text:p>6659.33376922947</text:p>
          </table:table-cell>
          <table:table-cell office:value-type="float" office:value="1.13037704548771" calcext:value-type="float">
            <text:p>1.1303770454877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" calcext:value-type="float">
            <text:p>6</text:p>
          </table:table-cell>
          <table:table-cell office:value-type="float" office:value="377536.573855592" calcext:value-type="float">
            <text:p>377536.573855592</text:p>
          </table:table-cell>
          <table:table-cell office:value-type="float" office:value="28247.4587155328" calcext:value-type="float">
            <text:p>28247.4587155328</text:p>
          </table:table-cell>
          <table:table-cell office:value-type="float" office:value="2648.75" calcext:value-type="float">
            <text:p>2648.75</text:p>
          </table:table-cell>
          <table:table-cell office:value-type="float" office:value="2673.5" calcext:value-type="float">
            <text:p>2673.5</text:p>
          </table:table-cell>
          <table:table-cell office:value-type="float" office:value="2418" calcext:value-type="float">
            <text:p>2418</text:p>
          </table:table-cell>
          <table:table-cell office:value-type="float" office:value="2830" calcext:value-type="float">
            <text:p>2830</text:p>
          </table:table-cell>
          <table:table-cell office:value-type="float" office:value="198.180683552493" calcext:value-type="float">
            <text:p>198.180683552493</text:p>
          </table:table-cell>
          <table:table-cell office:value-type="float" office:value="0.0748204562727675" calcext:value-type="float">
            <text:p>0.074820456272767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" calcext:value-type="float">
            <text:p>7</text:p>
          </table:table-cell>
          <table:table-cell office:value-type="float" office:value="164075.638869519" calcext:value-type="float">
            <text:p>164075.638869519</text:p>
          </table:table-cell>
          <table:table-cell office:value-type="float" office:value="175364.03301308" calcext:value-type="float">
            <text:p>175364.03301308</text:p>
          </table:table-cell>
          <table:table-cell office:value-type="float" office:value="6094.75" calcext:value-type="float">
            <text:p>6094.75</text:p>
          </table:table-cell>
          <table:table-cell office:value-type="float" office:value="2954" calcext:value-type="float">
            <text:p>2954</text:p>
          </table:table-cell>
          <table:table-cell office:value-type="float" office:value="2613" calcext:value-type="float">
            <text:p>2613</text:p>
          </table:table-cell>
          <table:table-cell office:value-type="float" office:value="15858" calcext:value-type="float">
            <text:p>15858</text:p>
          </table:table-cell>
          <table:table-cell office:value-type="float" office:value="6514.06843557337" calcext:value-type="float">
            <text:p>6514.06843557337</text:p>
          </table:table-cell>
          <table:table-cell office:value-type="float" office:value="1.06879994020647" calcext:value-type="float">
            <text:p>1.0687999402064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" calcext:value-type="float">
            <text:p>8</text:p>
          </table:table-cell>
          <table:table-cell office:value-type="float" office:value="362023.712553172" calcext:value-type="float">
            <text:p>362023.712553172</text:p>
          </table:table-cell>
          <table:table-cell office:value-type="float" office:value="20214.9903536954" calcext:value-type="float">
            <text:p>20214.9903536954</text:p>
          </table:table-cell>
          <table:table-cell office:value-type="float" office:value="2762.25" calcext:value-type="float">
            <text:p>2762.25</text:p>
          </table:table-cell>
          <table:table-cell office:value-type="float" office:value="2793.5" calcext:value-type="float">
            <text:p>2793.5</text:p>
          </table:table-cell>
          <table:table-cell office:value-type="float" office:value="2551" calcext:value-type="float">
            <text:p>2551</text:p>
          </table:table-cell>
          <table:table-cell office:value-type="float" office:value="2911" calcext:value-type="float">
            <text:p>2911</text:p>
          </table:table-cell>
          <table:table-cell office:value-type="float" office:value="154.240883036891" calcext:value-type="float">
            <text:p>154.240883036891</text:p>
          </table:table-cell>
          <table:table-cell office:value-type="float" office:value="0.055838857104495" calcext:value-type="float">
            <text:p>0.05583885710449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" calcext:value-type="float">
            <text:p>9</text:p>
          </table:table-cell>
          <table:table-cell office:value-type="float" office:value="354170.355941208" calcext:value-type="float">
            <text:p>354170.355941208</text:p>
          </table:table-cell>
          <table:table-cell office:value-type="float" office:value="48354.4286439321" calcext:value-type="float">
            <text:p>48354.4286439321</text:p>
          </table:table-cell>
          <table:table-cell office:value-type="float" office:value="2823.5" calcext:value-type="float">
            <text:p>2823.5</text:p>
          </table:table-cell>
          <table:table-cell office:value-type="float" office:value="2742.5" calcext:value-type="float">
            <text:p>2742.5</text:p>
          </table:table-cell>
          <table:table-cell office:value-type="float" office:value="2479" calcext:value-type="float">
            <text:p>2479</text:p>
          </table:table-cell>
          <table:table-cell office:value-type="float" office:value="3330" calcext:value-type="float">
            <text:p>3330</text:p>
          </table:table-cell>
          <table:table-cell office:value-type="float" office:value="385.488867111187" calcext:value-type="float">
            <text:p>385.488867111187</text:p>
          </table:table-cell>
          <table:table-cell office:value-type="float" office:value="0.136528729276142" calcext:value-type="float">
            <text:p>0.1365287292761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" calcext:value-type="float">
            <text:p>10</text:p>
          </table:table-cell>
          <table:table-cell office:value-type="float" office:value="349101.064758248" calcext:value-type="float">
            <text:p>349101.064758248</text:p>
          </table:table-cell>
          <table:table-cell office:value-type="float" office:value="28094.4110495792" calcext:value-type="float">
            <text:p>28094.4110495792</text:p>
          </table:table-cell>
          <table:table-cell office:value-type="float" office:value="2864.5" calcext:value-type="float">
            <text:p>2864.5</text:p>
          </table:table-cell>
          <table:table-cell office:value-type="float" office:value="2797.5" calcext:value-type="float">
            <text:p>2797.5</text:p>
          </table:table-cell>
          <table:table-cell office:value-type="float" office:value="2680" calcext:value-type="float">
            <text:p>2680</text:p>
          </table:table-cell>
          <table:table-cell office:value-type="float" office:value="3183" calcext:value-type="float">
            <text:p>3183</text:p>
          </table:table-cell>
          <table:table-cell office:value-type="float" office:value="230.524763673378" calcext:value-type="float">
            <text:p>230.524763673378</text:p>
          </table:table-cell>
          <table:table-cell office:value-type="float" office:value="0.0804764404515196" calcext:value-type="float">
            <text:p>0.08047644045151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" calcext:value-type="float">
            <text:p>20</text:p>
          </table:table-cell>
          <table:table-cell office:value-type="float" office:value="323206.205559147" calcext:value-type="float">
            <text:p>323206.205559147</text:p>
          </table:table-cell>
          <table:table-cell office:value-type="float" office:value="17166.3827576767" calcext:value-type="float">
            <text:p>17166.3827576767</text:p>
          </table:table-cell>
          <table:table-cell office:value-type="float" office:value="3094" calcext:value-type="float">
            <text:p>3094</text:p>
          </table:table-cell>
          <table:table-cell office:value-type="float" office:value="3075" calcext:value-type="float">
            <text:p>3075</text:p>
          </table:table-cell>
          <table:table-cell office:value-type="float" office:value="2917" calcext:value-type="float">
            <text:p>2917</text:p>
          </table:table-cell>
          <table:table-cell office:value-type="float" office:value="3309" calcext:value-type="float">
            <text:p>3309</text:p>
          </table:table-cell>
          <table:table-cell office:value-type="float" office:value="164.330966852467" calcext:value-type="float">
            <text:p>164.330966852467</text:p>
          </table:table-cell>
          <table:table-cell office:value-type="float" office:value="0.0531127882522518" calcext:value-type="float">
            <text:p>0.05311278825225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" calcext:value-type="float">
            <text:p>30</text:p>
          </table:table-cell>
          <table:table-cell office:value-type="float" office:value="284616.479294151" calcext:value-type="float">
            <text:p>284616.479294151</text:p>
          </table:table-cell>
          <table:table-cell office:value-type="float" office:value="12435.4054397765" calcext:value-type="float">
            <text:p>12435.4054397765</text:p>
          </table:table-cell>
          <table:table-cell office:value-type="float" office:value="3513.5" calcext:value-type="float">
            <text:p>3513.5</text:p>
          </table:table-cell>
          <table:table-cell office:value-type="float" office:value="3476.5" calcext:value-type="float">
            <text:p>3476.5</text:p>
          </table:table-cell>
          <table:table-cell office:value-type="float" office:value="3370" calcext:value-type="float">
            <text:p>3370</text:p>
          </table:table-cell>
          <table:table-cell office:value-type="float" office:value="3731" calcext:value-type="float">
            <text:p>3731</text:p>
          </table:table-cell>
          <table:table-cell office:value-type="float" office:value="153.511128803962" calcext:value-type="float">
            <text:p>153.511128803962</text:p>
          </table:table-cell>
          <table:table-cell office:value-type="float" office:value="0.0436917970126547" calcext:value-type="float">
            <text:p>0.043691797012654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16" calcext:value-type="float">
            <text:p>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" calcext:value-type="float">
            <text:p>40</text:p>
          </table:table-cell>
          <table:table-cell office:value-type="float" office:value="171740.157142244" calcext:value-type="float">
            <text:p>171740.157142244</text:p>
          </table:table-cell>
          <table:table-cell office:value-type="float" office:value="8510.06754679712" calcext:value-type="float">
            <text:p>8510.06754679712</text:p>
          </table:table-cell>
          <table:table-cell office:value-type="float" office:value="5822.75" calcext:value-type="float">
            <text:p>5822.75</text:p>
          </table:table-cell>
          <table:table-cell office:value-type="float" office:value="5947.5" calcext:value-type="float">
            <text:p>5947.5</text:p>
          </table:table-cell>
          <table:table-cell office:value-type="float" office:value="5394" calcext:value-type="float">
            <text:p>5394</text:p>
          </table:table-cell>
          <table:table-cell office:value-type="float" office:value="6002" calcext:value-type="float">
            <text:p>6002</text:p>
          </table:table-cell>
          <table:table-cell office:value-type="float" office:value="288.528883591689" calcext:value-type="float">
            <text:p>288.528883591689</text:p>
          </table:table-cell>
          <table:table-cell office:value-type="float" office:value="0.0495519958081129" calcext:value-type="float">
            <text:p>0.049551995808112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" calcext:value-type="float">
            <text:p>50</text:p>
          </table:table-cell>
          <table:table-cell office:value-type="float" office:value="155466.594115589" calcext:value-type="float">
            <text:p>155466.594115589</text:p>
          </table:table-cell>
          <table:table-cell office:value-type="float" office:value="8626.04221110933" calcext:value-type="float">
            <text:p>8626.04221110933</text:p>
          </table:table-cell>
          <table:table-cell office:value-type="float" office:value="6432.25" calcext:value-type="float">
            <text:p>6432.25</text:p>
          </table:table-cell>
          <table:table-cell office:value-type="float" office:value="6389" calcext:value-type="float">
            <text:p>6389</text:p>
          </table:table-cell>
          <table:table-cell office:value-type="float" office:value="6063" calcext:value-type="float">
            <text:p>6063</text:p>
          </table:table-cell>
          <table:table-cell office:value-type="float" office:value="6888" calcext:value-type="float">
            <text:p>6888</text:p>
          </table:table-cell>
          <table:table-cell office:value-type="float" office:value="356.892490814811" calcext:value-type="float">
            <text:p>356.892490814811</text:p>
          </table:table-cell>
          <table:table-cell office:value-type="float" office:value="0.055484860012408" calcext:value-type="float">
            <text:p>0.05548486001240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6" calcext:value-type="float">
            <text:p>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" calcext:value-type="float">
            <text:p>60</text:p>
          </table:table-cell>
          <table:table-cell office:value-type="float" office:value="93064.3772829855" calcext:value-type="float">
            <text:p>93064.3772829855</text:p>
          </table:table-cell>
          <table:table-cell office:value-type="float" office:value="58625.3914940945" calcext:value-type="float">
            <text:p>58625.3914940945</text:p>
          </table:table-cell>
          <table:table-cell office:value-type="float" office:value="10745.25" calcext:value-type="float">
            <text:p>10745.25</text:p>
          </table:table-cell>
          <table:table-cell office:value-type="float" office:value="7486.5" calcext:value-type="float">
            <text:p>7486.5</text:p>
          </table:table-cell>
          <table:table-cell office:value-type="float" office:value="7113" calcext:value-type="float">
            <text:p>7113</text:p>
          </table:table-cell>
          <table:table-cell office:value-type="float" office:value="20895" calcext:value-type="float">
            <text:p>20895</text:p>
          </table:table-cell>
          <table:table-cell office:value-type="float" office:value="6768.91100916536" calcext:value-type="float">
            <text:p>6768.91100916536</text:p>
          </table:table-cell>
          <table:table-cell office:value-type="float" office:value="0.629944487951919" calcext:value-type="float">
            <text:p>0.62994448795191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16" calcext:value-type="float">
            <text:p>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" calcext:value-type="float">
            <text:p>70</text:p>
          </table:table-cell>
          <table:table-cell office:value-type="float" office:value="31827.6216014068" calcext:value-type="float">
            <text:p>31827.6216014068</text:p>
          </table:table-cell>
          <table:table-cell office:value-type="float" office:value="11340.6484930927" calcext:value-type="float">
            <text:p>11340.6484930927</text:p>
          </table:table-cell>
          <table:table-cell office:value-type="float" office:value="31419.25" calcext:value-type="float">
            <text:p>31419.25</text:p>
          </table:table-cell>
          <table:table-cell office:value-type="float" office:value="34348" calcext:value-type="float">
            <text:p>34348</text:p>
          </table:table-cell>
          <table:table-cell office:value-type="float" office:value="16735" calcext:value-type="float">
            <text:p>16735</text:p>
          </table:table-cell>
          <table:table-cell office:value-type="float" office:value="40246" calcext:value-type="float">
            <text:p>40246</text:p>
          </table:table-cell>
          <table:table-cell office:value-type="float" office:value="11195.139700632" calcext:value-type="float">
            <text:p>11195.139700632</text:p>
          </table:table-cell>
          <table:table-cell office:value-type="float" office:value="0.356314670166602" calcext:value-type="float">
            <text:p>0.3563146701666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" calcext:value-type="float">
            <text:p>80</text:p>
          </table:table-cell>
          <table:table-cell office:value-type="float" office:value="59841.7186541597" calcext:value-type="float">
            <text:p>59841.7186541597</text:p>
          </table:table-cell>
          <table:table-cell office:value-type="float" office:value="701.908777203133" calcext:value-type="float">
            <text:p>701.908777203133</text:p>
          </table:table-cell>
          <table:table-cell office:value-type="float" office:value="16710.75" calcext:value-type="float">
            <text:p>16710.75</text:p>
          </table:table-cell>
          <table:table-cell office:value-type="float" office:value="16656" calcext:value-type="float">
            <text:p>16656</text:p>
          </table:table-cell>
          <table:table-cell office:value-type="float" office:value="16549" calcext:value-type="float">
            <text:p>16549</text:p>
          </table:table-cell>
          <table:table-cell office:value-type="float" office:value="16982" calcext:value-type="float">
            <text:p>16982</text:p>
          </table:table-cell>
          <table:table-cell office:value-type="float" office:value="196.00744033497" calcext:value-type="float">
            <text:p>196.00744033497</text:p>
          </table:table-cell>
          <table:table-cell office:value-type="float" office:value="0.0117294220986473" calcext:value-type="float">
            <text:p>0.011729422098647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04" calcext:value-type="float">
            <text:p>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" calcext:value-type="float">
            <text:p>90</text:p>
          </table:table-cell>
          <table:table-cell office:value-type="float" office:value="54310.1926654085" calcext:value-type="float">
            <text:p>54310.1926654085</text:p>
          </table:table-cell>
          <table:table-cell office:value-type="float" office:value="3677.01500386803" calcext:value-type="float">
            <text:p>3677.01500386803</text:p>
          </table:table-cell>
          <table:table-cell office:value-type="float" office:value="18412.75" calcext:value-type="float">
            <text:p>18412.75</text:p>
          </table:table-cell>
          <table:table-cell office:value-type="float" office:value="17972.5" calcext:value-type="float">
            <text:p>17972.5</text:p>
          </table:table-cell>
          <table:table-cell office:value-type="float" office:value="17462" calcext:value-type="float">
            <text:p>17462</text:p>
          </table:table-cell>
          <table:table-cell office:value-type="float" office:value="20244" calcext:value-type="float">
            <text:p>20244</text:p>
          </table:table-cell>
          <table:table-cell office:value-type="float" office:value="1246.61605289413" calcext:value-type="float">
            <text:p>1246.61605289413</text:p>
          </table:table-cell>
          <table:table-cell office:value-type="float" office:value="0.0677039580124711" calcext:value-type="float">
            <text:p>0.06770395801247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72" calcext:value-type="float">
            <text:p>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" calcext:value-type="float">
            <text:p>100</text:p>
          </table:table-cell>
          <table:table-cell office:value-type="float" office:value="39778.82970683" calcext:value-type="float">
            <text:p>39778.82970683</text:p>
          </table:table-cell>
          <table:table-cell office:value-type="float" office:value="12310.0085044692" calcext:value-type="float">
            <text:p>12310.0085044692</text:p>
          </table:table-cell>
          <table:table-cell office:value-type="float" office:value="25139" calcext:value-type="float">
            <text:p>25139</text:p>
          </table:table-cell>
          <table:table-cell office:value-type="float" office:value="25078" calcext:value-type="float">
            <text:p>25078</text:p>
          </table:table-cell>
          <table:table-cell office:value-type="float" office:value="18089" calcext:value-type="float">
            <text:p>18089</text:p>
          </table:table-cell>
          <table:table-cell office:value-type="float" office:value="32311" calcext:value-type="float">
            <text:p>32311</text:p>
          </table:table-cell>
          <table:table-cell office:value-type="float" office:value="7779.54771607365" calcext:value-type="float">
            <text:p>7779.54771607365</text:p>
          </table:table-cell>
          <table:table-cell office:value-type="float" office:value="0.309461303793852" calcext:value-type="float">
            <text:p>0.3094613037938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" calcext:value-type="float">
            <text:p>200</text:p>
          </table:table-cell>
          <table:table-cell office:value-type="float" office:value="26.6086024387689" calcext:value-type="float">
            <text:p>26.6086024387689</text:p>
          </table:table-cell>
          <table:table-cell office:value-type="float" office:value="46.0258875774466" calcext:value-type="float">
            <text:p>46.0258875774466</text:p>
          </table:table-cell>
          <table:table-cell office:value-type="float" office:value="37581831" calcext:value-type="float">
            <text:p>37581831</text:p>
          </table:table-cell>
          <table:table-cell office:value-type="float" office:value="54171" calcext:value-type="float">
            <text:p>54171</text:p>
          </table:table-cell>
          <table:table-cell office:value-type="float" office:value="46233" calcext:value-type="float">
            <text:p>46233</text:p>
          </table:table-cell>
          <table:table-cell office:value-type="float" office:value="112645089" calcext:value-type="float">
            <text:p>112645089</text:p>
          </table:table-cell>
          <table:table-cell office:value-type="float" office:value="65006688.4399897" calcext:value-type="float">
            <text:p>65006688.4399897</text:p>
          </table:table-cell>
          <table:table-cell office:value-type="float" office:value="1.7297371285606" calcext:value-type="float">
            <text:p>1.729737128560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544" calcext:value-type="float">
            <text:p>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" calcext:value-type="float">
            <text:p>300</text:p>
          </table:table-cell>
          <table:table-cell office:value-type="float" office:value="17.197503882057" calcext:value-type="float">
            <text:p>17.197503882057</text:p>
          </table:table-cell>
          <table:table-cell office:value-type="float" office:value="24.2991820228916" calcext:value-type="float">
            <text:p>24.2991820228916</text:p>
          </table:table-cell>
          <table:table-cell table:number-columns-repeated="2" office:value-type="float" office:value="58147973.5" calcext:value-type="float">
            <text:p>58147973.5</text:p>
          </table:table-cell>
          <table:table-cell office:value-type="float" office:value="52028" calcext:value-type="float">
            <text:p>52028</text:p>
          </table:table-cell>
          <table:table-cell office:value-type="float" office:value="116243919" calcext:value-type="float">
            <text:p>116243919</text:p>
          </table:table-cell>
          <table:table-cell office:value-type="float" office:value="82160074.0449882" calcext:value-type="float">
            <text:p>82160074.0449882</text:p>
          </table:table-cell>
          <table:table-cell office:value-type="float" office:value="1.41294819233878" calcext:value-type="float">
            <text:p>1.4129481923387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8752" calcext:value-type="float">
            <text:p>1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" calcext:value-type="float">
            <text:p>400</text:p>
          </table:table-cell>
          <table:table-cell office:value-type="float" office:value="17.2618733206355" calcext:value-type="float">
            <text:p>17.2618733206355</text:p>
          </table:table-cell>
          <table:table-cell office:value-type="float" office:value="24.3787743803811" calcext:value-type="float">
            <text:p>24.3787743803811</text:p>
          </table:table-cell>
          <table:table-cell table:number-columns-repeated="2" office:value-type="float" office:value="57931140" calcext:value-type="float">
            <text:p>57931140</text:p>
          </table:table-cell>
          <table:table-cell office:value-type="float" office:value="78788" calcext:value-type="float">
            <text:p>78788</text:p>
          </table:table-cell>
          <table:table-cell office:value-type="float" office:value="115783492" calcext:value-type="float">
            <text:p>115783492</text:p>
          </table:table-cell>
          <table:table-cell office:value-type="float" office:value="81815580.8135823" calcext:value-type="float">
            <text:p>81815580.8135823</text:p>
          </table:table-cell>
          <table:table-cell office:value-type="float" office:value="1.41229019165827" calcext:value-type="float">
            <text:p>1.412290191658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520" calcext:value-type="float">
            <text:p>3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" calcext:value-type="float">
            <text:p>500</text:p>
          </table:table-cell>
          <table:table-cell office:value-type="float" office:value="12812.3408467035" calcext:value-type="float">
            <text:p>12812.3408467035</text:p>
          </table:table-cell>
          <table:table-cell office:value-type="float" office:value="1505.98267739801" calcext:value-type="float">
            <text:p>1505.98267739801</text:p>
          </table:table-cell>
          <table:table-cell office:value-type="float" office:value="78049.75" calcext:value-type="float">
            <text:p>78049.75</text:p>
          </table:table-cell>
          <table:table-cell office:value-type="float" office:value="75369" calcext:value-type="float">
            <text:p>75369</text:p>
          </table:table-cell>
          <table:table-cell office:value-type="float" office:value="70419" calcext:value-type="float">
            <text:p>70419</text:p>
          </table:table-cell>
          <table:table-cell office:value-type="float" office:value="91042" calcext:value-type="float">
            <text:p>91042</text:p>
          </table:table-cell>
          <table:table-cell office:value-type="float" office:value="9174.09026825004" calcext:value-type="float">
            <text:p>9174.09026825004</text:p>
          </table:table-cell>
          <table:table-cell office:value-type="float" office:value="0.117541571475245" calcext:value-type="float">
            <text:p>0.11754157147524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656" calcext:value-type="float">
            <text:p>3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" calcext:value-type="float">
            <text:p>600</text:p>
          </table:table-cell>
          <table:table-cell office:value-type="float" office:value="13018.7144019528" calcext:value-type="float">
            <text:p>13018.7144019528</text:p>
          </table:table-cell>
          <table:table-cell office:value-type="float" office:value="1255.52526535152" calcext:value-type="float">
            <text:p>1255.52526535152</text:p>
          </table:table-cell>
          <table:table-cell office:value-type="float" office:value="76812.5" calcext:value-type="float">
            <text:p>76812.5</text:p>
          </table:table-cell>
          <table:table-cell office:value-type="float" office:value="78418.5" calcext:value-type="float">
            <text:p>78418.5</text:p>
          </table:table-cell>
          <table:table-cell office:value-type="float" office:value="67427" calcext:value-type="float">
            <text:p>67427</text:p>
          </table:table-cell>
          <table:table-cell office:value-type="float" office:value="82986" calcext:value-type="float">
            <text:p>82986</text:p>
          </table:table-cell>
          <table:table-cell office:value-type="float" office:value="7407.80014579227" calcext:value-type="float">
            <text:p>7407.80014579227</text:p>
          </table:table-cell>
          <table:table-cell office:value-type="float" office:value="0.096440034444814" calcext:value-type="float">
            <text:p>0.0964400344448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560" calcext:value-type="float">
            <text:p>36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" calcext:value-type="float">
            <text:p>700</text:p>
          </table:table-cell>
          <table:table-cell office:value-type="float" office:value="11292.2896246443" calcext:value-type="float">
            <text:p>11292.2896246443</text:p>
          </table:table-cell>
          <table:table-cell office:value-type="float" office:value="765.596178117047" calcext:value-type="float">
            <text:p>765.596178117047</text:p>
          </table:table-cell>
          <table:table-cell office:value-type="float" office:value="88556" calcext:value-type="float">
            <text:p>88556</text:p>
          </table:table-cell>
          <table:table-cell office:value-type="float" office:value="91181.5" calcext:value-type="float">
            <text:p>91181.5</text:p>
          </table:table-cell>
          <table:table-cell office:value-type="float" office:value="79647" calcext:value-type="float">
            <text:p>79647</text:p>
          </table:table-cell>
          <table:table-cell office:value-type="float" office:value="92214" calcext:value-type="float">
            <text:p>92214</text:p>
          </table:table-cell>
          <table:table-cell office:value-type="float" office:value="6003.93165628435" calcext:value-type="float">
            <text:p>6003.93165628435</text:p>
          </table:table-cell>
          <table:table-cell office:value-type="float" office:value="0.0677981351493332" calcext:value-type="float">
            <text:p>0.06779813514933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" calcext:value-type="float">
            <text:p>800</text:p>
          </table:table-cell>
          <table:table-cell office:value-type="float" office:value="10598.2163201933" calcext:value-type="float">
            <text:p>10598.2163201933</text:p>
          </table:table-cell>
          <table:table-cell office:value-type="float" office:value="760.733858397957" calcext:value-type="float">
            <text:p>760.733858397957</text:p>
          </table:table-cell>
          <table:table-cell office:value-type="float" office:value="94355.5" calcext:value-type="float">
            <text:p>94355.5</text:p>
          </table:table-cell>
          <table:table-cell office:value-type="float" office:value="92715.5" calcext:value-type="float">
            <text:p>92715.5</text:p>
          </table:table-cell>
          <table:table-cell office:value-type="float" office:value="88840" calcext:value-type="float">
            <text:p>88840</text:p>
          </table:table-cell>
          <table:table-cell office:value-type="float" office:value="103151" calcext:value-type="float">
            <text:p>103151</text:p>
          </table:table-cell>
          <table:table-cell office:value-type="float" office:value="6772.78340123173" calcext:value-type="float">
            <text:p>6772.78340123173</text:p>
          </table:table-cell>
          <table:table-cell office:value-type="float" office:value="0.0717794235760685" calcext:value-type="float">
            <text:p>0.071779423576068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368" calcext:value-type="float">
            <text:p>4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" calcext:value-type="float">
            <text:p>900</text:p>
          </table:table-cell>
          <table:table-cell office:value-type="float" office:value="8294.79708852622" calcext:value-type="float">
            <text:p>8294.79708852622</text:p>
          </table:table-cell>
          <table:table-cell office:value-type="float" office:value="1772.43707976654" calcext:value-type="float">
            <text:p>1772.43707976654</text:p>
          </table:table-cell>
          <table:table-cell office:value-type="float" office:value="120557.5" calcext:value-type="float">
            <text:p>120557.5</text:p>
          </table:table-cell>
          <table:table-cell office:value-type="float" office:value="113012.5" calcext:value-type="float">
            <text:p>113012.5</text:p>
          </table:table-cell>
          <table:table-cell office:value-type="float" office:value="98425" calcext:value-type="float">
            <text:p>98425</text:p>
          </table:table-cell>
          <table:table-cell office:value-type="float" office:value="157780" calcext:value-type="float">
            <text:p>157780</text:p>
          </table:table-cell>
          <table:table-cell office:value-type="float" office:value="25760.7969144331" calcext:value-type="float">
            <text:p>25760.7969144331</text:p>
          </table:table-cell>
          <table:table-cell office:value-type="float" office:value="0.213680583243955" calcext:value-type="float">
            <text:p>0.2136805832439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84" calcext:value-type="float">
            <text:p>5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8257.2121587449" calcext:value-type="float">
            <text:p>8257.2121587449</text:p>
          </table:table-cell>
          <table:table-cell office:value-type="float" office:value="197.02351096399" calcext:value-type="float">
            <text:p>197.02351096399</text:p>
          </table:table-cell>
          <table:table-cell office:value-type="float" office:value="121106.25" calcext:value-type="float">
            <text:p>121106.25</text:p>
          </table:table-cell>
          <table:table-cell office:value-type="float" office:value="121838" calcext:value-type="float">
            <text:p>121838</text:p>
          </table:table-cell>
          <table:table-cell office:value-type="float" office:value="117066" calcext:value-type="float">
            <text:p>117066</text:p>
          </table:table-cell>
          <table:table-cell office:value-type="float" office:value="123683" calcext:value-type="float">
            <text:p>123683</text:p>
          </table:table-cell>
          <table:table-cell office:value-type="float" office:value="2889.68941526017" calcext:value-type="float">
            <text:p>2889.68941526017</text:p>
          </table:table-cell>
          <table:table-cell office:value-type="float" office:value="0.0238607785746827" calcext:value-type="float">
            <text:p>0.023860778574682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9984" calcext:value-type="float">
            <text:p>5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577.18274402106" calcext:value-type="float">
            <text:p>4577.18274402106</text:p>
          </table:table-cell>
          <table:table-cell office:value-type="float" office:value="113.894376736088" calcext:value-type="float">
            <text:p>113.894376736088</text:p>
          </table:table-cell>
          <table:table-cell office:value-type="float" office:value="218475" calcext:value-type="float">
            <text:p>218475</text:p>
          </table:table-cell>
          <table:table-cell office:value-type="float" office:value="218242" calcext:value-type="float">
            <text:p>218242</text:p>
          </table:table-cell>
          <table:table-cell office:value-type="float" office:value="212429" calcext:value-type="float">
            <text:p>212429</text:p>
          </table:table-cell>
          <table:table-cell office:value-type="float" office:value="224987" calcext:value-type="float">
            <text:p>224987</text:p>
          </table:table-cell>
          <table:table-cell office:value-type="float" office:value="5436.32958284662" calcext:value-type="float">
            <text:p>5436.32958284662</text:p>
          </table:table-cell>
          <table:table-cell office:value-type="float" office:value="0.0248830739574167" calcext:value-type="float">
            <text:p>0.02488307395741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592" calcext:value-type="float">
            <text:p>15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3026.17413665143" calcext:value-type="float">
            <text:p>3026.17413665143</text:p>
          </table:table-cell>
          <table:table-cell office:value-type="float" office:value="222.576606516864" calcext:value-type="float">
            <text:p>222.576606516864</text:p>
          </table:table-cell>
          <table:table-cell office:value-type="float" office:value="330450.25" calcext:value-type="float">
            <text:p>330450.25</text:p>
          </table:table-cell>
          <table:table-cell office:value-type="float" office:value="319780" calcext:value-type="float">
            <text:p>319780</text:p>
          </table:table-cell>
          <table:table-cell office:value-type="float" office:value="315552" calcext:value-type="float">
            <text:p>315552</text:p>
          </table:table-cell>
          <table:table-cell office:value-type="float" office:value="366689" calcext:value-type="float">
            <text:p>366689</text:p>
          </table:table-cell>
          <table:table-cell office:value-type="float" office:value="24304.7795488185" calcext:value-type="float">
            <text:p>24304.7795488185</text:p>
          </table:table-cell>
          <table:table-cell office:value-type="float" office:value="0.0735504952676492" calcext:value-type="float">
            <text:p>0.07355049526764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7832" calcext:value-type="float">
            <text:p>21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269.35547467825" calcext:value-type="float">
            <text:p>2269.35547467825</text:p>
          </table:table-cell>
          <table:table-cell office:value-type="float" office:value="175.700987315496" calcext:value-type="float">
            <text:p>175.700987315496</text:p>
          </table:table-cell>
          <table:table-cell office:value-type="float" office:value="440653.75" calcext:value-type="float">
            <text:p>440653.75</text:p>
          </table:table-cell>
          <table:table-cell office:value-type="float" office:value="428123" calcext:value-type="float">
            <text:p>428123</text:p>
          </table:table-cell>
          <table:table-cell office:value-type="float" office:value="415399" calcext:value-type="float">
            <text:p>415399</text:p>
          </table:table-cell>
          <table:table-cell office:value-type="float" office:value="490970" calcext:value-type="float">
            <text:p>490970</text:p>
          </table:table-cell>
          <table:table-cell office:value-type="float" office:value="34116.8670149629" calcext:value-type="float">
            <text:p>34116.8670149629</text:p>
          </table:table-cell>
          <table:table-cell office:value-type="float" office:value="0.0774232989392759" calcext:value-type="float">
            <text:p>0.07742329893927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9808" calcext:value-type="float">
            <text:p>30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755.86921232585" calcext:value-type="float">
            <text:p>1755.86921232585</text:p>
          </table:table-cell>
          <table:table-cell office:value-type="float" office:value="125.718836954911" calcext:value-type="float">
            <text:p>125.718836954911</text:p>
          </table:table-cell>
          <table:table-cell office:value-type="float" office:value="569518.5" calcext:value-type="float">
            <text:p>569518.5</text:p>
          </table:table-cell>
          <table:table-cell office:value-type="float" office:value="563141.5" calcext:value-type="float">
            <text:p>563141.5</text:p>
          </table:table-cell>
          <table:table-cell office:value-type="float" office:value="528287" calcext:value-type="float">
            <text:p>528287</text:p>
          </table:table-cell>
          <table:table-cell office:value-type="float" office:value="623504" calcext:value-type="float">
            <text:p>623504</text:p>
          </table:table-cell>
          <table:table-cell office:value-type="float" office:value="40777.0709467956" calcext:value-type="float">
            <text:p>40777.0709467956</text:p>
          </table:table-cell>
          <table:table-cell office:value-type="float" office:value="0.0715992034443053" calcext:value-type="float">
            <text:p>0.071599203444305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624" calcext:value-type="float">
            <text:p>41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496.09668375209" calcext:value-type="float">
            <text:p>1496.09668375209</text:p>
          </table:table-cell>
          <table:table-cell office:value-type="float" office:value="34.8419455943306" calcext:value-type="float">
            <text:p>34.8419455943306</text:p>
          </table:table-cell>
          <table:table-cell office:value-type="float" office:value="668406" calcext:value-type="float">
            <text:p>668406</text:p>
          </table:table-cell>
          <table:table-cell office:value-type="float" office:value="669551" calcext:value-type="float">
            <text:p>669551</text:p>
          </table:table-cell>
          <table:table-cell office:value-type="float" office:value="649844" calcext:value-type="float">
            <text:p>649844</text:p>
          </table:table-cell>
          <table:table-cell office:value-type="float" office:value="684678" calcext:value-type="float">
            <text:p>684678</text:p>
          </table:table-cell>
          <table:table-cell office:value-type="float" office:value="15566.216902853" calcext:value-type="float">
            <text:p>15566.216902853</text:p>
          </table:table-cell>
          <table:table-cell office:value-type="float" office:value="0.0232885654869241" calcext:value-type="float">
            <text:p>0.023288565486924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9520" calcext:value-type="float">
            <text:p>449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289.19557419159" calcext:value-type="float">
            <text:p>1289.19557419159</text:p>
          </table:table-cell>
          <table:table-cell office:value-type="float" office:value="54.3601609250096" calcext:value-type="float">
            <text:p>54.3601609250096</text:p>
          </table:table-cell>
          <table:table-cell office:value-type="float" office:value="775677.5" calcext:value-type="float">
            <text:p>775677.5</text:p>
          </table:table-cell>
          <table:table-cell office:value-type="float" office:value="764784" calcext:value-type="float">
            <text:p>764784</text:p>
          </table:table-cell>
          <table:table-cell office:value-type="float" office:value="750112" calcext:value-type="float">
            <text:p>750112</text:p>
          </table:table-cell>
          <table:table-cell office:value-type="float" office:value="823030" calcext:value-type="float">
            <text:p>823030</text:p>
          </table:table-cell>
          <table:table-cell office:value-type="float" office:value="32707.1815712289" calcext:value-type="float">
            <text:p>32707.1815712289</text:p>
          </table:table-cell>
          <table:table-cell office:value-type="float" office:value="0.0421659537259091" calcext:value-type="float">
            <text:p>0.042165953725909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92248" calcext:value-type="float">
            <text:p>4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104.56106400158" calcext:value-type="float">
            <text:p>1104.56106400158</text:p>
          </table:table-cell>
          <table:table-cell office:value-type="float" office:value="40.1323454614507" calcext:value-type="float">
            <text:p>40.1323454614507</text:p>
          </table:table-cell>
          <table:table-cell office:value-type="float" office:value="905337" calcext:value-type="float">
            <text:p>905337</text:p>
          </table:table-cell>
          <table:table-cell office:value-type="float" office:value="913576" calcext:value-type="float">
            <text:p>913576</text:p>
          </table:table-cell>
          <table:table-cell office:value-type="float" office:value="861992" calcext:value-type="float">
            <text:p>861992</text:p>
          </table:table-cell>
          <table:table-cell office:value-type="float" office:value="932204" calcext:value-type="float">
            <text:p>932204</text:p>
          </table:table-cell>
          <table:table-cell office:value-type="float" office:value="32893.8783261161" calcext:value-type="float">
            <text:p>32893.8783261161</text:p>
          </table:table-cell>
          <table:table-cell office:value-type="float" office:value="0.0363332972430334" calcext:value-type="float">
            <text:p>0.036333297243033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4344" calcext:value-type="float">
            <text:p>60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997.752313475817" calcext:value-type="float">
            <text:p>997.752313475817</text:p>
          </table:table-cell>
          <table:table-cell office:value-type="float" office:value="38.1491073558781" calcext:value-type="float">
            <text:p>38.1491073558781</text:p>
          </table:table-cell>
          <table:table-cell office:value-type="float" office:value="1002252.75" calcext:value-type="float">
            <text:p>1002252.75</text:p>
          </table:table-cell>
          <table:table-cell office:value-type="float" office:value="1001695.5" calcext:value-type="float">
            <text:p>1001695.5</text:p>
          </table:table-cell>
          <table:table-cell office:value-type="float" office:value="958474" calcext:value-type="float">
            <text:p>958474</text:p>
          </table:table-cell>
          <table:table-cell office:value-type="float" office:value="1047146" calcext:value-type="float">
            <text:p>1047146</text:p>
          </table:table-cell>
          <table:table-cell office:value-type="float" office:value="38321.1817613097" calcext:value-type="float">
            <text:p>38321.1817613097</text:p>
          </table:table-cell>
          <table:table-cell office:value-type="float" office:value="0.038235047757474" calcext:value-type="float">
            <text:p>0.0382350477574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37104" calcext:value-type="float">
            <text:p>63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902.105740324352" calcext:value-type="float">
            <text:p>902.105740324352</text:p>
          </table:table-cell>
          <table:table-cell office:value-type="float" office:value="23.7188208776086" calcext:value-type="float">
            <text:p>23.7188208776086</text:p>
          </table:table-cell>
          <table:table-cell office:value-type="float" office:value="1108517.5" calcext:value-type="float">
            <text:p>1108517.5</text:p>
          </table:table-cell>
          <table:table-cell office:value-type="float" office:value="1107167" calcext:value-type="float">
            <text:p>1107167</text:p>
          </table:table-cell>
          <table:table-cell office:value-type="float" office:value="1081743" calcext:value-type="float">
            <text:p>1081743</text:p>
          </table:table-cell>
          <table:table-cell office:value-type="float" office:value="1137993" calcext:value-type="float">
            <text:p>1137993</text:p>
          </table:table-cell>
          <table:table-cell office:value-type="float" office:value="29145.949135343" calcext:value-type="float">
            <text:p>29145.949135343</text:p>
          </table:table-cell>
          <table:table-cell office:value-type="float" office:value="0.0262927280221945" calcext:value-type="float">
            <text:p>0.026292728022194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54304" calcext:value-type="float">
            <text:p>85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58.665889992426" calcext:value-type="float">
            <text:p>458.665889992426</text:p>
          </table:table-cell>
          <table:table-cell office:value-type="float" office:value="23.3703498313448" calcext:value-type="float">
            <text:p>23.3703498313448</text:p>
          </table:table-cell>
          <table:table-cell office:value-type="float" office:value="2180236.25" calcext:value-type="float">
            <text:p>2180236.25</text:p>
          </table:table-cell>
          <table:table-cell office:value-type="float" office:value="2146860" calcext:value-type="float">
            <text:p>2146860</text:p>
          </table:table-cell>
          <table:table-cell office:value-type="float" office:value="2086612" calcext:value-type="float">
            <text:p>2086612</text:p>
          </table:table-cell>
          <table:table-cell office:value-type="float" office:value="2340613" calcext:value-type="float">
            <text:p>2340613</text:p>
          </table:table-cell>
          <table:table-cell office:value-type="float" office:value="111089.324471721" calcext:value-type="float">
            <text:p>111089.324471721</text:p>
          </table:table-cell>
          <table:table-cell office:value-type="float" office:value="0.0509528838774794" calcext:value-type="float">
            <text:p>0.05095288387747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77728" calcext:value-type="float">
            <text:p>157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297.082641037941" calcext:value-type="float">
            <text:p>297.082641037941</text:p>
          </table:table-cell>
          <table:table-cell office:value-type="float" office:value="14.4989567610745" calcext:value-type="float">
            <text:p>14.4989567610745</text:p>
          </table:table-cell>
          <table:table-cell office:value-type="float" office:value="3366066.75" calcext:value-type="float">
            <text:p>3366066.75</text:p>
          </table:table-cell>
          <table:table-cell office:value-type="float" office:value="3316911.5" calcext:value-type="float">
            <text:p>3316911.5</text:p>
          </table:table-cell>
          <table:table-cell office:value-type="float" office:value="3233254" calcext:value-type="float">
            <text:p>3233254</text:p>
          </table:table-cell>
          <table:table-cell office:value-type="float" office:value="3597190" calcext:value-type="float">
            <text:p>3597190</text:p>
          </table:table-cell>
          <table:table-cell office:value-type="float" office:value="164279.057479187" calcext:value-type="float">
            <text:p>164279.057479187</text:p>
          </table:table-cell>
          <table:table-cell office:value-type="float" office:value="0.0488044562631406" calcext:value-type="float">
            <text:p>0.048804456263140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74288" calcext:value-type="float">
            <text:p>257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224.105806626271" calcext:value-type="float">
            <text:p>224.105806626271</text:p>
          </table:table-cell>
          <table:table-cell office:value-type="float" office:value="14.6734253291258" calcext:value-type="float">
            <text:p>14.6734253291258</text:p>
          </table:table-cell>
          <table:table-cell office:value-type="float" office:value="4462178" calcext:value-type="float">
            <text:p>4462178</text:p>
          </table:table-cell>
          <table:table-cell office:value-type="float" office:value="4382321" calcext:value-type="float">
            <text:p>4382321</text:p>
          </table:table-cell>
          <table:table-cell office:value-type="float" office:value="4203217" calcext:value-type="float">
            <text:p>4203217</text:p>
          </table:table-cell>
          <table:table-cell office:value-type="float" office:value="4880853" calcext:value-type="float">
            <text:p>4880853</text:p>
          </table:table-cell>
          <table:table-cell office:value-type="float" office:value="292163.048668604" calcext:value-type="float">
            <text:p>292163.048668604</text:p>
          </table:table-cell>
          <table:table-cell office:value-type="float" office:value="0.065475435688268" calcext:value-type="float">
            <text:p>0.06547543568826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29344" calcext:value-type="float">
            <text:p>34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81.515537661956" calcext:value-type="float">
            <text:p>181.515537661956</text:p>
          </table:table-cell>
          <table:table-cell office:value-type="float" office:value="8.54163507706848" calcext:value-type="float">
            <text:p>8.54163507706848</text:p>
          </table:table-cell>
          <table:table-cell office:value-type="float" office:value="5509170.25" calcext:value-type="float">
            <text:p>5509170.25</text:p>
          </table:table-cell>
          <table:table-cell office:value-type="float" office:value="5406400" calcext:value-type="float">
            <text:p>5406400</text:p>
          </table:table-cell>
          <table:table-cell office:value-type="float" office:value="5330170" calcext:value-type="float">
            <text:p>5330170</text:p>
          </table:table-cell>
          <table:table-cell office:value-type="float" office:value="5893711" calcext:value-type="float">
            <text:p>5893711</text:p>
          </table:table-cell>
          <table:table-cell office:value-type="float" office:value="259246.797596904" calcext:value-type="float">
            <text:p>259246.797596904</text:p>
          </table:table-cell>
          <table:table-cell office:value-type="float" office:value="0.0470573218529422" calcext:value-type="float">
            <text:p>0.047057321852942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36456" calcext:value-type="float">
            <text:p>383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49.367562802339" calcext:value-type="float">
            <text:p>149.367562802339</text:p>
          </table:table-cell>
          <table:table-cell office:value-type="float" office:value="2.67814616314122" calcext:value-type="float">
            <text:p>2.67814616314122</text:p>
          </table:table-cell>
          <table:table-cell office:value-type="float" office:value="6694894" calcext:value-type="float">
            <text:p>6694894</text:p>
          </table:table-cell>
          <table:table-cell office:value-type="float" office:value="6713551" calcext:value-type="float">
            <text:p>6713551</text:p>
          </table:table-cell>
          <table:table-cell office:value-type="float" office:value="6532479" calcext:value-type="float">
            <text:p>6532479</text:p>
          </table:table-cell>
          <table:table-cell office:value-type="float" office:value="6819995" calcext:value-type="float">
            <text:p>6819995</text:p>
          </table:table-cell>
          <table:table-cell office:value-type="float" office:value="120038.811254249" calcext:value-type="float">
            <text:p>120038.811254249</text:p>
          </table:table-cell>
          <table:table-cell office:value-type="float" office:value="0.0179299046787372" calcext:value-type="float">
            <text:p>0.017929904678737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17552" calcext:value-type="float">
            <text:p>45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25.363271419757" calcext:value-type="float">
            <text:p>125.363271419757</text:p>
          </table:table-cell>
          <table:table-cell office:value-type="float" office:value="1.94011976896085" calcext:value-type="float">
            <text:p>1.94011976896085</text:p>
          </table:table-cell>
          <table:table-cell office:value-type="float" office:value="7976818" calcext:value-type="float">
            <text:p>7976818</text:p>
          </table:table-cell>
          <table:table-cell office:value-type="float" office:value="7964128" calcext:value-type="float">
            <text:p>7964128</text:p>
          </table:table-cell>
          <table:table-cell office:value-type="float" office:value="7856437" calcext:value-type="float">
            <text:p>7856437</text:p>
          </table:table-cell>
          <table:table-cell office:value-type="float" office:value="8122579" calcext:value-type="float">
            <text:p>8122579</text:p>
          </table:table-cell>
          <table:table-cell office:value-type="float" office:value="123449.094140054" calcext:value-type="float">
            <text:p>123449.094140054</text:p>
          </table:table-cell>
          <table:table-cell office:value-type="float" office:value="0.0154759822952027" calcext:value-type="float">
            <text:p>0.015475982295202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243752" calcext:value-type="float">
            <text:p>624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13.068458032861" calcext:value-type="float">
            <text:p>113.068458032861</text:p>
          </table:table-cell>
          <table:table-cell office:value-type="float" office:value="0.945156726539234" calcext:value-type="float">
            <text:p>0.945156726539234</text:p>
          </table:table-cell>
          <table:table-cell office:value-type="float" office:value="8844199.5" calcext:value-type="float">
            <text:p>8844199.5</text:p>
          </table:table-cell>
          <table:table-cell office:value-type="float" office:value="8826428" calcext:value-type="float">
            <text:p>8826428</text:p>
          </table:table-cell>
          <table:table-cell office:value-type="float" office:value="8783955" calcext:value-type="float">
            <text:p>8783955</text:p>
          </table:table-cell>
          <table:table-cell office:value-type="float" office:value="8939987" calcext:value-type="float">
            <text:p>8939987</text:p>
          </table:table-cell>
          <table:table-cell office:value-type="float" office:value="73930.03136074" calcext:value-type="float">
            <text:p>73930.03136074</text:p>
          </table:table-cell>
          <table:table-cell office:value-type="float" office:value="0.00835915464827993" calcext:value-type="float">
            <text:p>0.0083591546482799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709904" calcext:value-type="float">
            <text:p>670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98.4593862908301" calcext:value-type="float">
            <text:p>98.4593862908301</text:p>
          </table:table-cell>
          <table:table-cell office:value-type="float" office:value="1.94045089922001" calcext:value-type="float">
            <text:p>1.94045089922001</text:p>
          </table:table-cell>
          <table:table-cell office:value-type="float" office:value="10156472" calcext:value-type="float">
            <text:p>10156472</text:p>
          </table:table-cell>
          <table:table-cell office:value-type="float" office:value="10171332" calcext:value-type="float">
            <text:p>10171332</text:p>
          </table:table-cell>
          <table:table-cell office:value-type="float" office:value="9949291" calcext:value-type="float">
            <text:p>9949291</text:p>
          </table:table-cell>
          <table:table-cell office:value-type="float" office:value="10348793" calcext:value-type="float">
            <text:p>10348793</text:p>
          </table:table-cell>
          <table:table-cell office:value-type="float" office:value="200165.123588002" calcext:value-type="float">
            <text:p>200165.123588002</text:p>
          </table:table-cell>
          <table:table-cell office:value-type="float" office:value="0.0197081352253028" calcext:value-type="float">
            <text:p>0.019708135225302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825648" calcext:value-type="float">
            <text:p>682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.6519489294209" calcext:value-type="float">
            <text:p>86.6519489294209</text:p>
          </table:table-cell>
          <table:table-cell office:value-type="float" office:value="1.715165701417" calcext:value-type="float">
            <text:p>1.715165701417</text:p>
          </table:table-cell>
          <table:table-cell office:value-type="float" office:value="11540421.3333333" calcext:value-type="float">
            <text:p>11540421.3333333</text:p>
          </table:table-cell>
          <table:table-cell office:value-type="float" office:value="11482760" calcext:value-type="float">
            <text:p>11482760</text:p>
          </table:table-cell>
          <table:table-cell office:value-type="float" office:value="11346349" calcext:value-type="float">
            <text:p>11346349</text:p>
          </table:table-cell>
          <table:table-cell office:value-type="float" office:value="11792155" calcext:value-type="float">
            <text:p>11792155</text:p>
          </table:table-cell>
          <table:table-cell office:value-type="float" office:value="228428.039938912" calcext:value-type="float">
            <text:p>228428.039938912</text:p>
          </table:table-cell>
          <table:table-cell office:value-type="float" office:value="0.0197937348508344" calcext:value-type="float">
            <text:p>0.019793734850834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95312" calcext:value-type="float">
            <text:p>80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.6474161144311" calcext:value-type="float">
            <text:p>43.6474161144311</text:p>
          </table:table-cell>
          <table:table-cell office:value-type="float" office:value="0.584026865647855" calcext:value-type="float">
            <text:p>0.584026865647855</text:p>
          </table:table-cell>
          <table:table-cell office:value-type="float" office:value="22910863.6666667" calcext:value-type="float">
            <text:p>22910863.6666667</text:p>
          </table:table-cell>
          <table:table-cell office:value-type="float" office:value="22807895" calcext:value-type="float">
            <text:p>22807895</text:p>
          </table:table-cell>
          <table:table-cell office:value-type="float" office:value="22669044" calcext:value-type="float">
            <text:p>22669044</text:p>
          </table:table-cell>
          <table:table-cell office:value-type="float" office:value="23255652" calcext:value-type="float">
            <text:p>23255652</text:p>
          </table:table-cell>
          <table:table-cell office:value-type="float" office:value="306560.183573036" calcext:value-type="float">
            <text:p>306560.183573036</text:p>
          </table:table-cell>
          <table:table-cell office:value-type="float" office:value="0.0133805598965287" calcext:value-type="float">
            <text:p>0.013380559896528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485840" calcext:value-type="float">
            <text:p>1748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2.9974655068202" calcext:value-type="float">
            <text:p>22.9974655068202</text:p>
          </table:table-cell>
          <table:table-cell office:value-type="float" office:value="0.1801683067693" calcext:value-type="float">
            <text:p>0.1801683067693</text:p>
          </table:table-cell>
          <table:table-cell table:number-columns-repeated="2" office:value-type="float" office:value="43483052.5" calcext:value-type="float">
            <text:p>43483052.5</text:p>
          </table:table-cell>
          <table:table-cell office:value-type="float" office:value="43242171" calcext:value-type="float">
            <text:p>43242171</text:p>
          </table:table-cell>
          <table:table-cell office:value-type="float" office:value="43723934" calcext:value-type="float">
            <text:p>43723934</text:p>
          </table:table-cell>
          <table:table-cell office:value-type="float" office:value="340657.884224775" calcext:value-type="float">
            <text:p>340657.884224775</text:p>
          </table:table-cell>
          <table:table-cell office:value-type="float" office:value="0.00783426794208559" calcext:value-type="float">
            <text:p>0.0078342679420855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6006672" calcext:value-type="float">
            <text:p>2600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.5880061617117" calcext:value-type="float">
            <text:p>17.5880061617117</text:p>
          </table:table-cell>
          <table:table-cell office:value-type="float" office:value="0.342028872633368" calcext:value-type="float">
            <text:p>0.342028872633368</text:p>
          </table:table-cell>
          <table:table-cell table:number-columns-repeated="2" office:value-type="float" office:value="56856928" calcext:value-type="float">
            <text:p>56856928</text:p>
          </table:table-cell>
          <table:table-cell office:value-type="float" office:value="56075094" calcext:value-type="float">
            <text:p>56075094</text:p>
          </table:table-cell>
          <table:table-cell office:value-type="float" office:value="57638762" calcext:value-type="float">
            <text:p>57638762</text:p>
          </table:table-cell>
          <table:table-cell office:value-type="float" office:value="1105680.24632441" calcext:value-type="float">
            <text:p>1105680.24632441</text:p>
          </table:table-cell>
          <table:table-cell office:value-type="float" office:value="0.0194467109852366" calcext:value-type="float">
            <text:p>0.01944671098523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65208" calcext:value-type="float">
            <text:p>3186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4.97473313143611" calcext:value-type="float">
            <text:p>4.974733131436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1015808" calcext:value-type="float">
            <text:p>201015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1421560" calcext:value-type="float">
            <text:p>41421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.5501496902287" calcext:value-type="float">
            <text:p>11.5501496902287</text:p>
          </table:table-cell>
          <table:table-cell office:value-type="float" office:value="0.272077719241625" calcext:value-type="float">
            <text:p>0.272077719241625</text:p>
          </table:table-cell>
          <table:table-cell table:number-columns-repeated="2" office:value-type="float" office:value="86578964.5" calcext:value-type="float">
            <text:p>86578964.5</text:p>
          </table:table-cell>
          <table:table-cell office:value-type="float" office:value="85136840" calcext:value-type="float">
            <text:p>85136840</text:p>
          </table:table-cell>
          <table:table-cell office:value-type="float" office:value="88021089" calcext:value-type="float">
            <text:p>88021089</text:p>
          </table:table-cell>
          <table:table-cell office:value-type="float" office:value="2039472.02653052" calcext:value-type="float">
            <text:p>2039472.02653052</text:p>
          </table:table-cell>
          <table:table-cell office:value-type="float" office:value="0.0235562071954616" calcext:value-type="float">
            <text:p>0.02355620719546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9501416" calcext:value-type="float">
            <text:p>4950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44999524985257" calcext:value-type="float">
            <text:p>4.4499952498525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4719341" calcext:value-type="float">
            <text:p>224719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60200" calcext:value-type="float">
            <text:p>597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201071606096" calcext:value-type="float">
            <text:p>3.20107160609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12395386" calcext:value-type="float">
            <text:p>312395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1266224" calcext:value-type="float">
            <text:p>6126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76127129826455" calcext:value-type="float">
            <text:p>3.7612712982645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65867554" calcext:value-type="float">
            <text:p>265867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168088" calcext:value-type="float">
            <text:p>7016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831171486549" calcext:value-type="float">
            <text:p>3.5683117148654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0244575" calcext:value-type="float">
            <text:p>28024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480648" calcext:value-type="float">
            <text:p>7848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" calcext:value-type="float">
            <text:p>1</text:p>
          </table:table-cell>
          <table:table-cell office:value-type="float" office:value="471142.520612485" calcext:value-type="float">
            <text:p>471142.520612485</text:p>
          </table:table-cell>
          <table:table-cell office:value-type="float" office:value="28300.1790371694" calcext:value-type="float">
            <text:p>28300.1790371694</text:p>
          </table:table-cell>
          <table:table-cell office:value-type="float" office:value="2122.5" calcext:value-type="float">
            <text:p>2122.5</text:p>
          </table:table-cell>
          <table:table-cell office:value-type="float" office:value="2141" calcext:value-type="float">
            <text:p>2141</text:p>
          </table:table-cell>
          <table:table-cell office:value-type="float" office:value="1975" calcext:value-type="float">
            <text:p>1975</text:p>
          </table:table-cell>
          <table:table-cell office:value-type="float" office:value="2233" calcext:value-type="float">
            <text:p>2233</text:p>
          </table:table-cell>
          <table:table-cell office:value-type="float" office:value="127.492483438567" calcext:value-type="float">
            <text:p>127.492483438567</text:p>
          </table:table-cell>
          <table:table-cell office:value-type="float" office:value="0.0600671300063921" calcext:value-type="float">
            <text:p>0.06006713000639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" calcext:value-type="float">
            <text:p>2</text:p>
          </table:table-cell>
          <table:table-cell office:value-type="float" office:value="466635.557629491" calcext:value-type="float">
            <text:p>466635.557629491</text:p>
          </table:table-cell>
          <table:table-cell office:value-type="float" office:value="49019.4289952579" calcext:value-type="float">
            <text:p>49019.4289952579</text:p>
          </table:table-cell>
          <table:table-cell office:value-type="float" office:value="2143" calcext:value-type="float">
            <text:p>2143</text:p>
          </table:table-cell>
          <table:table-cell office:value-type="float" office:value="2071" calcext:value-type="float">
            <text:p>2071</text:p>
          </table:table-cell>
          <table:table-cell office:value-type="float" office:value="1970" calcext:value-type="float">
            <text:p>1970</text:p>
          </table:table-cell>
          <table:table-cell office:value-type="float" office:value="2460" calcext:value-type="float">
            <text:p>2460</text:p>
          </table:table-cell>
          <table:table-cell office:value-type="float" office:value="225.119227669843" calcext:value-type="float">
            <text:p>225.119227669843</text:p>
          </table:table-cell>
          <table:table-cell office:value-type="float" office:value="0.105048636336838" calcext:value-type="float">
            <text:p>0.1050486363368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" calcext:value-type="float">
            <text:p>3</text:p>
          </table:table-cell>
          <table:table-cell office:value-type="float" office:value="457299.645592775" calcext:value-type="float">
            <text:p>457299.645592775</text:p>
          </table:table-cell>
          <table:table-cell office:value-type="float" office:value="34434.1882357374" calcext:value-type="float">
            <text:p>34434.1882357374</text:p>
          </table:table-cell>
          <table:table-cell office:value-type="float" office:value="2186.75" calcext:value-type="float">
            <text:p>2186.75</text:p>
          </table:table-cell>
          <table:table-cell office:value-type="float" office:value="2145" calcext:value-type="float">
            <text:p>2145</text:p>
          </table:table-cell>
          <table:table-cell office:value-type="float" office:value="2042" calcext:value-type="float">
            <text:p>2042</text:p>
          </table:table-cell>
          <table:table-cell office:value-type="float" office:value="2415" calcext:value-type="float">
            <text:p>2415</text:p>
          </table:table-cell>
          <table:table-cell office:value-type="float" office:value="164.660003238998" calcext:value-type="float">
            <text:p>164.660003238998</text:p>
          </table:table-cell>
          <table:table-cell office:value-type="float" office:value="0.0752989611244987" calcext:value-type="float">
            <text:p>0.07529896112449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" calcext:value-type="float">
            <text:p>4</text:p>
          </table:table-cell>
          <table:table-cell office:value-type="float" office:value="407373.459619106" calcext:value-type="float">
            <text:p>407373.459619106</text:p>
          </table:table-cell>
          <table:table-cell office:value-type="float" office:value="31048.5780536468" calcext:value-type="float">
            <text:p>31048.5780536468</text:p>
          </table:table-cell>
          <table:table-cell office:value-type="float" office:value="2454.75" calcext:value-type="float">
            <text:p>2454.75</text:p>
          </table:table-cell>
          <table:table-cell office:value-type="float" office:value="2493.5" calcext:value-type="float">
            <text:p>2493.5</text:p>
          </table:table-cell>
          <table:table-cell office:value-type="float" office:value="2206" calcext:value-type="float">
            <text:p>2206</text:p>
          </table:table-cell>
          <table:table-cell office:value-type="float" office:value="2626" calcext:value-type="float">
            <text:p>2626</text:p>
          </table:table-cell>
          <table:table-cell office:value-type="float" office:value="187.092445954756" calcext:value-type="float">
            <text:p>187.092445954756</text:p>
          </table:table-cell>
          <table:table-cell office:value-type="float" office:value="0.0762164969771896" calcext:value-type="float">
            <text:p>0.07621649697718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" calcext:value-type="float">
            <text:p>5</text:p>
          </table:table-cell>
          <table:table-cell office:value-type="float" office:value="412839.302301579" calcext:value-type="float">
            <text:p>412839.302301579</text:p>
          </table:table-cell>
          <table:table-cell office:value-type="float" office:value="19246.6646779129" calcext:value-type="float">
            <text:p>19246.6646779129</text:p>
          </table:table-cell>
          <table:table-cell office:value-type="float" office:value="2422.25" calcext:value-type="float">
            <text:p>2422.25</text:p>
          </table:table-cell>
          <table:table-cell office:value-type="float" office:value="2455.5" calcext:value-type="float">
            <text:p>2455.5</text:p>
          </table:table-cell>
          <table:table-cell office:value-type="float" office:value="2270" calcext:value-type="float">
            <text:p>2270</text:p>
          </table:table-cell>
          <table:table-cell office:value-type="float" office:value="2508" calcext:value-type="float">
            <text:p>2508</text:p>
          </table:table-cell>
          <table:table-cell office:value-type="float" office:value="112.925860634312" calcext:value-type="float">
            <text:p>112.925860634312</text:p>
          </table:table-cell>
          <table:table-cell office:value-type="float" office:value="0.0466202335160746" calcext:value-type="float">
            <text:p>0.046620233516074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" calcext:value-type="float">
            <text:p>6</text:p>
          </table:table-cell>
          <table:table-cell office:value-type="float" office:value="430477.830391735" calcext:value-type="float">
            <text:p>430477.830391735</text:p>
          </table:table-cell>
          <table:table-cell office:value-type="float" office:value="42362.147950773" calcext:value-type="float">
            <text:p>42362.147950773</text:p>
          </table:table-cell>
          <table:table-cell office:value-type="float" office:value="2323" calcext:value-type="float">
            <text:p>2323</text:p>
          </table:table-cell>
          <table:table-cell office:value-type="float" office:value="2326.5" calcext:value-type="float">
            <text:p>2326.5</text:p>
          </table:table-cell>
          <table:table-cell office:value-type="float" office:value="2052" calcext:value-type="float">
            <text:p>2052</text:p>
          </table:table-cell>
          <table:table-cell office:value-type="float" office:value="2587" calcext:value-type="float">
            <text:p>2587</text:p>
          </table:table-cell>
          <table:table-cell office:value-type="float" office:value="228.600087489047" calcext:value-type="float">
            <text:p>228.600087489047</text:p>
          </table:table-cell>
          <table:table-cell office:value-type="float" office:value="0.0984072696896458" calcext:value-type="float">
            <text:p>0.098407269689645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" calcext:value-type="float">
            <text:p>7</text:p>
          </table:table-cell>
          <table:table-cell office:value-type="float" office:value="364298.724954463" calcext:value-type="float">
            <text:p>364298.724954463</text:p>
          </table:table-cell>
          <table:table-cell office:value-type="float" office:value="37839.5819557283" calcext:value-type="float">
            <text:p>37839.5819557283</text:p>
          </table:table-cell>
          <table:table-cell office:value-type="float" office:value="2745" calcext:value-type="float">
            <text:p>2745</text:p>
          </table:table-cell>
          <table:table-cell office:value-type="float" office:value="2804" calcext:value-type="float">
            <text:p>2804</text:p>
          </table:table-cell>
          <table:table-cell office:value-type="float" office:value="2372" calcext:value-type="float">
            <text:p>2372</text:p>
          </table:table-cell>
          <table:table-cell office:value-type="float" office:value="3000" calcext:value-type="float">
            <text:p>3000</text:p>
          </table:table-cell>
          <table:table-cell office:value-type="float" office:value="285.122196025961" calcext:value-type="float">
            <text:p>285.122196025961</text:p>
          </table:table-cell>
          <table:table-cell office:value-type="float" office:value="0.103869652468474" calcext:value-type="float">
            <text:p>0.10386965246847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" calcext:value-type="float">
            <text:p>8</text:p>
          </table:table-cell>
          <table:table-cell office:value-type="float" office:value="397377.309755613" calcext:value-type="float">
            <text:p>397377.309755613</text:p>
          </table:table-cell>
          <table:table-cell office:value-type="float" office:value="13265.2729095175" calcext:value-type="float">
            <text:p>13265.2729095175</text:p>
          </table:table-cell>
          <table:table-cell office:value-type="float" office:value="2516.5" calcext:value-type="float">
            <text:p>2516.5</text:p>
          </table:table-cell>
          <table:table-cell office:value-type="float" office:value="2505" calcext:value-type="float">
            <text:p>2505</text:p>
          </table:table-cell>
          <table:table-cell office:value-type="float" office:value="2433" calcext:value-type="float">
            <text:p>2433</text:p>
          </table:table-cell>
          <table:table-cell office:value-type="float" office:value="2623" calcext:value-type="float">
            <text:p>2623</text:p>
          </table:table-cell>
          <table:table-cell office:value-type="float" office:value="84.0059521700695" calcext:value-type="float">
            <text:p>84.0059521700695</text:p>
          </table:table-cell>
          <table:table-cell office:value-type="float" office:value="0.0333820592768009" calcext:value-type="float">
            <text:p>0.03338205927680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" calcext:value-type="float">
            <text:p>9</text:p>
          </table:table-cell>
          <table:table-cell office:value-type="float" office:value="108956.199607758" calcext:value-type="float">
            <text:p>108956.199607758</text:p>
          </table:table-cell>
          <table:table-cell office:value-type="float" office:value="91292.5024597042" calcext:value-type="float">
            <text:p>91292.5024597042</text:p>
          </table:table-cell>
          <table:table-cell office:value-type="float" office:value="9178" calcext:value-type="float">
            <text:p>9178</text:p>
          </table:table-cell>
          <table:table-cell office:value-type="float" office:value="9267.5" calcext:value-type="float">
            <text:p>9267.5</text:p>
          </table:table-cell>
          <table:table-cell office:value-type="float" office:value="2260" calcext:value-type="float">
            <text:p>2260</text:p>
          </table:table-cell>
          <table:table-cell office:value-type="float" office:value="15917" calcext:value-type="float">
            <text:p>15917</text:p>
          </table:table-cell>
          <table:table-cell office:value-type="float" office:value="7690.08638876487" calcext:value-type="float">
            <text:p>7690.08638876487</text:p>
          </table:table-cell>
          <table:table-cell office:value-type="float" office:value="0.837882587575165" calcext:value-type="float">
            <text:p>0.83788258757516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" calcext:value-type="float">
            <text:p>10</text:p>
          </table:table-cell>
          <table:table-cell office:value-type="float" office:value="358615.743231128" calcext:value-type="float">
            <text:p>358615.743231128</text:p>
          </table:table-cell>
          <table:table-cell office:value-type="float" office:value="42159.8405017492" calcext:value-type="float">
            <text:p>42159.8405017492</text:p>
          </table:table-cell>
          <table:table-cell office:value-type="float" office:value="2788.5" calcext:value-type="float">
            <text:p>2788.5</text:p>
          </table:table-cell>
          <table:table-cell office:value-type="float" office:value="2713.5" calcext:value-type="float">
            <text:p>2713.5</text:p>
          </table:table-cell>
          <table:table-cell office:value-type="float" office:value="2489" calcext:value-type="float">
            <text:p>2489</text:p>
          </table:table-cell>
          <table:table-cell office:value-type="float" office:value="3238" calcext:value-type="float">
            <text:p>3238</text:p>
          </table:table-cell>
          <table:table-cell office:value-type="float" office:value="327.823631444308" calcext:value-type="float">
            <text:p>327.823631444308</text:p>
          </table:table-cell>
          <table:table-cell office:value-type="float" office:value="0.117562715239128" calcext:value-type="float">
            <text:p>0.1175627152391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" calcext:value-type="float">
            <text:p>20</text:p>
          </table:table-cell>
          <table:table-cell office:value-type="float" office:value="350324.049746015" calcext:value-type="float">
            <text:p>350324.049746015</text:p>
          </table:table-cell>
          <table:table-cell office:value-type="float" office:value="32658.6663936097" calcext:value-type="float">
            <text:p>32658.6663936097</text:p>
          </table:table-cell>
          <table:table-cell office:value-type="float" office:value="2854.5" calcext:value-type="float">
            <text:p>2854.5</text:p>
          </table:table-cell>
          <table:table-cell office:value-type="float" office:value="2813.5" calcext:value-type="float">
            <text:p>2813.5</text:p>
          </table:table-cell>
          <table:table-cell office:value-type="float" office:value="2622" calcext:value-type="float">
            <text:p>2622</text:p>
          </table:table-cell>
          <table:table-cell office:value-type="float" office:value="3169" calcext:value-type="float">
            <text:p>3169</text:p>
          </table:table-cell>
          <table:table-cell office:value-type="float" office:value="266.108373913086" calcext:value-type="float">
            <text:p>266.108373913086</text:p>
          </table:table-cell>
          <table:table-cell office:value-type="float" office:value="0.093224163220559" calcext:value-type="float">
            <text:p>0.0932241632205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" calcext:value-type="float">
            <text:p>30</text:p>
          </table:table-cell>
          <table:table-cell office:value-type="float" office:value="311915.159076731" calcext:value-type="float">
            <text:p>311915.159076731</text:p>
          </table:table-cell>
          <table:table-cell office:value-type="float" office:value="4740.3817915799" calcext:value-type="float">
            <text:p>4740.3817915799</text:p>
          </table:table-cell>
          <table:table-cell office:value-type="float" office:value="3206" calcext:value-type="float">
            <text:p>3206</text:p>
          </table:table-cell>
          <table:table-cell office:value-type="float" office:value="3215.5" calcext:value-type="float">
            <text:p>3215.5</text:p>
          </table:table-cell>
          <table:table-cell office:value-type="float" office:value="3147" calcext:value-type="float">
            <text:p>3147</text:p>
          </table:table-cell>
          <table:table-cell office:value-type="float" office:value="3246" calcext:value-type="float">
            <text:p>3246</text:p>
          </table:table-cell>
          <table:table-cell office:value-type="float" office:value="48.7237108603193" calcext:value-type="float">
            <text:p>48.7237108603193</text:p>
          </table:table-cell>
          <table:table-cell office:value-type="float" office:value="0.0151976640238052" calcext:value-type="float">
            <text:p>0.01519766402380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16" calcext:value-type="float">
            <text:p>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" calcext:value-type="float">
            <text:p>40</text:p>
          </table:table-cell>
          <table:table-cell office:value-type="float" office:value="113208.615175615" calcext:value-type="float">
            <text:p>113208.615175615</text:p>
          </table:table-cell>
          <table:table-cell office:value-type="float" office:value="82345.2409815971" calcext:value-type="float">
            <text:p>82345.2409815971</text:p>
          </table:table-cell>
          <table:table-cell office:value-type="float" office:value="8833.25" calcext:value-type="float">
            <text:p>8833.25</text:p>
          </table:table-cell>
          <table:table-cell office:value-type="float" office:value="5740" calcext:value-type="float">
            <text:p>5740</text:p>
          </table:table-cell>
          <table:table-cell office:value-type="float" office:value="5387" calcext:value-type="float">
            <text:p>5387</text:p>
          </table:table-cell>
          <table:table-cell office:value-type="float" office:value="18466" calcext:value-type="float">
            <text:p>18466</text:p>
          </table:table-cell>
          <table:table-cell office:value-type="float" office:value="6425.09493444779" calcext:value-type="float">
            <text:p>6425.09493444779</text:p>
          </table:table-cell>
          <table:table-cell office:value-type="float" office:value="0.727376099900692" calcext:value-type="float">
            <text:p>0.72737609990069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" calcext:value-type="float">
            <text:p>50</text:p>
          </table:table-cell>
          <table:table-cell office:value-type="float" office:value="126398.280983379" calcext:value-type="float">
            <text:p>126398.280983379</text:p>
          </table:table-cell>
          <table:table-cell office:value-type="float" office:value="40618.8122344814" calcext:value-type="float">
            <text:p>40618.8122344814</text:p>
          </table:table-cell>
          <table:table-cell office:value-type="float" office:value="7911.5" calcext:value-type="float">
            <text:p>7911.5</text:p>
          </table:table-cell>
          <table:table-cell office:value-type="float" office:value="7025" calcext:value-type="float">
            <text:p>7025</text:p>
          </table:table-cell>
          <table:table-cell office:value-type="float" office:value="6054" calcext:value-type="float">
            <text:p>6054</text:p>
          </table:table-cell>
          <table:table-cell office:value-type="float" office:value="11542" calcext:value-type="float">
            <text:p>11542</text:p>
          </table:table-cell>
          <table:table-cell office:value-type="float" office:value="2542.4058815749" calcext:value-type="float">
            <text:p>2542.4058815749</text:p>
          </table:table-cell>
          <table:table-cell office:value-type="float" office:value="0.321355732993099" calcext:value-type="float">
            <text:p>0.3213557329930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36" calcext:value-type="float">
            <text:p>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" calcext:value-type="float">
            <text:p>60</text:p>
          </table:table-cell>
          <table:table-cell office:value-type="float" office:value="73436.2665002111" calcext:value-type="float">
            <text:p>73436.2665002111</text:p>
          </table:table-cell>
          <table:table-cell office:value-type="float" office:value="40832.9881770623" calcext:value-type="float">
            <text:p>40832.9881770623</text:p>
          </table:table-cell>
          <table:table-cell office:value-type="float" office:value="13617.25" calcext:value-type="float">
            <text:p>13617.25</text:p>
          </table:table-cell>
          <table:table-cell office:value-type="float" office:value="13618" calcext:value-type="float">
            <text:p>13618</text:p>
          </table:table-cell>
          <table:table-cell office:value-type="float" office:value="6900" calcext:value-type="float">
            <text:p>6900</text:p>
          </table:table-cell>
          <table:table-cell office:value-type="float" office:value="20333" calcext:value-type="float">
            <text:p>20333</text:p>
          </table:table-cell>
          <table:table-cell office:value-type="float" office:value="7571.64048164817" calcext:value-type="float">
            <text:p>7571.64048164817</text:p>
          </table:table-cell>
          <table:table-cell office:value-type="float" office:value="0.556033008254102" calcext:value-type="float">
            <text:p>0.55603300825410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16" calcext:value-type="float">
            <text:p>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" calcext:value-type="float">
            <text:p>70</text:p>
          </table:table-cell>
          <table:table-cell office:value-type="float" office:value="65075.5690045065" calcext:value-type="float">
            <text:p>65075.5690045065</text:p>
          </table:table-cell>
          <table:table-cell office:value-type="float" office:value="2073.53445350724" calcext:value-type="float">
            <text:p>2073.53445350724</text:p>
          </table:table-cell>
          <table:table-cell office:value-type="float" office:value="15366.75" calcext:value-type="float">
            <text:p>15366.75</text:p>
          </table:table-cell>
          <table:table-cell office:value-type="float" office:value="15282.5" calcext:value-type="float">
            <text:p>15282.5</text:p>
          </table:table-cell>
          <table:table-cell office:value-type="float" office:value="14905" calcext:value-type="float">
            <text:p>14905</text:p>
          </table:table-cell>
          <table:table-cell office:value-type="float" office:value="15997" calcext:value-type="float">
            <text:p>15997</text:p>
          </table:table-cell>
          <table:table-cell office:value-type="float" office:value="489.638216781874" calcext:value-type="float">
            <text:p>489.638216781874</text:p>
          </table:table-cell>
          <table:table-cell office:value-type="float" office:value="0.0318634855634323" calcext:value-type="float">
            <text:p>0.031863485563432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" calcext:value-type="float">
            <text:p>80</text:p>
          </table:table-cell>
          <table:table-cell office:value-type="float" office:value="59675.6627728297" calcext:value-type="float">
            <text:p>59675.6627728297</text:p>
          </table:table-cell>
          <table:table-cell office:value-type="float" office:value="1575.10513427819" calcext:value-type="float">
            <text:p>1575.10513427819</text:p>
          </table:table-cell>
          <table:table-cell office:value-type="float" office:value="16757.25" calcext:value-type="float">
            <text:p>16757.25</text:p>
          </table:table-cell>
          <table:table-cell office:value-type="float" office:value="16785" calcext:value-type="float">
            <text:p>16785</text:p>
          </table:table-cell>
          <table:table-cell office:value-type="float" office:value="16198" calcext:value-type="float">
            <text:p>16198</text:p>
          </table:table-cell>
          <table:table-cell office:value-type="float" office:value="17261" calcext:value-type="float">
            <text:p>17261</text:p>
          </table:table-cell>
          <table:table-cell office:value-type="float" office:value="442.298070686877" calcext:value-type="float">
            <text:p>442.298070686877</text:p>
          </table:table-cell>
          <table:table-cell office:value-type="float" office:value="0.0263944305113832" calcext:value-type="float">
            <text:p>0.02639443051138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04" calcext:value-type="float">
            <text:p>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" calcext:value-type="float">
            <text:p>90</text:p>
          </table:table-cell>
          <table:table-cell office:value-type="float" office:value="43488.1875210646" calcext:value-type="float">
            <text:p>43488.1875210646</text:p>
          </table:table-cell>
          <table:table-cell office:value-type="float" office:value="21430.9565228618" calcext:value-type="float">
            <text:p>21430.9565228618</text:p>
          </table:table-cell>
          <table:table-cell office:value-type="float" office:value="22994.75" calcext:value-type="float">
            <text:p>22994.75</text:p>
          </table:table-cell>
          <table:table-cell office:value-type="float" office:value="17384.5" calcext:value-type="float">
            <text:p>17384.5</text:p>
          </table:table-cell>
          <table:table-cell office:value-type="float" office:value="17218" calcext:value-type="float">
            <text:p>17218</text:p>
          </table:table-cell>
          <table:table-cell office:value-type="float" office:value="39992" calcext:value-type="float">
            <text:p>39992</text:p>
          </table:table-cell>
          <table:table-cell office:value-type="float" office:value="11331.8010152844" calcext:value-type="float">
            <text:p>11331.8010152844</text:p>
          </table:table-cell>
          <table:table-cell office:value-type="float" office:value="0.492799487504077" calcext:value-type="float">
            <text:p>0.49279948750407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72" calcext:value-type="float">
            <text:p>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" calcext:value-type="float">
            <text:p>100</text:p>
          </table:table-cell>
          <table:table-cell office:value-type="float" office:value="45591.8390608081" calcext:value-type="float">
            <text:p>45591.8390608081</text:p>
          </table:table-cell>
          <table:table-cell office:value-type="float" office:value="12783.1421682589" calcext:value-type="float">
            <text:p>12783.1421682589</text:p>
          </table:table-cell>
          <table:table-cell office:value-type="float" office:value="21933.75" calcext:value-type="float">
            <text:p>21933.75</text:p>
          </table:table-cell>
          <table:table-cell office:value-type="float" office:value="19010.5" calcext:value-type="float">
            <text:p>19010.5</text:p>
          </table:table-cell>
          <table:table-cell office:value-type="float" office:value="18562" calcext:value-type="float">
            <text:p>18562</text:p>
          </table:table-cell>
          <table:table-cell office:value-type="float" office:value="31152" calcext:value-type="float">
            <text:p>31152</text:p>
          </table:table-cell>
          <table:table-cell office:value-type="float" office:value="6149.83405602677" calcext:value-type="float">
            <text:p>6149.83405602677</text:p>
          </table:table-cell>
          <table:table-cell office:value-type="float" office:value="0.280382244533049" calcext:value-type="float">
            <text:p>0.2803822445330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68" calcext:value-type="float">
            <text:p>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" calcext:value-type="float">
            <text:p>200</text:p>
          </table:table-cell>
          <table:table-cell office:value-type="float" office:value="17.2932652182744" calcext:value-type="float">
            <text:p>17.2932652182744</text:p>
          </table:table-cell>
          <table:table-cell office:value-type="float" office:value="24.4336127423228" calcext:value-type="float">
            <text:p>24.4336127423228</text:p>
          </table:table-cell>
          <table:table-cell table:number-columns-repeated="2" office:value-type="float" office:value="57825979.5" calcext:value-type="float">
            <text:p>57825979.5</text:p>
          </table:table-cell>
          <table:table-cell office:value-type="float" office:value="53809" calcext:value-type="float">
            <text:p>53809</text:p>
          </table:table-cell>
          <table:table-cell office:value-type="float" office:value="115598150" calcext:value-type="float">
            <text:p>115598150</text:p>
          </table:table-cell>
          <table:table-cell office:value-type="float" office:value="81702187.0488308" calcext:value-type="float">
            <text:p>81702187.0488308</text:p>
          </table:table-cell>
          <table:table-cell office:value-type="float" office:value="1.4128975895485" calcext:value-type="float">
            <text:p>1.412897589548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7544" calcext:value-type="float">
            <text:p>1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" calcext:value-type="float">
            <text:p>300</text:p>
          </table:table-cell>
          <table:table-cell office:value-type="float" office:value="26.3503627676401" calcext:value-type="float">
            <text:p>26.3503627676401</text:p>
          </table:table-cell>
          <table:table-cell office:value-type="float" office:value="45.5678973428743" calcext:value-type="float">
            <text:p>45.5678973428743</text:p>
          </table:table-cell>
          <table:table-cell office:value-type="float" office:value="37950141.6666667" calcext:value-type="float">
            <text:p>37950141.6666667</text:p>
          </table:table-cell>
          <table:table-cell office:value-type="float" office:value="65830" calcext:value-type="float">
            <text:p>65830</text:p>
          </table:table-cell>
          <table:table-cell office:value-type="float" office:value="54356" calcext:value-type="float">
            <text:p>54356</text:p>
          </table:table-cell>
          <table:table-cell office:value-type="float" office:value="113730239" calcext:value-type="float">
            <text:p>113730239</text:p>
          </table:table-cell>
          <table:table-cell office:value-type="float" office:value="65627489.6426816" calcext:value-type="float">
            <text:p>65627489.6426816</text:p>
          </table:table-cell>
          <table:table-cell office:value-type="float" office:value="1.7293081596142" calcext:value-type="float">
            <text:p>1.72930815961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8752" calcext:value-type="float">
            <text:p>1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" calcext:value-type="float">
            <text:p>400</text:p>
          </table:table-cell>
          <table:table-cell office:value-type="float" office:value="17.4443235630352" calcext:value-type="float">
            <text:p>17.4443235630352</text:p>
          </table:table-cell>
          <table:table-cell office:value-type="float" office:value="24.6413388541316" calcext:value-type="float">
            <text:p>24.6413388541316</text:p>
          </table:table-cell>
          <table:table-cell table:number-columns-repeated="2" office:value-type="float" office:value="57325238" calcext:value-type="float">
            <text:p>57325238</text:p>
          </table:table-cell>
          <table:table-cell office:value-type="float" office:value="66597" calcext:value-type="float">
            <text:p>66597</text:p>
          </table:table-cell>
          <table:table-cell office:value-type="float" office:value="114583879" calcext:value-type="float">
            <text:p>114583879</text:p>
          </table:table-cell>
          <table:table-cell office:value-type="float" office:value="80975946.6652522" calcext:value-type="float">
            <text:p>80975946.6652522</text:p>
          </table:table-cell>
          <table:table-cell office:value-type="float" office:value="1.41257061445174" calcext:value-type="float">
            <text:p>1.4125706144517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520" calcext:value-type="float">
            <text:p>3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" calcext:value-type="float">
            <text:p>500</text:p>
          </table:table-cell>
          <table:table-cell office:value-type="float" office:value="13477.0889487871" calcext:value-type="float">
            <text:p>13477.0889487871</text:p>
          </table:table-cell>
          <table:table-cell office:value-type="float" office:value="2548.62463639176" calcext:value-type="float">
            <text:p>2548.62463639176</text:p>
          </table:table-cell>
          <table:table-cell office:value-type="float" office:value="74200" calcext:value-type="float">
            <text:p>74200</text:p>
          </table:table-cell>
          <table:table-cell office:value-type="float" office:value="72451.5" calcext:value-type="float">
            <text:p>72451.5</text:p>
          </table:table-cell>
          <table:table-cell office:value-type="float" office:value="58942" calcext:value-type="float">
            <text:p>58942</text:p>
          </table:table-cell>
          <table:table-cell office:value-type="float" office:value="92955" calcext:value-type="float">
            <text:p>92955</text:p>
          </table:table-cell>
          <table:table-cell office:value-type="float" office:value="14031.8097431039" calcext:value-type="float">
            <text:p>14031.8097431039</text:p>
          </table:table-cell>
          <table:table-cell office:value-type="float" office:value="0.189107948020269" calcext:value-type="float">
            <text:p>0.18910794802026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656" calcext:value-type="float">
            <text:p>3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" calcext:value-type="float">
            <text:p>600</text:p>
          </table:table-cell>
          <table:table-cell office:value-type="float" office:value="12171.5581115828" calcext:value-type="float">
            <text:p>12171.5581115828</text:p>
          </table:table-cell>
          <table:table-cell office:value-type="float" office:value="1374.04879535522" calcext:value-type="float">
            <text:p>1374.04879535522</text:p>
          </table:table-cell>
          <table:table-cell office:value-type="float" office:value="82158.75" calcext:value-type="float">
            <text:p>82158.75</text:p>
          </table:table-cell>
          <table:table-cell office:value-type="float" office:value="84788.5" calcext:value-type="float">
            <text:p>84788.5</text:p>
          </table:table-cell>
          <table:table-cell office:value-type="float" office:value="69402" calcext:value-type="float">
            <text:p>69402</text:p>
          </table:table-cell>
          <table:table-cell office:value-type="float" office:value="89656" calcext:value-type="float">
            <text:p>89656</text:p>
          </table:table-cell>
          <table:table-cell office:value-type="float" office:value="9274.91208853216" calcext:value-type="float">
            <text:p>9274.91208853216</text:p>
          </table:table-cell>
          <table:table-cell office:value-type="float" office:value="0.112890131465391" calcext:value-type="float">
            <text:p>0.11289013146539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560" calcext:value-type="float">
            <text:p>36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" calcext:value-type="float">
            <text:p>700</text:p>
          </table:table-cell>
          <table:table-cell office:value-type="float" office:value="11309.2107867252" calcext:value-type="float">
            <text:p>11309.2107867252</text:p>
          </table:table-cell>
          <table:table-cell office:value-type="float" office:value="1380.2976134373" calcext:value-type="float">
            <text:p>1380.2976134373</text:p>
          </table:table-cell>
          <table:table-cell office:value-type="float" office:value="88423.5" calcext:value-type="float">
            <text:p>88423.5</text:p>
          </table:table-cell>
          <table:table-cell office:value-type="float" office:value="86088.5" calcext:value-type="float">
            <text:p>86088.5</text:p>
          </table:table-cell>
          <table:table-cell office:value-type="float" office:value="79514" calcext:value-type="float">
            <text:p>79514</text:p>
          </table:table-cell>
          <table:table-cell office:value-type="float" office:value="102003" calcext:value-type="float">
            <text:p>102003</text:p>
          </table:table-cell>
          <table:table-cell office:value-type="float" office:value="10792.1541408562" calcext:value-type="float">
            <text:p>10792.1541408562</text:p>
          </table:table-cell>
          <table:table-cell office:value-type="float" office:value="0.122050746021773" calcext:value-type="float">
            <text:p>0.12205074602177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" calcext:value-type="float">
            <text:p>800</text:p>
          </table:table-cell>
          <table:table-cell office:value-type="float" office:value="9974.3907517449" calcext:value-type="float">
            <text:p>9974.3907517449</text:p>
          </table:table-cell>
          <table:table-cell office:value-type="float" office:value="733.19404696678" calcext:value-type="float">
            <text:p>733.19404696678</text:p>
          </table:table-cell>
          <table:table-cell office:value-type="float" office:value="100256.75" calcext:value-type="float">
            <text:p>100256.75</text:p>
          </table:table-cell>
          <table:table-cell office:value-type="float" office:value="101157" calcext:value-type="float">
            <text:p>101157</text:p>
          </table:table-cell>
          <table:table-cell office:value-type="float" office:value="90560" calcext:value-type="float">
            <text:p>90560</text:p>
          </table:table-cell>
          <table:table-cell office:value-type="float" office:value="108153" calcext:value-type="float">
            <text:p>108153</text:p>
          </table:table-cell>
          <table:table-cell office:value-type="float" office:value="7369.63831654354" calcext:value-type="float">
            <text:p>7369.63831654354</text:p>
          </table:table-cell>
          <table:table-cell office:value-type="float" office:value="0.0735076522682367" calcext:value-type="float">
            <text:p>0.073507652268236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368" calcext:value-type="float">
            <text:p>4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" calcext:value-type="float">
            <text:p>900</text:p>
          </table:table-cell>
          <table:table-cell office:value-type="float" office:value="9699.81497602933" calcext:value-type="float">
            <text:p>9699.81497602933</text:p>
          </table:table-cell>
          <table:table-cell office:value-type="float" office:value="710.488757485075" calcext:value-type="float">
            <text:p>710.488757485075</text:p>
          </table:table-cell>
          <table:table-cell office:value-type="float" office:value="103094.75" calcext:value-type="float">
            <text:p>103094.75</text:p>
          </table:table-cell>
          <table:table-cell office:value-type="float" office:value="103106" calcext:value-type="float">
            <text:p>103106</text:p>
          </table:table-cell>
          <table:table-cell office:value-type="float" office:value="95117" calcext:value-type="float">
            <text:p>95117</text:p>
          </table:table-cell>
          <table:table-cell office:value-type="float" office:value="111050" calcext:value-type="float">
            <text:p>111050</text:p>
          </table:table-cell>
          <table:table-cell office:value-type="float" office:value="7551.44928142936" calcext:value-type="float">
            <text:p>7551.44928142936</text:p>
          </table:table-cell>
          <table:table-cell office:value-type="float" office:value="0.0732476608307344" calcext:value-type="float">
            <text:p>0.07324766083073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84" calcext:value-type="float">
            <text:p>5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" calcext:value-type="float">
            <text:p>1000</text:p>
          </table:table-cell>
          <table:table-cell office:value-type="float" office:value="8729.2026746277" calcext:value-type="float">
            <text:p>8729.2026746277</text:p>
          </table:table-cell>
          <table:table-cell office:value-type="float" office:value="410.25652659963" calcext:value-type="float">
            <text:p>410.25652659963</text:p>
          </table:table-cell>
          <table:table-cell office:value-type="float" office:value="114558" calcext:value-type="float">
            <text:p>114558</text:p>
          </table:table-cell>
          <table:table-cell office:value-type="float" office:value="115658.5" calcext:value-type="float">
            <text:p>115658.5</text:p>
          </table:table-cell>
          <table:table-cell office:value-type="float" office:value="107823" calcext:value-type="float">
            <text:p>107823</text:p>
          </table:table-cell>
          <table:table-cell office:value-type="float" office:value="119092" calcext:value-type="float">
            <text:p>119092</text:p>
          </table:table-cell>
          <table:table-cell office:value-type="float" office:value="5384.01603514205" calcext:value-type="float">
            <text:p>5384.01603514205</text:p>
          </table:table-cell>
          <table:table-cell office:value-type="float" office:value="0.0469981671742004" calcext:value-type="float">
            <text:p>0.046998167174200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9984" calcext:value-type="float">
            <text:p>5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" calcext:value-type="float">
            <text:p>2000</text:p>
          </table:table-cell>
          <table:table-cell office:value-type="float" office:value="4512.69647152263" calcext:value-type="float">
            <text:p>4512.69647152263</text:p>
          </table:table-cell>
          <table:table-cell office:value-type="float" office:value="155.861363544235" calcext:value-type="float">
            <text:p>155.861363544235</text:p>
          </table:table-cell>
          <table:table-cell office:value-type="float" office:value="221597" calcext:value-type="float">
            <text:p>221597</text:p>
          </table:table-cell>
          <table:table-cell office:value-type="float" office:value="224805.5" calcext:value-type="float">
            <text:p>224805.5</text:p>
          </table:table-cell>
          <table:table-cell office:value-type="float" office:value="210200" calcext:value-type="float">
            <text:p>210200</text:p>
          </table:table-cell>
          <table:table-cell office:value-type="float" office:value="226577" calcext:value-type="float">
            <text:p>226577</text:p>
          </table:table-cell>
          <table:table-cell office:value-type="float" office:value="7653.60816870056" calcext:value-type="float">
            <text:p>7653.60816870056</text:p>
          </table:table-cell>
          <table:table-cell office:value-type="float" office:value="0.0345384105773118" calcext:value-type="float">
            <text:p>0.03453841057731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592" calcext:value-type="float">
            <text:p>15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" calcext:value-type="float">
            <text:p>3000</text:p>
          </table:table-cell>
          <table:table-cell office:value-type="float" office:value="2874.18678477658" calcext:value-type="float">
            <text:p>2874.18678477658</text:p>
          </table:table-cell>
          <table:table-cell office:value-type="float" office:value="176.082949334548" calcext:value-type="float">
            <text:p>176.082949334548</text:p>
          </table:table-cell>
          <table:table-cell office:value-type="float" office:value="347924.5" calcext:value-type="float">
            <text:p>347924.5</text:p>
          </table:table-cell>
          <table:table-cell office:value-type="float" office:value="340361.5" calcext:value-type="float">
            <text:p>340361.5</text:p>
          </table:table-cell>
          <table:table-cell office:value-type="float" office:value="331765" calcext:value-type="float">
            <text:p>331765</text:p>
          </table:table-cell>
          <table:table-cell office:value-type="float" office:value="379210" calcext:value-type="float">
            <text:p>379210</text:p>
          </table:table-cell>
          <table:table-cell office:value-type="float" office:value="21315.0976931063" calcext:value-type="float">
            <text:p>21315.0976931063</text:p>
          </table:table-cell>
          <table:table-cell office:value-type="float" office:value="0.061263572105748" calcext:value-type="float">
            <text:p>0.06126357210574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17832" calcext:value-type="float">
            <text:p>21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" calcext:value-type="float">
            <text:p>4000</text:p>
          </table:table-cell>
          <table:table-cell office:value-type="float" office:value="2248.0940377736" calcext:value-type="float">
            <text:p>2248.0940377736</text:p>
          </table:table-cell>
          <table:table-cell office:value-type="float" office:value="129.221757961776" calcext:value-type="float">
            <text:p>129.221757961776</text:p>
          </table:table-cell>
          <table:table-cell office:value-type="float" office:value="444821.25" calcext:value-type="float">
            <text:p>444821.25</text:p>
          </table:table-cell>
          <table:table-cell office:value-type="float" office:value="442379" calcext:value-type="float">
            <text:p>442379</text:p>
          </table:table-cell>
          <table:table-cell office:value-type="float" office:value="416315" calcext:value-type="float">
            <text:p>416315</text:p>
          </table:table-cell>
          <table:table-cell office:value-type="float" office:value="478212" calcext:value-type="float">
            <text:p>478212</text:p>
          </table:table-cell>
          <table:table-cell office:value-type="float" office:value="25568.585182798" calcext:value-type="float">
            <text:p>25568.585182798</text:p>
          </table:table-cell>
          <table:table-cell office:value-type="float" office:value="0.0574805839037547" calcext:value-type="float">
            <text:p>0.057480583903754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9808" calcext:value-type="float">
            <text:p>30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" calcext:value-type="float">
            <text:p>5000</text:p>
          </table:table-cell>
          <table:table-cell office:value-type="float" office:value="1791.56646957943" calcext:value-type="float">
            <text:p>1791.56646957943</text:p>
          </table:table-cell>
          <table:table-cell office:value-type="float" office:value="86.7675843201991" calcext:value-type="float">
            <text:p>86.7675843201991</text:p>
          </table:table-cell>
          <table:table-cell office:value-type="float" office:value="558170.75" calcext:value-type="float">
            <text:p>558170.75</text:p>
          </table:table-cell>
          <table:table-cell office:value-type="float" office:value="546131.5" calcext:value-type="float">
            <text:p>546131.5</text:p>
          </table:table-cell>
          <table:table-cell office:value-type="float" office:value="541951" calcext:value-type="float">
            <text:p>541951</text:p>
          </table:table-cell>
          <table:table-cell office:value-type="float" office:value="598469" calcext:value-type="float">
            <text:p>598469</text:p>
          </table:table-cell>
          <table:table-cell office:value-type="float" office:value="27032.8388245975" calcext:value-type="float">
            <text:p>27032.8388245975</text:p>
          </table:table-cell>
          <table:table-cell office:value-type="float" office:value="0.0484311276156938" calcext:value-type="float">
            <text:p>0.04843112761569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16624" calcext:value-type="float">
            <text:p>41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" calcext:value-type="float">
            <text:p>6000</text:p>
          </table:table-cell>
          <table:table-cell office:value-type="float" office:value="1477.79192763549" calcext:value-type="float">
            <text:p>1477.79192763549</text:p>
          </table:table-cell>
          <table:table-cell office:value-type="float" office:value="92.3431713053983" calcext:value-type="float">
            <text:p>92.3431713053983</text:p>
          </table:table-cell>
          <table:table-cell office:value-type="float" office:value="676685.25" calcext:value-type="float">
            <text:p>676685.25</text:p>
          </table:table-cell>
          <table:table-cell office:value-type="float" office:value="673782" calcext:value-type="float">
            <text:p>673782</text:p>
          </table:table-cell>
          <table:table-cell office:value-type="float" office:value="630624" calcext:value-type="float">
            <text:p>630624</text:p>
          </table:table-cell>
          <table:table-cell office:value-type="float" office:value="728553" calcext:value-type="float">
            <text:p>728553</text:p>
          </table:table-cell>
          <table:table-cell office:value-type="float" office:value="42284.2084816148" calcext:value-type="float">
            <text:p>42284.2084816148</text:p>
          </table:table-cell>
          <table:table-cell office:value-type="float" office:value="0.0624872619605863" calcext:value-type="float">
            <text:p>0.062487261960586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9520" calcext:value-type="float">
            <text:p>449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" calcext:value-type="float">
            <text:p>7000</text:p>
          </table:table-cell>
          <table:table-cell office:value-type="float" office:value="1288.70836948429" calcext:value-type="float">
            <text:p>1288.70836948429</text:p>
          </table:table-cell>
          <table:table-cell office:value-type="float" office:value="59.2297456551159" calcext:value-type="float">
            <text:p>59.2297456551159</text:p>
          </table:table-cell>
          <table:table-cell office:value-type="float" office:value="775970.75" calcext:value-type="float">
            <text:p>775970.75</text:p>
          </table:table-cell>
          <table:table-cell office:value-type="float" office:value="772227" calcext:value-type="float">
            <text:p>772227</text:p>
          </table:table-cell>
          <table:table-cell office:value-type="float" office:value="737508" calcext:value-type="float">
            <text:p>737508</text:p>
          </table:table-cell>
          <table:table-cell office:value-type="float" office:value="821921" calcext:value-type="float">
            <text:p>821921</text:p>
          </table:table-cell>
          <table:table-cell office:value-type="float" office:value="35664.042576756" calcext:value-type="float">
            <text:p>35664.042576756</text:p>
          </table:table-cell>
          <table:table-cell office:value-type="float" office:value="0.0459605501583095" calcext:value-type="float">
            <text:p>0.045960550158309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92248" calcext:value-type="float">
            <text:p>49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" calcext:value-type="float">
            <text:p>8000</text:p>
          </table:table-cell>
          <table:table-cell office:value-type="float" office:value="1122.97975941282" calcext:value-type="float">
            <text:p>1122.97975941282</text:p>
          </table:table-cell>
          <table:table-cell office:value-type="float" office:value="47.0616487402796" calcext:value-type="float">
            <text:p>47.0616487402796</text:p>
          </table:table-cell>
          <table:table-cell office:value-type="float" office:value="890488" calcext:value-type="float">
            <text:p>890488</text:p>
          </table:table-cell>
          <table:table-cell office:value-type="float" office:value="887894" calcext:value-type="float">
            <text:p>887894</text:p>
          </table:table-cell>
          <table:table-cell office:value-type="float" office:value="852689" calcext:value-type="float">
            <text:p>852689</text:p>
          </table:table-cell>
          <table:table-cell office:value-type="float" office:value="933475" calcext:value-type="float">
            <text:p>933475</text:p>
          </table:table-cell>
          <table:table-cell office:value-type="float" office:value="37318.4228051865" calcext:value-type="float">
            <text:p>37318.4228051865</text:p>
          </table:table-cell>
          <table:table-cell office:value-type="float" office:value="0.0419078334634341" calcext:value-type="float">
            <text:p>0.041907833463434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4344" calcext:value-type="float">
            <text:p>60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" calcext:value-type="float">
            <text:p>9000</text:p>
          </table:table-cell>
          <table:table-cell office:value-type="float" office:value="963.564262750485" calcext:value-type="float">
            <text:p>963.564262750485</text:p>
          </table:table-cell>
          <table:table-cell office:value-type="float" office:value="33.7960279895057" calcext:value-type="float">
            <text:p>33.7960279895057</text:p>
          </table:table-cell>
          <table:table-cell office:value-type="float" office:value="1037813.5" calcext:value-type="float">
            <text:p>1037813.5</text:p>
          </table:table-cell>
          <table:table-cell office:value-type="float" office:value="1041748.5" calcext:value-type="float">
            <text:p>1041748.5</text:p>
          </table:table-cell>
          <table:table-cell office:value-type="float" office:value="990712" calcext:value-type="float">
            <text:p>990712</text:p>
          </table:table-cell>
          <table:table-cell office:value-type="float" office:value="1077045" calcext:value-type="float">
            <text:p>1077045</text:p>
          </table:table-cell>
          <table:table-cell office:value-type="float" office:value="36400.243813286" calcext:value-type="float">
            <text:p>36400.243813286</text:p>
          </table:table-cell>
          <table:table-cell office:value-type="float" office:value="0.0350739740938868" calcext:value-type="float">
            <text:p>0.035073974093886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37104" calcext:value-type="float">
            <text:p>637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" calcext:value-type="float">
            <text:p>10000</text:p>
          </table:table-cell>
          <table:table-cell office:value-type="float" office:value="856.466309934174" calcext:value-type="float">
            <text:p>856.466309934174</text:p>
          </table:table-cell>
          <table:table-cell office:value-type="float" office:value="36.3074251285416" calcext:value-type="float">
            <text:p>36.3074251285416</text:p>
          </table:table-cell>
          <table:table-cell office:value-type="float" office:value="1167588.25" calcext:value-type="float">
            <text:p>1167588.25</text:p>
          </table:table-cell>
          <table:table-cell office:value-type="float" office:value="1172013.5" calcext:value-type="float">
            <text:p>1172013.5</text:p>
          </table:table-cell>
          <table:table-cell office:value-type="float" office:value="1103807" calcext:value-type="float">
            <text:p>1103807</text:p>
          </table:table-cell>
          <table:table-cell office:value-type="float" office:value="1222519" calcext:value-type="float">
            <text:p>1222519</text:p>
          </table:table-cell>
          <table:table-cell office:value-type="float" office:value="49496.544669805" calcext:value-type="float">
            <text:p>49496.544669805</text:p>
          </table:table-cell>
          <table:table-cell office:value-type="float" office:value="0.0423921229678399" calcext:value-type="float">
            <text:p>0.042392122967839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54304" calcext:value-type="float">
            <text:p>85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0" calcext:value-type="float">
            <text:p>20000</text:p>
          </table:table-cell>
          <table:table-cell office:value-type="float" office:value="419.514030751637" calcext:value-type="float">
            <text:p>419.514030751637</text:p>
          </table:table-cell>
          <table:table-cell office:value-type="float" office:value="13.7558680982501" calcext:value-type="float">
            <text:p>13.7558680982501</text:p>
          </table:table-cell>
          <table:table-cell office:value-type="float" office:value="2383710.5" calcext:value-type="float">
            <text:p>2383710.5</text:p>
          </table:table-cell>
          <table:table-cell office:value-type="float" office:value="2377055" calcext:value-type="float">
            <text:p>2377055</text:p>
          </table:table-cell>
          <table:table-cell office:value-type="float" office:value="2296921" calcext:value-type="float">
            <text:p>2296921</text:p>
          </table:table-cell>
          <table:table-cell office:value-type="float" office:value="2483811" calcext:value-type="float">
            <text:p>2483811</text:p>
          </table:table-cell>
          <table:table-cell office:value-type="float" office:value="78161.8845111435" calcext:value-type="float">
            <text:p>78161.8845111435</text:p>
          </table:table-cell>
          <table:table-cell office:value-type="float" office:value="0.0327900072224137" calcext:value-type="float">
            <text:p>0.03279000722241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77728" calcext:value-type="float">
            <text:p>157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0" calcext:value-type="float">
            <text:p>30000</text:p>
          </table:table-cell>
          <table:table-cell office:value-type="float" office:value="290.282376536011" calcext:value-type="float">
            <text:p>290.282376536011</text:p>
          </table:table-cell>
          <table:table-cell office:value-type="float" office:value="8.35726025332751" calcext:value-type="float">
            <text:p>8.35726025332751</text:p>
          </table:table-cell>
          <table:table-cell office:value-type="float" office:value="3444921.5" calcext:value-type="float">
            <text:p>3444921.5</text:p>
          </table:table-cell>
          <table:table-cell office:value-type="float" office:value="3428762" calcext:value-type="float">
            <text:p>3428762</text:p>
          </table:table-cell>
          <table:table-cell office:value-type="float" office:value="3351919" calcext:value-type="float">
            <text:p>3351919</text:p>
          </table:table-cell>
          <table:table-cell office:value-type="float" office:value="3570243" calcext:value-type="float">
            <text:p>3570243</text:p>
          </table:table-cell>
          <table:table-cell office:value-type="float" office:value="99179.6535199299" calcext:value-type="float">
            <text:p>99179.6535199299</text:p>
          </table:table-cell>
          <table:table-cell office:value-type="float" office:value="0.0287901055277834" calcext:value-type="float">
            <text:p>0.028790105527783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74288" calcext:value-type="float">
            <text:p>257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0" calcext:value-type="float">
            <text:p>40000</text:p>
          </table:table-cell>
          <table:table-cell office:value-type="float" office:value="222.189942961064" calcext:value-type="float">
            <text:p>222.189942961064</text:p>
          </table:table-cell>
          <table:table-cell office:value-type="float" office:value="7.99715968034013" calcext:value-type="float">
            <text:p>7.99715968034013</text:p>
          </table:table-cell>
          <table:table-cell office:value-type="float" office:value="4500653.75" calcext:value-type="float">
            <text:p>4500653.75</text:p>
          </table:table-cell>
          <table:table-cell office:value-type="float" office:value="4428792.5" calcext:value-type="float">
            <text:p>4428792.5</text:p>
          </table:table-cell>
          <table:table-cell office:value-type="float" office:value="4402187" calcext:value-type="float">
            <text:p>4402187</text:p>
          </table:table-cell>
          <table:table-cell office:value-type="float" office:value="4742843" calcext:value-type="float">
            <text:p>4742843</text:p>
          </table:table-cell>
          <table:table-cell office:value-type="float" office:value="161989.540233055" calcext:value-type="float">
            <text:p>161989.540233055</text:p>
          </table:table-cell>
          <table:table-cell office:value-type="float" office:value="0.0359924467046716" calcext:value-type="float">
            <text:p>0.03599244670467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29344" calcext:value-type="float">
            <text:p>342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0" calcext:value-type="float">
            <text:p>50000</text:p>
          </table:table-cell>
          <table:table-cell office:value-type="float" office:value="182.26367566507" calcext:value-type="float">
            <text:p>182.26367566507</text:p>
          </table:table-cell>
          <table:table-cell office:value-type="float" office:value="3.20800772089237" calcext:value-type="float">
            <text:p>3.20800772089237</text:p>
          </table:table-cell>
          <table:table-cell office:value-type="float" office:value="5486556.75" calcext:value-type="float">
            <text:p>5486556.75</text:p>
          </table:table-cell>
          <table:table-cell office:value-type="float" office:value="5480998.5" calcext:value-type="float">
            <text:p>5480998.5</text:p>
          </table:table-cell>
          <table:table-cell office:value-type="float" office:value="5381888" calcext:value-type="float">
            <text:p>5381888</text:p>
          </table:table-cell>
          <table:table-cell office:value-type="float" office:value="5602342" calcext:value-type="float">
            <text:p>5602342</text:p>
          </table:table-cell>
          <table:table-cell office:value-type="float" office:value="96568.4267635304" calcext:value-type="float">
            <text:p>96568.4267635304</text:p>
          </table:table-cell>
          <table:table-cell office:value-type="float" office:value="0.0176009164151142" calcext:value-type="float">
            <text:p>0.01760091641511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836456" calcext:value-type="float">
            <text:p>383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0" calcext:value-type="float">
            <text:p>60000</text:p>
          </table:table-cell>
          <table:table-cell office:value-type="float" office:value="146.706323831104" calcext:value-type="float">
            <text:p>146.706323831104</text:p>
          </table:table-cell>
          <table:table-cell office:value-type="float" office:value="3.95983035836627" calcext:value-type="float">
            <text:p>3.95983035836627</text:p>
          </table:table-cell>
          <table:table-cell office:value-type="float" office:value="6816338.75" calcext:value-type="float">
            <text:p>6816338.75</text:p>
          </table:table-cell>
          <table:table-cell office:value-type="float" office:value="6808562" calcext:value-type="float">
            <text:p>6808562</text:p>
          </table:table-cell>
          <table:table-cell office:value-type="float" office:value="6599509" calcext:value-type="float">
            <text:p>6599509</text:p>
          </table:table-cell>
          <table:table-cell office:value-type="float" office:value="7048722" calcext:value-type="float">
            <text:p>7048722</text:p>
          </table:table-cell>
          <table:table-cell office:value-type="float" office:value="183983.514890827" calcext:value-type="float">
            <text:p>183983.514890827</text:p>
          </table:table-cell>
          <table:table-cell office:value-type="float" office:value="0.0269915451151584" calcext:value-type="float">
            <text:p>0.026991545115158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517552" calcext:value-type="float">
            <text:p>45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0" calcext:value-type="float">
            <text:p>70000</text:p>
          </table:table-cell>
          <table:table-cell office:value-type="float" office:value="126.313857536474" calcext:value-type="float">
            <text:p>126.313857536474</text:p>
          </table:table-cell>
          <table:table-cell office:value-type="float" office:value="4.1614415031546" calcext:value-type="float">
            <text:p>4.1614415031546</text:p>
          </table:table-cell>
          <table:table-cell office:value-type="float" office:value="7916787.75" calcext:value-type="float">
            <text:p>7916787.75</text:p>
          </table:table-cell>
          <table:table-cell office:value-type="float" office:value="7875359.5" calcext:value-type="float">
            <text:p>7875359.5</text:p>
          </table:table-cell>
          <table:table-cell office:value-type="float" office:value="7645588" calcext:value-type="float">
            <text:p>7645588</text:p>
          </table:table-cell>
          <table:table-cell office:value-type="float" office:value="8270844" calcext:value-type="float">
            <text:p>8270844</text:p>
          </table:table-cell>
          <table:table-cell office:value-type="float" office:value="260820.544610498" calcext:value-type="float">
            <text:p>260820.544610498</text:p>
          </table:table-cell>
          <table:table-cell office:value-type="float" office:value="0.0329452491145159" calcext:value-type="float">
            <text:p>0.03294524911451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243752" calcext:value-type="float">
            <text:p>624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0" calcext:value-type="float">
            <text:p>80000</text:p>
          </table:table-cell>
          <table:table-cell office:value-type="float" office:value="108.368021485477" calcext:value-type="float">
            <text:p>108.368021485477</text:p>
          </table:table-cell>
          <table:table-cell office:value-type="float" office:value="2.77829712638871" calcext:value-type="float">
            <text:p>2.77829712638871</text:p>
          </table:table-cell>
          <table:table-cell office:value-type="float" office:value="9227814.5" calcext:value-type="float">
            <text:p>9227814.5</text:p>
          </table:table-cell>
          <table:table-cell office:value-type="float" office:value="9202257" calcext:value-type="float">
            <text:p>9202257</text:p>
          </table:table-cell>
          <table:table-cell office:value-type="float" office:value="8970249" calcext:value-type="float">
            <text:p>8970249</text:p>
          </table:table-cell>
          <table:table-cell office:value-type="float" office:value="9536495" calcext:value-type="float">
            <text:p>9536495</text:p>
          </table:table-cell>
          <table:table-cell office:value-type="float" office:value="236579.113992902" calcext:value-type="float">
            <text:p>236579.113992902</text:p>
          </table:table-cell>
          <table:table-cell office:value-type="float" office:value="0.025637610508198" calcext:value-type="float">
            <text:p>0.02563761050819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709904" calcext:value-type="float">
            <text:p>670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0" calcext:value-type="float">
            <text:p>90000</text:p>
          </table:table-cell>
          <table:table-cell office:value-type="float" office:value="100.179657188218" calcext:value-type="float">
            <text:p>100.179657188218</text:p>
          </table:table-cell>
          <table:table-cell office:value-type="float" office:value="1.09309846257117" calcext:value-type="float">
            <text:p>1.09309846257117</text:p>
          </table:table-cell>
          <table:table-cell office:value-type="float" office:value="9982066.5" calcext:value-type="float">
            <text:p>9982066.5</text:p>
          </table:table-cell>
          <table:table-cell office:value-type="float" office:value="9987782.5" calcext:value-type="float">
            <text:p>9987782.5</text:p>
          </table:table-cell>
          <table:table-cell office:value-type="float" office:value="9843334" calcext:value-type="float">
            <text:p>9843334</text:p>
          </table:table-cell>
          <table:table-cell office:value-type="float" office:value="10109367" calcext:value-type="float">
            <text:p>10109367</text:p>
          </table:table-cell>
          <table:table-cell office:value-type="float" office:value="108918.136183405" calcext:value-type="float">
            <text:p>108918.136183405</text:p>
          </table:table-cell>
          <table:table-cell office:value-type="float" office:value="0.0109113815444332" calcext:value-type="float">
            <text:p>0.01091138154443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825648" calcext:value-type="float">
            <text:p>682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0" calcext:value-type="float">
            <text:p>100000</text:p>
          </table:table-cell>
          <table:table-cell office:value-type="float" office:value="87.7279171287004" calcext:value-type="float">
            <text:p>87.7279171287004</text:p>
          </table:table-cell>
          <table:table-cell office:value-type="float" office:value="0.826868703221028" calcext:value-type="float">
            <text:p>0.826868703221028</text:p>
          </table:table-cell>
          <table:table-cell office:value-type="float" office:value="11398880" calcext:value-type="float">
            <text:p>11398880</text:p>
          </table:table-cell>
          <table:table-cell office:value-type="float" office:value="11371274" calcext:value-type="float">
            <text:p>11371274</text:p>
          </table:table-cell>
          <table:table-cell office:value-type="float" office:value="11307938" calcext:value-type="float">
            <text:p>11307938</text:p>
          </table:table-cell>
          <table:table-cell office:value-type="float" office:value="11517428" calcext:value-type="float">
            <text:p>11517428</text:p>
          </table:table-cell>
          <table:table-cell office:value-type="float" office:value="107438.742788624" calcext:value-type="float">
            <text:p>107438.742788624</text:p>
          </table:table-cell>
          <table:table-cell office:value-type="float" office:value="0.00942537712377212" calcext:value-type="float">
            <text:p>0.009425377123772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095312" calcext:value-type="float">
            <text:p>809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200000" calcext:value-type="float">
            <text:p>200000</text:p>
          </table:table-cell>
          <table:table-cell office:value-type="float" office:value="43.5195836603286" calcext:value-type="float">
            <text:p>43.5195836603286</text:p>
          </table:table-cell>
          <table:table-cell office:value-type="float" office:value="0.563437897134717" calcext:value-type="float">
            <text:p>0.563437897134717</text:p>
          </table:table-cell>
          <table:table-cell office:value-type="float" office:value="22978161" calcext:value-type="float">
            <text:p>22978161</text:p>
          </table:table-cell>
          <table:table-cell office:value-type="float" office:value="22838688" calcext:value-type="float">
            <text:p>22838688</text:p>
          </table:table-cell>
          <table:table-cell office:value-type="float" office:value="22776029" calcext:value-type="float">
            <text:p>22776029</text:p>
          </table:table-cell>
          <table:table-cell office:value-type="float" office:value="23319766" calcext:value-type="float">
            <text:p>23319766</text:p>
          </table:table-cell>
          <table:table-cell office:value-type="float" office:value="297492.889980584" calcext:value-type="float">
            <text:p>297492.889980584</text:p>
          </table:table-cell>
          <table:table-cell office:value-type="float" office:value="0.012946766713863" calcext:value-type="float">
            <text:p>0.01294676671386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485840" calcext:value-type="float">
            <text:p>17485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.2358187209272" calcext:value-type="float">
            <text:p>23.2358187209272</text:p>
          </table:table-cell>
          <table:table-cell office:value-type="float" office:value="0.112761660594742" calcext:value-type="float">
            <text:p>0.112761660594742</text:p>
          </table:table-cell>
          <table:table-cell table:number-columns-repeated="2" office:value-type="float" office:value="43037003" calcext:value-type="float">
            <text:p>43037003</text:p>
          </table:table-cell>
          <table:table-cell office:value-type="float" office:value="42889320" calcext:value-type="float">
            <text:p>42889320</text:p>
          </table:table-cell>
          <table:table-cell office:value-type="float" office:value="43184686" calcext:value-type="float">
            <text:p>43184686</text:p>
          </table:table-cell>
          <table:table-cell office:value-type="float" office:value="208855.301531946" calcext:value-type="float">
            <text:p>208855.301531946</text:p>
          </table:table-cell>
          <table:table-cell office:value-type="float" office:value="0.00485292392530088" calcext:value-type="float">
            <text:p>0.0048529239253008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6006672" calcext:value-type="float">
            <text:p>2600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.1494914481231" calcext:value-type="float">
            <text:p>17.1494914481231</text:p>
          </table:table-cell>
          <table:table-cell office:value-type="float" office:value="0.10244706810856" calcext:value-type="float">
            <text:p>0.10244706810856</text:p>
          </table:table-cell>
          <table:table-cell table:number-columns-repeated="2" office:value-type="float" office:value="58310767" calcext:value-type="float">
            <text:p>58310767</text:p>
          </table:table-cell>
          <table:table-cell office:value-type="float" office:value="58064457" calcext:value-type="float">
            <text:p>58064457</text:p>
          </table:table-cell>
          <table:table-cell office:value-type="float" office:value="58557077" calcext:value-type="float">
            <text:p>58557077</text:p>
          </table:table-cell>
          <table:table-cell office:value-type="float" office:value="348334.942548117" calcext:value-type="float">
            <text:p>348334.942548117</text:p>
          </table:table-cell>
          <table:table-cell office:value-type="float" office:value="0.00597376711831139" calcext:value-type="float">
            <text:p>0.0059737671183113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65208" calcext:value-type="float">
            <text:p>3186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500000" calcext:value-type="float">
            <text:p>500000</text:p>
          </table:table-cell>
          <table:table-cell office:value-type="float" office:value="4.92110925463905" calcext:value-type="float">
            <text:p>4.921109254639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3206218" calcext:value-type="float">
            <text:p>20320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1421560" calcext:value-type="float">
            <text:p>41421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.3210950974535" calcext:value-type="float">
            <text:p>11.3210950974535</text:p>
          </table:table-cell>
          <table:table-cell office:value-type="float" office:value="0.0380103348738625" calcext:value-type="float">
            <text:p>0.0380103348738625</text:p>
          </table:table-cell>
          <table:table-cell table:number-columns-repeated="2" office:value-type="float" office:value="88330677.5" calcext:value-type="float">
            <text:p>88330677.5</text:p>
          </table:table-cell>
          <table:table-cell office:value-type="float" office:value="88120972" calcext:value-type="float">
            <text:p>88120972</text:p>
          </table:table-cell>
          <table:table-cell office:value-type="float" office:value="88540383" calcext:value-type="float">
            <text:p>88540383</text:p>
          </table:table-cell>
          <table:table-cell office:value-type="float" office:value="296568.362204231" calcext:value-type="float">
            <text:p>296568.362204231</text:p>
          </table:table-cell>
          <table:table-cell office:value-type="float" office:value="0.00335747863141015" calcext:value-type="float">
            <text:p>0.003357478631410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9501416" calcext:value-type="float">
            <text:p>4950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47422958967758" calcext:value-type="float">
            <text:p>4.4742295896775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3502165" calcext:value-type="float">
            <text:p>22350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60200" calcext:value-type="float">
            <text:p>597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1164379762151" calcext:value-type="float">
            <text:p>3.116437976215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20879160" calcext:value-type="float">
            <text:p>320879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1266224" calcext:value-type="float">
            <text:p>6126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54713748257588" calcext:value-type="float">
            <text:p>3.5471374825758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1917463" calcext:value-type="float">
            <text:p>281917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168088" calcext:value-type="float">
            <text:p>7016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direct_filter_inline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706395019765" calcext:value-type="float">
            <text:p>3.567063950197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0342605" calcext:value-type="float">
            <text:p>28034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480648" calcext:value-type="float">
            <text:p>78480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" calcext:value-type="float">
            <text:p>1</text:p>
          </table:table-cell>
          <table:table-cell office:value-type="float" office:value="399241.441261603" calcext:value-type="float">
            <text:p>399241.441261603</text:p>
          </table:table-cell>
          <table:table-cell office:value-type="float" office:value="13974.2491612839" calcext:value-type="float">
            <text:p>13974.2491612839</text:p>
          </table:table-cell>
          <table:table-cell office:value-type="float" office:value="2504.75" calcext:value-type="float">
            <text:p>2504.75</text:p>
          </table:table-cell>
          <table:table-cell office:value-type="float" office:value="2501.5" calcext:value-type="float">
            <text:p>2501.5</text:p>
          </table:table-cell>
          <table:table-cell office:value-type="float" office:value="2402" calcext:value-type="float">
            <text:p>2402</text:p>
          </table:table-cell>
          <table:table-cell office:value-type="float" office:value="2614" calcext:value-type="float">
            <text:p>2614</text:p>
          </table:table-cell>
          <table:table-cell office:value-type="float" office:value="87.6712609696017" calcext:value-type="float">
            <text:p>87.6712609696017</text:p>
          </table:table-cell>
          <table:table-cell office:value-type="float" office:value="0.0350020005867259" calcext:value-type="float">
            <text:p>0.03500200058672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" calcext:value-type="float">
            <text:p>2</text:p>
          </table:table-cell>
          <table:table-cell office:value-type="float" office:value="167427.06458499" calcext:value-type="float">
            <text:p>167427.06458499</text:p>
          </table:table-cell>
          <table:table-cell office:value-type="float" office:value="191854.950645015" calcext:value-type="float">
            <text:p>191854.950645015</text:p>
          </table:table-cell>
          <table:table-cell office:value-type="float" office:value="5972.75" calcext:value-type="float">
            <text:p>5972.75</text:p>
          </table:table-cell>
          <table:table-cell office:value-type="float" office:value="2561.5" calcext:value-type="float">
            <text:p>2561.5</text:p>
          </table:table-cell>
          <table:table-cell office:value-type="float" office:value="2529" calcext:value-type="float">
            <text:p>2529</text:p>
          </table:table-cell>
          <table:table-cell office:value-type="float" office:value="16239" calcext:value-type="float">
            <text:p>16239</text:p>
          </table:table-cell>
          <table:table-cell office:value-type="float" office:value="6844.1841186514" calcext:value-type="float">
            <text:p>6844.1841186514</text:p>
          </table:table-cell>
          <table:table-cell office:value-type="float" office:value="1.14590165646501" calcext:value-type="float">
            <text:p>1.145901656465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" calcext:value-type="float">
            <text:p>3</text:p>
          </table:table-cell>
          <table:table-cell office:value-type="float" office:value="127194.098193844" calcext:value-type="float">
            <text:p>127194.098193844</text:p>
          </table:table-cell>
          <table:table-cell office:value-type="float" office:value="159336.517654883" calcext:value-type="float">
            <text:p>159336.517654883</text:p>
          </table:table-cell>
          <table:table-cell office:value-type="float" office:value="7862" calcext:value-type="float">
            <text:p>7862</text:p>
          </table:table-cell>
          <table:table-cell office:value-type="float" office:value="3012.5" calcext:value-type="float">
            <text:p>3012.5</text:p>
          </table:table-cell>
          <table:table-cell office:value-type="float" office:value="2789" calcext:value-type="float">
            <text:p>2789</text:p>
          </table:table-cell>
          <table:table-cell office:value-type="float" office:value="22634" calcext:value-type="float">
            <text:p>22634</text:p>
          </table:table-cell>
          <table:table-cell office:value-type="float" office:value="9848.75650357276" calcext:value-type="float">
            <text:p>9848.75650357276</text:p>
          </table:table-cell>
          <table:table-cell office:value-type="float" office:value="1.25270370180269" calcext:value-type="float">
            <text:p>1.2527037018026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" calcext:value-type="float">
            <text:p>4</text:p>
          </table:table-cell>
          <table:table-cell office:value-type="float" office:value="355587.163303405" calcext:value-type="float">
            <text:p>355587.163303405</text:p>
          </table:table-cell>
          <table:table-cell office:value-type="float" office:value="9292.35701782361" calcext:value-type="float">
            <text:p>9292.35701782361</text:p>
          </table:table-cell>
          <table:table-cell office:value-type="float" office:value="2812.25" calcext:value-type="float">
            <text:p>2812.25</text:p>
          </table:table-cell>
          <table:table-cell office:value-type="float" office:value="2782.5" calcext:value-type="float">
            <text:p>2782.5</text:p>
          </table:table-cell>
          <table:table-cell office:value-type="float" office:value="2763" calcext:value-type="float">
            <text:p>2763</text:p>
          </table:table-cell>
          <table:table-cell office:value-type="float" office:value="2921" calcext:value-type="float">
            <text:p>2921</text:p>
          </table:table-cell>
          <table:table-cell office:value-type="float" office:value="73.4909291454848" calcext:value-type="float">
            <text:p>73.4909291454848</text:p>
          </table:table-cell>
          <table:table-cell office:value-type="float" office:value="0.0261324310233744" calcext:value-type="float">
            <text:p>0.02613243102337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" calcext:value-type="float">
            <text:p>5</text:p>
          </table:table-cell>
          <table:table-cell office:value-type="float" office:value="346140.533056421" calcext:value-type="float">
            <text:p>346140.533056421</text:p>
          </table:table-cell>
          <table:table-cell office:value-type="float" office:value="20288.694621847" calcext:value-type="float">
            <text:p>20288.694621847</text:p>
          </table:table-cell>
          <table:table-cell office:value-type="float" office:value="2889" calcext:value-type="float">
            <text:p>2889</text:p>
          </table:table-cell>
          <table:table-cell office:value-type="float" office:value="2904" calcext:value-type="float">
            <text:p>2904</text:p>
          </table:table-cell>
          <table:table-cell office:value-type="float" office:value="2713" calcext:value-type="float">
            <text:p>2713</text:p>
          </table:table-cell>
          <table:table-cell office:value-type="float" office:value="3035" calcext:value-type="float">
            <text:p>3035</text:p>
          </table:table-cell>
          <table:table-cell office:value-type="float" office:value="169.335957984908" calcext:value-type="float">
            <text:p>169.335957984908</text:p>
          </table:table-cell>
          <table:table-cell office:value-type="float" office:value="0.0586140387625159" calcext:value-type="float">
            <text:p>0.05861403876251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" calcext:value-type="float">
            <text:p>6</text:p>
          </table:table-cell>
          <table:table-cell office:value-type="float" office:value="356951.633053721" calcext:value-type="float">
            <text:p>356951.633053721</text:p>
          </table:table-cell>
          <table:table-cell office:value-type="float" office:value="20584.5687702244" calcext:value-type="float">
            <text:p>20584.5687702244</text:p>
          </table:table-cell>
          <table:table-cell office:value-type="float" office:value="2801.5" calcext:value-type="float">
            <text:p>2801.5</text:p>
          </table:table-cell>
          <table:table-cell office:value-type="float" office:value="2779.5" calcext:value-type="float">
            <text:p>2779.5</text:p>
          </table:table-cell>
          <table:table-cell office:value-type="float" office:value="2645" calcext:value-type="float">
            <text:p>2645</text:p>
          </table:table-cell>
          <table:table-cell office:value-type="float" office:value="3002" calcext:value-type="float">
            <text:p>3002</text:p>
          </table:table-cell>
          <table:table-cell office:value-type="float" office:value="161.555975851509" calcext:value-type="float">
            <text:p>161.555975851509</text:p>
          </table:table-cell>
          <table:table-cell office:value-type="float" office:value="0.0576676694097837" calcext:value-type="float">
            <text:p>0.05766766940978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" calcext:value-type="float">
            <text:p>7</text:p>
          </table:table-cell>
          <table:table-cell office:value-type="float" office:value="326717.307849383" calcext:value-type="float">
            <text:p>326717.307849383</text:p>
          </table:table-cell>
          <table:table-cell office:value-type="float" office:value="39889.0542257251" calcext:value-type="float">
            <text:p>39889.0542257251</text:p>
          </table:table-cell>
          <table:table-cell office:value-type="float" office:value="3060.75" calcext:value-type="float">
            <text:p>3060.75</text:p>
          </table:table-cell>
          <table:table-cell office:value-type="float" office:value="2932" calcext:value-type="float">
            <text:p>2932</text:p>
          </table:table-cell>
          <table:table-cell office:value-type="float" office:value="2776" calcext:value-type="float">
            <text:p>2776</text:p>
          </table:table-cell>
          <table:table-cell office:value-type="float" office:value="3603" calcext:value-type="float">
            <text:p>3603</text:p>
          </table:table-cell>
          <table:table-cell office:value-type="float" office:value="373.688261344488" calcext:value-type="float">
            <text:p>373.688261344488</text:p>
          </table:table-cell>
          <table:table-cell office:value-type="float" office:value="0.122090422721388" calcext:value-type="float">
            <text:p>0.12209042272138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" calcext:value-type="float">
            <text:p>8</text:p>
          </table:table-cell>
          <table:table-cell office:value-type="float" office:value="152102.821507339" calcext:value-type="float">
            <text:p>152102.821507339</text:p>
          </table:table-cell>
          <table:table-cell office:value-type="float" office:value="154974.311885972" calcext:value-type="float">
            <text:p>154974.311885972</text:p>
          </table:table-cell>
          <table:table-cell office:value-type="float" office:value="6574.5" calcext:value-type="float">
            <text:p>6574.5</text:p>
          </table:table-cell>
          <table:table-cell office:value-type="float" office:value="3364" calcext:value-type="float">
            <text:p>3364</text:p>
          </table:table-cell>
          <table:table-cell office:value-type="float" office:value="2952" calcext:value-type="float">
            <text:p>2952</text:p>
          </table:table-cell>
          <table:table-cell office:value-type="float" office:value="16618" calcext:value-type="float">
            <text:p>16618</text:p>
          </table:table-cell>
          <table:table-cell office:value-type="float" office:value="6698.61744441841" calcext:value-type="float">
            <text:p>6698.61744441841</text:p>
          </table:table-cell>
          <table:table-cell office:value-type="float" office:value="1.01887861349432" calcext:value-type="float">
            <text:p>1.018878613494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" calcext:value-type="float">
            <text:p>9</text:p>
          </table:table-cell>
          <table:table-cell office:value-type="float" office:value="312622.11801485" calcext:value-type="float">
            <text:p>312622.11801485</text:p>
          </table:table-cell>
          <table:table-cell office:value-type="float" office:value="21878.3337096369" calcext:value-type="float">
            <text:p>21878.3337096369</text:p>
          </table:table-cell>
          <table:table-cell office:value-type="float" office:value="3198.75" calcext:value-type="float">
            <text:p>3198.75</text:p>
          </table:table-cell>
          <table:table-cell office:value-type="float" office:value="3276.5" calcext:value-type="float">
            <text:p>3276.5</text:p>
          </table:table-cell>
          <table:table-cell office:value-type="float" office:value="2874" calcext:value-type="float">
            <text:p>2874</text:p>
          </table:table-cell>
          <table:table-cell office:value-type="float" office:value="3368" calcext:value-type="float">
            <text:p>3368</text:p>
          </table:table-cell>
          <table:table-cell office:value-type="float" office:value="223.859144701901" calcext:value-type="float">
            <text:p>223.859144701901</text:p>
          </table:table-cell>
          <table:table-cell office:value-type="float" office:value="0.069983319953701" calcext:value-type="float">
            <text:p>0.0699833199537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" calcext:value-type="float">
            <text:p>10</text:p>
          </table:table-cell>
          <table:table-cell office:value-type="float" office:value="310655.483069276" calcext:value-type="float">
            <text:p>310655.483069276</text:p>
          </table:table-cell>
          <table:table-cell office:value-type="float" office:value="17923.7891409461" calcext:value-type="float">
            <text:p>17923.7891409461</text:p>
          </table:table-cell>
          <table:table-cell office:value-type="float" office:value="3219" calcext:value-type="float">
            <text:p>3219</text:p>
          </table:table-cell>
          <table:table-cell office:value-type="float" office:value="3175.5" calcext:value-type="float">
            <text:p>3175.5</text:p>
          </table:table-cell>
          <table:table-cell office:value-type="float" office:value="3045" calcext:value-type="float">
            <text:p>3045</text:p>
          </table:table-cell>
          <table:table-cell office:value-type="float" office:value="3480" calcext:value-type="float">
            <text:p>3480</text:p>
          </table:table-cell>
          <table:table-cell office:value-type="float" office:value="185.725604050707" calcext:value-type="float">
            <text:p>185.725604050707</text:p>
          </table:table-cell>
          <table:table-cell office:value-type="float" office:value="0.0576966772447055" calcext:value-type="float">
            <text:p>0.057696677244705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" calcext:value-type="float">
            <text:p>20</text:p>
          </table:table-cell>
          <table:table-cell office:value-type="float" office:value="267004.872838929" calcext:value-type="float">
            <text:p>267004.872838929</text:p>
          </table:table-cell>
          <table:table-cell office:value-type="float" office:value="65612.7919996756" calcext:value-type="float">
            <text:p>65612.7919996756</text:p>
          </table:table-cell>
          <table:table-cell office:value-type="float" office:value="3745.25" calcext:value-type="float">
            <text:p>3745.25</text:p>
          </table:table-cell>
          <table:table-cell office:value-type="float" office:value="3416" calcext:value-type="float">
            <text:p>3416</text:p>
          </table:table-cell>
          <table:table-cell office:value-type="float" office:value="3048" calcext:value-type="float">
            <text:p>3048</text:p>
          </table:table-cell>
          <table:table-cell office:value-type="float" office:value="5101" calcext:value-type="float">
            <text:p>5101</text:p>
          </table:table-cell>
          <table:table-cell office:value-type="float" office:value="920.343912169069" calcext:value-type="float">
            <text:p>920.343912169069</text:p>
          </table:table-cell>
          <table:table-cell office:value-type="float" office:value="0.245736309236785" calcext:value-type="float">
            <text:p>0.24573630923678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832" calcext:value-type="float">
            <text:p>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" calcext:value-type="float">
            <text:p>30</text:p>
          </table:table-cell>
          <table:table-cell office:value-type="float" office:value="264427.844252" calcext:value-type="float">
            <text:p>264427.844252</text:p>
          </table:table-cell>
          <table:table-cell office:value-type="float" office:value="15799.2324989182" calcext:value-type="float">
            <text:p>15799.2324989182</text:p>
          </table:table-cell>
          <table:table-cell office:value-type="float" office:value="3781.75" calcext:value-type="float">
            <text:p>3781.75</text:p>
          </table:table-cell>
          <table:table-cell office:value-type="float" office:value="3689.5" calcext:value-type="float">
            <text:p>3689.5</text:p>
          </table:table-cell>
          <table:table-cell office:value-type="float" office:value="3633" calcext:value-type="float">
            <text:p>3633</text:p>
          </table:table-cell>
          <table:table-cell office:value-type="float" office:value="4115" calcext:value-type="float">
            <text:p>4115</text:p>
          </table:table-cell>
          <table:table-cell office:value-type="float" office:value="225.954825868653" calcext:value-type="float">
            <text:p>225.954825868653</text:p>
          </table:table-cell>
          <table:table-cell office:value-type="float" office:value="0.0597487475027839" calcext:value-type="float">
            <text:p>0.05974874750278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12" calcext:value-type="float">
            <text:p>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" calcext:value-type="float">
            <text:p>40</text:p>
          </table:table-cell>
          <table:table-cell office:value-type="float" office:value="157691.397934243" calcext:value-type="float">
            <text:p>157691.397934243</text:p>
          </table:table-cell>
          <table:table-cell office:value-type="float" office:value="7201.65434729383" calcext:value-type="float">
            <text:p>7201.65434729383</text:p>
          </table:table-cell>
          <table:table-cell office:value-type="float" office:value="6341.5" calcext:value-type="float">
            <text:p>6341.5</text:p>
          </table:table-cell>
          <table:table-cell office:value-type="float" office:value="6366.5" calcext:value-type="float">
            <text:p>6366.5</text:p>
          </table:table-cell>
          <table:table-cell office:value-type="float" office:value="5983" calcext:value-type="float">
            <text:p>5983</text:p>
          </table:table-cell>
          <table:table-cell office:value-type="float" office:value="6650" calcext:value-type="float">
            <text:p>6650</text:p>
          </table:table-cell>
          <table:table-cell office:value-type="float" office:value="289.611809151492" calcext:value-type="float">
            <text:p>289.611809151492</text:p>
          </table:table-cell>
          <table:table-cell office:value-type="float" office:value="0.0456692910433638" calcext:value-type="float">
            <text:p>0.04566929104336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248" calcext:value-type="float">
            <text:p>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" calcext:value-type="float">
            <text:p>50</text:p>
          </table:table-cell>
          <table:table-cell office:value-type="float" office:value="72341.8877615611" calcext:value-type="float">
            <text:p>72341.8877615611</text:p>
          </table:table-cell>
          <table:table-cell office:value-type="float" office:value="41140.6340448675" calcext:value-type="float">
            <text:p>41140.6340448675</text:p>
          </table:table-cell>
          <table:table-cell office:value-type="float" office:value="13823.25" calcext:value-type="float">
            <text:p>13823.25</text:p>
          </table:table-cell>
          <table:table-cell office:value-type="float" office:value="13829.5" calcext:value-type="float">
            <text:p>13829.5</text:p>
          </table:table-cell>
          <table:table-cell office:value-type="float" office:value="6947" calcext:value-type="float">
            <text:p>6947</text:p>
          </table:table-cell>
          <table:table-cell office:value-type="float" office:value="20687" calcext:value-type="float">
            <text:p>20687</text:p>
          </table:table-cell>
          <table:table-cell office:value-type="float" office:value="7861.24453145514" calcext:value-type="float">
            <text:p>7861.24453145514</text:p>
          </table:table-cell>
          <table:table-cell office:value-type="float" office:value="0.568697269560714" calcext:value-type="float">
            <text:p>0.5686972695607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92" calcext:value-type="float">
            <text:p>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" calcext:value-type="float">
            <text:p>60</text:p>
          </table:table-cell>
          <table:table-cell office:value-type="float" office:value="122115.032360484" calcext:value-type="float">
            <text:p>122115.032360484</text:p>
          </table:table-cell>
          <table:table-cell office:value-type="float" office:value="4786.98708551875" calcext:value-type="float">
            <text:p>4786.98708551875</text:p>
          </table:table-cell>
          <table:table-cell office:value-type="float" office:value="8189" calcext:value-type="float">
            <text:p>8189</text:p>
          </table:table-cell>
          <table:table-cell office:value-type="float" office:value="8244" calcext:value-type="float">
            <text:p>8244</text:p>
          </table:table-cell>
          <table:table-cell office:value-type="float" office:value="7779" calcext:value-type="float">
            <text:p>7779</text:p>
          </table:table-cell>
          <table:table-cell office:value-type="float" office:value="8489" calcext:value-type="float">
            <text:p>8489</text:p>
          </table:table-cell>
          <table:table-cell office:value-type="float" office:value="321.01401838549" calcext:value-type="float">
            <text:p>321.01401838549</text:p>
          </table:table-cell>
          <table:table-cell office:value-type="float" office:value="0.039200637243313" calcext:value-type="float">
            <text:p>0.0392006372433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672" calcext:value-type="float">
            <text:p>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" calcext:value-type="float">
            <text:p>70</text:p>
          </table:table-cell>
          <table:table-cell office:value-type="float" office:value="43115.0633252493" calcext:value-type="float">
            <text:p>43115.0633252493</text:p>
          </table:table-cell>
          <table:table-cell office:value-type="float" office:value="14496.3289564104" calcext:value-type="float">
            <text:p>14496.3289564104</text:p>
          </table:table-cell>
          <table:table-cell office:value-type="float" office:value="23193.75" calcext:value-type="float">
            <text:p>23193.75</text:p>
          </table:table-cell>
          <table:table-cell office:value-type="float" office:value="23250.5" calcext:value-type="float">
            <text:p>23250.5</text:p>
          </table:table-cell>
          <table:table-cell office:value-type="float" office:value="16299" calcext:value-type="float">
            <text:p>16299</text:p>
          </table:table-cell>
          <table:table-cell office:value-type="float" office:value="29975" calcext:value-type="float">
            <text:p>29975</text:p>
          </table:table-cell>
          <table:table-cell office:value-type="float" office:value="7798.30072836384" calcext:value-type="float">
            <text:p>7798.30072836384</text:p>
          </table:table-cell>
          <table:table-cell office:value-type="float" office:value="0.336224229732744" calcext:value-type="float">
            <text:p>0.33622422973274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64" calcext:value-type="float">
            <text:p>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" calcext:value-type="float">
            <text:p>80</text:p>
          </table:table-cell>
          <table:table-cell office:value-type="float" office:value="57057.2712360031" calcext:value-type="float">
            <text:p>57057.2712360031</text:p>
          </table:table-cell>
          <table:table-cell office:value-type="float" office:value="869.324128218423" calcext:value-type="float">
            <text:p>869.324128218423</text:p>
          </table:table-cell>
          <table:table-cell office:value-type="float" office:value="17526.25" calcext:value-type="float">
            <text:p>17526.25</text:p>
          </table:table-cell>
          <table:table-cell office:value-type="float" office:value="17538" calcext:value-type="float">
            <text:p>17538</text:p>
          </table:table-cell>
          <table:table-cell office:value-type="float" office:value="17218" calcext:value-type="float">
            <text:p>17218</text:p>
          </table:table-cell>
          <table:table-cell office:value-type="float" office:value="17811" calcext:value-type="float">
            <text:p>17811</text:p>
          </table:table-cell>
          <table:table-cell office:value-type="float" office:value="267.02980482835" calcext:value-type="float">
            <text:p>267.02980482835</text:p>
          </table:table-cell>
          <table:table-cell office:value-type="float" office:value="0.0152359920021881" calcext:value-type="float">
            <text:p>0.015235992002188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712" calcext:value-type="float">
            <text:p>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" calcext:value-type="float">
            <text:p>90</text:p>
          </table:table-cell>
          <table:table-cell office:value-type="float" office:value="45256.0360238047" calcext:value-type="float">
            <text:p>45256.0360238047</text:p>
          </table:table-cell>
          <table:table-cell office:value-type="float" office:value="13857.982838984" calcext:value-type="float">
            <text:p>13857.982838984</text:p>
          </table:table-cell>
          <table:table-cell office:value-type="float" office:value="22096.5" calcext:value-type="float">
            <text:p>22096.5</text:p>
          </table:table-cell>
          <table:table-cell office:value-type="float" office:value="19083.5" calcext:value-type="float">
            <text:p>19083.5</text:p>
          </table:table-cell>
          <table:table-cell office:value-type="float" office:value="18020" calcext:value-type="float">
            <text:p>18020</text:p>
          </table:table-cell>
          <table:table-cell office:value-type="float" office:value="32199" calcext:value-type="float">
            <text:p>32199</text:p>
          </table:table-cell>
          <table:table-cell office:value-type="float" office:value="6766.23373820326" calcext:value-type="float">
            <text:p>6766.23373820326</text:p>
          </table:table-cell>
          <table:table-cell office:value-type="float" office:value="0.306212917801609" calcext:value-type="float">
            <text:p>0.3062129178016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328" calcext:value-type="float">
            <text:p>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" calcext:value-type="float">
            <text:p>100</text:p>
          </table:table-cell>
          <table:table-cell office:value-type="float" office:value="37954.2651105418" calcext:value-type="float">
            <text:p>37954.2651105418</text:p>
          </table:table-cell>
          <table:table-cell office:value-type="float" office:value="10705.2653983169" calcext:value-type="float">
            <text:p>10705.2653983169</text:p>
          </table:table-cell>
          <table:table-cell office:value-type="float" office:value="26347.5" calcext:value-type="float">
            <text:p>26347.5</text:p>
          </table:table-cell>
          <table:table-cell office:value-type="float" office:value="26413" calcext:value-type="float">
            <text:p>26413</text:p>
          </table:table-cell>
          <table:table-cell office:value-type="float" office:value="19652" calcext:value-type="float">
            <text:p>19652</text:p>
          </table:table-cell>
          <table:table-cell office:value-type="float" office:value="32912" calcext:value-type="float">
            <text:p>32912</text:p>
          </table:table-cell>
          <table:table-cell office:value-type="float" office:value="7431.49628271454" calcext:value-type="float">
            <text:p>7431.49628271454</text:p>
          </table:table-cell>
          <table:table-cell office:value-type="float" office:value="0.282056980082153" calcext:value-type="float">
            <text:p>0.28205698008215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184" calcext:value-type="float">
            <text:p>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" calcext:value-type="float">
            <text:p>200</text:p>
          </table:table-cell>
          <table:table-cell office:value-type="float" office:value="17.3200522133758" calcext:value-type="float">
            <text:p>17.3200522133758</text:p>
          </table:table-cell>
          <table:table-cell office:value-type="float" office:value="24.4769356177279" calcext:value-type="float">
            <text:p>24.4769356177279</text:p>
          </table:table-cell>
          <table:table-cell table:number-columns-repeated="2" office:value-type="float" office:value="57736546.5" calcext:value-type="float">
            <text:p>57736546.5</text:p>
          </table:table-cell>
          <table:table-cell office:value-type="float" office:value="40819" calcext:value-type="float">
            <text:p>40819</text:p>
          </table:table-cell>
          <table:table-cell office:value-type="float" office:value="115432274" calcext:value-type="float">
            <text:p>115432274</text:p>
          </table:table-cell>
          <table:table-cell office:value-type="float" office:value="81594080.3214824" calcext:value-type="float">
            <text:p>81594080.3214824</text:p>
          </table:table-cell>
          <table:table-cell office:value-type="float" office:value="1.41321373147045" calcext:value-type="float">
            <text:p>1.413213731470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2888" calcext:value-type="float">
            <text:p>1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" calcext:value-type="float">
            <text:p>300</text:p>
          </table:table-cell>
          <table:table-cell office:value-type="float" office:value="16.7143050825837" calcext:value-type="float">
            <text:p>16.7143050825837</text:p>
          </table:table-cell>
          <table:table-cell office:value-type="float" office:value="23.6092356844501" calcext:value-type="float">
            <text:p>23.6092356844501</text:p>
          </table:table-cell>
          <table:table-cell table:number-columns-repeated="2" office:value-type="float" office:value="59828990.5" calcext:value-type="float">
            <text:p>59828990.5</text:p>
          </table:table-cell>
          <table:table-cell office:value-type="float" office:value="71785" calcext:value-type="float">
            <text:p>71785</text:p>
          </table:table-cell>
          <table:table-cell office:value-type="float" office:value="119586196" calcext:value-type="float">
            <text:p>119586196</text:p>
          </table:table-cell>
          <table:table-cell office:value-type="float" office:value="84509450.4676161" calcext:value-type="float">
            <text:p>84509450.4676161</text:p>
          </table:table-cell>
          <table:table-cell office:value-type="float" office:value="1.41251673747723" calcext:value-type="float">
            <text:p>1.412516737477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8808" calcext:value-type="float">
            <text:p>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" calcext:value-type="float">
            <text:p>400</text:p>
          </table:table-cell>
          <table:table-cell office:value-type="float" office:value="17.151709581216" calcext:value-type="float">
            <text:p>17.151709581216</text:p>
          </table:table-cell>
          <table:table-cell office:value-type="float" office:value="24.2220379825975" calcext:value-type="float">
            <text:p>24.2220379825975</text:p>
          </table:table-cell>
          <table:table-cell table:number-columns-repeated="2" office:value-type="float" office:value="58303226" calcext:value-type="float">
            <text:p>58303226</text:p>
          </table:table-cell>
          <table:table-cell office:value-type="float" office:value="82066" calcext:value-type="float">
            <text:p>82066</text:p>
          </table:table-cell>
          <table:table-cell office:value-type="float" office:value="116524386" calcext:value-type="float">
            <text:p>116524386</text:p>
          </table:table-cell>
          <table:table-cell office:value-type="float" office:value="82337154.089094" calcext:value-type="float">
            <text:p>82337154.089094</text:p>
          </table:table-cell>
          <table:table-cell office:value-type="float" office:value="1.41222295467997" calcext:value-type="float">
            <text:p>1.4122229546799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496" calcext:value-type="float">
            <text:p>3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" calcext:value-type="float">
            <text:p>500</text:p>
          </table:table-cell>
          <table:table-cell office:value-type="float" office:value="13530.1519436063" calcext:value-type="float">
            <text:p>13530.1519436063</text:p>
          </table:table-cell>
          <table:table-cell office:value-type="float" office:value="1563.83794508398" calcext:value-type="float">
            <text:p>1563.83794508398</text:p>
          </table:table-cell>
          <table:table-cell office:value-type="float" office:value="73909" calcext:value-type="float">
            <text:p>73909</text:p>
          </table:table-cell>
          <table:table-cell office:value-type="float" office:value="75341.5" calcext:value-type="float">
            <text:p>75341.5</text:p>
          </table:table-cell>
          <table:table-cell office:value-type="float" office:value="62219" calcext:value-type="float">
            <text:p>62219</text:p>
          </table:table-cell>
          <table:table-cell office:value-type="float" office:value="82734" calcext:value-type="float">
            <text:p>82734</text:p>
          </table:table-cell>
          <table:table-cell office:value-type="float" office:value="8542.5277679775" calcext:value-type="float">
            <text:p>8542.5277679775</text:p>
          </table:table-cell>
          <table:table-cell office:value-type="float" office:value="0.115581698683212" calcext:value-type="float">
            <text:p>0.1155816986832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712" calcext:value-type="float">
            <text:p>3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" calcext:value-type="float">
            <text:p>600</text:p>
          </table:table-cell>
          <table:table-cell office:value-type="float" office:value="12354.6399394623" calcext:value-type="float">
            <text:p>12354.6399394623</text:p>
          </table:table-cell>
          <table:table-cell office:value-type="float" office:value="1790.38518856365" calcext:value-type="float">
            <text:p>1790.38518856365</text:p>
          </table:table-cell>
          <table:table-cell office:value-type="float" office:value="80941.25" calcext:value-type="float">
            <text:p>80941.25</text:p>
          </table:table-cell>
          <table:table-cell office:value-type="float" office:value="76742.5" calcext:value-type="float">
            <text:p>76742.5</text:p>
          </table:table-cell>
          <table:table-cell office:value-type="float" office:value="72070" calcext:value-type="float">
            <text:p>72070</text:p>
          </table:table-cell>
          <table:table-cell office:value-type="float" office:value="98210" calcext:value-type="float">
            <text:p>98210</text:p>
          </table:table-cell>
          <table:table-cell office:value-type="float" office:value="11729.6834107604" calcext:value-type="float">
            <text:p>11729.6834107604</text:p>
          </table:table-cell>
          <table:table-cell office:value-type="float" office:value="0.144916015143828" calcext:value-type="float">
            <text:p>0.14491601514382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792" calcext:value-type="float">
            <text:p>5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" calcext:value-type="float">
            <text:p>700</text:p>
          </table:table-cell>
          <table:table-cell office:value-type="float" office:value="10534.1332251829" calcext:value-type="float">
            <text:p>10534.1332251829</text:p>
          </table:table-cell>
          <table:table-cell office:value-type="float" office:value="556.221306102855" calcext:value-type="float">
            <text:p>556.221306102855</text:p>
          </table:table-cell>
          <table:table-cell office:value-type="float" office:value="94929.5" calcext:value-type="float">
            <text:p>94929.5</text:p>
          </table:table-cell>
          <table:table-cell office:value-type="float" office:value="97095.5" calcext:value-type="float">
            <text:p>97095.5</text:p>
          </table:table-cell>
          <table:table-cell office:value-type="float" office:value="87446" calcext:value-type="float">
            <text:p>87446</text:p>
          </table:table-cell>
          <table:table-cell office:value-type="float" office:value="98081" calcext:value-type="float">
            <text:p>98081</text:p>
          </table:table-cell>
          <table:table-cell office:value-type="float" office:value="5012.44946774196" calcext:value-type="float">
            <text:p>5012.44946774196</text:p>
          </table:table-cell>
          <table:table-cell office:value-type="float" office:value="0.0528018104776909" calcext:value-type="float">
            <text:p>0.052801810477690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4464" calcext:value-type="float">
            <text:p>3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" calcext:value-type="float">
            <text:p>800</text:p>
          </table:table-cell>
          <table:table-cell office:value-type="float" office:value="9486.3159891856" calcext:value-type="float">
            <text:p>9486.3159891856</text:p>
          </table:table-cell>
          <table:table-cell office:value-type="float" office:value="434.155436037357" calcext:value-type="float">
            <text:p>434.155436037357</text:p>
          </table:table-cell>
          <table:table-cell office:value-type="float" office:value="105415" calcext:value-type="float">
            <text:p>105415</text:p>
          </table:table-cell>
          <table:table-cell office:value-type="float" office:value="105752" calcext:value-type="float">
            <text:p>105752</text:p>
          </table:table-cell>
          <table:table-cell office:value-type="float" office:value="100387" calcext:value-type="float">
            <text:p>100387</text:p>
          </table:table-cell>
          <table:table-cell office:value-type="float" office:value="109769" calcext:value-type="float">
            <text:p>109769</text:p>
          </table:table-cell>
          <table:table-cell office:value-type="float" office:value="4824.47510098249" calcext:value-type="float">
            <text:p>4824.47510098249</text:p>
          </table:table-cell>
          <table:table-cell office:value-type="float" office:value="0.045766495289878" calcext:value-type="float">
            <text:p>0.04576649528987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8424" calcext:value-type="float">
            <text:p>4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" calcext:value-type="float">
            <text:p>900</text:p>
          </table:table-cell>
          <table:table-cell office:value-type="float" office:value="8986.46189515495" calcext:value-type="float">
            <text:p>8986.46189515495</text:p>
          </table:table-cell>
          <table:table-cell office:value-type="float" office:value="641.123964520653" calcext:value-type="float">
            <text:p>641.123964520653</text:p>
          </table:table-cell>
          <table:table-cell office:value-type="float" office:value="111278.5" calcext:value-type="float">
            <text:p>111278.5</text:p>
          </table:table-cell>
          <table:table-cell office:value-type="float" office:value="109457" calcext:value-type="float">
            <text:p>109457</text:p>
          </table:table-cell>
          <table:table-cell office:value-type="float" office:value="104509" calcext:value-type="float">
            <text:p>104509</text:p>
          </table:table-cell>
          <table:table-cell office:value-type="float" office:value="121691" calcext:value-type="float">
            <text:p>121691</text:p>
          </table:table-cell>
          <table:table-cell office:value-type="float" office:value="7938.9768652306" calcext:value-type="float">
            <text:p>7938.9768652306</text:p>
          </table:table-cell>
          <table:table-cell office:value-type="float" office:value="0.0713433130859115" calcext:value-type="float">
            <text:p>0.07134331308591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440" calcext:value-type="float">
            <text:p>54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" calcext:value-type="float">
            <text:p>1000</text:p>
          </table:table-cell>
          <table:table-cell office:value-type="float" office:value="7625.8309772693" calcext:value-type="float">
            <text:p>7625.8309772693</text:p>
          </table:table-cell>
          <table:table-cell office:value-type="float" office:value="997.500163430115" calcext:value-type="float">
            <text:p>997.500163430115</text:p>
          </table:table-cell>
          <table:table-cell office:value-type="float" office:value="131133.25" calcext:value-type="float">
            <text:p>131133.25</text:p>
          </table:table-cell>
          <table:table-cell office:value-type="float" office:value="126977.5" calcext:value-type="float">
            <text:p>126977.5</text:p>
          </table:table-cell>
          <table:table-cell office:value-type="float" office:value="117444" calcext:value-type="float">
            <text:p>117444</text:p>
          </table:table-cell>
          <table:table-cell office:value-type="float" office:value="153134" calcext:value-type="float">
            <text:p>153134</text:p>
          </table:table-cell>
          <table:table-cell office:value-type="float" office:value="17152.9422427563" calcext:value-type="float">
            <text:p>17152.9422427563</text:p>
          </table:table-cell>
          <table:table-cell office:value-type="float" office:value="0.130805438306122" calcext:value-type="float">
            <text:p>0.13080543830612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0280" calcext:value-type="float">
            <text:p>60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" calcext:value-type="float">
            <text:p>2000</text:p>
          </table:table-cell>
          <table:table-cell office:value-type="float" office:value="4063.17423297428" calcext:value-type="float">
            <text:p>4063.17423297428</text:p>
          </table:table-cell>
          <table:table-cell office:value-type="float" office:value="391.683442400959" calcext:value-type="float">
            <text:p>391.683442400959</text:p>
          </table:table-cell>
          <table:table-cell office:value-type="float" office:value="246113" calcext:value-type="float">
            <text:p>246113</text:p>
          </table:table-cell>
          <table:table-cell office:value-type="float" office:value="237809" calcext:value-type="float">
            <text:p>237809</text:p>
          </table:table-cell>
          <table:table-cell office:value-type="float" office:value="227839" calcext:value-type="float">
            <text:p>227839</text:p>
          </table:table-cell>
          <table:table-cell office:value-type="float" office:value="280995" calcext:value-type="float">
            <text:p>280995</text:p>
          </table:table-cell>
          <table:table-cell office:value-type="float" office:value="23724.896234406" calcext:value-type="float">
            <text:p>23724.896234406</text:p>
          </table:table-cell>
          <table:table-cell office:value-type="float" office:value="0.0963983870596272" calcext:value-type="float">
            <text:p>0.096398387059627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52936" calcext:value-type="float">
            <text:p>15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" calcext:value-type="float">
            <text:p>3000</text:p>
          </table:table-cell>
          <table:table-cell office:value-type="float" office:value="2839.41678379261" calcext:value-type="float">
            <text:p>2839.41678379261</text:p>
          </table:table-cell>
          <table:table-cell office:value-type="float" office:value="27.5650271840998" calcext:value-type="float">
            <text:p>27.5650271840998</text:p>
          </table:table-cell>
          <table:table-cell office:value-type="float" office:value="352185" calcext:value-type="float">
            <text:p>352185</text:p>
          </table:table-cell>
          <table:table-cell office:value-type="float" office:value="351627.5" calcext:value-type="float">
            <text:p>351627.5</text:p>
          </table:table-cell>
          <table:table-cell office:value-type="float" office:value="348798" calcext:value-type="float">
            <text:p>348798</text:p>
          </table:table-cell>
          <table:table-cell office:value-type="float" office:value="356687" calcext:value-type="float">
            <text:p>356687</text:p>
          </table:table-cell>
          <table:table-cell office:value-type="float" office:value="3419.00814077221" calcext:value-type="float">
            <text:p>3419.00814077221</text:p>
          </table:table-cell>
          <table:table-cell office:value-type="float" office:value="0.00970798909883218" calcext:value-type="float">
            <text:p>0.009707989098832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55336" calcext:value-type="float">
            <text:p>25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" calcext:value-type="float">
            <text:p>4000</text:p>
          </table:table-cell>
          <table:table-cell office:value-type="float" office:value="2129.91184294882" calcext:value-type="float">
            <text:p>2129.91184294882</text:p>
          </table:table-cell>
          <table:table-cell office:value-type="float" office:value="66.1853398662064" calcext:value-type="float">
            <text:p>66.1853398662064</text:p>
          </table:table-cell>
          <table:table-cell office:value-type="float" office:value="469503" calcext:value-type="float">
            <text:p>469503</text:p>
          </table:table-cell>
          <table:table-cell office:value-type="float" office:value="464573" calcext:value-type="float">
            <text:p>464573</text:p>
          </table:table-cell>
          <table:table-cell office:value-type="float" office:value="458605" calcext:value-type="float">
            <text:p>458605</text:p>
          </table:table-cell>
          <table:table-cell office:value-type="float" office:value="490261" calcext:value-type="float">
            <text:p>490261</text:p>
          </table:table-cell>
          <table:table-cell office:value-type="float" office:value="14589.4374577409" calcext:value-type="float">
            <text:p>14589.4374577409</text:p>
          </table:table-cell>
          <table:table-cell office:value-type="float" office:value="0.0310742156232035" calcext:value-type="float">
            <text:p>0.03107421562320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04248" calcext:value-type="float">
            <text:p>304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" calcext:value-type="float">
            <text:p>5000</text:p>
          </table:table-cell>
          <table:table-cell office:value-type="float" office:value="1720.26215074915" calcext:value-type="float">
            <text:p>1720.26215074915</text:p>
          </table:table-cell>
          <table:table-cell office:value-type="float" office:value="63.1541035199296" calcext:value-type="float">
            <text:p>63.1541035199296</text:p>
          </table:table-cell>
          <table:table-cell office:value-type="float" office:value="581306.75" calcext:value-type="float">
            <text:p>581306.75</text:p>
          </table:table-cell>
          <table:table-cell office:value-type="float" office:value="579105" calcext:value-type="float">
            <text:p>579105</text:p>
          </table:table-cell>
          <table:table-cell office:value-type="float" office:value="561942" calcext:value-type="float">
            <text:p>561942</text:p>
          </table:table-cell>
          <table:table-cell office:value-type="float" office:value="605075" calcext:value-type="float">
            <text:p>605075</text:p>
          </table:table-cell>
          <table:table-cell office:value-type="float" office:value="21340.8791505099" calcext:value-type="float">
            <text:p>21340.8791505099</text:p>
          </table:table-cell>
          <table:table-cell office:value-type="float" office:value="0.0367119066663338" calcext:value-type="float">
            <text:p>0.03671190666633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02840" calcext:value-type="float">
            <text:p>402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" calcext:value-type="float">
            <text:p>6000</text:p>
          </table:table-cell>
          <table:table-cell office:value-type="float" office:value="1369.82266960631" calcext:value-type="float">
            <text:p>1369.82266960631</text:p>
          </table:table-cell>
          <table:table-cell office:value-type="float" office:value="49.5316147210753" calcext:value-type="float">
            <text:p>49.5316147210753</text:p>
          </table:table-cell>
          <table:table-cell office:value-type="float" office:value="730021.5" calcext:value-type="float">
            <text:p>730021.5</text:p>
          </table:table-cell>
          <table:table-cell office:value-type="float" office:value="740609" calcext:value-type="float">
            <text:p>740609</text:p>
          </table:table-cell>
          <table:table-cell office:value-type="float" office:value="691416" calcext:value-type="float">
            <text:p>691416</text:p>
          </table:table-cell>
          <table:table-cell office:value-type="float" office:value="747452" calcext:value-type="float">
            <text:p>747452</text:p>
          </table:table-cell>
          <table:table-cell office:value-type="float" office:value="26396.9523051431" calcext:value-type="float">
            <text:p>26396.9523051431</text:p>
          </table:table-cell>
          <table:table-cell office:value-type="float" office:value="0.0361591436761015" calcext:value-type="float">
            <text:p>0.036159143676101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46360" calcext:value-type="float">
            <text:p>44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" calcext:value-type="float">
            <text:p>7000</text:p>
          </table:table-cell>
          <table:table-cell office:value-type="float" office:value="1182.94757412941" calcext:value-type="float">
            <text:p>1182.94757412941</text:p>
          </table:table-cell>
          <table:table-cell office:value-type="float" office:value="29.0364624750029" calcext:value-type="float">
            <text:p>29.0364624750029</text:p>
          </table:table-cell>
          <table:table-cell office:value-type="float" office:value="845346" calcext:value-type="float">
            <text:p>845346</text:p>
          </table:table-cell>
          <table:table-cell office:value-type="float" office:value="840350" calcext:value-type="float">
            <text:p>840350</text:p>
          </table:table-cell>
          <table:table-cell office:value-type="float" office:value="827282" calcext:value-type="float">
            <text:p>827282</text:p>
          </table:table-cell>
          <table:table-cell office:value-type="float" office:value="873402" calcext:value-type="float">
            <text:p>873402</text:p>
          </table:table-cell>
          <table:table-cell office:value-type="float" office:value="20749.7423759108" calcext:value-type="float">
            <text:p>20749.7423759108</text:p>
          </table:table-cell>
          <table:table-cell office:value-type="float" office:value="0.0245458574073938" calcext:value-type="float">
            <text:p>0.02454585740739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43128" calcext:value-type="float">
            <text:p>54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" calcext:value-type="float">
            <text:p>8000</text:p>
          </table:table-cell>
          <table:table-cell office:value-type="float" office:value="1031.88791633453" calcext:value-type="float">
            <text:p>1031.88791633453</text:p>
          </table:table-cell>
          <table:table-cell office:value-type="float" office:value="49.0778593561999" calcext:value-type="float">
            <text:p>49.0778593561999</text:p>
          </table:table-cell>
          <table:table-cell office:value-type="float" office:value="969097.5" calcext:value-type="float">
            <text:p>969097.5</text:p>
          </table:table-cell>
          <table:table-cell office:value-type="float" office:value="972593.5" calcext:value-type="float">
            <text:p>972593.5</text:p>
          </table:table-cell>
          <table:table-cell office:value-type="float" office:value="912516" calcext:value-type="float">
            <text:p>912516</text:p>
          </table:table-cell>
          <table:table-cell office:value-type="float" office:value="1018687" calcext:value-type="float">
            <text:p>1018687</text:p>
          </table:table-cell>
          <table:table-cell office:value-type="float" office:value="46091.4698724178" calcext:value-type="float">
            <text:p>46091.4698724178</text:p>
          </table:table-cell>
          <table:table-cell office:value-type="float" office:value="0.0475612308074449" calcext:value-type="float">
            <text:p>0.047561230807444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85600" calcext:value-type="float">
            <text:p>58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" calcext:value-type="float">
            <text:p>9000</text:p>
          </table:table-cell>
          <table:table-cell office:value-type="float" office:value="907.93164545814" calcext:value-type="float">
            <text:p>907.93164545814</text:p>
          </table:table-cell>
          <table:table-cell office:value-type="float" office:value="41.4443200818414" calcext:value-type="float">
            <text:p>41.4443200818414</text:p>
          </table:table-cell>
          <table:table-cell office:value-type="float" office:value="1101404.5" calcext:value-type="float">
            <text:p>1101404.5</text:p>
          </table:table-cell>
          <table:table-cell office:value-type="float" office:value="1100865.5" calcext:value-type="float">
            <text:p>1100865.5</text:p>
          </table:table-cell>
          <table:table-cell office:value-type="float" office:value="1050661" calcext:value-type="float">
            <text:p>1050661</text:p>
          </table:table-cell>
          <table:table-cell office:value-type="float" office:value="1153226" calcext:value-type="float">
            <text:p>1153226</text:p>
          </table:table-cell>
          <table:table-cell office:value-type="float" office:value="50275.7678575541" calcext:value-type="float">
            <text:p>50275.7678575541</text:p>
          </table:table-cell>
          <table:table-cell office:value-type="float" office:value="0.0456469606375805" calcext:value-type="float">
            <text:p>0.045646960637580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45728" calcext:value-type="float">
            <text:p>64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" calcext:value-type="float">
            <text:p>10000</text:p>
          </table:table-cell>
          <table:table-cell office:value-type="float" office:value="812.957402861244" calcext:value-type="float">
            <text:p>812.957402861244</text:p>
          </table:table-cell>
          <table:table-cell office:value-type="float" office:value="47.3029365372089" calcext:value-type="float">
            <text:p>47.3029365372089</text:p>
          </table:table-cell>
          <table:table-cell office:value-type="float" office:value="1230076.75" calcext:value-type="float">
            <text:p>1230076.75</text:p>
          </table:table-cell>
          <table:table-cell office:value-type="float" office:value="1234759.5" calcext:value-type="float">
            <text:p>1234759.5</text:p>
          </table:table-cell>
          <table:table-cell office:value-type="float" office:value="1152787" calcext:value-type="float">
            <text:p>1152787</text:p>
          </table:table-cell>
          <table:table-cell office:value-type="float" office:value="1298001" calcext:value-type="float">
            <text:p>1298001</text:p>
          </table:table-cell>
          <table:table-cell office:value-type="float" office:value="71573.5439967171" calcext:value-type="float">
            <text:p>71573.5439967171</text:p>
          </table:table-cell>
          <table:table-cell office:value-type="float" office:value="0.0581862424411461" calcext:value-type="float">
            <text:p>0.058186242441146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99768" calcext:value-type="float">
            <text:p>79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0" calcext:value-type="float">
            <text:p>20000</text:p>
          </table:table-cell>
          <table:table-cell office:value-type="float" office:value="406.851253045917" calcext:value-type="float">
            <text:p>406.851253045917</text:p>
          </table:table-cell>
          <table:table-cell office:value-type="float" office:value="17.3836047663785" calcext:value-type="float">
            <text:p>17.3836047663785</text:p>
          </table:table-cell>
          <table:table-cell office:value-type="float" office:value="2457900.75" calcext:value-type="float">
            <text:p>2457900.75</text:p>
          </table:table-cell>
          <table:table-cell office:value-type="float" office:value="2476012" calcext:value-type="float">
            <text:p>2476012</text:p>
          </table:table-cell>
          <table:table-cell office:value-type="float" office:value="2316012" calcext:value-type="float">
            <text:p>2316012</text:p>
          </table:table-cell>
          <table:table-cell office:value-type="float" office:value="2563567" calcext:value-type="float">
            <text:p>2563567</text:p>
          </table:table-cell>
          <table:table-cell office:value-type="float" office:value="105019.15595222" calcext:value-type="float">
            <text:p>105019.15595222</text:p>
          </table:table-cell>
          <table:table-cell office:value-type="float" office:value="0.0427271751929852" calcext:value-type="float">
            <text:p>0.04272717519298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08040" calcext:value-type="float">
            <text:p>170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0" calcext:value-type="float">
            <text:p>30000</text:p>
          </table:table-cell>
          <table:table-cell office:value-type="float" office:value="269.065818947897" calcext:value-type="float">
            <text:p>269.065818947897</text:p>
          </table:table-cell>
          <table:table-cell office:value-type="float" office:value="14.6041010638914" calcext:value-type="float">
            <text:p>14.6041010638914</text:p>
          </table:table-cell>
          <table:table-cell office:value-type="float" office:value="3716562.75" calcext:value-type="float">
            <text:p>3716562.75</text:p>
          </table:table-cell>
          <table:table-cell office:value-type="float" office:value="3693440" calcext:value-type="float">
            <text:p>3693440</text:p>
          </table:table-cell>
          <table:table-cell office:value-type="float" office:value="3497303" calcext:value-type="float">
            <text:p>3497303</text:p>
          </table:table-cell>
          <table:table-cell office:value-type="float" office:value="3982068" calcext:value-type="float">
            <text:p>3982068</text:p>
          </table:table-cell>
          <table:table-cell office:value-type="float" office:value="201724.091984365" calcext:value-type="float">
            <text:p>201724.091984365</text:p>
          </table:table-cell>
          <table:table-cell office:value-type="float" office:value="0.0542770580112942" calcext:value-type="float">
            <text:p>0.05427705801129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637288" calcext:value-type="float">
            <text:p>263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0" calcext:value-type="float">
            <text:p>40000</text:p>
          </table:table-cell>
          <table:table-cell office:value-type="float" office:value="199.245020767309" calcext:value-type="float">
            <text:p>199.245020767309</text:p>
          </table:table-cell>
          <table:table-cell office:value-type="float" office:value="7.68929343939091" calcext:value-type="float">
            <text:p>7.68929343939091</text:p>
          </table:table-cell>
          <table:table-cell office:value-type="float" office:value="5018946" calcext:value-type="float">
            <text:p>5018946</text:p>
          </table:table-cell>
          <table:table-cell office:value-type="float" office:value="5006531" calcext:value-type="float">
            <text:p>5006531</text:p>
          </table:table-cell>
          <table:table-cell office:value-type="float" office:value="4816265" calcext:value-type="float">
            <text:p>4816265</text:p>
          </table:table-cell>
          <table:table-cell office:value-type="float" office:value="5246457" calcext:value-type="float">
            <text:p>5246457</text:p>
          </table:table-cell>
          <table:table-cell office:value-type="float" office:value="193691.909598723" calcext:value-type="float">
            <text:p>193691.909598723</text:p>
          </table:table-cell>
          <table:table-cell office:value-type="float" office:value="0.0385921485504573" calcext:value-type="float">
            <text:p>0.038592148550457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531064" calcext:value-type="float">
            <text:p>353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0" calcext:value-type="float">
            <text:p>50000</text:p>
          </table:table-cell>
          <table:table-cell office:value-type="float" office:value="165.948131998629" calcext:value-type="float">
            <text:p>165.948131998629</text:p>
          </table:table-cell>
          <table:table-cell office:value-type="float" office:value="6.6244364185841" calcext:value-type="float">
            <text:p>6.6244364185841</text:p>
          </table:table-cell>
          <table:table-cell office:value-type="float" office:value="6025979.25" calcext:value-type="float">
            <text:p>6025979.25</text:p>
          </table:table-cell>
          <table:table-cell office:value-type="float" office:value="5920163.5" calcext:value-type="float">
            <text:p>5920163.5</text:p>
          </table:table-cell>
          <table:table-cell office:value-type="float" office:value="5878921" calcext:value-type="float">
            <text:p>5878921</text:p>
          </table:table-cell>
          <table:table-cell office:value-type="float" office:value="6384669" calcext:value-type="float">
            <text:p>6384669</text:p>
          </table:table-cell>
          <table:table-cell office:value-type="float" office:value="240549.356721062" calcext:value-type="float">
            <text:p>240549.356721062</text:p>
          </table:table-cell>
          <table:table-cell office:value-type="float" office:value="0.0399187164013321" calcext:value-type="float">
            <text:p>0.039918716401332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4059472" calcext:value-type="float">
            <text:p>405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0" calcext:value-type="float">
            <text:p>60000</text:p>
          </table:table-cell>
          <table:table-cell office:value-type="float" office:value="134.890727719289" calcext:value-type="float">
            <text:p>134.890727719289</text:p>
          </table:table-cell>
          <table:table-cell office:value-type="float" office:value="3.22871535961334" calcext:value-type="float">
            <text:p>3.22871535961334</text:p>
          </table:table-cell>
          <table:table-cell office:value-type="float" office:value="7413408" calcext:value-type="float">
            <text:p>7413408</text:p>
          </table:table-cell>
          <table:table-cell office:value-type="float" office:value="7373851" calcext:value-type="float">
            <text:p>7373851</text:p>
          </table:table-cell>
          <table:table-cell office:value-type="float" office:value="7259079" calcext:value-type="float">
            <text:p>7259079</text:p>
          </table:table-cell>
          <table:table-cell office:value-type="float" office:value="7607294" calcext:value-type="float">
            <text:p>7607294</text:p>
          </table:table-cell>
          <table:table-cell office:value-type="float" office:value="177445.734643017" calcext:value-type="float">
            <text:p>177445.734643017</text:p>
          </table:table-cell>
          <table:table-cell office:value-type="float" office:value="0.0239357842766804" calcext:value-type="float">
            <text:p>0.023935784276680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900176" calcext:value-type="float">
            <text:p>490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0" calcext:value-type="float">
            <text:p>70000</text:p>
          </table:table-cell>
          <table:table-cell office:value-type="float" office:value="119.287379580136" calcext:value-type="float">
            <text:p>119.287379580136</text:p>
          </table:table-cell>
          <table:table-cell office:value-type="float" office:value="2.10399781317316" calcext:value-type="float">
            <text:p>2.10399781317316</text:p>
          </table:table-cell>
          <table:table-cell office:value-type="float" office:value="8383116.5" calcext:value-type="float">
            <text:p>8383116.5</text:p>
          </table:table-cell>
          <table:table-cell office:value-type="float" office:value="8354234.5" calcext:value-type="float">
            <text:p>8354234.5</text:p>
          </table:table-cell>
          <table:table-cell office:value-type="float" office:value="8244169" calcext:value-type="float">
            <text:p>8244169</text:p>
          </table:table-cell>
          <table:table-cell office:value-type="float" office:value="8579828" calcext:value-type="float">
            <text:p>8579828</text:p>
          </table:table-cell>
          <table:table-cell office:value-type="float" office:value="147861.901616565" calcext:value-type="float">
            <text:p>147861.901616565</text:p>
          </table:table-cell>
          <table:table-cell office:value-type="float" office:value="0.0176380587835759" calcext:value-type="float">
            <text:p>0.01763805878357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337320" calcext:value-type="float">
            <text:p>5337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0" calcext:value-type="float">
            <text:p>80000</text:p>
          </table:table-cell>
          <table:table-cell office:value-type="float" office:value="104.236491543541" calcext:value-type="float">
            <text:p>104.236491543541</text:p>
          </table:table-cell>
          <table:table-cell office:value-type="float" office:value="1.69745179854142" calcext:value-type="float">
            <text:p>1.69745179854142</text:p>
          </table:table-cell>
          <table:table-cell office:value-type="float" office:value="9593569.25" calcext:value-type="float">
            <text:p>9593569.25</text:p>
          </table:table-cell>
          <table:table-cell office:value-type="float" office:value="9597083" calcext:value-type="float">
            <text:p>9597083</text:p>
          </table:table-cell>
          <table:table-cell office:value-type="float" office:value="9425325" calcext:value-type="float">
            <text:p>9425325</text:p>
          </table:table-cell>
          <table:table-cell office:value-type="float" office:value="9754786" calcext:value-type="float">
            <text:p>9754786</text:p>
          </table:table-cell>
          <table:table-cell office:value-type="float" office:value="156227.642898379" calcext:value-type="float">
            <text:p>156227.642898379</text:p>
          </table:table-cell>
          <table:table-cell office:value-type="float" office:value="0.0162846213778442" calcext:value-type="float">
            <text:p>0.01628462137784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071432" calcext:value-type="float">
            <text:p>707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0" calcext:value-type="float">
            <text:p>90000</text:p>
          </table:table-cell>
          <table:table-cell office:value-type="float" office:value="92.2302281390783" calcext:value-type="float">
            <text:p>92.2302281390783</text:p>
          </table:table-cell>
          <table:table-cell office:value-type="float" office:value="0.392060531348787" calcext:value-type="float">
            <text:p>0.392060531348787</text:p>
          </table:table-cell>
          <table:table-cell office:value-type="float" office:value="10842432.25" calcext:value-type="float">
            <text:p>10842432.25</text:p>
          </table:table-cell>
          <table:table-cell office:value-type="float" office:value="10859310.5" calcext:value-type="float">
            <text:p>10859310.5</text:p>
          </table:table-cell>
          <table:table-cell office:value-type="float" office:value="10775404" calcext:value-type="float">
            <text:p>10775404</text:p>
          </table:table-cell>
          <table:table-cell office:value-type="float" office:value="10875704" calcext:value-type="float">
            <text:p>10875704</text:p>
          </table:table-cell>
          <table:table-cell office:value-type="float" office:value="46089.9841062748" calcext:value-type="float">
            <text:p>46089.9841062748</text:p>
          </table:table-cell>
          <table:table-cell office:value-type="float" office:value="0.00425088974904822" calcext:value-type="float">
            <text:p>0.0042508897490482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837432" calcext:value-type="float">
            <text:p>683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2.7401553694638" calcext:value-type="float">
            <text:p>82.7401553694638</text:p>
          </table:table-cell>
          <table:table-cell office:value-type="float" office:value="0.334715846758704" calcext:value-type="float">
            <text:p>0.334715846758704</text:p>
          </table:table-cell>
          <table:table-cell office:value-type="float" office:value="12086030" calcext:value-type="float">
            <text:p>12086030</text:p>
          </table:table-cell>
          <table:table-cell office:value-type="float" office:value="12091321" calcext:value-type="float">
            <text:p>12091321</text:p>
          </table:table-cell>
          <table:table-cell office:value-type="float" office:value="12027677" calcext:value-type="float">
            <text:p>12027677</text:p>
          </table:table-cell>
          <table:table-cell office:value-type="float" office:value="12133801" calcext:value-type="float">
            <text:p>12133801</text:p>
          </table:table-cell>
          <table:table-cell office:value-type="float" office:value="48892.6537222107" calcext:value-type="float">
            <text:p>48892.6537222107</text:p>
          </table:table-cell>
          <table:table-cell office:value-type="float" office:value="0.0040453857654011" calcext:value-type="float">
            <text:p>0.00404538576540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098688" calcext:value-type="float">
            <text:p>809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.9200803686746" calcext:value-type="float">
            <text:p>40.9200803686746</text:p>
          </table:table-cell>
          <table:table-cell office:value-type="float" office:value="1.29051750962609" calcext:value-type="float">
            <text:p>1.29051750962609</text:p>
          </table:table-cell>
          <table:table-cell office:value-type="float" office:value="24437879.6666667" calcext:value-type="float">
            <text:p>24437879.6666667</text:p>
          </table:table-cell>
          <table:table-cell office:value-type="float" office:value="24338214" calcext:value-type="float">
            <text:p>24338214</text:p>
          </table:table-cell>
          <table:table-cell office:value-type="float" office:value="23721851" calcext:value-type="float">
            <text:p>23721851</text:p>
          </table:table-cell>
          <table:table-cell office:value-type="float" office:value="25253574" calcext:value-type="float">
            <text:p>25253574</text:p>
          </table:table-cell>
          <table:table-cell office:value-type="float" office:value="770709.913661641" calcext:value-type="float">
            <text:p>770709.913661641</text:p>
          </table:table-cell>
          <table:table-cell office:value-type="float" office:value="0.0315375116079686" calcext:value-type="float">
            <text:p>0.031537511607968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7369144" calcext:value-type="float">
            <text:p>17369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.7018375205065" calcext:value-type="float">
            <text:p>23.7018375205065</text:p>
          </table:table-cell>
          <table:table-cell office:value-type="float" office:value="2.32128057396972" calcext:value-type="float">
            <text:p>2.32128057396972</text:p>
          </table:table-cell>
          <table:table-cell office:value-type="float" office:value="42190821.6666667" calcext:value-type="float">
            <text:p>42190821.6666667</text:p>
          </table:table-cell>
          <table:table-cell office:value-type="float" office:value="44078745" calcext:value-type="float">
            <text:p>44078745</text:p>
          </table:table-cell>
          <table:table-cell office:value-type="float" office:value="37452062" calcext:value-type="float">
            <text:p>37452062</text:p>
          </table:table-cell>
          <table:table-cell office:value-type="float" office:value="45041658" calcext:value-type="float">
            <text:p>45041658</text:p>
          </table:table-cell>
          <table:table-cell office:value-type="float" office:value="4132031.30980542" calcext:value-type="float">
            <text:p>4132031.30980542</text:p>
          </table:table-cell>
          <table:table-cell office:value-type="float" office:value="0.097936734734654" calcext:value-type="float">
            <text:p>0.09793673473465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673608" calcext:value-type="float">
            <text:p>2467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.3702277614344" calcext:value-type="float">
            <text:p>16.3702277614344</text:p>
          </table:table-cell>
          <table:table-cell office:value-type="float" office:value="0.492409996046101" calcext:value-type="float">
            <text:p>0.492409996046101</text:p>
          </table:table-cell>
          <table:table-cell table:number-columns-repeated="2" office:value-type="float" office:value="61086505" calcext:value-type="float">
            <text:p>61086505</text:p>
          </table:table-cell>
          <table:table-cell office:value-type="float" office:value="59787226" calcext:value-type="float">
            <text:p>59787226</text:p>
          </table:table-cell>
          <table:table-cell office:value-type="float" office:value="62385784" calcext:value-type="float">
            <text:p>62385784</text:p>
          </table:table-cell>
          <table:table-cell office:value-type="float" office:value="1837457.98310655" calcext:value-type="float">
            <text:p>1837457.98310655</text:p>
          </table:table-cell>
          <table:table-cell office:value-type="float" office:value="0.0300796056855201" calcext:value-type="float">
            <text:p>0.03007960568552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1899720" calcext:value-type="float">
            <text:p>31899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34103738746662" calcext:value-type="float">
            <text:p>7.34103738746662</text:p>
          </table:table-cell>
          <table:table-cell office:value-type="float" office:value="4.66816926379445" calcext:value-type="float">
            <text:p>4.66816926379445</text:p>
          </table:table-cell>
          <table:table-cell table:number-columns-repeated="2" office:value-type="float" office:value="136220529.5" calcext:value-type="float">
            <text:p>136220529.5</text:p>
          </table:table-cell>
          <table:table-cell office:value-type="float" office:value="74969030" calcext:value-type="float">
            <text:p>74969030</text:p>
          </table:table-cell>
          <table:table-cell office:value-type="float" office:value="197472029" calcext:value-type="float">
            <text:p>197472029</text:p>
          </table:table-cell>
          <table:table-cell office:value-type="float" office:value="86622701.3085888" calcext:value-type="float">
            <text:p>86622701.3085888</text:p>
          </table:table-cell>
          <table:table-cell office:value-type="float" office:value="0.635900488909705" calcext:value-type="float">
            <text:p>0.6359004889097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9425576" calcext:value-type="float">
            <text:p>3942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.8831863531808" calcext:value-type="float">
            <text:p>10.8831863531808</text:p>
          </table:table-cell>
          <table:table-cell office:value-type="float" office:value="0.0312707919148237" calcext:value-type="float">
            <text:p>0.0312707919148237</text:p>
          </table:table-cell>
          <table:table-cell table:number-columns-repeated="2" office:value-type="float" office:value="91884855" calcext:value-type="float">
            <text:p>91884855</text:p>
          </table:table-cell>
          <table:table-cell office:value-type="float" office:value="91698169" calcext:value-type="float">
            <text:p>91698169</text:p>
          </table:table-cell>
          <table:table-cell office:value-type="float" office:value="92071541" calcext:value-type="float">
            <text:p>92071541</text:p>
          </table:table-cell>
          <table:table-cell office:value-type="float" office:value="264013.873105184" calcext:value-type="float">
            <text:p>264013.873105184</text:p>
          </table:table-cell>
          <table:table-cell office:value-type="float" office:value="0.00287331218082875" calcext:value-type="float">
            <text:p>0.0028733121808287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7298912" calcext:value-type="float">
            <text:p>4729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43111796547948" calcext:value-type="float">
            <text:p>4.431117965479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5676682" calcext:value-type="float">
            <text:p>225676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9770504" calcext:value-type="float">
            <text:p>5977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800000" calcext:value-type="float">
            <text:p>800000</text:p>
          </table:table-cell>
          <table:table-cell office:value-type="float" office:value="3.20017661902767" calcext:value-type="float">
            <text:p>3.200176619027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12482753" calcext:value-type="float">
            <text:p>31248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2293136" calcext:value-type="float">
            <text:p>6229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67255322962844" calcext:value-type="float">
            <text:p>3.672553229628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72290131" calcext:value-type="float">
            <text:p>272290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3134864" calcext:value-type="float">
            <text:p>73134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sFilterProf.wrapped_filte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8458190026379" calcext:value-type="float">
            <text:p>3.5845819002637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78972563" calcext:value-type="float">
            <text:p>27897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0318600" calcext:value-type="float">
            <text:p>803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phs" table:style-name="ta1">
        <table:shapes>
          <draw:frame draw:z-index="0" draw:style-name="gr1" draw:text-style-name="P1" svg:width="6.2988in" svg:height="3.5429in" svg:x="0.9283in" svg:y="0.0394in">
            <draw:object draw:notify-on-update-of-ranges="map_filter.A2:map_filter.A2 map_filter.C2:map_filter.C56 map_filter.B2:map_filter.B56 map_filter.A57:map_filter.A57 map_filter.C57:map_filter.C111 map_filter.B57:map_filter.B111 map_filter.A112:map_filter.A112 map_filter.C112:map_filter.C166 map_filter.B112:map_filter.B166 map_filter.A167:map_filter.A167 map_filter.C167:map_filter.C221 map_filter.B167:map_filter.B2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004in" svg:y="0.0004in">
            <draw:object draw:notify-on-update-of-ranges="map_filter.B2:map_filter.B56 map_filter.A2:map_filter.A2 map_filter.C2:map_filter.C56 map_filter.B57:map_filter.B111 map_filter.A57:map_filter.A57 map_filter.C57:map_filter.C111 map_filter.B112:map_filter.B166 map_filter.A112:map_filter.A112 map_filter.C112:map_filter.C166 map_filter.B167:map_filter.B221 map_filter.A167:map_filter.A167 map_filter.C167:map_filter.C2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894in" svg:y="3.9114in">
            <draw:object draw:notify-on-update-of-ranges="map_filter.B2:map_filter.B56 map_filter.A2:map_filter.A2 map_filter.E2:map_filter.E56 map_filter.B57:map_filter.B111 map_filter.A57:map_filter.A57 map_filter.E57:map_filter.E111 map_filter.B112:map_filter.B166 map_filter.A112:map_filter.A112 map_filter.E112:map_filter.E166 map_filter.B167:map_filter.B221 map_filter.A167:map_filter.A167 map_filter.E167:map_filter.E2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165in" svg:height="8.1091in" svg:x="8.0004in" svg:y="3.9114in">
            <draw:object draw:notify-on-update-of-ranges="map_filter.B2:map_filter.B56 map_filter.A2:map_filter.A2 map_filter.E2:map_filter.E56 map_filter.B57:map_filter.B111 map_filter.A57:map_filter.A57 map_filter.E57:map_filter.E111 map_filter.B112:map_filter.B166 map_filter.A112:map_filter.A112 map_filter.E112:map_filter.E166 map_filter.B167:map_filter.B221 map_filter.A167:map_filter.A167 map_filter.E167:map_filter.E2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map_filter.A2:map_filter.R2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7:03:55.845021620</dc:date>
    <meta:editing-duration>PT7M8S</meta:editing-duration>
    <meta:editing-cycles>1</meta:editing-cycles>
    <meta:document-statistic meta:table-count="2" meta:cell-count="3978" meta:object-count="4"/>
    <meta:generator>LibreOffice/7.2.0.4$Linux_X86_64 LibreOffice_project/20$Build-4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C56 map_filter.A2:map_filter.A2 map_filter.A57:map_filter.A57 map_filter.C57:map_filter.C221 map_filter.A112:map_filter.A112 map_filter.A167:map_filter.A167" chart:data-source-has-labels="row" svg:x="1.331cm" svg:y="1.275cm" svg:width="8.348cm" svg:height="6.564cm">
          <chart:coordinate-region svg:x="2.693cm" svg:y="1.275cm" svg:width="6.845cm" svg:height="4.919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22cm" chart:style-name="ch8">
              <text:p>iterations per second</text:p>
            </chart:title>
            <chart:grid chart:style-name="ch9" chart:class="major"/>
          </chart:axis>
          <chart:series chart:style-name="ch10" chart:values-cell-range-address="map_filter.C2:map_filter.C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C57:map_filter.C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C112:map_filter.C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C167:map_filter.C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470698.987997176">
                <text:p>470698.987997176</text:p>
                <draw:g>
                  <svg:desc>map_filter.C2:map_filter.C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447828.034034931">
                <text:p>447828.034034931</text:p>
                <draw:g>
                  <svg:desc>map_filter.C57:map_filter.C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471142.520612485">
                <text:p>471142.520612485</text:p>
                <draw:g>
                  <svg:desc>map_filter.C112:map_filter.C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399241.441261603">
                <text:p>399241.441261603</text:p>
                <draw:g>
                  <svg:desc>map_filter.C167:map_filter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9463.087248322">
                <text:p>419463.087248322</text:p>
              </table:table-cell>
              <table:table-cell office:value-type="float" office:value="2">
                <text:p>2</text:p>
              </table:table-cell>
              <table:table-cell office:value-type="float" office:value="399920.015996801">
                <text:p>399920.015996801</text:p>
              </table:table-cell>
              <table:table-cell office:value-type="float" office:value="2">
                <text:p>2</text:p>
              </table:table-cell>
              <table:table-cell office:value-type="float" office:value="466635.557629491">
                <text:p>466635.557629491</text:p>
              </table:table-cell>
              <table:table-cell office:value-type="float" office:value="2">
                <text:p>2</text:p>
              </table:table-cell>
              <table:table-cell office:value-type="float" office:value="167427.06458499">
                <text:p>167427.06458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1685.732786531">
                <text:p>431685.732786531</text:p>
              </table:table-cell>
              <table:table-cell office:value-type="float" office:value="3">
                <text:p>3</text:p>
              </table:table-cell>
              <table:table-cell office:value-type="float" office:value="377287.304282211">
                <text:p>377287.304282211</text:p>
              </table:table-cell>
              <table:table-cell office:value-type="float" office:value="3">
                <text:p>3</text:p>
              </table:table-cell>
              <table:table-cell office:value-type="float" office:value="457299.645592775">
                <text:p>457299.645592775</text:p>
              </table:table-cell>
              <table:table-cell office:value-type="float" office:value="3">
                <text:p>3</text:p>
              </table:table-cell>
              <table:table-cell office:value-type="float" office:value="127194.098193844">
                <text:p>127194.098193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5391.709739536">
                <text:p>405391.709739536</text:p>
              </table:table-cell>
              <table:table-cell office:value-type="float" office:value="4">
                <text:p>4</text:p>
              </table:table-cell>
              <table:table-cell office:value-type="float" office:value="386436.093131098">
                <text:p>386436.093131098</text:p>
              </table:table-cell>
              <table:table-cell office:value-type="float" office:value="4">
                <text:p>4</text:p>
              </table:table-cell>
              <table:table-cell office:value-type="float" office:value="407373.459619106">
                <text:p>407373.459619106</text:p>
              </table:table-cell>
              <table:table-cell office:value-type="float" office:value="4">
                <text:p>4</text:p>
              </table:table-cell>
              <table:table-cell office:value-type="float" office:value="355587.163303405">
                <text:p>355587.163303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7446.726075165">
                <text:p>387446.726075165</text:p>
              </table:table-cell>
              <table:table-cell office:value-type="float" office:value="5">
                <text:p>5</text:p>
              </table:table-cell>
              <table:table-cell office:value-type="float" office:value="169743.263314237">
                <text:p>169743.263314237</text:p>
              </table:table-cell>
              <table:table-cell office:value-type="float" office:value="5">
                <text:p>5</text:p>
              </table:table-cell>
              <table:table-cell office:value-type="float" office:value="412839.302301579">
                <text:p>412839.302301579</text:p>
              </table:table-cell>
              <table:table-cell office:value-type="float" office:value="5">
                <text:p>5</text:p>
              </table:table-cell>
              <table:table-cell office:value-type="float" office:value="346140.533056421">
                <text:p>346140.533056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1578.089477974">
                <text:p>171578.089477974</text:p>
              </table:table-cell>
              <table:table-cell office:value-type="float" office:value="6">
                <text:p>6</text:p>
              </table:table-cell>
              <table:table-cell office:value-type="float" office:value="377536.573855592">
                <text:p>377536.573855592</text:p>
              </table:table-cell>
              <table:table-cell office:value-type="float" office:value="6">
                <text:p>6</text:p>
              </table:table-cell>
              <table:table-cell office:value-type="float" office:value="430477.830391735">
                <text:p>430477.830391735</text:p>
              </table:table-cell>
              <table:table-cell office:value-type="float" office:value="6">
                <text:p>6</text:p>
              </table:table-cell>
              <table:table-cell office:value-type="float" office:value="356951.633053721">
                <text:p>356951.63305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8716.152243893">
                <text:p>378716.152243893</text:p>
              </table:table-cell>
              <table:table-cell office:value-type="float" office:value="7">
                <text:p>7</text:p>
              </table:table-cell>
              <table:table-cell office:value-type="float" office:value="164075.638869519">
                <text:p>164075.638869519</text:p>
              </table:table-cell>
              <table:table-cell office:value-type="float" office:value="7">
                <text:p>7</text:p>
              </table:table-cell>
              <table:table-cell office:value-type="float" office:value="364298.724954463">
                <text:p>364298.724954463</text:p>
              </table:table-cell>
              <table:table-cell office:value-type="float" office:value="7">
                <text:p>7</text:p>
              </table:table-cell>
              <table:table-cell office:value-type="float" office:value="326717.307849383">
                <text:p>326717.30784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7855.644146034">
                <text:p>167855.644146034</text:p>
              </table:table-cell>
              <table:table-cell office:value-type="float" office:value="8">
                <text:p>8</text:p>
              </table:table-cell>
              <table:table-cell office:value-type="float" office:value="362023.712553172">
                <text:p>362023.712553172</text:p>
              </table:table-cell>
              <table:table-cell office:value-type="float" office:value="8">
                <text:p>8</text:p>
              </table:table-cell>
              <table:table-cell office:value-type="float" office:value="397377.309755613">
                <text:p>397377.309755613</text:p>
              </table:table-cell>
              <table:table-cell office:value-type="float" office:value="8">
                <text:p>8</text:p>
              </table:table-cell>
              <table:table-cell office:value-type="float" office:value="152102.821507339">
                <text:p>152102.821507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7180.575200377">
                <text:p>377180.575200377</text:p>
              </table:table-cell>
              <table:table-cell office:value-type="float" office:value="9">
                <text:p>9</text:p>
              </table:table-cell>
              <table:table-cell office:value-type="float" office:value="354170.355941208">
                <text:p>354170.355941208</text:p>
              </table:table-cell>
              <table:table-cell office:value-type="float" office:value="9">
                <text:p>9</text:p>
              </table:table-cell>
              <table:table-cell office:value-type="float" office:value="108956.199607758">
                <text:p>108956.199607758</text:p>
              </table:table-cell>
              <table:table-cell office:value-type="float" office:value="9">
                <text:p>9</text:p>
              </table:table-cell>
              <table:table-cell office:value-type="float" office:value="312622.11801485">
                <text:p>312622.1180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8294.518093873">
                <text:p>358294.518093873</text:p>
              </table:table-cell>
              <table:table-cell office:value-type="float" office:value="10">
                <text:p>10</text:p>
              </table:table-cell>
              <table:table-cell office:value-type="float" office:value="349101.064758248">
                <text:p>349101.064758248</text:p>
              </table:table-cell>
              <table:table-cell office:value-type="float" office:value="10">
                <text:p>10</text:p>
              </table:table-cell>
              <table:table-cell office:value-type="float" office:value="358615.743231128">
                <text:p>358615.743231128</text:p>
              </table:table-cell>
              <table:table-cell office:value-type="float" office:value="10">
                <text:p>10</text:p>
              </table:table-cell>
              <table:table-cell office:value-type="float" office:value="310655.483069276">
                <text:p>310655.483069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34476.126766452">
                <text:p>334476.126766452</text:p>
              </table:table-cell>
              <table:table-cell office:value-type="float" office:value="20">
                <text:p>20</text:p>
              </table:table-cell>
              <table:table-cell office:value-type="float" office:value="323206.205559147">
                <text:p>323206.205559147</text:p>
              </table:table-cell>
              <table:table-cell office:value-type="float" office:value="20">
                <text:p>20</text:p>
              </table:table-cell>
              <table:table-cell office:value-type="float" office:value="350324.049746015">
                <text:p>350324.049746015</text:p>
              </table:table-cell>
              <table:table-cell office:value-type="float" office:value="20">
                <text:p>20</text:p>
              </table:table-cell>
              <table:table-cell office:value-type="float" office:value="267004.872838929">
                <text:p>267004.87283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22294.738538393">
                <text:p>322294.738538393</text:p>
              </table:table-cell>
              <table:table-cell office:value-type="float" office:value="30">
                <text:p>30</text:p>
              </table:table-cell>
              <table:table-cell office:value-type="float" office:value="284616.479294151">
                <text:p>284616.479294151</text:p>
              </table:table-cell>
              <table:table-cell office:value-type="float" office:value="30">
                <text:p>30</text:p>
              </table:table-cell>
              <table:table-cell office:value-type="float" office:value="311915.159076731">
                <text:p>311915.159076731</text:p>
              </table:table-cell>
              <table:table-cell office:value-type="float" office:value="30">
                <text:p>30</text:p>
              </table:table-cell>
              <table:table-cell office:value-type="float" office:value="264427.844252">
                <text:p>264427.844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84391.278292537">
                <text:p>184391.278292537</text:p>
              </table:table-cell>
              <table:table-cell office:value-type="float" office:value="40">
                <text:p>40</text:p>
              </table:table-cell>
              <table:table-cell office:value-type="float" office:value="171740.157142244">
                <text:p>171740.157142244</text:p>
              </table:table-cell>
              <table:table-cell office:value-type="float" office:value="40">
                <text:p>40</text:p>
              </table:table-cell>
              <table:table-cell office:value-type="float" office:value="113208.615175615">
                <text:p>113208.615175615</text:p>
              </table:table-cell>
              <table:table-cell office:value-type="float" office:value="40">
                <text:p>40</text:p>
              </table:table-cell>
              <table:table-cell office:value-type="float" office:value="157691.397934243">
                <text:p>157691.397934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63172.064942482">
                <text:p>163172.064942482</text:p>
              </table:table-cell>
              <table:table-cell office:value-type="float" office:value="50">
                <text:p>50</text:p>
              </table:table-cell>
              <table:table-cell office:value-type="float" office:value="155466.594115589">
                <text:p>155466.594115589</text:p>
              </table:table-cell>
              <table:table-cell office:value-type="float" office:value="50">
                <text:p>50</text:p>
              </table:table-cell>
              <table:table-cell office:value-type="float" office:value="126398.280983379">
                <text:p>126398.280983379</text:p>
              </table:table-cell>
              <table:table-cell office:value-type="float" office:value="50">
                <text:p>50</text:p>
              </table:table-cell>
              <table:table-cell office:value-type="float" office:value="72341.8877615611">
                <text:p>72341.8877615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39933.531572503">
                <text:p>139933.531572503</text:p>
              </table:table-cell>
              <table:table-cell office:value-type="float" office:value="60">
                <text:p>60</text:p>
              </table:table-cell>
              <table:table-cell office:value-type="float" office:value="93064.3772829855">
                <text:p>93064.3772829855</text:p>
              </table:table-cell>
              <table:table-cell office:value-type="float" office:value="60">
                <text:p>60</text:p>
              </table:table-cell>
              <table:table-cell office:value-type="float" office:value="73436.2665002111">
                <text:p>73436.2665002111</text:p>
              </table:table-cell>
              <table:table-cell office:value-type="float" office:value="60">
                <text:p>60</text:p>
              </table:table-cell>
              <table:table-cell office:value-type="float" office:value="122115.032360484">
                <text:p>122115.032360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54003.6992533989">
                <text:p>54003.6992533989</text:p>
              </table:table-cell>
              <table:table-cell office:value-type="float" office:value="70">
                <text:p>70</text:p>
              </table:table-cell>
              <table:table-cell office:value-type="float" office:value="31827.6216014068">
                <text:p>31827.6216014068</text:p>
              </table:table-cell>
              <table:table-cell office:value-type="float" office:value="70">
                <text:p>70</text:p>
              </table:table-cell>
              <table:table-cell office:value-type="float" office:value="65075.5690045065">
                <text:p>65075.5690045065</text:p>
              </table:table-cell>
              <table:table-cell office:value-type="float" office:value="70">
                <text:p>70</text:p>
              </table:table-cell>
              <table:table-cell office:value-type="float" office:value="43115.0633252493">
                <text:p>43115.0633252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4546.4062186783">
                <text:p>44546.4062186783</text:p>
              </table:table-cell>
              <table:table-cell office:value-type="float" office:value="80">
                <text:p>80</text:p>
              </table:table-cell>
              <table:table-cell office:value-type="float" office:value="59841.7186541597">
                <text:p>59841.7186541597</text:p>
              </table:table-cell>
              <table:table-cell office:value-type="float" office:value="80">
                <text:p>80</text:p>
              </table:table-cell>
              <table:table-cell office:value-type="float" office:value="59675.6627728297">
                <text:p>59675.6627728297</text:p>
              </table:table-cell>
              <table:table-cell office:value-type="float" office:value="80">
                <text:p>80</text:p>
              </table:table-cell>
              <table:table-cell office:value-type="float" office:value="57057.2712360031">
                <text:p>57057.2712360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49583.498611662">
                <text:p>49583.498611662</text:p>
              </table:table-cell>
              <table:table-cell office:value-type="float" office:value="90">
                <text:p>90</text:p>
              </table:table-cell>
              <table:table-cell office:value-type="float" office:value="54310.1926654085">
                <text:p>54310.1926654085</text:p>
              </table:table-cell>
              <table:table-cell office:value-type="float" office:value="90">
                <text:p>90</text:p>
              </table:table-cell>
              <table:table-cell office:value-type="float" office:value="43488.1875210646">
                <text:p>43488.1875210646</text:p>
              </table:table-cell>
              <table:table-cell office:value-type="float" office:value="90">
                <text:p>90</text:p>
              </table:table-cell>
              <table:table-cell office:value-type="float" office:value="45256.0360238047">
                <text:p>45256.036023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6212.3225157988">
                <text:p>46212.3225157988</text:p>
              </table:table-cell>
              <table:table-cell office:value-type="float" office:value="100">
                <text:p>100</text:p>
              </table:table-cell>
              <table:table-cell office:value-type="float" office:value="39778.82970683">
                <text:p>39778.82970683</text:p>
              </table:table-cell>
              <table:table-cell office:value-type="float" office:value="100">
                <text:p>100</text:p>
              </table:table-cell>
              <table:table-cell office:value-type="float" office:value="45591.8390608081">
                <text:p>45591.8390608081</text:p>
              </table:table-cell>
              <table:table-cell office:value-type="float" office:value="100">
                <text:p>100</text:p>
              </table:table-cell>
              <table:table-cell office:value-type="float" office:value="37954.2651105418">
                <text:p>37954.2651105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2266.4251996556">
                <text:p>22266.4251996556</text:p>
              </table:table-cell>
              <table:table-cell office:value-type="float" office:value="200">
                <text:p>200</text:p>
              </table:table-cell>
              <table:table-cell office:value-type="float" office:value="26.6086024387689">
                <text:p>26.6086024387689</text:p>
              </table:table-cell>
              <table:table-cell office:value-type="float" office:value="200">
                <text:p>200</text:p>
              </table:table-cell>
              <table:table-cell office:value-type="float" office:value="17.2932652182744">
                <text:p>17.2932652182744</text:p>
              </table:table-cell>
              <table:table-cell office:value-type="float" office:value="200">
                <text:p>200</text:p>
              </table:table-cell>
              <table:table-cell office:value-type="float" office:value="17.3200522133758">
                <text:p>17.3200522133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6.8490537419777">
                <text:p>16.8490537419777</text:p>
              </table:table-cell>
              <table:table-cell office:value-type="float" office:value="300">
                <text:p>300</text:p>
              </table:table-cell>
              <table:table-cell office:value-type="float" office:value="17.197503882057">
                <text:p>17.197503882057</text:p>
              </table:table-cell>
              <table:table-cell office:value-type="float" office:value="300">
                <text:p>300</text:p>
              </table:table-cell>
              <table:table-cell office:value-type="float" office:value="26.3503627676401">
                <text:p>26.3503627676401</text:p>
              </table:table-cell>
              <table:table-cell office:value-type="float" office:value="300">
                <text:p>300</text:p>
              </table:table-cell>
              <table:table-cell office:value-type="float" office:value="16.7143050825837">
                <text:p>16.71430508258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17.6093818419327">
                <text:p>17.6093818419327</text:p>
              </table:table-cell>
              <table:table-cell office:value-type="float" office:value="400">
                <text:p>400</text:p>
              </table:table-cell>
              <table:table-cell office:value-type="float" office:value="17.2618733206355">
                <text:p>17.2618733206355</text:p>
              </table:table-cell>
              <table:table-cell office:value-type="float" office:value="400">
                <text:p>400</text:p>
              </table:table-cell>
              <table:table-cell office:value-type="float" office:value="17.4443235630352">
                <text:p>17.4443235630352</text:p>
              </table:table-cell>
              <table:table-cell office:value-type="float" office:value="400">
                <text:p>400</text:p>
              </table:table-cell>
              <table:table-cell office:value-type="float" office:value="17.151709581216">
                <text:p>17.151709581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3879.3949971721">
                <text:p>13879.3949971721</text:p>
              </table:table-cell>
              <table:table-cell office:value-type="float" office:value="500">
                <text:p>500</text:p>
              </table:table-cell>
              <table:table-cell office:value-type="float" office:value="12812.3408467035">
                <text:p>12812.3408467035</text:p>
              </table:table-cell>
              <table:table-cell office:value-type="float" office:value="500">
                <text:p>500</text:p>
              </table:table-cell>
              <table:table-cell office:value-type="float" office:value="13477.0889487871">
                <text:p>13477.0889487871</text:p>
              </table:table-cell>
              <table:table-cell office:value-type="float" office:value="500">
                <text:p>500</text:p>
              </table:table-cell>
              <table:table-cell office:value-type="float" office:value="13530.1519436063">
                <text:p>13530.1519436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13616.0478740243">
                <text:p>13616.0478740243</text:p>
              </table:table-cell>
              <table:table-cell office:value-type="float" office:value="600">
                <text:p>600</text:p>
              </table:table-cell>
              <table:table-cell office:value-type="float" office:value="13018.7144019528">
                <text:p>13018.7144019528</text:p>
              </table:table-cell>
              <table:table-cell office:value-type="float" office:value="600">
                <text:p>600</text:p>
              </table:table-cell>
              <table:table-cell office:value-type="float" office:value="12171.5581115828">
                <text:p>12171.5581115828</text:p>
              </table:table-cell>
              <table:table-cell office:value-type="float" office:value="600">
                <text:p>600</text:p>
              </table:table-cell>
              <table:table-cell office:value-type="float" office:value="12354.6399394623">
                <text:p>12354.6399394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11938.6948021908">
                <text:p>11938.6948021908</text:p>
              </table:table-cell>
              <table:table-cell office:value-type="float" office:value="700">
                <text:p>700</text:p>
              </table:table-cell>
              <table:table-cell office:value-type="float" office:value="11292.2896246443">
                <text:p>11292.2896246443</text:p>
              </table:table-cell>
              <table:table-cell office:value-type="float" office:value="700">
                <text:p>700</text:p>
              </table:table-cell>
              <table:table-cell office:value-type="float" office:value="11309.2107867252">
                <text:p>11309.2107867252</text:p>
              </table:table-cell>
              <table:table-cell office:value-type="float" office:value="700">
                <text:p>700</text:p>
              </table:table-cell>
              <table:table-cell office:value-type="float" office:value="10534.1332251829">
                <text:p>10534.133225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9986.66779848902">
                <text:p>9986.66779848902</text:p>
              </table:table-cell>
              <table:table-cell office:value-type="float" office:value="800">
                <text:p>800</text:p>
              </table:table-cell>
              <table:table-cell office:value-type="float" office:value="10598.2163201933">
                <text:p>10598.2163201933</text:p>
              </table:table-cell>
              <table:table-cell office:value-type="float" office:value="800">
                <text:p>800</text:p>
              </table:table-cell>
              <table:table-cell office:value-type="float" office:value="9974.3907517449">
                <text:p>9974.3907517449</text:p>
              </table:table-cell>
              <table:table-cell office:value-type="float" office:value="800">
                <text:p>800</text:p>
              </table:table-cell>
              <table:table-cell office:value-type="float" office:value="9486.3159891856">
                <text:p>9486.3159891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061.52093098066">
                <text:p>9061.52093098066</text:p>
              </table:table-cell>
              <table:table-cell office:value-type="float" office:value="900">
                <text:p>900</text:p>
              </table:table-cell>
              <table:table-cell office:value-type="float" office:value="8294.79708852622">
                <text:p>8294.79708852622</text:p>
              </table:table-cell>
              <table:table-cell office:value-type="float" office:value="900">
                <text:p>900</text:p>
              </table:table-cell>
              <table:table-cell office:value-type="float" office:value="9699.81497602933">
                <text:p>9699.81497602933</text:p>
              </table:table-cell>
              <table:table-cell office:value-type="float" office:value="900">
                <text:p>900</text:p>
              </table:table-cell>
              <table:table-cell office:value-type="float" office:value="8986.46189515495">
                <text:p>8986.46189515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8857.78821028389">
                <text:p>8857.78821028389</text:p>
              </table:table-cell>
              <table:table-cell office:value-type="float" office:value="1000">
                <text:p>1000</text:p>
              </table:table-cell>
              <table:table-cell office:value-type="float" office:value="8257.2121587449">
                <text:p>8257.2121587449</text:p>
              </table:table-cell>
              <table:table-cell office:value-type="float" office:value="1000">
                <text:p>1000</text:p>
              </table:table-cell>
              <table:table-cell office:value-type="float" office:value="8729.2026746277">
                <text:p>8729.2026746277</text:p>
              </table:table-cell>
              <table:table-cell office:value-type="float" office:value="1000">
                <text:p>1000</text:p>
              </table:table-cell>
              <table:table-cell office:value-type="float" office:value="7625.8309772693">
                <text:p>7625.8309772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291.8316786534">
                <text:p>4291.8316786534</text:p>
              </table:table-cell>
              <table:table-cell office:value-type="float" office:value="2000">
                <text:p>2000</text:p>
              </table:table-cell>
              <table:table-cell office:value-type="float" office:value="4577.18274402106">
                <text:p>4577.18274402106</text:p>
              </table:table-cell>
              <table:table-cell office:value-type="float" office:value="2000">
                <text:p>2000</text:p>
              </table:table-cell>
              <table:table-cell office:value-type="float" office:value="4512.69647152263">
                <text:p>4512.69647152263</text:p>
              </table:table-cell>
              <table:table-cell office:value-type="float" office:value="2000">
                <text:p>2000</text:p>
              </table:table-cell>
              <table:table-cell office:value-type="float" office:value="4063.17423297428">
                <text:p>4063.17423297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882.47777789788">
                <text:p>2882.47777789788</text:p>
              </table:table-cell>
              <table:table-cell office:value-type="float" office:value="3000">
                <text:p>3000</text:p>
              </table:table-cell>
              <table:table-cell office:value-type="float" office:value="3026.17413665143">
                <text:p>3026.17413665143</text:p>
              </table:table-cell>
              <table:table-cell office:value-type="float" office:value="3000">
                <text:p>3000</text:p>
              </table:table-cell>
              <table:table-cell office:value-type="float" office:value="2874.18678477658">
                <text:p>2874.18678477658</text:p>
              </table:table-cell>
              <table:table-cell office:value-type="float" office:value="3000">
                <text:p>3000</text:p>
              </table:table-cell>
              <table:table-cell office:value-type="float" office:value="2839.41678379261">
                <text:p>2839.41678379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2300.07331483691">
                <text:p>2300.07331483691</text:p>
              </table:table-cell>
              <table:table-cell office:value-type="float" office:value="4000">
                <text:p>4000</text:p>
              </table:table-cell>
              <table:table-cell office:value-type="float" office:value="2269.35547467825">
                <text:p>2269.35547467825</text:p>
              </table:table-cell>
              <table:table-cell office:value-type="float" office:value="4000">
                <text:p>4000</text:p>
              </table:table-cell>
              <table:table-cell office:value-type="float" office:value="2248.0940377736">
                <text:p>2248.0940377736</text:p>
              </table:table-cell>
              <table:table-cell office:value-type="float" office:value="4000">
                <text:p>4000</text:p>
              </table:table-cell>
              <table:table-cell office:value-type="float" office:value="2129.91184294882">
                <text:p>2129.91184294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1807.60894911039">
                <text:p>1807.60894911039</text:p>
              </table:table-cell>
              <table:table-cell office:value-type="float" office:value="5000">
                <text:p>5000</text:p>
              </table:table-cell>
              <table:table-cell office:value-type="float" office:value="1755.86921232585">
                <text:p>1755.86921232585</text:p>
              </table:table-cell>
              <table:table-cell office:value-type="float" office:value="5000">
                <text:p>5000</text:p>
              </table:table-cell>
              <table:table-cell office:value-type="float" office:value="1791.56646957943">
                <text:p>1791.56646957943</text:p>
              </table:table-cell>
              <table:table-cell office:value-type="float" office:value="5000">
                <text:p>5000</text:p>
              </table:table-cell>
              <table:table-cell office:value-type="float" office:value="1720.26215074915">
                <text:p>1720.2621507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1516.08930827288">
                <text:p>1516.08930827288</text:p>
              </table:table-cell>
              <table:table-cell office:value-type="float" office:value="6000">
                <text:p>6000</text:p>
              </table:table-cell>
              <table:table-cell office:value-type="float" office:value="1496.09668375209">
                <text:p>1496.09668375209</text:p>
              </table:table-cell>
              <table:table-cell office:value-type="float" office:value="6000">
                <text:p>6000</text:p>
              </table:table-cell>
              <table:table-cell office:value-type="float" office:value="1477.79192763549">
                <text:p>1477.79192763549</text:p>
              </table:table-cell>
              <table:table-cell office:value-type="float" office:value="6000">
                <text:p>6000</text:p>
              </table:table-cell>
              <table:table-cell office:value-type="float" office:value="1369.82266960631">
                <text:p>1369.82266960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05.05411570023">
                <text:p>1305.05411570023</text:p>
              </table:table-cell>
              <table:table-cell office:value-type="float" office:value="7000">
                <text:p>7000</text:p>
              </table:table-cell>
              <table:table-cell office:value-type="float" office:value="1289.19557419159">
                <text:p>1289.19557419159</text:p>
              </table:table-cell>
              <table:table-cell office:value-type="float" office:value="7000">
                <text:p>7000</text:p>
              </table:table-cell>
              <table:table-cell office:value-type="float" office:value="1288.70836948429">
                <text:p>1288.70836948429</text:p>
              </table:table-cell>
              <table:table-cell office:value-type="float" office:value="7000">
                <text:p>7000</text:p>
              </table:table-cell>
              <table:table-cell office:value-type="float" office:value="1182.94757412941">
                <text:p>1182.947574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1161.18225771569">
                <text:p>1161.18225771569</text:p>
              </table:table-cell>
              <table:table-cell office:value-type="float" office:value="8000">
                <text:p>8000</text:p>
              </table:table-cell>
              <table:table-cell office:value-type="float" office:value="1104.56106400158">
                <text:p>1104.56106400158</text:p>
              </table:table-cell>
              <table:table-cell office:value-type="float" office:value="8000">
                <text:p>8000</text:p>
              </table:table-cell>
              <table:table-cell office:value-type="float" office:value="1122.97975941282">
                <text:p>1122.97975941282</text:p>
              </table:table-cell>
              <table:table-cell office:value-type="float" office:value="8000">
                <text:p>8000</text:p>
              </table:table-cell>
              <table:table-cell office:value-type="float" office:value="1031.88791633453">
                <text:p>1031.8879163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012.00849277527">
                <text:p>1012.00849277527</text:p>
              </table:table-cell>
              <table:table-cell office:value-type="float" office:value="9000">
                <text:p>9000</text:p>
              </table:table-cell>
              <table:table-cell office:value-type="float" office:value="997.752313475817">
                <text:p>997.752313475817</text:p>
              </table:table-cell>
              <table:table-cell office:value-type="float" office:value="9000">
                <text:p>9000</text:p>
              </table:table-cell>
              <table:table-cell office:value-type="float" office:value="963.564262750485">
                <text:p>963.564262750485</text:p>
              </table:table-cell>
              <table:table-cell office:value-type="float" office:value="9000">
                <text:p>9000</text:p>
              </table:table-cell>
              <table:table-cell office:value-type="float" office:value="907.93164545814">
                <text:p>907.93164545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942.562147835218">
                <text:p>942.562147835218</text:p>
              </table:table-cell>
              <table:table-cell office:value-type="float" office:value="10000">
                <text:p>10000</text:p>
              </table:table-cell>
              <table:table-cell office:value-type="float" office:value="902.105740324352">
                <text:p>902.105740324352</text:p>
              </table:table-cell>
              <table:table-cell office:value-type="float" office:value="10000">
                <text:p>10000</text:p>
              </table:table-cell>
              <table:table-cell office:value-type="float" office:value="856.466309934174">
                <text:p>856.466309934174</text:p>
              </table:table-cell>
              <table:table-cell office:value-type="float" office:value="10000">
                <text:p>10000</text:p>
              </table:table-cell>
              <table:table-cell office:value-type="float" office:value="812.957402861244">
                <text:p>812.95740286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464.645420367616">
                <text:p>464.645420367616</text:p>
              </table:table-cell>
              <table:table-cell office:value-type="float" office:value="20000">
                <text:p>20000</text:p>
              </table:table-cell>
              <table:table-cell office:value-type="float" office:value="458.665889992426">
                <text:p>458.665889992426</text:p>
              </table:table-cell>
              <table:table-cell office:value-type="float" office:value="20000">
                <text:p>20000</text:p>
              </table:table-cell>
              <table:table-cell office:value-type="float" office:value="419.514030751637">
                <text:p>419.514030751637</text:p>
              </table:table-cell>
              <table:table-cell office:value-type="float" office:value="20000">
                <text:p>20000</text:p>
              </table:table-cell>
              <table:table-cell office:value-type="float" office:value="406.851253045917">
                <text:p>406.851253045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08.574903124838">
                <text:p>308.574903124838</text:p>
              </table:table-cell>
              <table:table-cell office:value-type="float" office:value="30000">
                <text:p>30000</text:p>
              </table:table-cell>
              <table:table-cell office:value-type="float" office:value="297.082641037941">
                <text:p>297.082641037941</text:p>
              </table:table-cell>
              <table:table-cell office:value-type="float" office:value="30000">
                <text:p>30000</text:p>
              </table:table-cell>
              <table:table-cell office:value-type="float" office:value="290.282376536011">
                <text:p>290.282376536011</text:p>
              </table:table-cell>
              <table:table-cell office:value-type="float" office:value="30000">
                <text:p>30000</text:p>
              </table:table-cell>
              <table:table-cell office:value-type="float" office:value="269.065818947897">
                <text:p>269.065818947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30.863440811808">
                <text:p>230.863440811808</text:p>
              </table:table-cell>
              <table:table-cell office:value-type="float" office:value="40000">
                <text:p>40000</text:p>
              </table:table-cell>
              <table:table-cell office:value-type="float" office:value="224.105806626271">
                <text:p>224.105806626271</text:p>
              </table:table-cell>
              <table:table-cell office:value-type="float" office:value="40000">
                <text:p>40000</text:p>
              </table:table-cell>
              <table:table-cell office:value-type="float" office:value="222.189942961064">
                <text:p>222.189942961064</text:p>
              </table:table-cell>
              <table:table-cell office:value-type="float" office:value="40000">
                <text:p>40000</text:p>
              </table:table-cell>
              <table:table-cell office:value-type="float" office:value="199.245020767309">
                <text:p>199.245020767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184.18862241093">
                <text:p>184.18862241093</text:p>
              </table:table-cell>
              <table:table-cell office:value-type="float" office:value="50000">
                <text:p>50000</text:p>
              </table:table-cell>
              <table:table-cell office:value-type="float" office:value="181.515537661956">
                <text:p>181.515537661956</text:p>
              </table:table-cell>
              <table:table-cell office:value-type="float" office:value="50000">
                <text:p>50000</text:p>
              </table:table-cell>
              <table:table-cell office:value-type="float" office:value="182.26367566507">
                <text:p>182.26367566507</text:p>
              </table:table-cell>
              <table:table-cell office:value-type="float" office:value="50000">
                <text:p>50000</text:p>
              </table:table-cell>
              <table:table-cell office:value-type="float" office:value="165.948131998629">
                <text:p>165.948131998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152.344447749473">
                <text:p>152.344447749473</text:p>
              </table:table-cell>
              <table:table-cell office:value-type="float" office:value="60000">
                <text:p>60000</text:p>
              </table:table-cell>
              <table:table-cell office:value-type="float" office:value="149.367562802339">
                <text:p>149.367562802339</text:p>
              </table:table-cell>
              <table:table-cell office:value-type="float" office:value="60000">
                <text:p>60000</text:p>
              </table:table-cell>
              <table:table-cell office:value-type="float" office:value="146.706323831104">
                <text:p>146.706323831104</text:p>
              </table:table-cell>
              <table:table-cell office:value-type="float" office:value="60000">
                <text:p>60000</text:p>
              </table:table-cell>
              <table:table-cell office:value-type="float" office:value="134.890727719289">
                <text:p>134.890727719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131.538862630809">
                <text:p>131.538862630809</text:p>
              </table:table-cell>
              <table:table-cell office:value-type="float" office:value="70000">
                <text:p>70000</text:p>
              </table:table-cell>
              <table:table-cell office:value-type="float" office:value="125.363271419757">
                <text:p>125.363271419757</text:p>
              </table:table-cell>
              <table:table-cell office:value-type="float" office:value="70000">
                <text:p>70000</text:p>
              </table:table-cell>
              <table:table-cell office:value-type="float" office:value="126.313857536474">
                <text:p>126.313857536474</text:p>
              </table:table-cell>
              <table:table-cell office:value-type="float" office:value="70000">
                <text:p>70000</text:p>
              </table:table-cell>
              <table:table-cell office:value-type="float" office:value="119.287379580136">
                <text:p>119.287379580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112.848676667298">
                <text:p>112.848676667298</text:p>
              </table:table-cell>
              <table:table-cell office:value-type="float" office:value="80000">
                <text:p>80000</text:p>
              </table:table-cell>
              <table:table-cell office:value-type="float" office:value="113.068458032861">
                <text:p>113.068458032861</text:p>
              </table:table-cell>
              <table:table-cell office:value-type="float" office:value="80000">
                <text:p>80000</text:p>
              </table:table-cell>
              <table:table-cell office:value-type="float" office:value="108.368021485477">
                <text:p>108.368021485477</text:p>
              </table:table-cell>
              <table:table-cell office:value-type="float" office:value="80000">
                <text:p>80000</text:p>
              </table:table-cell>
              <table:table-cell office:value-type="float" office:value="104.236491543541">
                <text:p>104.236491543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99.9108595311263">
                <text:p>99.9108595311263</text:p>
              </table:table-cell>
              <table:table-cell office:value-type="float" office:value="90000">
                <text:p>90000</text:p>
              </table:table-cell>
              <table:table-cell office:value-type="float" office:value="98.4593862908301">
                <text:p>98.4593862908301</text:p>
              </table:table-cell>
              <table:table-cell office:value-type="float" office:value="90000">
                <text:p>90000</text:p>
              </table:table-cell>
              <table:table-cell office:value-type="float" office:value="100.179657188218">
                <text:p>100.179657188218</text:p>
              </table:table-cell>
              <table:table-cell office:value-type="float" office:value="90000">
                <text:p>90000</text:p>
              </table:table-cell>
              <table:table-cell office:value-type="float" office:value="92.2302281390783">
                <text:p>92.2302281390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89.0152668303835">
                <text:p>89.0152668303835</text:p>
              </table:table-cell>
              <table:table-cell office:value-type="float" office:value="100000">
                <text:p>100000</text:p>
              </table:table-cell>
              <table:table-cell office:value-type="float" office:value="86.6519489294209">
                <text:p>86.6519489294209</text:p>
              </table:table-cell>
              <table:table-cell office:value-type="float" office:value="100000">
                <text:p>100000</text:p>
              </table:table-cell>
              <table:table-cell office:value-type="float" office:value="87.7279171287004">
                <text:p>87.7279171287004</text:p>
              </table:table-cell>
              <table:table-cell office:value-type="float" office:value="100000">
                <text:p>100000</text:p>
              </table:table-cell>
              <table:table-cell office:value-type="float" office:value="82.7401553694638">
                <text:p>82.7401553694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44.3037194227728">
                <text:p>44.3037194227728</text:p>
              </table:table-cell>
              <table:table-cell office:value-type="float" office:value="200000">
                <text:p>200000</text:p>
              </table:table-cell>
              <table:table-cell office:value-type="float" office:value="43.6474161144311">
                <text:p>43.6474161144311</text:p>
              </table:table-cell>
              <table:table-cell office:value-type="float" office:value="200000">
                <text:p>200000</text:p>
              </table:table-cell>
              <table:table-cell office:value-type="float" office:value="43.5195836603286">
                <text:p>43.5195836603286</text:p>
              </table:table-cell>
              <table:table-cell office:value-type="float" office:value="200000">
                <text:p>200000</text:p>
              </table:table-cell>
              <table:table-cell office:value-type="float" office:value="40.9200803686746">
                <text:p>40.9200803686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28.3919390590877">
                <text:p>28.3919390590877</text:p>
              </table:table-cell>
              <table:table-cell office:value-type="float" office:value="300000">
                <text:p>300000</text:p>
              </table:table-cell>
              <table:table-cell office:value-type="float" office:value="22.9974655068202">
                <text:p>22.9974655068202</text:p>
              </table:table-cell>
              <table:table-cell office:value-type="float" office:value="300000">
                <text:p>300000</text:p>
              </table:table-cell>
              <table:table-cell office:value-type="float" office:value="23.2358187209272">
                <text:p>23.2358187209272</text:p>
              </table:table-cell>
              <table:table-cell office:value-type="float" office:value="300000">
                <text:p>300000</text:p>
              </table:table-cell>
              <table:table-cell office:value-type="float" office:value="23.7018375205065">
                <text:p>23.7018375205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18.3508478412843">
                <text:p>18.3508478412843</text:p>
              </table:table-cell>
              <table:table-cell office:value-type="float" office:value="400000">
                <text:p>400000</text:p>
              </table:table-cell>
              <table:table-cell office:value-type="float" office:value="17.5880061617117">
                <text:p>17.5880061617117</text:p>
              </table:table-cell>
              <table:table-cell office:value-type="float" office:value="400000">
                <text:p>400000</text:p>
              </table:table-cell>
              <table:table-cell office:value-type="float" office:value="17.1494914481231">
                <text:p>17.1494914481231</text:p>
              </table:table-cell>
              <table:table-cell office:value-type="float" office:value="400000">
                <text:p>400000</text:p>
              </table:table-cell>
              <table:table-cell office:value-type="float" office:value="16.3702277614344">
                <text:p>16.3702277614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14.7212898063952">
                <text:p>14.7212898063952</text:p>
              </table:table-cell>
              <table:table-cell office:value-type="float" office:value="500000">
                <text:p>500000</text:p>
              </table:table-cell>
              <table:table-cell office:value-type="float" office:value="4.97473313143611">
                <text:p>4.97473313143611</text:p>
              </table:table-cell>
              <table:table-cell office:value-type="float" office:value="500000">
                <text:p>500000</text:p>
              </table:table-cell>
              <table:table-cell office:value-type="float" office:value="4.92110925463905">
                <text:p>4.92110925463905</text:p>
              </table:table-cell>
              <table:table-cell office:value-type="float" office:value="500000">
                <text:p>500000</text:p>
              </table:table-cell>
              <table:table-cell office:value-type="float" office:value="7.34103738746662">
                <text:p>7.34103738746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4.84689494944095">
                <text:p>4.84689494944095</text:p>
              </table:table-cell>
              <table:table-cell office:value-type="float" office:value="600000">
                <text:p>600000</text:p>
              </table:table-cell>
              <table:table-cell office:value-type="float" office:value="11.5501496902287">
                <text:p>11.5501496902287</text:p>
              </table:table-cell>
              <table:table-cell office:value-type="float" office:value="600000">
                <text:p>600000</text:p>
              </table:table-cell>
              <table:table-cell office:value-type="float" office:value="11.3210950974535">
                <text:p>11.3210950974535</text:p>
              </table:table-cell>
              <table:table-cell office:value-type="float" office:value="600000">
                <text:p>600000</text:p>
              </table:table-cell>
              <table:table-cell office:value-type="float" office:value="10.8831863531808">
                <text:p>10.8831863531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10.3225005691956">
                <text:p>10.3225005691956</text:p>
              </table:table-cell>
              <table:table-cell office:value-type="float" office:value="700000">
                <text:p>700000</text:p>
              </table:table-cell>
              <table:table-cell office:value-type="float" office:value="4.44999524985257">
                <text:p>4.44999524985257</text:p>
              </table:table-cell>
              <table:table-cell office:value-type="float" office:value="700000">
                <text:p>700000</text:p>
              </table:table-cell>
              <table:table-cell office:value-type="float" office:value="4.47422958967758">
                <text:p>4.47422958967758</text:p>
              </table:table-cell>
              <table:table-cell office:value-type="float" office:value="700000">
                <text:p>700000</text:p>
              </table:table-cell>
              <table:table-cell office:value-type="float" office:value="4.43111796547948">
                <text:p>4.43111796547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8.9606710323952">
                <text:p>8.9606710323952</text:p>
              </table:table-cell>
              <table:table-cell office:value-type="float" office:value="800000">
                <text:p>800000</text:p>
              </table:table-cell>
              <table:table-cell office:value-type="float" office:value="3.201071606096">
                <text:p>3.201071606096</text:p>
              </table:table-cell>
              <table:table-cell office:value-type="float" office:value="800000">
                <text:p>800000</text:p>
              </table:table-cell>
              <table:table-cell office:value-type="float" office:value="3.1164379762151">
                <text:p>3.1164379762151</text:p>
              </table:table-cell>
              <table:table-cell office:value-type="float" office:value="800000">
                <text:p>800000</text:p>
              </table:table-cell>
              <table:table-cell office:value-type="float" office:value="3.20017661902767">
                <text:p>3.20017661902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3.99386318957742">
                <text:p>3.99386318957742</text:p>
              </table:table-cell>
              <table:table-cell office:value-type="float" office:value="900000">
                <text:p>900000</text:p>
              </table:table-cell>
              <table:table-cell office:value-type="float" office:value="3.76127129826455">
                <text:p>3.76127129826455</text:p>
              </table:table-cell>
              <table:table-cell office:value-type="float" office:value="900000">
                <text:p>900000</text:p>
              </table:table-cell>
              <table:table-cell office:value-type="float" office:value="3.54713748257588">
                <text:p>3.54713748257588</text:p>
              </table:table-cell>
              <table:table-cell office:value-type="float" office:value="900000">
                <text:p>900000</text:p>
              </table:table-cell>
              <table:table-cell office:value-type="float" office:value="3.67255322962844">
                <text:p>3.67255322962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3.56003163871318">
                <text:p>3.56003163871318</text:p>
              </table:table-cell>
              <table:table-cell office:value-type="float" office:value="1000000">
                <text:p>1000000</text:p>
              </table:table-cell>
              <table:table-cell office:value-type="float" office:value="3.56831171486549">
                <text:p>3.56831171486549</text:p>
              </table:table-cell>
              <table:table-cell office:value-type="float" office:value="1000000">
                <text:p>1000000</text:p>
              </table:table-cell>
              <table:table-cell office:value-type="float" office:value="3.56706395019765">
                <text:p>3.56706395019765</text:p>
              </table:table-cell>
              <table:table-cell office:value-type="float" office:value="1000000">
                <text:p>1000000</text:p>
              </table:table-cell>
              <table:table-cell office:value-type="float" office:value="3.58458190026379">
                <text:p>3.58458190026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C56 map_filter.A2:map_filter.A2 map_filter.A57:map_filter.A57 map_filter.C57:map_filter.C221 map_filter.A112:map_filter.A112 map_filter.A167:map_filter.A167" chart:data-source-has-labels="row" svg:x="1.331cm" svg:y="1.275cm" svg:width="8.348cm" svg:height="6.564cm">
          <chart:coordinate-region svg:x="2.138cm" svg:y="1.474cm" svg:width="6.151cm" svg:height="5.718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22cm" chart:style-name="ch8">
              <text:p>iterations per second</text:p>
            </chart:title>
            <chart:grid chart:style-name="ch9" chart:class="major"/>
          </chart:axis>
          <chart:series chart:style-name="ch10" chart:values-cell-range-address="map_filter.C2:map_filter.C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C57:map_filter.C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C112:map_filter.C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C167:map_filter.C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470698.987997176">
                <text:p>470698.987997176</text:p>
                <draw:g>
                  <svg:desc>map_filter.C2:map_filter.C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447828.034034931">
                <text:p>447828.034034931</text:p>
                <draw:g>
                  <svg:desc>map_filter.C57:map_filter.C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471142.520612485">
                <text:p>471142.520612485</text:p>
                <draw:g>
                  <svg:desc>map_filter.C112:map_filter.C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399241.441261603">
                <text:p>399241.441261603</text:p>
                <draw:g>
                  <svg:desc>map_filter.C167:map_filter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9463.087248322">
                <text:p>419463.087248322</text:p>
              </table:table-cell>
              <table:table-cell office:value-type="float" office:value="2">
                <text:p>2</text:p>
              </table:table-cell>
              <table:table-cell office:value-type="float" office:value="399920.015996801">
                <text:p>399920.015996801</text:p>
              </table:table-cell>
              <table:table-cell office:value-type="float" office:value="2">
                <text:p>2</text:p>
              </table:table-cell>
              <table:table-cell office:value-type="float" office:value="466635.557629491">
                <text:p>466635.557629491</text:p>
              </table:table-cell>
              <table:table-cell office:value-type="float" office:value="2">
                <text:p>2</text:p>
              </table:table-cell>
              <table:table-cell office:value-type="float" office:value="167427.06458499">
                <text:p>167427.06458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1685.732786531">
                <text:p>431685.732786531</text:p>
              </table:table-cell>
              <table:table-cell office:value-type="float" office:value="3">
                <text:p>3</text:p>
              </table:table-cell>
              <table:table-cell office:value-type="float" office:value="377287.304282211">
                <text:p>377287.304282211</text:p>
              </table:table-cell>
              <table:table-cell office:value-type="float" office:value="3">
                <text:p>3</text:p>
              </table:table-cell>
              <table:table-cell office:value-type="float" office:value="457299.645592775">
                <text:p>457299.645592775</text:p>
              </table:table-cell>
              <table:table-cell office:value-type="float" office:value="3">
                <text:p>3</text:p>
              </table:table-cell>
              <table:table-cell office:value-type="float" office:value="127194.098193844">
                <text:p>127194.098193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5391.709739536">
                <text:p>405391.709739536</text:p>
              </table:table-cell>
              <table:table-cell office:value-type="float" office:value="4">
                <text:p>4</text:p>
              </table:table-cell>
              <table:table-cell office:value-type="float" office:value="386436.093131098">
                <text:p>386436.093131098</text:p>
              </table:table-cell>
              <table:table-cell office:value-type="float" office:value="4">
                <text:p>4</text:p>
              </table:table-cell>
              <table:table-cell office:value-type="float" office:value="407373.459619106">
                <text:p>407373.459619106</text:p>
              </table:table-cell>
              <table:table-cell office:value-type="float" office:value="4">
                <text:p>4</text:p>
              </table:table-cell>
              <table:table-cell office:value-type="float" office:value="355587.163303405">
                <text:p>355587.163303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7446.726075165">
                <text:p>387446.726075165</text:p>
              </table:table-cell>
              <table:table-cell office:value-type="float" office:value="5">
                <text:p>5</text:p>
              </table:table-cell>
              <table:table-cell office:value-type="float" office:value="169743.263314237">
                <text:p>169743.263314237</text:p>
              </table:table-cell>
              <table:table-cell office:value-type="float" office:value="5">
                <text:p>5</text:p>
              </table:table-cell>
              <table:table-cell office:value-type="float" office:value="412839.302301579">
                <text:p>412839.302301579</text:p>
              </table:table-cell>
              <table:table-cell office:value-type="float" office:value="5">
                <text:p>5</text:p>
              </table:table-cell>
              <table:table-cell office:value-type="float" office:value="346140.533056421">
                <text:p>346140.533056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1578.089477974">
                <text:p>171578.089477974</text:p>
              </table:table-cell>
              <table:table-cell office:value-type="float" office:value="6">
                <text:p>6</text:p>
              </table:table-cell>
              <table:table-cell office:value-type="float" office:value="377536.573855592">
                <text:p>377536.573855592</text:p>
              </table:table-cell>
              <table:table-cell office:value-type="float" office:value="6">
                <text:p>6</text:p>
              </table:table-cell>
              <table:table-cell office:value-type="float" office:value="430477.830391735">
                <text:p>430477.830391735</text:p>
              </table:table-cell>
              <table:table-cell office:value-type="float" office:value="6">
                <text:p>6</text:p>
              </table:table-cell>
              <table:table-cell office:value-type="float" office:value="356951.633053721">
                <text:p>356951.63305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8716.152243893">
                <text:p>378716.152243893</text:p>
              </table:table-cell>
              <table:table-cell office:value-type="float" office:value="7">
                <text:p>7</text:p>
              </table:table-cell>
              <table:table-cell office:value-type="float" office:value="164075.638869519">
                <text:p>164075.638869519</text:p>
              </table:table-cell>
              <table:table-cell office:value-type="float" office:value="7">
                <text:p>7</text:p>
              </table:table-cell>
              <table:table-cell office:value-type="float" office:value="364298.724954463">
                <text:p>364298.724954463</text:p>
              </table:table-cell>
              <table:table-cell office:value-type="float" office:value="7">
                <text:p>7</text:p>
              </table:table-cell>
              <table:table-cell office:value-type="float" office:value="326717.307849383">
                <text:p>326717.30784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7855.644146034">
                <text:p>167855.644146034</text:p>
              </table:table-cell>
              <table:table-cell office:value-type="float" office:value="8">
                <text:p>8</text:p>
              </table:table-cell>
              <table:table-cell office:value-type="float" office:value="362023.712553172">
                <text:p>362023.712553172</text:p>
              </table:table-cell>
              <table:table-cell office:value-type="float" office:value="8">
                <text:p>8</text:p>
              </table:table-cell>
              <table:table-cell office:value-type="float" office:value="397377.309755613">
                <text:p>397377.309755613</text:p>
              </table:table-cell>
              <table:table-cell office:value-type="float" office:value="8">
                <text:p>8</text:p>
              </table:table-cell>
              <table:table-cell office:value-type="float" office:value="152102.821507339">
                <text:p>152102.821507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7180.575200377">
                <text:p>377180.575200377</text:p>
              </table:table-cell>
              <table:table-cell office:value-type="float" office:value="9">
                <text:p>9</text:p>
              </table:table-cell>
              <table:table-cell office:value-type="float" office:value="354170.355941208">
                <text:p>354170.355941208</text:p>
              </table:table-cell>
              <table:table-cell office:value-type="float" office:value="9">
                <text:p>9</text:p>
              </table:table-cell>
              <table:table-cell office:value-type="float" office:value="108956.199607758">
                <text:p>108956.199607758</text:p>
              </table:table-cell>
              <table:table-cell office:value-type="float" office:value="9">
                <text:p>9</text:p>
              </table:table-cell>
              <table:table-cell office:value-type="float" office:value="312622.11801485">
                <text:p>312622.1180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8294.518093873">
                <text:p>358294.518093873</text:p>
              </table:table-cell>
              <table:table-cell office:value-type="float" office:value="10">
                <text:p>10</text:p>
              </table:table-cell>
              <table:table-cell office:value-type="float" office:value="349101.064758248">
                <text:p>349101.064758248</text:p>
              </table:table-cell>
              <table:table-cell office:value-type="float" office:value="10">
                <text:p>10</text:p>
              </table:table-cell>
              <table:table-cell office:value-type="float" office:value="358615.743231128">
                <text:p>358615.743231128</text:p>
              </table:table-cell>
              <table:table-cell office:value-type="float" office:value="10">
                <text:p>10</text:p>
              </table:table-cell>
              <table:table-cell office:value-type="float" office:value="310655.483069276">
                <text:p>310655.483069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34476.126766452">
                <text:p>334476.126766452</text:p>
              </table:table-cell>
              <table:table-cell office:value-type="float" office:value="20">
                <text:p>20</text:p>
              </table:table-cell>
              <table:table-cell office:value-type="float" office:value="323206.205559147">
                <text:p>323206.205559147</text:p>
              </table:table-cell>
              <table:table-cell office:value-type="float" office:value="20">
                <text:p>20</text:p>
              </table:table-cell>
              <table:table-cell office:value-type="float" office:value="350324.049746015">
                <text:p>350324.049746015</text:p>
              </table:table-cell>
              <table:table-cell office:value-type="float" office:value="20">
                <text:p>20</text:p>
              </table:table-cell>
              <table:table-cell office:value-type="float" office:value="267004.872838929">
                <text:p>267004.87283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22294.738538393">
                <text:p>322294.738538393</text:p>
              </table:table-cell>
              <table:table-cell office:value-type="float" office:value="30">
                <text:p>30</text:p>
              </table:table-cell>
              <table:table-cell office:value-type="float" office:value="284616.479294151">
                <text:p>284616.479294151</text:p>
              </table:table-cell>
              <table:table-cell office:value-type="float" office:value="30">
                <text:p>30</text:p>
              </table:table-cell>
              <table:table-cell office:value-type="float" office:value="311915.159076731">
                <text:p>311915.159076731</text:p>
              </table:table-cell>
              <table:table-cell office:value-type="float" office:value="30">
                <text:p>30</text:p>
              </table:table-cell>
              <table:table-cell office:value-type="float" office:value="264427.844252">
                <text:p>264427.844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84391.278292537">
                <text:p>184391.278292537</text:p>
              </table:table-cell>
              <table:table-cell office:value-type="float" office:value="40">
                <text:p>40</text:p>
              </table:table-cell>
              <table:table-cell office:value-type="float" office:value="171740.157142244">
                <text:p>171740.157142244</text:p>
              </table:table-cell>
              <table:table-cell office:value-type="float" office:value="40">
                <text:p>40</text:p>
              </table:table-cell>
              <table:table-cell office:value-type="float" office:value="113208.615175615">
                <text:p>113208.615175615</text:p>
              </table:table-cell>
              <table:table-cell office:value-type="float" office:value="40">
                <text:p>40</text:p>
              </table:table-cell>
              <table:table-cell office:value-type="float" office:value="157691.397934243">
                <text:p>157691.397934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63172.064942482">
                <text:p>163172.064942482</text:p>
              </table:table-cell>
              <table:table-cell office:value-type="float" office:value="50">
                <text:p>50</text:p>
              </table:table-cell>
              <table:table-cell office:value-type="float" office:value="155466.594115589">
                <text:p>155466.594115589</text:p>
              </table:table-cell>
              <table:table-cell office:value-type="float" office:value="50">
                <text:p>50</text:p>
              </table:table-cell>
              <table:table-cell office:value-type="float" office:value="126398.280983379">
                <text:p>126398.280983379</text:p>
              </table:table-cell>
              <table:table-cell office:value-type="float" office:value="50">
                <text:p>50</text:p>
              </table:table-cell>
              <table:table-cell office:value-type="float" office:value="72341.8877615611">
                <text:p>72341.8877615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39933.531572503">
                <text:p>139933.531572503</text:p>
              </table:table-cell>
              <table:table-cell office:value-type="float" office:value="60">
                <text:p>60</text:p>
              </table:table-cell>
              <table:table-cell office:value-type="float" office:value="93064.3772829855">
                <text:p>93064.3772829855</text:p>
              </table:table-cell>
              <table:table-cell office:value-type="float" office:value="60">
                <text:p>60</text:p>
              </table:table-cell>
              <table:table-cell office:value-type="float" office:value="73436.2665002111">
                <text:p>73436.2665002111</text:p>
              </table:table-cell>
              <table:table-cell office:value-type="float" office:value="60">
                <text:p>60</text:p>
              </table:table-cell>
              <table:table-cell office:value-type="float" office:value="122115.032360484">
                <text:p>122115.032360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54003.6992533989">
                <text:p>54003.6992533989</text:p>
              </table:table-cell>
              <table:table-cell office:value-type="float" office:value="70">
                <text:p>70</text:p>
              </table:table-cell>
              <table:table-cell office:value-type="float" office:value="31827.6216014068">
                <text:p>31827.6216014068</text:p>
              </table:table-cell>
              <table:table-cell office:value-type="float" office:value="70">
                <text:p>70</text:p>
              </table:table-cell>
              <table:table-cell office:value-type="float" office:value="65075.5690045065">
                <text:p>65075.5690045065</text:p>
              </table:table-cell>
              <table:table-cell office:value-type="float" office:value="70">
                <text:p>70</text:p>
              </table:table-cell>
              <table:table-cell office:value-type="float" office:value="43115.0633252493">
                <text:p>43115.0633252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4546.4062186783">
                <text:p>44546.4062186783</text:p>
              </table:table-cell>
              <table:table-cell office:value-type="float" office:value="80">
                <text:p>80</text:p>
              </table:table-cell>
              <table:table-cell office:value-type="float" office:value="59841.7186541597">
                <text:p>59841.7186541597</text:p>
              </table:table-cell>
              <table:table-cell office:value-type="float" office:value="80">
                <text:p>80</text:p>
              </table:table-cell>
              <table:table-cell office:value-type="float" office:value="59675.6627728297">
                <text:p>59675.6627728297</text:p>
              </table:table-cell>
              <table:table-cell office:value-type="float" office:value="80">
                <text:p>80</text:p>
              </table:table-cell>
              <table:table-cell office:value-type="float" office:value="57057.2712360031">
                <text:p>57057.2712360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49583.498611662">
                <text:p>49583.498611662</text:p>
              </table:table-cell>
              <table:table-cell office:value-type="float" office:value="90">
                <text:p>90</text:p>
              </table:table-cell>
              <table:table-cell office:value-type="float" office:value="54310.1926654085">
                <text:p>54310.1926654085</text:p>
              </table:table-cell>
              <table:table-cell office:value-type="float" office:value="90">
                <text:p>90</text:p>
              </table:table-cell>
              <table:table-cell office:value-type="float" office:value="43488.1875210646">
                <text:p>43488.1875210646</text:p>
              </table:table-cell>
              <table:table-cell office:value-type="float" office:value="90">
                <text:p>90</text:p>
              </table:table-cell>
              <table:table-cell office:value-type="float" office:value="45256.0360238047">
                <text:p>45256.036023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46212.3225157988">
                <text:p>46212.3225157988</text:p>
              </table:table-cell>
              <table:table-cell office:value-type="float" office:value="100">
                <text:p>100</text:p>
              </table:table-cell>
              <table:table-cell office:value-type="float" office:value="39778.82970683">
                <text:p>39778.82970683</text:p>
              </table:table-cell>
              <table:table-cell office:value-type="float" office:value="100">
                <text:p>100</text:p>
              </table:table-cell>
              <table:table-cell office:value-type="float" office:value="45591.8390608081">
                <text:p>45591.8390608081</text:p>
              </table:table-cell>
              <table:table-cell office:value-type="float" office:value="100">
                <text:p>100</text:p>
              </table:table-cell>
              <table:table-cell office:value-type="float" office:value="37954.2651105418">
                <text:p>37954.2651105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2266.4251996556">
                <text:p>22266.4251996556</text:p>
              </table:table-cell>
              <table:table-cell office:value-type="float" office:value="200">
                <text:p>200</text:p>
              </table:table-cell>
              <table:table-cell office:value-type="float" office:value="26.6086024387689">
                <text:p>26.6086024387689</text:p>
              </table:table-cell>
              <table:table-cell office:value-type="float" office:value="200">
                <text:p>200</text:p>
              </table:table-cell>
              <table:table-cell office:value-type="float" office:value="17.2932652182744">
                <text:p>17.2932652182744</text:p>
              </table:table-cell>
              <table:table-cell office:value-type="float" office:value="200">
                <text:p>200</text:p>
              </table:table-cell>
              <table:table-cell office:value-type="float" office:value="17.3200522133758">
                <text:p>17.3200522133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6.8490537419777">
                <text:p>16.8490537419777</text:p>
              </table:table-cell>
              <table:table-cell office:value-type="float" office:value="300">
                <text:p>300</text:p>
              </table:table-cell>
              <table:table-cell office:value-type="float" office:value="17.197503882057">
                <text:p>17.197503882057</text:p>
              </table:table-cell>
              <table:table-cell office:value-type="float" office:value="300">
                <text:p>300</text:p>
              </table:table-cell>
              <table:table-cell office:value-type="float" office:value="26.3503627676401">
                <text:p>26.3503627676401</text:p>
              </table:table-cell>
              <table:table-cell office:value-type="float" office:value="300">
                <text:p>300</text:p>
              </table:table-cell>
              <table:table-cell office:value-type="float" office:value="16.7143050825837">
                <text:p>16.71430508258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17.6093818419327">
                <text:p>17.6093818419327</text:p>
              </table:table-cell>
              <table:table-cell office:value-type="float" office:value="400">
                <text:p>400</text:p>
              </table:table-cell>
              <table:table-cell office:value-type="float" office:value="17.2618733206355">
                <text:p>17.2618733206355</text:p>
              </table:table-cell>
              <table:table-cell office:value-type="float" office:value="400">
                <text:p>400</text:p>
              </table:table-cell>
              <table:table-cell office:value-type="float" office:value="17.4443235630352">
                <text:p>17.4443235630352</text:p>
              </table:table-cell>
              <table:table-cell office:value-type="float" office:value="400">
                <text:p>400</text:p>
              </table:table-cell>
              <table:table-cell office:value-type="float" office:value="17.151709581216">
                <text:p>17.151709581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3879.3949971721">
                <text:p>13879.3949971721</text:p>
              </table:table-cell>
              <table:table-cell office:value-type="float" office:value="500">
                <text:p>500</text:p>
              </table:table-cell>
              <table:table-cell office:value-type="float" office:value="12812.3408467035">
                <text:p>12812.3408467035</text:p>
              </table:table-cell>
              <table:table-cell office:value-type="float" office:value="500">
                <text:p>500</text:p>
              </table:table-cell>
              <table:table-cell office:value-type="float" office:value="13477.0889487871">
                <text:p>13477.0889487871</text:p>
              </table:table-cell>
              <table:table-cell office:value-type="float" office:value="500">
                <text:p>500</text:p>
              </table:table-cell>
              <table:table-cell office:value-type="float" office:value="13530.1519436063">
                <text:p>13530.1519436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13616.0478740243">
                <text:p>13616.0478740243</text:p>
              </table:table-cell>
              <table:table-cell office:value-type="float" office:value="600">
                <text:p>600</text:p>
              </table:table-cell>
              <table:table-cell office:value-type="float" office:value="13018.7144019528">
                <text:p>13018.7144019528</text:p>
              </table:table-cell>
              <table:table-cell office:value-type="float" office:value="600">
                <text:p>600</text:p>
              </table:table-cell>
              <table:table-cell office:value-type="float" office:value="12171.5581115828">
                <text:p>12171.5581115828</text:p>
              </table:table-cell>
              <table:table-cell office:value-type="float" office:value="600">
                <text:p>600</text:p>
              </table:table-cell>
              <table:table-cell office:value-type="float" office:value="12354.6399394623">
                <text:p>12354.6399394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11938.6948021908">
                <text:p>11938.6948021908</text:p>
              </table:table-cell>
              <table:table-cell office:value-type="float" office:value="700">
                <text:p>700</text:p>
              </table:table-cell>
              <table:table-cell office:value-type="float" office:value="11292.2896246443">
                <text:p>11292.2896246443</text:p>
              </table:table-cell>
              <table:table-cell office:value-type="float" office:value="700">
                <text:p>700</text:p>
              </table:table-cell>
              <table:table-cell office:value-type="float" office:value="11309.2107867252">
                <text:p>11309.2107867252</text:p>
              </table:table-cell>
              <table:table-cell office:value-type="float" office:value="700">
                <text:p>700</text:p>
              </table:table-cell>
              <table:table-cell office:value-type="float" office:value="10534.1332251829">
                <text:p>10534.1332251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9986.66779848902">
                <text:p>9986.66779848902</text:p>
              </table:table-cell>
              <table:table-cell office:value-type="float" office:value="800">
                <text:p>800</text:p>
              </table:table-cell>
              <table:table-cell office:value-type="float" office:value="10598.2163201933">
                <text:p>10598.2163201933</text:p>
              </table:table-cell>
              <table:table-cell office:value-type="float" office:value="800">
                <text:p>800</text:p>
              </table:table-cell>
              <table:table-cell office:value-type="float" office:value="9974.3907517449">
                <text:p>9974.3907517449</text:p>
              </table:table-cell>
              <table:table-cell office:value-type="float" office:value="800">
                <text:p>800</text:p>
              </table:table-cell>
              <table:table-cell office:value-type="float" office:value="9486.3159891856">
                <text:p>9486.3159891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9061.52093098066">
                <text:p>9061.52093098066</text:p>
              </table:table-cell>
              <table:table-cell office:value-type="float" office:value="900">
                <text:p>900</text:p>
              </table:table-cell>
              <table:table-cell office:value-type="float" office:value="8294.79708852622">
                <text:p>8294.79708852622</text:p>
              </table:table-cell>
              <table:table-cell office:value-type="float" office:value="900">
                <text:p>900</text:p>
              </table:table-cell>
              <table:table-cell office:value-type="float" office:value="9699.81497602933">
                <text:p>9699.81497602933</text:p>
              </table:table-cell>
              <table:table-cell office:value-type="float" office:value="900">
                <text:p>900</text:p>
              </table:table-cell>
              <table:table-cell office:value-type="float" office:value="8986.46189515495">
                <text:p>8986.46189515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8857.78821028389">
                <text:p>8857.78821028389</text:p>
              </table:table-cell>
              <table:table-cell office:value-type="float" office:value="1000">
                <text:p>1000</text:p>
              </table:table-cell>
              <table:table-cell office:value-type="float" office:value="8257.2121587449">
                <text:p>8257.2121587449</text:p>
              </table:table-cell>
              <table:table-cell office:value-type="float" office:value="1000">
                <text:p>1000</text:p>
              </table:table-cell>
              <table:table-cell office:value-type="float" office:value="8729.2026746277">
                <text:p>8729.2026746277</text:p>
              </table:table-cell>
              <table:table-cell office:value-type="float" office:value="1000">
                <text:p>1000</text:p>
              </table:table-cell>
              <table:table-cell office:value-type="float" office:value="7625.8309772693">
                <text:p>7625.8309772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4291.8316786534">
                <text:p>4291.8316786534</text:p>
              </table:table-cell>
              <table:table-cell office:value-type="float" office:value="2000">
                <text:p>2000</text:p>
              </table:table-cell>
              <table:table-cell office:value-type="float" office:value="4577.18274402106">
                <text:p>4577.18274402106</text:p>
              </table:table-cell>
              <table:table-cell office:value-type="float" office:value="2000">
                <text:p>2000</text:p>
              </table:table-cell>
              <table:table-cell office:value-type="float" office:value="4512.69647152263">
                <text:p>4512.69647152263</text:p>
              </table:table-cell>
              <table:table-cell office:value-type="float" office:value="2000">
                <text:p>2000</text:p>
              </table:table-cell>
              <table:table-cell office:value-type="float" office:value="4063.17423297428">
                <text:p>4063.17423297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882.47777789788">
                <text:p>2882.47777789788</text:p>
              </table:table-cell>
              <table:table-cell office:value-type="float" office:value="3000">
                <text:p>3000</text:p>
              </table:table-cell>
              <table:table-cell office:value-type="float" office:value="3026.17413665143">
                <text:p>3026.17413665143</text:p>
              </table:table-cell>
              <table:table-cell office:value-type="float" office:value="3000">
                <text:p>3000</text:p>
              </table:table-cell>
              <table:table-cell office:value-type="float" office:value="2874.18678477658">
                <text:p>2874.18678477658</text:p>
              </table:table-cell>
              <table:table-cell office:value-type="float" office:value="3000">
                <text:p>3000</text:p>
              </table:table-cell>
              <table:table-cell office:value-type="float" office:value="2839.41678379261">
                <text:p>2839.41678379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2300.07331483691">
                <text:p>2300.07331483691</text:p>
              </table:table-cell>
              <table:table-cell office:value-type="float" office:value="4000">
                <text:p>4000</text:p>
              </table:table-cell>
              <table:table-cell office:value-type="float" office:value="2269.35547467825">
                <text:p>2269.35547467825</text:p>
              </table:table-cell>
              <table:table-cell office:value-type="float" office:value="4000">
                <text:p>4000</text:p>
              </table:table-cell>
              <table:table-cell office:value-type="float" office:value="2248.0940377736">
                <text:p>2248.0940377736</text:p>
              </table:table-cell>
              <table:table-cell office:value-type="float" office:value="4000">
                <text:p>4000</text:p>
              </table:table-cell>
              <table:table-cell office:value-type="float" office:value="2129.91184294882">
                <text:p>2129.91184294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1807.60894911039">
                <text:p>1807.60894911039</text:p>
              </table:table-cell>
              <table:table-cell office:value-type="float" office:value="5000">
                <text:p>5000</text:p>
              </table:table-cell>
              <table:table-cell office:value-type="float" office:value="1755.86921232585">
                <text:p>1755.86921232585</text:p>
              </table:table-cell>
              <table:table-cell office:value-type="float" office:value="5000">
                <text:p>5000</text:p>
              </table:table-cell>
              <table:table-cell office:value-type="float" office:value="1791.56646957943">
                <text:p>1791.56646957943</text:p>
              </table:table-cell>
              <table:table-cell office:value-type="float" office:value="5000">
                <text:p>5000</text:p>
              </table:table-cell>
              <table:table-cell office:value-type="float" office:value="1720.26215074915">
                <text:p>1720.2621507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1516.08930827288">
                <text:p>1516.08930827288</text:p>
              </table:table-cell>
              <table:table-cell office:value-type="float" office:value="6000">
                <text:p>6000</text:p>
              </table:table-cell>
              <table:table-cell office:value-type="float" office:value="1496.09668375209">
                <text:p>1496.09668375209</text:p>
              </table:table-cell>
              <table:table-cell office:value-type="float" office:value="6000">
                <text:p>6000</text:p>
              </table:table-cell>
              <table:table-cell office:value-type="float" office:value="1477.79192763549">
                <text:p>1477.79192763549</text:p>
              </table:table-cell>
              <table:table-cell office:value-type="float" office:value="6000">
                <text:p>6000</text:p>
              </table:table-cell>
              <table:table-cell office:value-type="float" office:value="1369.82266960631">
                <text:p>1369.82266960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05.05411570023">
                <text:p>1305.05411570023</text:p>
              </table:table-cell>
              <table:table-cell office:value-type="float" office:value="7000">
                <text:p>7000</text:p>
              </table:table-cell>
              <table:table-cell office:value-type="float" office:value="1289.19557419159">
                <text:p>1289.19557419159</text:p>
              </table:table-cell>
              <table:table-cell office:value-type="float" office:value="7000">
                <text:p>7000</text:p>
              </table:table-cell>
              <table:table-cell office:value-type="float" office:value="1288.70836948429">
                <text:p>1288.70836948429</text:p>
              </table:table-cell>
              <table:table-cell office:value-type="float" office:value="7000">
                <text:p>7000</text:p>
              </table:table-cell>
              <table:table-cell office:value-type="float" office:value="1182.94757412941">
                <text:p>1182.947574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1161.18225771569">
                <text:p>1161.18225771569</text:p>
              </table:table-cell>
              <table:table-cell office:value-type="float" office:value="8000">
                <text:p>8000</text:p>
              </table:table-cell>
              <table:table-cell office:value-type="float" office:value="1104.56106400158">
                <text:p>1104.56106400158</text:p>
              </table:table-cell>
              <table:table-cell office:value-type="float" office:value="8000">
                <text:p>8000</text:p>
              </table:table-cell>
              <table:table-cell office:value-type="float" office:value="1122.97975941282">
                <text:p>1122.97975941282</text:p>
              </table:table-cell>
              <table:table-cell office:value-type="float" office:value="8000">
                <text:p>8000</text:p>
              </table:table-cell>
              <table:table-cell office:value-type="float" office:value="1031.88791633453">
                <text:p>1031.8879163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012.00849277527">
                <text:p>1012.00849277527</text:p>
              </table:table-cell>
              <table:table-cell office:value-type="float" office:value="9000">
                <text:p>9000</text:p>
              </table:table-cell>
              <table:table-cell office:value-type="float" office:value="997.752313475817">
                <text:p>997.752313475817</text:p>
              </table:table-cell>
              <table:table-cell office:value-type="float" office:value="9000">
                <text:p>9000</text:p>
              </table:table-cell>
              <table:table-cell office:value-type="float" office:value="963.564262750485">
                <text:p>963.564262750485</text:p>
              </table:table-cell>
              <table:table-cell office:value-type="float" office:value="9000">
                <text:p>9000</text:p>
              </table:table-cell>
              <table:table-cell office:value-type="float" office:value="907.93164545814">
                <text:p>907.93164545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942.562147835218">
                <text:p>942.562147835218</text:p>
              </table:table-cell>
              <table:table-cell office:value-type="float" office:value="10000">
                <text:p>10000</text:p>
              </table:table-cell>
              <table:table-cell office:value-type="float" office:value="902.105740324352">
                <text:p>902.105740324352</text:p>
              </table:table-cell>
              <table:table-cell office:value-type="float" office:value="10000">
                <text:p>10000</text:p>
              </table:table-cell>
              <table:table-cell office:value-type="float" office:value="856.466309934174">
                <text:p>856.466309934174</text:p>
              </table:table-cell>
              <table:table-cell office:value-type="float" office:value="10000">
                <text:p>10000</text:p>
              </table:table-cell>
              <table:table-cell office:value-type="float" office:value="812.957402861244">
                <text:p>812.95740286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464.645420367616">
                <text:p>464.645420367616</text:p>
              </table:table-cell>
              <table:table-cell office:value-type="float" office:value="20000">
                <text:p>20000</text:p>
              </table:table-cell>
              <table:table-cell office:value-type="float" office:value="458.665889992426">
                <text:p>458.665889992426</text:p>
              </table:table-cell>
              <table:table-cell office:value-type="float" office:value="20000">
                <text:p>20000</text:p>
              </table:table-cell>
              <table:table-cell office:value-type="float" office:value="419.514030751637">
                <text:p>419.514030751637</text:p>
              </table:table-cell>
              <table:table-cell office:value-type="float" office:value="20000">
                <text:p>20000</text:p>
              </table:table-cell>
              <table:table-cell office:value-type="float" office:value="406.851253045917">
                <text:p>406.851253045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08.574903124838">
                <text:p>308.574903124838</text:p>
              </table:table-cell>
              <table:table-cell office:value-type="float" office:value="30000">
                <text:p>30000</text:p>
              </table:table-cell>
              <table:table-cell office:value-type="float" office:value="297.082641037941">
                <text:p>297.082641037941</text:p>
              </table:table-cell>
              <table:table-cell office:value-type="float" office:value="30000">
                <text:p>30000</text:p>
              </table:table-cell>
              <table:table-cell office:value-type="float" office:value="290.282376536011">
                <text:p>290.282376536011</text:p>
              </table:table-cell>
              <table:table-cell office:value-type="float" office:value="30000">
                <text:p>30000</text:p>
              </table:table-cell>
              <table:table-cell office:value-type="float" office:value="269.065818947897">
                <text:p>269.065818947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230.863440811808">
                <text:p>230.863440811808</text:p>
              </table:table-cell>
              <table:table-cell office:value-type="float" office:value="40000">
                <text:p>40000</text:p>
              </table:table-cell>
              <table:table-cell office:value-type="float" office:value="224.105806626271">
                <text:p>224.105806626271</text:p>
              </table:table-cell>
              <table:table-cell office:value-type="float" office:value="40000">
                <text:p>40000</text:p>
              </table:table-cell>
              <table:table-cell office:value-type="float" office:value="222.189942961064">
                <text:p>222.189942961064</text:p>
              </table:table-cell>
              <table:table-cell office:value-type="float" office:value="40000">
                <text:p>40000</text:p>
              </table:table-cell>
              <table:table-cell office:value-type="float" office:value="199.245020767309">
                <text:p>199.245020767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184.18862241093">
                <text:p>184.18862241093</text:p>
              </table:table-cell>
              <table:table-cell office:value-type="float" office:value="50000">
                <text:p>50000</text:p>
              </table:table-cell>
              <table:table-cell office:value-type="float" office:value="181.515537661956">
                <text:p>181.515537661956</text:p>
              </table:table-cell>
              <table:table-cell office:value-type="float" office:value="50000">
                <text:p>50000</text:p>
              </table:table-cell>
              <table:table-cell office:value-type="float" office:value="182.26367566507">
                <text:p>182.26367566507</text:p>
              </table:table-cell>
              <table:table-cell office:value-type="float" office:value="50000">
                <text:p>50000</text:p>
              </table:table-cell>
              <table:table-cell office:value-type="float" office:value="165.948131998629">
                <text:p>165.948131998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152.344447749473">
                <text:p>152.344447749473</text:p>
              </table:table-cell>
              <table:table-cell office:value-type="float" office:value="60000">
                <text:p>60000</text:p>
              </table:table-cell>
              <table:table-cell office:value-type="float" office:value="149.367562802339">
                <text:p>149.367562802339</text:p>
              </table:table-cell>
              <table:table-cell office:value-type="float" office:value="60000">
                <text:p>60000</text:p>
              </table:table-cell>
              <table:table-cell office:value-type="float" office:value="146.706323831104">
                <text:p>146.706323831104</text:p>
              </table:table-cell>
              <table:table-cell office:value-type="float" office:value="60000">
                <text:p>60000</text:p>
              </table:table-cell>
              <table:table-cell office:value-type="float" office:value="134.890727719289">
                <text:p>134.890727719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131.538862630809">
                <text:p>131.538862630809</text:p>
              </table:table-cell>
              <table:table-cell office:value-type="float" office:value="70000">
                <text:p>70000</text:p>
              </table:table-cell>
              <table:table-cell office:value-type="float" office:value="125.363271419757">
                <text:p>125.363271419757</text:p>
              </table:table-cell>
              <table:table-cell office:value-type="float" office:value="70000">
                <text:p>70000</text:p>
              </table:table-cell>
              <table:table-cell office:value-type="float" office:value="126.313857536474">
                <text:p>126.313857536474</text:p>
              </table:table-cell>
              <table:table-cell office:value-type="float" office:value="70000">
                <text:p>70000</text:p>
              </table:table-cell>
              <table:table-cell office:value-type="float" office:value="119.287379580136">
                <text:p>119.287379580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112.848676667298">
                <text:p>112.848676667298</text:p>
              </table:table-cell>
              <table:table-cell office:value-type="float" office:value="80000">
                <text:p>80000</text:p>
              </table:table-cell>
              <table:table-cell office:value-type="float" office:value="113.068458032861">
                <text:p>113.068458032861</text:p>
              </table:table-cell>
              <table:table-cell office:value-type="float" office:value="80000">
                <text:p>80000</text:p>
              </table:table-cell>
              <table:table-cell office:value-type="float" office:value="108.368021485477">
                <text:p>108.368021485477</text:p>
              </table:table-cell>
              <table:table-cell office:value-type="float" office:value="80000">
                <text:p>80000</text:p>
              </table:table-cell>
              <table:table-cell office:value-type="float" office:value="104.236491543541">
                <text:p>104.236491543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99.9108595311263">
                <text:p>99.9108595311263</text:p>
              </table:table-cell>
              <table:table-cell office:value-type="float" office:value="90000">
                <text:p>90000</text:p>
              </table:table-cell>
              <table:table-cell office:value-type="float" office:value="98.4593862908301">
                <text:p>98.4593862908301</text:p>
              </table:table-cell>
              <table:table-cell office:value-type="float" office:value="90000">
                <text:p>90000</text:p>
              </table:table-cell>
              <table:table-cell office:value-type="float" office:value="100.179657188218">
                <text:p>100.179657188218</text:p>
              </table:table-cell>
              <table:table-cell office:value-type="float" office:value="90000">
                <text:p>90000</text:p>
              </table:table-cell>
              <table:table-cell office:value-type="float" office:value="92.2302281390783">
                <text:p>92.2302281390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89.0152668303835">
                <text:p>89.0152668303835</text:p>
              </table:table-cell>
              <table:table-cell office:value-type="float" office:value="100000">
                <text:p>100000</text:p>
              </table:table-cell>
              <table:table-cell office:value-type="float" office:value="86.6519489294209">
                <text:p>86.6519489294209</text:p>
              </table:table-cell>
              <table:table-cell office:value-type="float" office:value="100000">
                <text:p>100000</text:p>
              </table:table-cell>
              <table:table-cell office:value-type="float" office:value="87.7279171287004">
                <text:p>87.7279171287004</text:p>
              </table:table-cell>
              <table:table-cell office:value-type="float" office:value="100000">
                <text:p>100000</text:p>
              </table:table-cell>
              <table:table-cell office:value-type="float" office:value="82.7401553694638">
                <text:p>82.7401553694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44.3037194227728">
                <text:p>44.3037194227728</text:p>
              </table:table-cell>
              <table:table-cell office:value-type="float" office:value="200000">
                <text:p>200000</text:p>
              </table:table-cell>
              <table:table-cell office:value-type="float" office:value="43.6474161144311">
                <text:p>43.6474161144311</text:p>
              </table:table-cell>
              <table:table-cell office:value-type="float" office:value="200000">
                <text:p>200000</text:p>
              </table:table-cell>
              <table:table-cell office:value-type="float" office:value="43.5195836603286">
                <text:p>43.5195836603286</text:p>
              </table:table-cell>
              <table:table-cell office:value-type="float" office:value="200000">
                <text:p>200000</text:p>
              </table:table-cell>
              <table:table-cell office:value-type="float" office:value="40.9200803686746">
                <text:p>40.9200803686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28.3919390590877">
                <text:p>28.3919390590877</text:p>
              </table:table-cell>
              <table:table-cell office:value-type="float" office:value="300000">
                <text:p>300000</text:p>
              </table:table-cell>
              <table:table-cell office:value-type="float" office:value="22.9974655068202">
                <text:p>22.9974655068202</text:p>
              </table:table-cell>
              <table:table-cell office:value-type="float" office:value="300000">
                <text:p>300000</text:p>
              </table:table-cell>
              <table:table-cell office:value-type="float" office:value="23.2358187209272">
                <text:p>23.2358187209272</text:p>
              </table:table-cell>
              <table:table-cell office:value-type="float" office:value="300000">
                <text:p>300000</text:p>
              </table:table-cell>
              <table:table-cell office:value-type="float" office:value="23.7018375205065">
                <text:p>23.7018375205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18.3508478412843">
                <text:p>18.3508478412843</text:p>
              </table:table-cell>
              <table:table-cell office:value-type="float" office:value="400000">
                <text:p>400000</text:p>
              </table:table-cell>
              <table:table-cell office:value-type="float" office:value="17.5880061617117">
                <text:p>17.5880061617117</text:p>
              </table:table-cell>
              <table:table-cell office:value-type="float" office:value="400000">
                <text:p>400000</text:p>
              </table:table-cell>
              <table:table-cell office:value-type="float" office:value="17.1494914481231">
                <text:p>17.1494914481231</text:p>
              </table:table-cell>
              <table:table-cell office:value-type="float" office:value="400000">
                <text:p>400000</text:p>
              </table:table-cell>
              <table:table-cell office:value-type="float" office:value="16.3702277614344">
                <text:p>16.3702277614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14.7212898063952">
                <text:p>14.7212898063952</text:p>
              </table:table-cell>
              <table:table-cell office:value-type="float" office:value="500000">
                <text:p>500000</text:p>
              </table:table-cell>
              <table:table-cell office:value-type="float" office:value="4.97473313143611">
                <text:p>4.97473313143611</text:p>
              </table:table-cell>
              <table:table-cell office:value-type="float" office:value="500000">
                <text:p>500000</text:p>
              </table:table-cell>
              <table:table-cell office:value-type="float" office:value="4.92110925463905">
                <text:p>4.92110925463905</text:p>
              </table:table-cell>
              <table:table-cell office:value-type="float" office:value="500000">
                <text:p>500000</text:p>
              </table:table-cell>
              <table:table-cell office:value-type="float" office:value="7.34103738746662">
                <text:p>7.34103738746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4.84689494944095">
                <text:p>4.84689494944095</text:p>
              </table:table-cell>
              <table:table-cell office:value-type="float" office:value="600000">
                <text:p>600000</text:p>
              </table:table-cell>
              <table:table-cell office:value-type="float" office:value="11.5501496902287">
                <text:p>11.5501496902287</text:p>
              </table:table-cell>
              <table:table-cell office:value-type="float" office:value="600000">
                <text:p>600000</text:p>
              </table:table-cell>
              <table:table-cell office:value-type="float" office:value="11.3210950974535">
                <text:p>11.3210950974535</text:p>
              </table:table-cell>
              <table:table-cell office:value-type="float" office:value="600000">
                <text:p>600000</text:p>
              </table:table-cell>
              <table:table-cell office:value-type="float" office:value="10.8831863531808">
                <text:p>10.8831863531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10.3225005691956">
                <text:p>10.3225005691956</text:p>
              </table:table-cell>
              <table:table-cell office:value-type="float" office:value="700000">
                <text:p>700000</text:p>
              </table:table-cell>
              <table:table-cell office:value-type="float" office:value="4.44999524985257">
                <text:p>4.44999524985257</text:p>
              </table:table-cell>
              <table:table-cell office:value-type="float" office:value="700000">
                <text:p>700000</text:p>
              </table:table-cell>
              <table:table-cell office:value-type="float" office:value="4.47422958967758">
                <text:p>4.47422958967758</text:p>
              </table:table-cell>
              <table:table-cell office:value-type="float" office:value="700000">
                <text:p>700000</text:p>
              </table:table-cell>
              <table:table-cell office:value-type="float" office:value="4.43111796547948">
                <text:p>4.43111796547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8.9606710323952">
                <text:p>8.9606710323952</text:p>
              </table:table-cell>
              <table:table-cell office:value-type="float" office:value="800000">
                <text:p>800000</text:p>
              </table:table-cell>
              <table:table-cell office:value-type="float" office:value="3.201071606096">
                <text:p>3.201071606096</text:p>
              </table:table-cell>
              <table:table-cell office:value-type="float" office:value="800000">
                <text:p>800000</text:p>
              </table:table-cell>
              <table:table-cell office:value-type="float" office:value="3.1164379762151">
                <text:p>3.1164379762151</text:p>
              </table:table-cell>
              <table:table-cell office:value-type="float" office:value="800000">
                <text:p>800000</text:p>
              </table:table-cell>
              <table:table-cell office:value-type="float" office:value="3.20017661902767">
                <text:p>3.20017661902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3.99386318957742">
                <text:p>3.99386318957742</text:p>
              </table:table-cell>
              <table:table-cell office:value-type="float" office:value="900000">
                <text:p>900000</text:p>
              </table:table-cell>
              <table:table-cell office:value-type="float" office:value="3.76127129826455">
                <text:p>3.76127129826455</text:p>
              </table:table-cell>
              <table:table-cell office:value-type="float" office:value="900000">
                <text:p>900000</text:p>
              </table:table-cell>
              <table:table-cell office:value-type="float" office:value="3.54713748257588">
                <text:p>3.54713748257588</text:p>
              </table:table-cell>
              <table:table-cell office:value-type="float" office:value="900000">
                <text:p>900000</text:p>
              </table:table-cell>
              <table:table-cell office:value-type="float" office:value="3.67255322962844">
                <text:p>3.67255322962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3.56003163871318">
                <text:p>3.56003163871318</text:p>
              </table:table-cell>
              <table:table-cell office:value-type="float" office:value="1000000">
                <text:p>1000000</text:p>
              </table:table-cell>
              <table:table-cell office:value-type="float" office:value="3.56831171486549">
                <text:p>3.56831171486549</text:p>
              </table:table-cell>
              <table:table-cell office:value-type="float" office:value="1000000">
                <text:p>1000000</text:p>
              </table:table-cell>
              <table:table-cell office:value-type="float" office:value="3.56706395019765">
                <text:p>3.56706395019765</text:p>
              </table:table-cell>
              <table:table-cell office:value-type="float" office:value="1000000">
                <text:p>1000000</text:p>
              </table:table-cell>
              <table:table-cell office:value-type="float" office:value="3.58458190026379">
                <text:p>3.58458190026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filtering odd integers from a map</text:p>
        </chart:title>
        <chart:legend chart:legend-position="end" svg:x="9.999cm" svg:y="3.255cm" style:legend-expansion="high" chart:style-name="ch3"/>
        <chart:plot-area chart:style-name="ch4" table:cell-range-address="map_filter.B2:map_filter.B56 map_filter.A2:map_filter.A2 map_filter.E2:map_filter.E221 map_filter.A57:map_filter.A57 map_filter.A112:map_filter.A112 map_filter.A167:map_filter.A167" chart:data-source-has-labels="row" svg:x="1.331cm" svg:y="1.275cm" svg:width="8.348cm" svg:height="6.564cm">
          <chart:coordinate-region svg:x="2.693cm" svg:y="1.275cm" svg:width="6.104cm" svg:height="4.918cm"/>
          <chart:axis chart:dimension="x" chart:name="primary-x" chart:style-name="ch5">
            <chart:title svg:x="4.8cm" svg:y="8.019cm" chart:style-name="ch6">
              <text:p>Map size</text:p>
            </chart:title>
          </chart:axis>
          <chart:axis chart:dimension="y" chart:name="primary-y" chart:style-name="ch7">
            <chart:title svg:x="0.451cm" svg:y="6.162cm" chart:style-name="ch8">
              <text:p>Average running time</text:p>
            </chart:title>
            <chart:grid chart:style-name="ch9" chart:class="major"/>
          </chart:axis>
          <chart:series chart:style-name="ch10" chart:values-cell-range-address="map_filter.E2:map_filter.E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E57:map_filter.E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E112:map_filter.E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E167:map_filter.E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2124.5">
                <text:p>2124.5</text:p>
                <draw:g>
                  <svg:desc>map_filter.E2:map_filter.E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2233">
                <text:p>2233</text:p>
                <draw:g>
                  <svg:desc>map_filter.E57:map_filter.E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2122.5">
                <text:p>2122.5</text:p>
                <draw:g>
                  <svg:desc>map_filter.E112:map_filter.E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2504.75">
                <text:p>2504.75</text:p>
                <draw:g>
                  <svg:desc>map_filter.E167:map_filter.E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84">
                <text:p>2384</text:p>
              </table:table-cell>
              <table:table-cell office:value-type="float" office:value="2">
                <text:p>2</text:p>
              </table:table-cell>
              <table:table-cell office:value-type="float" office:value="2500.5">
                <text:p>2500.5</text:p>
              </table:table-cell>
              <table:table-cell office:value-type="float" office:value="2">
                <text:p>2</text:p>
              </table:table-cell>
              <table:table-cell office:value-type="float" office:value="2143">
                <text:p>2143</text:p>
              </table:table-cell>
              <table:table-cell office:value-type="float" office:value="2">
                <text:p>2</text:p>
              </table:table-cell>
              <table:table-cell office:value-type="float" office:value="5972.75">
                <text:p>597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16.5">
                <text:p>2316.5</text:p>
              </table:table-cell>
              <table:table-cell office:value-type="float" office:value="3">
                <text:p>3</text:p>
              </table:table-cell>
              <table:table-cell office:value-type="float" office:value="2650.5">
                <text:p>2650.5</text:p>
              </table:table-cell>
              <table:table-cell office:value-type="float" office:value="3">
                <text:p>3</text:p>
              </table:table-cell>
              <table:table-cell office:value-type="float" office:value="2186.75">
                <text:p>2186.75</text:p>
              </table:table-cell>
              <table:table-cell office:value-type="float" office:value="3">
                <text:p>3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66.75">
                <text:p>2466.75</text:p>
              </table:table-cell>
              <table:table-cell office:value-type="float" office:value="4">
                <text:p>4</text:p>
              </table:table-cell>
              <table:table-cell office:value-type="float" office:value="2587.75">
                <text:p>2587.75</text:p>
              </table:table-cell>
              <table:table-cell office:value-type="float" office:value="4">
                <text:p>4</text:p>
              </table:table-cell>
              <table:table-cell office:value-type="float" office:value="2454.75">
                <text:p>2454.75</text:p>
              </table:table-cell>
              <table:table-cell office:value-type="float" office:value="4">
                <text:p>4</text:p>
              </table:table-cell>
              <table:table-cell office:value-type="float" office:value="2812.25">
                <text:p>281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5">
                <text:p>5</text:p>
              </table:table-cell>
              <table:table-cell office:value-type="float" office:value="5891.25">
                <text:p>5891.25</text:p>
              </table:table-cell>
              <table:table-cell office:value-type="float" office:value="5">
                <text:p>5</text:p>
              </table:table-cell>
              <table:table-cell office:value-type="float" office:value="2422.25">
                <text:p>2422.25</text:p>
              </table:table-cell>
              <table:table-cell office:value-type="float" office:value="5">
                <text:p>5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28.25">
                <text:p>5828.25</text:p>
              </table:table-cell>
              <table:table-cell office:value-type="float" office:value="6">
                <text:p>6</text:p>
              </table:table-cell>
              <table:table-cell office:value-type="float" office:value="2648.75">
                <text:p>2648.75</text:p>
              </table:table-cell>
              <table:table-cell office:value-type="float" office:value="6">
                <text:p>6</text:p>
              </table:table-cell>
              <table:table-cell office:value-type="float" office:value="2323">
                <text:p>2323</text:p>
              </table:table-cell>
              <table:table-cell office:value-type="float" office:value="6">
                <text:p>6</text:p>
              </table:table-cell>
              <table:table-cell office:value-type="float" office:value="2801.5">
                <text:p>280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40.5">
                <text:p>2640.5</text:p>
              </table:table-cell>
              <table:table-cell office:value-type="float" office:value="7">
                <text:p>7</text:p>
              </table:table-cell>
              <table:table-cell office:value-type="float" office:value="6094.75">
                <text:p>6094.75</text:p>
              </table:table-cell>
              <table:table-cell office:value-type="float" office:value="7">
                <text:p>7</text:p>
              </table:table-cell>
              <table:table-cell office:value-type="float" office:value="2745">
                <text:p>2745</text:p>
              </table:table-cell>
              <table:table-cell office:value-type="float" office:value="7">
                <text:p>7</text:p>
              </table:table-cell>
              <table:table-cell office:value-type="float" office:value="3060.75">
                <text:p>306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957.5">
                <text:p>5957.5</text:p>
              </table:table-cell>
              <table:table-cell office:value-type="float" office:value="8">
                <text:p>8</text:p>
              </table:table-cell>
              <table:table-cell office:value-type="float" office:value="2762.25">
                <text:p>2762.25</text:p>
              </table:table-cell>
              <table:table-cell office:value-type="float" office:value="8">
                <text:p>8</text:p>
              </table:table-cell>
              <table:table-cell office:value-type="float" office:value="2516.5">
                <text:p>2516.5</text:p>
              </table:table-cell>
              <table:table-cell office:value-type="float" office:value="8">
                <text:p>8</text:p>
              </table:table-cell>
              <table:table-cell office:value-type="float" office:value="6574.5">
                <text:p>65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51.25">
                <text:p>2651.25</text:p>
              </table:table-cell>
              <table:table-cell office:value-type="float" office:value="9">
                <text:p>9</text:p>
              </table:table-cell>
              <table:table-cell office:value-type="float" office:value="2823.5">
                <text:p>2823.5</text:p>
              </table:table-cell>
              <table:table-cell office:value-type="float" office:value="9">
                <text:p>9</text:p>
              </table:table-cell>
              <table:table-cell office:value-type="float" office:value="9178">
                <text:p>9178</text:p>
              </table:table-cell>
              <table:table-cell office:value-type="float" office:value="9">
                <text:p>9</text:p>
              </table:table-cell>
              <table:table-cell office:value-type="float" office:value="3198.75">
                <text:p>319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91">
                <text:p>2791</text:p>
              </table:table-cell>
              <table:table-cell office:value-type="float" office:value="10">
                <text:p>10</text:p>
              </table:table-cell>
              <table:table-cell office:value-type="float" office:value="2864.5">
                <text:p>2864.5</text:p>
              </table:table-cell>
              <table:table-cell office:value-type="float" office:value="10">
                <text:p>10</text:p>
              </table:table-cell>
              <table:table-cell office:value-type="float" office:value="2788.5">
                <text:p>2788.5</text:p>
              </table:table-cell>
              <table:table-cell office:value-type="float" office:value="10">
                <text:p>1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989.75">
                <text:p>2989.75</text:p>
              </table:table-cell>
              <table:table-cell office:value-type="float" office:value="20">
                <text:p>20</text:p>
              </table:table-cell>
              <table:table-cell office:value-type="float" office:value="3094">
                <text:p>3094</text:p>
              </table:table-cell>
              <table:table-cell office:value-type="float" office:value="20">
                <text:p>20</text:p>
              </table:table-cell>
              <table:table-cell office:value-type="float" office:value="2854.5">
                <text:p>2854.5</text:p>
              </table:table-cell>
              <table:table-cell office:value-type="float" office:value="20">
                <text:p>20</text:p>
              </table:table-cell>
              <table:table-cell office:value-type="float" office:value="3745.25">
                <text:p>3745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02.75">
                <text:p>3102.75</text:p>
              </table:table-cell>
              <table:table-cell office:value-type="float" office:value="30">
                <text:p>30</text:p>
              </table:table-cell>
              <table:table-cell office:value-type="float" office:value="3513.5">
                <text:p>3513.5</text:p>
              </table:table-cell>
              <table:table-cell office:value-type="float" office:value="30">
                <text:p>30</text:p>
              </table:table-cell>
              <table:table-cell office:value-type="float" office:value="3206">
                <text:p>3206</text:p>
              </table:table-cell>
              <table:table-cell office:value-type="float" office:value="30">
                <text:p>30</text:p>
              </table:table-cell>
              <table:table-cell office:value-type="float" office:value="3781.75">
                <text:p>3781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5423.25">
                <text:p>5423.25</text:p>
              </table:table-cell>
              <table:table-cell office:value-type="float" office:value="40">
                <text:p>40</text:p>
              </table:table-cell>
              <table:table-cell office:value-type="float" office:value="5822.75">
                <text:p>5822.75</text:p>
              </table:table-cell>
              <table:table-cell office:value-type="float" office:value="40">
                <text:p>40</text:p>
              </table:table-cell>
              <table:table-cell office:value-type="float" office:value="8833.25">
                <text:p>8833.25</text:p>
              </table:table-cell>
              <table:table-cell office:value-type="float" office:value="40">
                <text:p>40</text:p>
              </table:table-cell>
              <table:table-cell office:value-type="float" office:value="6341.5">
                <text:p>634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6128.5">
                <text:p>6128.5</text:p>
              </table:table-cell>
              <table:table-cell office:value-type="float" office:value="50">
                <text:p>50</text:p>
              </table:table-cell>
              <table:table-cell office:value-type="float" office:value="6432.25">
                <text:p>6432.25</text:p>
              </table:table-cell>
              <table:table-cell office:value-type="float" office:value="50">
                <text:p>50</text:p>
              </table:table-cell>
              <table:table-cell office:value-type="float" office:value="7911.5">
                <text:p>7911.5</text:p>
              </table:table-cell>
              <table:table-cell office:value-type="float" office:value="50">
                <text:p>50</text:p>
              </table:table-cell>
              <table:table-cell office:value-type="float" office:value="13823.25">
                <text:p>1382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146.25">
                <text:p>7146.25</text:p>
              </table:table-cell>
              <table:table-cell office:value-type="float" office:value="60">
                <text:p>60</text:p>
              </table:table-cell>
              <table:table-cell office:value-type="float" office:value="10745.25">
                <text:p>10745.25</text:p>
              </table:table-cell>
              <table:table-cell office:value-type="float" office:value="60">
                <text:p>60</text:p>
              </table:table-cell>
              <table:table-cell office:value-type="float" office:value="13617.25">
                <text:p>13617.25</text:p>
              </table:table-cell>
              <table:table-cell office:value-type="float" office:value="60">
                <text:p>60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8517.25">
                <text:p>18517.25</text:p>
              </table:table-cell>
              <table:table-cell office:value-type="float" office:value="70">
                <text:p>70</text:p>
              </table:table-cell>
              <table:table-cell office:value-type="float" office:value="31419.25">
                <text:p>31419.25</text:p>
              </table:table-cell>
              <table:table-cell office:value-type="float" office:value="70">
                <text:p>70</text:p>
              </table:table-cell>
              <table:table-cell office:value-type="float" office:value="15366.75">
                <text:p>15366.75</text:p>
              </table:table-cell>
              <table:table-cell office:value-type="float" office:value="70">
                <text:p>70</text:p>
              </table:table-cell>
              <table:table-cell office:value-type="float" office:value="23193.75">
                <text:p>2319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2448.5">
                <text:p>22448.5</text:p>
              </table:table-cell>
              <table:table-cell office:value-type="float" office:value="80">
                <text:p>80</text:p>
              </table:table-cell>
              <table:table-cell office:value-type="float" office:value="16710.75">
                <text:p>16710.75</text:p>
              </table:table-cell>
              <table:table-cell office:value-type="float" office:value="80">
                <text:p>80</text:p>
              </table:table-cell>
              <table:table-cell office:value-type="float" office:value="16757.25">
                <text:p>16757.25</text:p>
              </table:table-cell>
              <table:table-cell office:value-type="float" office:value="80">
                <text:p>80</text:p>
              </table:table-cell>
              <table:table-cell office:value-type="float" office:value="17526.25">
                <text:p>1752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0168">
                <text:p>20168</text:p>
              </table:table-cell>
              <table:table-cell office:value-type="float" office:value="90">
                <text:p>90</text:p>
              </table:table-cell>
              <table:table-cell office:value-type="float" office:value="18412.75">
                <text:p>18412.75</text:p>
              </table:table-cell>
              <table:table-cell office:value-type="float" office:value="90">
                <text:p>90</text:p>
              </table:table-cell>
              <table:table-cell office:value-type="float" office:value="22994.75">
                <text:p>22994.75</text:p>
              </table:table-cell>
              <table:table-cell office:value-type="float" office:value="90">
                <text:p>90</text:p>
              </table:table-cell>
              <table:table-cell office:value-type="float" office:value="22096.5">
                <text:p>2209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1639.25">
                <text:p>21639.25</text:p>
              </table:table-cell>
              <table:table-cell office:value-type="float" office:value="100">
                <text:p>100</text:p>
              </table:table-cell>
              <table:table-cell office:value-type="float" office:value="25139">
                <text:p>25139</text:p>
              </table:table-cell>
              <table:table-cell office:value-type="float" office:value="100">
                <text:p>100</text:p>
              </table:table-cell>
              <table:table-cell office:value-type="float" office:value="21933.75">
                <text:p>21933.75</text:p>
              </table:table-cell>
              <table:table-cell office:value-type="float" office:value="100">
                <text:p>100</text:p>
              </table:table-cell>
              <table:table-cell office:value-type="float" office:value="26347.5">
                <text:p>2634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910.6666666667">
                <text:p>44910.6666666667</text:p>
              </table:table-cell>
              <table:table-cell office:value-type="float" office:value="200">
                <text:p>200</text:p>
              </table:table-cell>
              <table:table-cell office:value-type="float" office:value="37581831">
                <text:p>37581831</text:p>
              </table:table-cell>
              <table:table-cell office:value-type="float" office:value="200">
                <text:p>200</text:p>
              </table:table-cell>
              <table:table-cell office:value-type="float" office:value="57825979.5">
                <text:p>57825979.5</text:p>
              </table:table-cell>
              <table:table-cell office:value-type="float" office:value="200">
                <text:p>200</text:p>
              </table:table-cell>
              <table:table-cell office:value-type="float" office:value="57736546.5">
                <text:p>5773654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59350514">
                <text:p>59350514</text:p>
              </table:table-cell>
              <table:table-cell office:value-type="float" office:value="300">
                <text:p>300</text:p>
              </table:table-cell>
              <table:table-cell office:value-type="float" office:value="58147973.5">
                <text:p>58147973.5</text:p>
              </table:table-cell>
              <table:table-cell office:value-type="float" office:value="300">
                <text:p>300</text:p>
              </table:table-cell>
              <table:table-cell office:value-type="float" office:value="37950141.6666667">
                <text:p>37950141.6666667</text:p>
              </table:table-cell>
              <table:table-cell office:value-type="float" office:value="300">
                <text:p>300</text:p>
              </table:table-cell>
              <table:table-cell office:value-type="float" office:value="59828990.5">
                <text:p>598289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56787910.5">
                <text:p>56787910.5</text:p>
              </table:table-cell>
              <table:table-cell office:value-type="float" office:value="400">
                <text:p>400</text:p>
              </table:table-cell>
              <table:table-cell office:value-type="float" office:value="57931140">
                <text:p>57931140</text:p>
              </table:table-cell>
              <table:table-cell office:value-type="float" office:value="400">
                <text:p>400</text:p>
              </table:table-cell>
              <table:table-cell office:value-type="float" office:value="57325238">
                <text:p>57325238</text:p>
              </table:table-cell>
              <table:table-cell office:value-type="float" office:value="400">
                <text:p>400</text:p>
              </table:table-cell>
              <table:table-cell office:value-type="float" office:value="58303226">
                <text:p>58303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72049.25">
                <text:p>72049.25</text:p>
              </table:table-cell>
              <table:table-cell office:value-type="float" office:value="500">
                <text:p>500</text:p>
              </table:table-cell>
              <table:table-cell office:value-type="float" office:value="78049.75">
                <text:p>78049.75</text:p>
              </table:table-cell>
              <table:table-cell office:value-type="float" office:value="500">
                <text:p>500</text:p>
              </table:table-cell>
              <table:table-cell office:value-type="float" office:value="74200">
                <text:p>74200</text:p>
              </table:table-cell>
              <table:table-cell office:value-type="float" office:value="500">
                <text:p>500</text:p>
              </table:table-cell>
              <table:table-cell office:value-type="float" office:value="73909">
                <text:p>73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73442.75">
                <text:p>73442.75</text:p>
              </table:table-cell>
              <table:table-cell office:value-type="float" office:value="600">
                <text:p>600</text:p>
              </table:table-cell>
              <table:table-cell office:value-type="float" office:value="76812.5">
                <text:p>76812.5</text:p>
              </table:table-cell>
              <table:table-cell office:value-type="float" office:value="600">
                <text:p>600</text:p>
              </table:table-cell>
              <table:table-cell office:value-type="float" office:value="82158.75">
                <text:p>82158.75</text:p>
              </table:table-cell>
              <table:table-cell office:value-type="float" office:value="600">
                <text:p>600</text:p>
              </table:table-cell>
              <table:table-cell office:value-type="float" office:value="80941.25">
                <text:p>8094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83761.25">
                <text:p>83761.25</text:p>
              </table:table-cell>
              <table:table-cell office:value-type="float" office:value="700">
                <text:p>700</text:p>
              </table:table-cell>
              <table:table-cell office:value-type="float" office:value="88556">
                <text:p>88556</text:p>
              </table:table-cell>
              <table:table-cell office:value-type="float" office:value="700">
                <text:p>700</text:p>
              </table:table-cell>
              <table:table-cell office:value-type="float" office:value="88423.5">
                <text:p>88423.5</text:p>
              </table:table-cell>
              <table:table-cell office:value-type="float" office:value="700">
                <text:p>700</text:p>
              </table:table-cell>
              <table:table-cell office:value-type="float" office:value="94929.5">
                <text:p>9492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00133.5">
                <text:p>100133.5</text:p>
              </table:table-cell>
              <table:table-cell office:value-type="float" office:value="800">
                <text:p>800</text:p>
              </table:table-cell>
              <table:table-cell office:value-type="float" office:value="94355.5">
                <text:p>94355.5</text:p>
              </table:table-cell>
              <table:table-cell office:value-type="float" office:value="800">
                <text:p>800</text:p>
              </table:table-cell>
              <table:table-cell office:value-type="float" office:value="100256.75">
                <text:p>100256.75</text:p>
              </table:table-cell>
              <table:table-cell office:value-type="float" office:value="800">
                <text:p>800</text:p>
              </table:table-cell>
              <table:table-cell office:value-type="float" office:value="105415">
                <text:p>105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10356.75">
                <text:p>110356.75</text:p>
              </table:table-cell>
              <table:table-cell office:value-type="float" office:value="900">
                <text:p>900</text:p>
              </table:table-cell>
              <table:table-cell office:value-type="float" office:value="120557.5">
                <text:p>120557.5</text:p>
              </table:table-cell>
              <table:table-cell office:value-type="float" office:value="900">
                <text:p>900</text:p>
              </table:table-cell>
              <table:table-cell office:value-type="float" office:value="103094.75">
                <text:p>103094.75</text:p>
              </table:table-cell>
              <table:table-cell office:value-type="float" office:value="900">
                <text:p>900</text:p>
              </table:table-cell>
              <table:table-cell office:value-type="float" office:value="111278.5">
                <text:p>11127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12895">
                <text:p>112895</text:p>
              </table:table-cell>
              <table:table-cell office:value-type="float" office:value="1000">
                <text:p>1000</text:p>
              </table:table-cell>
              <table:table-cell office:value-type="float" office:value="121106.25">
                <text:p>121106.25</text:p>
              </table:table-cell>
              <table:table-cell office:value-type="float" office:value="1000">
                <text:p>1000</text:p>
              </table:table-cell>
              <table:table-cell office:value-type="float" office:value="114558">
                <text:p>114558</text:p>
              </table:table-cell>
              <table:table-cell office:value-type="float" office:value="1000">
                <text:p>1000</text:p>
              </table:table-cell>
              <table:table-cell office:value-type="float" office:value="131133.25">
                <text:p>131133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33000.75">
                <text:p>233000.75</text:p>
              </table:table-cell>
              <table:table-cell office:value-type="float" office:value="2000">
                <text:p>2000</text:p>
              </table:table-cell>
              <table:table-cell office:value-type="float" office:value="218475">
                <text:p>218475</text:p>
              </table:table-cell>
              <table:table-cell office:value-type="float" office:value="2000">
                <text:p>2000</text:p>
              </table:table-cell>
              <table:table-cell office:value-type="float" office:value="221597">
                <text:p>221597</text:p>
              </table:table-cell>
              <table:table-cell office:value-type="float" office:value="2000">
                <text:p>2000</text:p>
              </table:table-cell>
              <table:table-cell office:value-type="float" office:value="246113">
                <text:p>246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46923.75">
                <text:p>346923.75</text:p>
              </table:table-cell>
              <table:table-cell office:value-type="float" office:value="3000">
                <text:p>3000</text:p>
              </table:table-cell>
              <table:table-cell office:value-type="float" office:value="330450.25">
                <text:p>330450.25</text:p>
              </table:table-cell>
              <table:table-cell office:value-type="float" office:value="3000">
                <text:p>3000</text:p>
              </table:table-cell>
              <table:table-cell office:value-type="float" office:value="347924.5">
                <text:p>347924.5</text:p>
              </table:table-cell>
              <table:table-cell office:value-type="float" office:value="3000">
                <text:p>3000</text:p>
              </table:table-cell>
              <table:table-cell office:value-type="float" office:value="352185">
                <text:p>352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34768.75">
                <text:p>434768.75</text:p>
              </table:table-cell>
              <table:table-cell office:value-type="float" office:value="4000">
                <text:p>4000</text:p>
              </table:table-cell>
              <table:table-cell office:value-type="float" office:value="440653.75">
                <text:p>440653.75</text:p>
              </table:table-cell>
              <table:table-cell office:value-type="float" office:value="4000">
                <text:p>4000</text:p>
              </table:table-cell>
              <table:table-cell office:value-type="float" office:value="444821.25">
                <text:p>444821.25</text:p>
              </table:table-cell>
              <table:table-cell office:value-type="float" office:value="4000">
                <text:p>4000</text:p>
              </table:table-cell>
              <table:table-cell office:value-type="float" office:value="469503">
                <text:p>469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553217">
                <text:p>553217</text:p>
              </table:table-cell>
              <table:table-cell office:value-type="float" office:value="5000">
                <text:p>5000</text:p>
              </table:table-cell>
              <table:table-cell office:value-type="float" office:value="569518.5">
                <text:p>569518.5</text:p>
              </table:table-cell>
              <table:table-cell office:value-type="float" office:value="5000">
                <text:p>5000</text:p>
              </table:table-cell>
              <table:table-cell office:value-type="float" office:value="558170.75">
                <text:p>558170.75</text:p>
              </table:table-cell>
              <table:table-cell office:value-type="float" office:value="5000">
                <text:p>5000</text:p>
              </table:table-cell>
              <table:table-cell office:value-type="float" office:value="581306.75">
                <text:p>581306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659591.75">
                <text:p>659591.75</text:p>
              </table:table-cell>
              <table:table-cell office:value-type="float" office:value="6000">
                <text:p>6000</text:p>
              </table:table-cell>
              <table:table-cell office:value-type="float" office:value="668406">
                <text:p>668406</text:p>
              </table:table-cell>
              <table:table-cell office:value-type="float" office:value="6000">
                <text:p>6000</text:p>
              </table:table-cell>
              <table:table-cell office:value-type="float" office:value="676685.25">
                <text:p>676685.25</text:p>
              </table:table-cell>
              <table:table-cell office:value-type="float" office:value="6000">
                <text:p>6000</text:p>
              </table:table-cell>
              <table:table-cell office:value-type="float" office:value="730021.5">
                <text:p>73002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66251.75">
                <text:p>766251.75</text:p>
              </table:table-cell>
              <table:table-cell office:value-type="float" office:value="7000">
                <text:p>7000</text:p>
              </table:table-cell>
              <table:table-cell office:value-type="float" office:value="775677.5">
                <text:p>775677.5</text:p>
              </table:table-cell>
              <table:table-cell office:value-type="float" office:value="7000">
                <text:p>7000</text:p>
              </table:table-cell>
              <table:table-cell office:value-type="float" office:value="775970.75">
                <text:p>775970.75</text:p>
              </table:table-cell>
              <table:table-cell office:value-type="float" office:value="7000">
                <text:p>7000</text:p>
              </table:table-cell>
              <table:table-cell office:value-type="float" office:value="845346">
                <text:p>845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861191.25">
                <text:p>861191.25</text:p>
              </table:table-cell>
              <table:table-cell office:value-type="float" office:value="8000">
                <text:p>8000</text:p>
              </table:table-cell>
              <table:table-cell office:value-type="float" office:value="905337">
                <text:p>905337</text:p>
              </table:table-cell>
              <table:table-cell office:value-type="float" office:value="8000">
                <text:p>8000</text:p>
              </table:table-cell>
              <table:table-cell office:value-type="float" office:value="890488">
                <text:p>890488</text:p>
              </table:table-cell>
              <table:table-cell office:value-type="float" office:value="8000">
                <text:p>8000</text:p>
              </table:table-cell>
              <table:table-cell office:value-type="float" office:value="969097.5">
                <text:p>96909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988134">
                <text:p>988134</text:p>
              </table:table-cell>
              <table:table-cell office:value-type="float" office:value="9000">
                <text:p>9000</text:p>
              </table:table-cell>
              <table:table-cell office:value-type="float" office:value="1002252.75">
                <text:p>1002252.75</text:p>
              </table:table-cell>
              <table:table-cell office:value-type="float" office:value="9000">
                <text:p>9000</text:p>
              </table:table-cell>
              <table:table-cell office:value-type="float" office:value="1037813.5">
                <text:p>1037813.5</text:p>
              </table:table-cell>
              <table:table-cell office:value-type="float" office:value="9000">
                <text:p>9000</text:p>
              </table:table-cell>
              <table:table-cell office:value-type="float" office:value="1101404.5">
                <text:p>110140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1060938">
                <text:p>1060938</text:p>
              </table:table-cell>
              <table:table-cell office:value-type="float" office:value="10000">
                <text:p>10000</text:p>
              </table:table-cell>
              <table:table-cell office:value-type="float" office:value="1108517.5">
                <text:p>1108517.5</text:p>
              </table:table-cell>
              <table:table-cell office:value-type="float" office:value="10000">
                <text:p>10000</text:p>
              </table:table-cell>
              <table:table-cell office:value-type="float" office:value="1167588.25">
                <text:p>1167588.25</text:p>
              </table:table-cell>
              <table:table-cell office:value-type="float" office:value="10000">
                <text:p>10000</text:p>
              </table:table-cell>
              <table:table-cell office:value-type="float" office:value="1230076.75">
                <text:p>1230076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2152178.75">
                <text:p>2152178.75</text:p>
              </table:table-cell>
              <table:table-cell office:value-type="float" office:value="20000">
                <text:p>20000</text:p>
              </table:table-cell>
              <table:table-cell office:value-type="float" office:value="2180236.25">
                <text:p>2180236.25</text:p>
              </table:table-cell>
              <table:table-cell office:value-type="float" office:value="20000">
                <text:p>20000</text:p>
              </table:table-cell>
              <table:table-cell office:value-type="float" office:value="2383710.5">
                <text:p>2383710.5</text:p>
              </table:table-cell>
              <table:table-cell office:value-type="float" office:value="20000">
                <text:p>20000</text:p>
              </table:table-cell>
              <table:table-cell office:value-type="float" office:value="2457900.75">
                <text:p>2457900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240704.25">
                <text:p>3240704.25</text:p>
              </table:table-cell>
              <table:table-cell office:value-type="float" office:value="30000">
                <text:p>30000</text:p>
              </table:table-cell>
              <table:table-cell office:value-type="float" office:value="3366066.75">
                <text:p>3366066.75</text:p>
              </table:table-cell>
              <table:table-cell office:value-type="float" office:value="30000">
                <text:p>30000</text:p>
              </table:table-cell>
              <table:table-cell office:value-type="float" office:value="3444921.5">
                <text:p>3444921.5</text:p>
              </table:table-cell>
              <table:table-cell office:value-type="float" office:value="30000">
                <text:p>30000</text:p>
              </table:table-cell>
              <table:table-cell office:value-type="float" office:value="3716562.75">
                <text:p>3716562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331565">
                <text:p>4331565</text:p>
              </table:table-cell>
              <table:table-cell office:value-type="float" office:value="40000">
                <text:p>40000</text:p>
              </table:table-cell>
              <table:table-cell office:value-type="float" office:value="4462178">
                <text:p>4462178</text:p>
              </table:table-cell>
              <table:table-cell office:value-type="float" office:value="40000">
                <text:p>40000</text:p>
              </table:table-cell>
              <table:table-cell office:value-type="float" office:value="4500653.75">
                <text:p>4500653.75</text:p>
              </table:table-cell>
              <table:table-cell office:value-type="float" office:value="40000">
                <text:p>40000</text:p>
              </table:table-cell>
              <table:table-cell office:value-type="float" office:value="5018946">
                <text:p>5018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5429217">
                <text:p>5429217</text:p>
              </table:table-cell>
              <table:table-cell office:value-type="float" office:value="50000">
                <text:p>50000</text:p>
              </table:table-cell>
              <table:table-cell office:value-type="float" office:value="5509170.25">
                <text:p>5509170.25</text:p>
              </table:table-cell>
              <table:table-cell office:value-type="float" office:value="50000">
                <text:p>50000</text:p>
              </table:table-cell>
              <table:table-cell office:value-type="float" office:value="5486556.75">
                <text:p>5486556.75</text:p>
              </table:table-cell>
              <table:table-cell office:value-type="float" office:value="50000">
                <text:p>50000</text:p>
              </table:table-cell>
              <table:table-cell office:value-type="float" office:value="6025979.25">
                <text:p>6025979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6564072.5">
                <text:p>6564072.5</text:p>
              </table:table-cell>
              <table:table-cell office:value-type="float" office:value="60000">
                <text:p>60000</text:p>
              </table:table-cell>
              <table:table-cell office:value-type="float" office:value="6694894">
                <text:p>6694894</text:p>
              </table:table-cell>
              <table:table-cell office:value-type="float" office:value="60000">
                <text:p>60000</text:p>
              </table:table-cell>
              <table:table-cell office:value-type="float" office:value="6816338.75">
                <text:p>6816338.75</text:p>
              </table:table-cell>
              <table:table-cell office:value-type="float" office:value="60000">
                <text:p>60000</text:p>
              </table:table-cell>
              <table:table-cell office:value-type="float" office:value="7413408">
                <text:p>7413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7602316">
                <text:p>7602316</text:p>
              </table:table-cell>
              <table:table-cell office:value-type="float" office:value="70000">
                <text:p>70000</text:p>
              </table:table-cell>
              <table:table-cell office:value-type="float" office:value="7976818">
                <text:p>7976818</text:p>
              </table:table-cell>
              <table:table-cell office:value-type="float" office:value="70000">
                <text:p>70000</text:p>
              </table:table-cell>
              <table:table-cell office:value-type="float" office:value="7916787.75">
                <text:p>7916787.75</text:p>
              </table:table-cell>
              <table:table-cell office:value-type="float" office:value="70000">
                <text:p>70000</text:p>
              </table:table-cell>
              <table:table-cell office:value-type="float" office:value="8383116.5">
                <text:p>838311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8861424.25">
                <text:p>8861424.25</text:p>
              </table:table-cell>
              <table:table-cell office:value-type="float" office:value="80000">
                <text:p>80000</text:p>
              </table:table-cell>
              <table:table-cell office:value-type="float" office:value="8844199.5">
                <text:p>8844199.5</text:p>
              </table:table-cell>
              <table:table-cell office:value-type="float" office:value="80000">
                <text:p>80000</text:p>
              </table:table-cell>
              <table:table-cell office:value-type="float" office:value="9227814.5">
                <text:p>9227814.5</text:p>
              </table:table-cell>
              <table:table-cell office:value-type="float" office:value="80000">
                <text:p>80000</text:p>
              </table:table-cell>
              <table:table-cell office:value-type="float" office:value="9593569.25">
                <text:p>9593569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10008922">
                <text:p>10008922</text:p>
              </table:table-cell>
              <table:table-cell office:value-type="float" office:value="90000">
                <text:p>90000</text:p>
              </table:table-cell>
              <table:table-cell office:value-type="float" office:value="10156472">
                <text:p>10156472</text:p>
              </table:table-cell>
              <table:table-cell office:value-type="float" office:value="90000">
                <text:p>90000</text:p>
              </table:table-cell>
              <table:table-cell office:value-type="float" office:value="9982066.5">
                <text:p>9982066.5</text:p>
              </table:table-cell>
              <table:table-cell office:value-type="float" office:value="90000">
                <text:p>90000</text:p>
              </table:table-cell>
              <table:table-cell office:value-type="float" office:value="10842432.25">
                <text:p>10842432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11234028">
                <text:p>11234028</text:p>
              </table:table-cell>
              <table:table-cell office:value-type="float" office:value="100000">
                <text:p>100000</text:p>
              </table:table-cell>
              <table:table-cell office:value-type="float" office:value="11540421.3333333">
                <text:p>11540421.3333333</text:p>
              </table:table-cell>
              <table:table-cell office:value-type="float" office:value="100000">
                <text:p>100000</text:p>
              </table:table-cell>
              <table:table-cell office:value-type="float" office:value="11398880">
                <text:p>11398880</text:p>
              </table:table-cell>
              <table:table-cell office:value-type="float" office:value="100000">
                <text:p>100000</text:p>
              </table:table-cell>
              <table:table-cell office:value-type="float" office:value="12086030">
                <text:p>120860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22571468.3333333">
                <text:p>22571468.3333333</text:p>
              </table:table-cell>
              <table:table-cell office:value-type="float" office:value="200000">
                <text:p>200000</text:p>
              </table:table-cell>
              <table:table-cell office:value-type="float" office:value="22910863.6666667">
                <text:p>22910863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2978161">
                <text:p>22978161</text:p>
              </table:table-cell>
              <table:table-cell office:value-type="float" office:value="200000">
                <text:p>200000</text:p>
              </table:table-cell>
              <table:table-cell office:value-type="float" office:value="24437879.6666667">
                <text:p>24437879.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35221264.6666667">
                <text:p>35221264.6666667</text:p>
              </table:table-cell>
              <table:table-cell office:value-type="float" office:value="300000">
                <text:p>300000</text:p>
              </table:table-cell>
              <table:table-cell office:value-type="float" office:value="43483052.5">
                <text:p>43483052.5</text:p>
              </table:table-cell>
              <table:table-cell office:value-type="float" office:value="300000">
                <text:p>300000</text:p>
              </table:table-cell>
              <table:table-cell office:value-type="float" office:value="43037003">
                <text:p>43037003</text:p>
              </table:table-cell>
              <table:table-cell office:value-type="float" office:value="300000">
                <text:p>300000</text:p>
              </table:table-cell>
              <table:table-cell office:value-type="float" office:value="42190821.6666667">
                <text:p>42190821.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54493395">
                <text:p>54493395</text:p>
              </table:table-cell>
              <table:table-cell office:value-type="float" office:value="400000">
                <text:p>400000</text:p>
              </table:table-cell>
              <table:table-cell office:value-type="float" office:value="56856928">
                <text:p>56856928</text:p>
              </table:table-cell>
              <table:table-cell office:value-type="float" office:value="400000">
                <text:p>400000</text:p>
              </table:table-cell>
              <table:table-cell office:value-type="float" office:value="58310767">
                <text:p>58310767</text:p>
              </table:table-cell>
              <table:table-cell office:value-type="float" office:value="400000">
                <text:p>400000</text:p>
              </table:table-cell>
              <table:table-cell office:value-type="float" office:value="61086505">
                <text:p>61086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67928830.5">
                <text:p>67928830.5</text:p>
              </table:table-cell>
              <table:table-cell office:value-type="float" office:value="500000">
                <text:p>500000</text:p>
              </table:table-cell>
              <table:table-cell office:value-type="float" office:value="201015808">
                <text:p>201015808</text:p>
              </table:table-cell>
              <table:table-cell office:value-type="float" office:value="500000">
                <text:p>500000</text:p>
              </table:table-cell>
              <table:table-cell office:value-type="float" office:value="203206218">
                <text:p>203206218</text:p>
              </table:table-cell>
              <table:table-cell office:value-type="float" office:value="500000">
                <text:p>500000</text:p>
              </table:table-cell>
              <table:table-cell office:value-type="float" office:value="136220529.5">
                <text:p>13622052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206317655">
                <text:p>206317655</text:p>
              </table:table-cell>
              <table:table-cell office:value-type="float" office:value="600000">
                <text:p>600000</text:p>
              </table:table-cell>
              <table:table-cell office:value-type="float" office:value="86578964.5">
                <text:p>86578964.5</text:p>
              </table:table-cell>
              <table:table-cell office:value-type="float" office:value="600000">
                <text:p>600000</text:p>
              </table:table-cell>
              <table:table-cell office:value-type="float" office:value="88330677.5">
                <text:p>88330677.5</text:p>
              </table:table-cell>
              <table:table-cell office:value-type="float" office:value="600000">
                <text:p>600000</text:p>
              </table:table-cell>
              <table:table-cell office:value-type="float" office:value="91884855">
                <text:p>91884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96875751.5">
                <text:p>96875751.5</text:p>
              </table:table-cell>
              <table:table-cell office:value-type="float" office:value="700000">
                <text:p>700000</text:p>
              </table:table-cell>
              <table:table-cell office:value-type="float" office:value="224719341">
                <text:p>224719341</text:p>
              </table:table-cell>
              <table:table-cell office:value-type="float" office:value="700000">
                <text:p>700000</text:p>
              </table:table-cell>
              <table:table-cell office:value-type="float" office:value="223502165">
                <text:p>223502165</text:p>
              </table:table-cell>
              <table:table-cell office:value-type="float" office:value="700000">
                <text:p>700000</text:p>
              </table:table-cell>
              <table:table-cell office:value-type="float" office:value="225676682">
                <text:p>225676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111598785">
                <text:p>111598785</text:p>
              </table:table-cell>
              <table:table-cell office:value-type="float" office:value="800000">
                <text:p>800000</text:p>
              </table:table-cell>
              <table:table-cell office:value-type="float" office:value="312395386">
                <text:p>312395386</text:p>
              </table:table-cell>
              <table:table-cell office:value-type="float" office:value="800000">
                <text:p>800000</text:p>
              </table:table-cell>
              <table:table-cell office:value-type="float" office:value="320879160">
                <text:p>320879160</text:p>
              </table:table-cell>
              <table:table-cell office:value-type="float" office:value="800000">
                <text:p>800000</text:p>
              </table:table-cell>
              <table:table-cell office:value-type="float" office:value="312482753">
                <text:p>312482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250384140">
                <text:p>250384140</text:p>
              </table:table-cell>
              <table:table-cell office:value-type="float" office:value="900000">
                <text:p>900000</text:p>
              </table:table-cell>
              <table:table-cell office:value-type="float" office:value="265867554">
                <text:p>265867554</text:p>
              </table:table-cell>
              <table:table-cell office:value-type="float" office:value="900000">
                <text:p>900000</text:p>
              </table:table-cell>
              <table:table-cell office:value-type="float" office:value="281917463">
                <text:p>281917463</text:p>
              </table:table-cell>
              <table:table-cell office:value-type="float" office:value="900000">
                <text:p>900000</text:p>
              </table:table-cell>
              <table:table-cell office:value-type="float" office:value="272290131">
                <text:p>272290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280896380">
                <text:p>280896380</text:p>
              </table:table-cell>
              <table:table-cell office:value-type="float" office:value="1000000">
                <text:p>1000000</text:p>
              </table:table-cell>
              <table:table-cell office:value-type="float" office:value="280244575">
                <text:p>280244575</text:p>
              </table:table-cell>
              <table:table-cell office:value-type="float" office:value="1000000">
                <text:p>1000000</text:p>
              </table:table-cell>
              <table:table-cell office:value-type="float" office:value="280342605">
                <text:p>280342605</text:p>
              </table:table-cell>
              <table:table-cell office:value-type="float" office:value="1000000">
                <text:p>1000000</text:p>
              </table:table-cell>
              <table:table-cell office:value-type="float" office:value="278972563">
                <text:p>278972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19cm" svg:height="20.598cm" xlink:href=".." xlink:type="simple" chart:class="chart:scatter" chart:style-name="ch1">
        <chart:title svg:x="15.024cm" svg:y="0.547cm" chart:style-name="ch2">
          <text:p>filtering odd integers from a map</text:p>
        </chart:title>
        <chart:legend chart:legend-position="end" svg:x="30.063cm" svg:y="9.253cm" style:legend-expansion="high" chart:style-name="ch3"/>
        <chart:plot-area chart:style-name="ch4" table:cell-range-address="map_filter.B2:map_filter.B56 map_filter.A2:map_filter.A2 map_filter.E2:map_filter.E221 map_filter.A57:map_filter.A57 map_filter.A112:map_filter.A112 map_filter.A167:map_filter.A167" chart:data-source-has-labels="row" svg:x="1.743cm" svg:y="1.737cm" svg:width="27.588cm" svg:height="17.469cm">
          <chart:coordinate-region svg:x="3.105cm" svg:y="1.937cm" svg:width="24.835cm" svg:height="16.622cm"/>
          <chart:axis chart:dimension="x" chart:name="primary-x" chart:style-name="ch5">
            <chart:title svg:x="14.832cm" svg:y="19.617cm" chart:style-name="ch6">
              <text:p>Map size</text:p>
            </chart:title>
          </chart:axis>
          <chart:axis chart:dimension="y" chart:name="primary-y" chart:style-name="ch7">
            <chart:title svg:x="0.451cm" svg:y="12.076cm" chart:style-name="ch8">
              <text:p>Average running time</text:p>
            </chart:title>
            <chart:grid chart:style-name="ch9" chart:class="major"/>
          </chart:axis>
          <chart:series chart:style-name="ch10" chart:values-cell-range-address="map_filter.E2:map_filter.E56" chart:label-cell-address="map_filter.A2:map_filter.A2" chart:class="chart:scatter">
            <chart:domain table:cell-range-address="map_filter.B2:map_filter.B56"/>
            <chart:data-point chart:repeated="55"/>
          </chart:series>
          <chart:series chart:style-name="ch11" chart:values-cell-range-address="map_filter.E57:map_filter.E111" chart:label-cell-address="map_filter.A57:map_filter.A57" chart:class="chart:scatter">
            <chart:domain table:cell-range-address="map_filter.B57:map_filter.B111"/>
            <chart:data-point chart:repeated="55"/>
          </chart:series>
          <chart:series chart:style-name="ch12" chart:values-cell-range-address="map_filter.E112:map_filter.E166" chart:label-cell-address="map_filter.A112:map_filter.A112" chart:class="chart:scatter">
            <chart:domain table:cell-range-address="map_filter.B112:map_filter.B166"/>
            <chart:data-point chart:repeated="55"/>
          </chart:series>
          <chart:series chart:style-name="ch13" chart:values-cell-range-address="map_filter.E167:map_filter.E221" chart:label-cell-address="map_filter.A167:map_filter.A167" chart:class="chart:scatter">
            <chart:domain table:cell-range-address="map_filter.B167:map_filter.B221"/>
            <chart:data-point chart:repeated="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:maps.filter</text:p>
                <draw:g>
                  <svg:desc>map_filter.A2:map_filter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</text:p>
                <draw:g>
                  <svg:desc>map_filter.A57:map_filter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direct_filter_inlined</text:p>
                <draw:g>
                  <svg:desc>map_filter.A112:map_filter.A1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apsFilterProf.wrapped_filter</text:p>
                <draw:g>
                  <svg:desc>map_filter.A167:map_filter.A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p_filter.B2:map_filter.B56</svg:desc>
                </draw:g>
              </table:table-cell>
              <table:table-cell office:value-type="float" office:value="2124.5">
                <text:p>2124.5</text:p>
                <draw:g>
                  <svg:desc>map_filter.E2:map_filter.E56</svg:desc>
                </draw:g>
              </table:table-cell>
              <table:table-cell office:value-type="float" office:value="1">
                <text:p>1</text:p>
                <draw:g>
                  <svg:desc>map_filter.B57:map_filter.B111</svg:desc>
                </draw:g>
              </table:table-cell>
              <table:table-cell office:value-type="float" office:value="2233">
                <text:p>2233</text:p>
                <draw:g>
                  <svg:desc>map_filter.E57:map_filter.E111</svg:desc>
                </draw:g>
              </table:table-cell>
              <table:table-cell office:value-type="float" office:value="1">
                <text:p>1</text:p>
                <draw:g>
                  <svg:desc>map_filter.B112:map_filter.B166</svg:desc>
                </draw:g>
              </table:table-cell>
              <table:table-cell office:value-type="float" office:value="2122.5">
                <text:p>2122.5</text:p>
                <draw:g>
                  <svg:desc>map_filter.E112:map_filter.E166</svg:desc>
                </draw:g>
              </table:table-cell>
              <table:table-cell office:value-type="float" office:value="1">
                <text:p>1</text:p>
                <draw:g>
                  <svg:desc>map_filter.B167:map_filter.B221</svg:desc>
                </draw:g>
              </table:table-cell>
              <table:table-cell office:value-type="float" office:value="2504.75">
                <text:p>2504.75</text:p>
                <draw:g>
                  <svg:desc>map_filter.E167:map_filter.E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84">
                <text:p>2384</text:p>
              </table:table-cell>
              <table:table-cell office:value-type="float" office:value="2">
                <text:p>2</text:p>
              </table:table-cell>
              <table:table-cell office:value-type="float" office:value="2500.5">
                <text:p>2500.5</text:p>
              </table:table-cell>
              <table:table-cell office:value-type="float" office:value="2">
                <text:p>2</text:p>
              </table:table-cell>
              <table:table-cell office:value-type="float" office:value="2143">
                <text:p>2143</text:p>
              </table:table-cell>
              <table:table-cell office:value-type="float" office:value="2">
                <text:p>2</text:p>
              </table:table-cell>
              <table:table-cell office:value-type="float" office:value="5972.75">
                <text:p>597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16.5">
                <text:p>2316.5</text:p>
              </table:table-cell>
              <table:table-cell office:value-type="float" office:value="3">
                <text:p>3</text:p>
              </table:table-cell>
              <table:table-cell office:value-type="float" office:value="2650.5">
                <text:p>2650.5</text:p>
              </table:table-cell>
              <table:table-cell office:value-type="float" office:value="3">
                <text:p>3</text:p>
              </table:table-cell>
              <table:table-cell office:value-type="float" office:value="2186.75">
                <text:p>2186.75</text:p>
              </table:table-cell>
              <table:table-cell office:value-type="float" office:value="3">
                <text:p>3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66.75">
                <text:p>2466.75</text:p>
              </table:table-cell>
              <table:table-cell office:value-type="float" office:value="4">
                <text:p>4</text:p>
              </table:table-cell>
              <table:table-cell office:value-type="float" office:value="2587.75">
                <text:p>2587.75</text:p>
              </table:table-cell>
              <table:table-cell office:value-type="float" office:value="4">
                <text:p>4</text:p>
              </table:table-cell>
              <table:table-cell office:value-type="float" office:value="2454.75">
                <text:p>2454.75</text:p>
              </table:table-cell>
              <table:table-cell office:value-type="float" office:value="4">
                <text:p>4</text:p>
              </table:table-cell>
              <table:table-cell office:value-type="float" office:value="2812.25">
                <text:p>281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5">
                <text:p>5</text:p>
              </table:table-cell>
              <table:table-cell office:value-type="float" office:value="5891.25">
                <text:p>5891.25</text:p>
              </table:table-cell>
              <table:table-cell office:value-type="float" office:value="5">
                <text:p>5</text:p>
              </table:table-cell>
              <table:table-cell office:value-type="float" office:value="2422.25">
                <text:p>2422.25</text:p>
              </table:table-cell>
              <table:table-cell office:value-type="float" office:value="5">
                <text:p>5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28.25">
                <text:p>5828.25</text:p>
              </table:table-cell>
              <table:table-cell office:value-type="float" office:value="6">
                <text:p>6</text:p>
              </table:table-cell>
              <table:table-cell office:value-type="float" office:value="2648.75">
                <text:p>2648.75</text:p>
              </table:table-cell>
              <table:table-cell office:value-type="float" office:value="6">
                <text:p>6</text:p>
              </table:table-cell>
              <table:table-cell office:value-type="float" office:value="2323">
                <text:p>2323</text:p>
              </table:table-cell>
              <table:table-cell office:value-type="float" office:value="6">
                <text:p>6</text:p>
              </table:table-cell>
              <table:table-cell office:value-type="float" office:value="2801.5">
                <text:p>280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40.5">
                <text:p>2640.5</text:p>
              </table:table-cell>
              <table:table-cell office:value-type="float" office:value="7">
                <text:p>7</text:p>
              </table:table-cell>
              <table:table-cell office:value-type="float" office:value="6094.75">
                <text:p>6094.75</text:p>
              </table:table-cell>
              <table:table-cell office:value-type="float" office:value="7">
                <text:p>7</text:p>
              </table:table-cell>
              <table:table-cell office:value-type="float" office:value="2745">
                <text:p>2745</text:p>
              </table:table-cell>
              <table:table-cell office:value-type="float" office:value="7">
                <text:p>7</text:p>
              </table:table-cell>
              <table:table-cell office:value-type="float" office:value="3060.75">
                <text:p>306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957.5">
                <text:p>5957.5</text:p>
              </table:table-cell>
              <table:table-cell office:value-type="float" office:value="8">
                <text:p>8</text:p>
              </table:table-cell>
              <table:table-cell office:value-type="float" office:value="2762.25">
                <text:p>2762.25</text:p>
              </table:table-cell>
              <table:table-cell office:value-type="float" office:value="8">
                <text:p>8</text:p>
              </table:table-cell>
              <table:table-cell office:value-type="float" office:value="2516.5">
                <text:p>2516.5</text:p>
              </table:table-cell>
              <table:table-cell office:value-type="float" office:value="8">
                <text:p>8</text:p>
              </table:table-cell>
              <table:table-cell office:value-type="float" office:value="6574.5">
                <text:p>65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51.25">
                <text:p>2651.25</text:p>
              </table:table-cell>
              <table:table-cell office:value-type="float" office:value="9">
                <text:p>9</text:p>
              </table:table-cell>
              <table:table-cell office:value-type="float" office:value="2823.5">
                <text:p>2823.5</text:p>
              </table:table-cell>
              <table:table-cell office:value-type="float" office:value="9">
                <text:p>9</text:p>
              </table:table-cell>
              <table:table-cell office:value-type="float" office:value="9178">
                <text:p>9178</text:p>
              </table:table-cell>
              <table:table-cell office:value-type="float" office:value="9">
                <text:p>9</text:p>
              </table:table-cell>
              <table:table-cell office:value-type="float" office:value="3198.75">
                <text:p>319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91">
                <text:p>2791</text:p>
              </table:table-cell>
              <table:table-cell office:value-type="float" office:value="10">
                <text:p>10</text:p>
              </table:table-cell>
              <table:table-cell office:value-type="float" office:value="2864.5">
                <text:p>2864.5</text:p>
              </table:table-cell>
              <table:table-cell office:value-type="float" office:value="10">
                <text:p>10</text:p>
              </table:table-cell>
              <table:table-cell office:value-type="float" office:value="2788.5">
                <text:p>2788.5</text:p>
              </table:table-cell>
              <table:table-cell office:value-type="float" office:value="10">
                <text:p>1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989.75">
                <text:p>2989.75</text:p>
              </table:table-cell>
              <table:table-cell office:value-type="float" office:value="20">
                <text:p>20</text:p>
              </table:table-cell>
              <table:table-cell office:value-type="float" office:value="3094">
                <text:p>3094</text:p>
              </table:table-cell>
              <table:table-cell office:value-type="float" office:value="20">
                <text:p>20</text:p>
              </table:table-cell>
              <table:table-cell office:value-type="float" office:value="2854.5">
                <text:p>2854.5</text:p>
              </table:table-cell>
              <table:table-cell office:value-type="float" office:value="20">
                <text:p>20</text:p>
              </table:table-cell>
              <table:table-cell office:value-type="float" office:value="3745.25">
                <text:p>3745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02.75">
                <text:p>3102.75</text:p>
              </table:table-cell>
              <table:table-cell office:value-type="float" office:value="30">
                <text:p>30</text:p>
              </table:table-cell>
              <table:table-cell office:value-type="float" office:value="3513.5">
                <text:p>3513.5</text:p>
              </table:table-cell>
              <table:table-cell office:value-type="float" office:value="30">
                <text:p>30</text:p>
              </table:table-cell>
              <table:table-cell office:value-type="float" office:value="3206">
                <text:p>3206</text:p>
              </table:table-cell>
              <table:table-cell office:value-type="float" office:value="30">
                <text:p>30</text:p>
              </table:table-cell>
              <table:table-cell office:value-type="float" office:value="3781.75">
                <text:p>3781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5423.25">
                <text:p>5423.25</text:p>
              </table:table-cell>
              <table:table-cell office:value-type="float" office:value="40">
                <text:p>40</text:p>
              </table:table-cell>
              <table:table-cell office:value-type="float" office:value="5822.75">
                <text:p>5822.75</text:p>
              </table:table-cell>
              <table:table-cell office:value-type="float" office:value="40">
                <text:p>40</text:p>
              </table:table-cell>
              <table:table-cell office:value-type="float" office:value="8833.25">
                <text:p>8833.25</text:p>
              </table:table-cell>
              <table:table-cell office:value-type="float" office:value="40">
                <text:p>40</text:p>
              </table:table-cell>
              <table:table-cell office:value-type="float" office:value="6341.5">
                <text:p>634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6128.5">
                <text:p>6128.5</text:p>
              </table:table-cell>
              <table:table-cell office:value-type="float" office:value="50">
                <text:p>50</text:p>
              </table:table-cell>
              <table:table-cell office:value-type="float" office:value="6432.25">
                <text:p>6432.25</text:p>
              </table:table-cell>
              <table:table-cell office:value-type="float" office:value="50">
                <text:p>50</text:p>
              </table:table-cell>
              <table:table-cell office:value-type="float" office:value="7911.5">
                <text:p>7911.5</text:p>
              </table:table-cell>
              <table:table-cell office:value-type="float" office:value="50">
                <text:p>50</text:p>
              </table:table-cell>
              <table:table-cell office:value-type="float" office:value="13823.25">
                <text:p>1382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146.25">
                <text:p>7146.25</text:p>
              </table:table-cell>
              <table:table-cell office:value-type="float" office:value="60">
                <text:p>60</text:p>
              </table:table-cell>
              <table:table-cell office:value-type="float" office:value="10745.25">
                <text:p>10745.25</text:p>
              </table:table-cell>
              <table:table-cell office:value-type="float" office:value="60">
                <text:p>60</text:p>
              </table:table-cell>
              <table:table-cell office:value-type="float" office:value="13617.25">
                <text:p>13617.25</text:p>
              </table:table-cell>
              <table:table-cell office:value-type="float" office:value="60">
                <text:p>60</text:p>
              </table:table-cell>
              <table:table-cell office:value-type="float" office:value="8189">
                <text:p>8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8517.25">
                <text:p>18517.25</text:p>
              </table:table-cell>
              <table:table-cell office:value-type="float" office:value="70">
                <text:p>70</text:p>
              </table:table-cell>
              <table:table-cell office:value-type="float" office:value="31419.25">
                <text:p>31419.25</text:p>
              </table:table-cell>
              <table:table-cell office:value-type="float" office:value="70">
                <text:p>70</text:p>
              </table:table-cell>
              <table:table-cell office:value-type="float" office:value="15366.75">
                <text:p>15366.75</text:p>
              </table:table-cell>
              <table:table-cell office:value-type="float" office:value="70">
                <text:p>70</text:p>
              </table:table-cell>
              <table:table-cell office:value-type="float" office:value="23193.75">
                <text:p>2319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2448.5">
                <text:p>22448.5</text:p>
              </table:table-cell>
              <table:table-cell office:value-type="float" office:value="80">
                <text:p>80</text:p>
              </table:table-cell>
              <table:table-cell office:value-type="float" office:value="16710.75">
                <text:p>16710.75</text:p>
              </table:table-cell>
              <table:table-cell office:value-type="float" office:value="80">
                <text:p>80</text:p>
              </table:table-cell>
              <table:table-cell office:value-type="float" office:value="16757.25">
                <text:p>16757.25</text:p>
              </table:table-cell>
              <table:table-cell office:value-type="float" office:value="80">
                <text:p>80</text:p>
              </table:table-cell>
              <table:table-cell office:value-type="float" office:value="17526.25">
                <text:p>1752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0168">
                <text:p>20168</text:p>
              </table:table-cell>
              <table:table-cell office:value-type="float" office:value="90">
                <text:p>90</text:p>
              </table:table-cell>
              <table:table-cell office:value-type="float" office:value="18412.75">
                <text:p>18412.75</text:p>
              </table:table-cell>
              <table:table-cell office:value-type="float" office:value="90">
                <text:p>90</text:p>
              </table:table-cell>
              <table:table-cell office:value-type="float" office:value="22994.75">
                <text:p>22994.75</text:p>
              </table:table-cell>
              <table:table-cell office:value-type="float" office:value="90">
                <text:p>90</text:p>
              </table:table-cell>
              <table:table-cell office:value-type="float" office:value="22096.5">
                <text:p>2209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1639.25">
                <text:p>21639.25</text:p>
              </table:table-cell>
              <table:table-cell office:value-type="float" office:value="100">
                <text:p>100</text:p>
              </table:table-cell>
              <table:table-cell office:value-type="float" office:value="25139">
                <text:p>25139</text:p>
              </table:table-cell>
              <table:table-cell office:value-type="float" office:value="100">
                <text:p>100</text:p>
              </table:table-cell>
              <table:table-cell office:value-type="float" office:value="21933.75">
                <text:p>21933.75</text:p>
              </table:table-cell>
              <table:table-cell office:value-type="float" office:value="100">
                <text:p>100</text:p>
              </table:table-cell>
              <table:table-cell office:value-type="float" office:value="26347.5">
                <text:p>2634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910.6666666667">
                <text:p>44910.6666666667</text:p>
              </table:table-cell>
              <table:table-cell office:value-type="float" office:value="200">
                <text:p>200</text:p>
              </table:table-cell>
              <table:table-cell office:value-type="float" office:value="37581831">
                <text:p>37581831</text:p>
              </table:table-cell>
              <table:table-cell office:value-type="float" office:value="200">
                <text:p>200</text:p>
              </table:table-cell>
              <table:table-cell office:value-type="float" office:value="57825979.5">
                <text:p>57825979.5</text:p>
              </table:table-cell>
              <table:table-cell office:value-type="float" office:value="200">
                <text:p>200</text:p>
              </table:table-cell>
              <table:table-cell office:value-type="float" office:value="57736546.5">
                <text:p>5773654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59350514">
                <text:p>59350514</text:p>
              </table:table-cell>
              <table:table-cell office:value-type="float" office:value="300">
                <text:p>300</text:p>
              </table:table-cell>
              <table:table-cell office:value-type="float" office:value="58147973.5">
                <text:p>58147973.5</text:p>
              </table:table-cell>
              <table:table-cell office:value-type="float" office:value="300">
                <text:p>300</text:p>
              </table:table-cell>
              <table:table-cell office:value-type="float" office:value="37950141.6666667">
                <text:p>37950141.6666667</text:p>
              </table:table-cell>
              <table:table-cell office:value-type="float" office:value="300">
                <text:p>300</text:p>
              </table:table-cell>
              <table:table-cell office:value-type="float" office:value="59828990.5">
                <text:p>5982899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56787910.5">
                <text:p>56787910.5</text:p>
              </table:table-cell>
              <table:table-cell office:value-type="float" office:value="400">
                <text:p>400</text:p>
              </table:table-cell>
              <table:table-cell office:value-type="float" office:value="57931140">
                <text:p>57931140</text:p>
              </table:table-cell>
              <table:table-cell office:value-type="float" office:value="400">
                <text:p>400</text:p>
              </table:table-cell>
              <table:table-cell office:value-type="float" office:value="57325238">
                <text:p>57325238</text:p>
              </table:table-cell>
              <table:table-cell office:value-type="float" office:value="400">
                <text:p>400</text:p>
              </table:table-cell>
              <table:table-cell office:value-type="float" office:value="58303226">
                <text:p>58303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72049.25">
                <text:p>72049.25</text:p>
              </table:table-cell>
              <table:table-cell office:value-type="float" office:value="500">
                <text:p>500</text:p>
              </table:table-cell>
              <table:table-cell office:value-type="float" office:value="78049.75">
                <text:p>78049.75</text:p>
              </table:table-cell>
              <table:table-cell office:value-type="float" office:value="500">
                <text:p>500</text:p>
              </table:table-cell>
              <table:table-cell office:value-type="float" office:value="74200">
                <text:p>74200</text:p>
              </table:table-cell>
              <table:table-cell office:value-type="float" office:value="500">
                <text:p>500</text:p>
              </table:table-cell>
              <table:table-cell office:value-type="float" office:value="73909">
                <text:p>73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73442.75">
                <text:p>73442.75</text:p>
              </table:table-cell>
              <table:table-cell office:value-type="float" office:value="600">
                <text:p>600</text:p>
              </table:table-cell>
              <table:table-cell office:value-type="float" office:value="76812.5">
                <text:p>76812.5</text:p>
              </table:table-cell>
              <table:table-cell office:value-type="float" office:value="600">
                <text:p>600</text:p>
              </table:table-cell>
              <table:table-cell office:value-type="float" office:value="82158.75">
                <text:p>82158.75</text:p>
              </table:table-cell>
              <table:table-cell office:value-type="float" office:value="600">
                <text:p>600</text:p>
              </table:table-cell>
              <table:table-cell office:value-type="float" office:value="80941.25">
                <text:p>8094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83761.25">
                <text:p>83761.25</text:p>
              </table:table-cell>
              <table:table-cell office:value-type="float" office:value="700">
                <text:p>700</text:p>
              </table:table-cell>
              <table:table-cell office:value-type="float" office:value="88556">
                <text:p>88556</text:p>
              </table:table-cell>
              <table:table-cell office:value-type="float" office:value="700">
                <text:p>700</text:p>
              </table:table-cell>
              <table:table-cell office:value-type="float" office:value="88423.5">
                <text:p>88423.5</text:p>
              </table:table-cell>
              <table:table-cell office:value-type="float" office:value="700">
                <text:p>700</text:p>
              </table:table-cell>
              <table:table-cell office:value-type="float" office:value="94929.5">
                <text:p>9492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00133.5">
                <text:p>100133.5</text:p>
              </table:table-cell>
              <table:table-cell office:value-type="float" office:value="800">
                <text:p>800</text:p>
              </table:table-cell>
              <table:table-cell office:value-type="float" office:value="94355.5">
                <text:p>94355.5</text:p>
              </table:table-cell>
              <table:table-cell office:value-type="float" office:value="800">
                <text:p>800</text:p>
              </table:table-cell>
              <table:table-cell office:value-type="float" office:value="100256.75">
                <text:p>100256.75</text:p>
              </table:table-cell>
              <table:table-cell office:value-type="float" office:value="800">
                <text:p>800</text:p>
              </table:table-cell>
              <table:table-cell office:value-type="float" office:value="105415">
                <text:p>105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10356.75">
                <text:p>110356.75</text:p>
              </table:table-cell>
              <table:table-cell office:value-type="float" office:value="900">
                <text:p>900</text:p>
              </table:table-cell>
              <table:table-cell office:value-type="float" office:value="120557.5">
                <text:p>120557.5</text:p>
              </table:table-cell>
              <table:table-cell office:value-type="float" office:value="900">
                <text:p>900</text:p>
              </table:table-cell>
              <table:table-cell office:value-type="float" office:value="103094.75">
                <text:p>103094.75</text:p>
              </table:table-cell>
              <table:table-cell office:value-type="float" office:value="900">
                <text:p>900</text:p>
              </table:table-cell>
              <table:table-cell office:value-type="float" office:value="111278.5">
                <text:p>11127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12895">
                <text:p>112895</text:p>
              </table:table-cell>
              <table:table-cell office:value-type="float" office:value="1000">
                <text:p>1000</text:p>
              </table:table-cell>
              <table:table-cell office:value-type="float" office:value="121106.25">
                <text:p>121106.25</text:p>
              </table:table-cell>
              <table:table-cell office:value-type="float" office:value="1000">
                <text:p>1000</text:p>
              </table:table-cell>
              <table:table-cell office:value-type="float" office:value="114558">
                <text:p>114558</text:p>
              </table:table-cell>
              <table:table-cell office:value-type="float" office:value="1000">
                <text:p>1000</text:p>
              </table:table-cell>
              <table:table-cell office:value-type="float" office:value="131133.25">
                <text:p>131133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">
                <text:p>2000</text:p>
              </table:table-cell>
              <table:table-cell office:value-type="float" office:value="233000.75">
                <text:p>233000.75</text:p>
              </table:table-cell>
              <table:table-cell office:value-type="float" office:value="2000">
                <text:p>2000</text:p>
              </table:table-cell>
              <table:table-cell office:value-type="float" office:value="218475">
                <text:p>218475</text:p>
              </table:table-cell>
              <table:table-cell office:value-type="float" office:value="2000">
                <text:p>2000</text:p>
              </table:table-cell>
              <table:table-cell office:value-type="float" office:value="221597">
                <text:p>221597</text:p>
              </table:table-cell>
              <table:table-cell office:value-type="float" office:value="2000">
                <text:p>2000</text:p>
              </table:table-cell>
              <table:table-cell office:value-type="float" office:value="246113">
                <text:p>246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46923.75">
                <text:p>346923.75</text:p>
              </table:table-cell>
              <table:table-cell office:value-type="float" office:value="3000">
                <text:p>3000</text:p>
              </table:table-cell>
              <table:table-cell office:value-type="float" office:value="330450.25">
                <text:p>330450.25</text:p>
              </table:table-cell>
              <table:table-cell office:value-type="float" office:value="3000">
                <text:p>3000</text:p>
              </table:table-cell>
              <table:table-cell office:value-type="float" office:value="347924.5">
                <text:p>347924.5</text:p>
              </table:table-cell>
              <table:table-cell office:value-type="float" office:value="3000">
                <text:p>3000</text:p>
              </table:table-cell>
              <table:table-cell office:value-type="float" office:value="352185">
                <text:p>352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34768.75">
                <text:p>434768.75</text:p>
              </table:table-cell>
              <table:table-cell office:value-type="float" office:value="4000">
                <text:p>4000</text:p>
              </table:table-cell>
              <table:table-cell office:value-type="float" office:value="440653.75">
                <text:p>440653.75</text:p>
              </table:table-cell>
              <table:table-cell office:value-type="float" office:value="4000">
                <text:p>4000</text:p>
              </table:table-cell>
              <table:table-cell office:value-type="float" office:value="444821.25">
                <text:p>444821.25</text:p>
              </table:table-cell>
              <table:table-cell office:value-type="float" office:value="4000">
                <text:p>4000</text:p>
              </table:table-cell>
              <table:table-cell office:value-type="float" office:value="469503">
                <text:p>469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0">
                <text:p>5000</text:p>
              </table:table-cell>
              <table:table-cell office:value-type="float" office:value="553217">
                <text:p>553217</text:p>
              </table:table-cell>
              <table:table-cell office:value-type="float" office:value="5000">
                <text:p>5000</text:p>
              </table:table-cell>
              <table:table-cell office:value-type="float" office:value="569518.5">
                <text:p>569518.5</text:p>
              </table:table-cell>
              <table:table-cell office:value-type="float" office:value="5000">
                <text:p>5000</text:p>
              </table:table-cell>
              <table:table-cell office:value-type="float" office:value="558170.75">
                <text:p>558170.75</text:p>
              </table:table-cell>
              <table:table-cell office:value-type="float" office:value="5000">
                <text:p>5000</text:p>
              </table:table-cell>
              <table:table-cell office:value-type="float" office:value="581306.75">
                <text:p>581306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659591.75">
                <text:p>659591.75</text:p>
              </table:table-cell>
              <table:table-cell office:value-type="float" office:value="6000">
                <text:p>6000</text:p>
              </table:table-cell>
              <table:table-cell office:value-type="float" office:value="668406">
                <text:p>668406</text:p>
              </table:table-cell>
              <table:table-cell office:value-type="float" office:value="6000">
                <text:p>6000</text:p>
              </table:table-cell>
              <table:table-cell office:value-type="float" office:value="676685.25">
                <text:p>676685.25</text:p>
              </table:table-cell>
              <table:table-cell office:value-type="float" office:value="6000">
                <text:p>6000</text:p>
              </table:table-cell>
              <table:table-cell office:value-type="float" office:value="730021.5">
                <text:p>73002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66251.75">
                <text:p>766251.75</text:p>
              </table:table-cell>
              <table:table-cell office:value-type="float" office:value="7000">
                <text:p>7000</text:p>
              </table:table-cell>
              <table:table-cell office:value-type="float" office:value="775677.5">
                <text:p>775677.5</text:p>
              </table:table-cell>
              <table:table-cell office:value-type="float" office:value="7000">
                <text:p>7000</text:p>
              </table:table-cell>
              <table:table-cell office:value-type="float" office:value="775970.75">
                <text:p>775970.75</text:p>
              </table:table-cell>
              <table:table-cell office:value-type="float" office:value="7000">
                <text:p>7000</text:p>
              </table:table-cell>
              <table:table-cell office:value-type="float" office:value="845346">
                <text:p>845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">
                <text:p>8000</text:p>
              </table:table-cell>
              <table:table-cell office:value-type="float" office:value="861191.25">
                <text:p>861191.25</text:p>
              </table:table-cell>
              <table:table-cell office:value-type="float" office:value="8000">
                <text:p>8000</text:p>
              </table:table-cell>
              <table:table-cell office:value-type="float" office:value="905337">
                <text:p>905337</text:p>
              </table:table-cell>
              <table:table-cell office:value-type="float" office:value="8000">
                <text:p>8000</text:p>
              </table:table-cell>
              <table:table-cell office:value-type="float" office:value="890488">
                <text:p>890488</text:p>
              </table:table-cell>
              <table:table-cell office:value-type="float" office:value="8000">
                <text:p>8000</text:p>
              </table:table-cell>
              <table:table-cell office:value-type="float" office:value="969097.5">
                <text:p>96909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988134">
                <text:p>988134</text:p>
              </table:table-cell>
              <table:table-cell office:value-type="float" office:value="9000">
                <text:p>9000</text:p>
              </table:table-cell>
              <table:table-cell office:value-type="float" office:value="1002252.75">
                <text:p>1002252.75</text:p>
              </table:table-cell>
              <table:table-cell office:value-type="float" office:value="9000">
                <text:p>9000</text:p>
              </table:table-cell>
              <table:table-cell office:value-type="float" office:value="1037813.5">
                <text:p>1037813.5</text:p>
              </table:table-cell>
              <table:table-cell office:value-type="float" office:value="9000">
                <text:p>9000</text:p>
              </table:table-cell>
              <table:table-cell office:value-type="float" office:value="1101404.5">
                <text:p>110140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1060938">
                <text:p>1060938</text:p>
              </table:table-cell>
              <table:table-cell office:value-type="float" office:value="10000">
                <text:p>10000</text:p>
              </table:table-cell>
              <table:table-cell office:value-type="float" office:value="1108517.5">
                <text:p>1108517.5</text:p>
              </table:table-cell>
              <table:table-cell office:value-type="float" office:value="10000">
                <text:p>10000</text:p>
              </table:table-cell>
              <table:table-cell office:value-type="float" office:value="1167588.25">
                <text:p>1167588.25</text:p>
              </table:table-cell>
              <table:table-cell office:value-type="float" office:value="10000">
                <text:p>10000</text:p>
              </table:table-cell>
              <table:table-cell office:value-type="float" office:value="1230076.75">
                <text:p>1230076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2152178.75">
                <text:p>2152178.75</text:p>
              </table:table-cell>
              <table:table-cell office:value-type="float" office:value="20000">
                <text:p>20000</text:p>
              </table:table-cell>
              <table:table-cell office:value-type="float" office:value="2180236.25">
                <text:p>2180236.25</text:p>
              </table:table-cell>
              <table:table-cell office:value-type="float" office:value="20000">
                <text:p>20000</text:p>
              </table:table-cell>
              <table:table-cell office:value-type="float" office:value="2383710.5">
                <text:p>2383710.5</text:p>
              </table:table-cell>
              <table:table-cell office:value-type="float" office:value="20000">
                <text:p>20000</text:p>
              </table:table-cell>
              <table:table-cell office:value-type="float" office:value="2457900.75">
                <text:p>2457900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">
                <text:p>30000</text:p>
              </table:table-cell>
              <table:table-cell office:value-type="float" office:value="3240704.25">
                <text:p>3240704.25</text:p>
              </table:table-cell>
              <table:table-cell office:value-type="float" office:value="30000">
                <text:p>30000</text:p>
              </table:table-cell>
              <table:table-cell office:value-type="float" office:value="3366066.75">
                <text:p>3366066.75</text:p>
              </table:table-cell>
              <table:table-cell office:value-type="float" office:value="30000">
                <text:p>30000</text:p>
              </table:table-cell>
              <table:table-cell office:value-type="float" office:value="3444921.5">
                <text:p>3444921.5</text:p>
              </table:table-cell>
              <table:table-cell office:value-type="float" office:value="30000">
                <text:p>30000</text:p>
              </table:table-cell>
              <table:table-cell office:value-type="float" office:value="3716562.75">
                <text:p>3716562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331565">
                <text:p>4331565</text:p>
              </table:table-cell>
              <table:table-cell office:value-type="float" office:value="40000">
                <text:p>40000</text:p>
              </table:table-cell>
              <table:table-cell office:value-type="float" office:value="4462178">
                <text:p>4462178</text:p>
              </table:table-cell>
              <table:table-cell office:value-type="float" office:value="40000">
                <text:p>40000</text:p>
              </table:table-cell>
              <table:table-cell office:value-type="float" office:value="4500653.75">
                <text:p>4500653.75</text:p>
              </table:table-cell>
              <table:table-cell office:value-type="float" office:value="40000">
                <text:p>40000</text:p>
              </table:table-cell>
              <table:table-cell office:value-type="float" office:value="5018946">
                <text:p>5018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0">
                <text:p>50000</text:p>
              </table:table-cell>
              <table:table-cell office:value-type="float" office:value="5429217">
                <text:p>5429217</text:p>
              </table:table-cell>
              <table:table-cell office:value-type="float" office:value="50000">
                <text:p>50000</text:p>
              </table:table-cell>
              <table:table-cell office:value-type="float" office:value="5509170.25">
                <text:p>5509170.25</text:p>
              </table:table-cell>
              <table:table-cell office:value-type="float" office:value="50000">
                <text:p>50000</text:p>
              </table:table-cell>
              <table:table-cell office:value-type="float" office:value="5486556.75">
                <text:p>5486556.75</text:p>
              </table:table-cell>
              <table:table-cell office:value-type="float" office:value="50000">
                <text:p>50000</text:p>
              </table:table-cell>
              <table:table-cell office:value-type="float" office:value="6025979.25">
                <text:p>6025979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0">
                <text:p>60000</text:p>
              </table:table-cell>
              <table:table-cell office:value-type="float" office:value="6564072.5">
                <text:p>6564072.5</text:p>
              </table:table-cell>
              <table:table-cell office:value-type="float" office:value="60000">
                <text:p>60000</text:p>
              </table:table-cell>
              <table:table-cell office:value-type="float" office:value="6694894">
                <text:p>6694894</text:p>
              </table:table-cell>
              <table:table-cell office:value-type="float" office:value="60000">
                <text:p>60000</text:p>
              </table:table-cell>
              <table:table-cell office:value-type="float" office:value="6816338.75">
                <text:p>6816338.75</text:p>
              </table:table-cell>
              <table:table-cell office:value-type="float" office:value="60000">
                <text:p>60000</text:p>
              </table:table-cell>
              <table:table-cell office:value-type="float" office:value="7413408">
                <text:p>7413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00">
                <text:p>70000</text:p>
              </table:table-cell>
              <table:table-cell office:value-type="float" office:value="7602316">
                <text:p>7602316</text:p>
              </table:table-cell>
              <table:table-cell office:value-type="float" office:value="70000">
                <text:p>70000</text:p>
              </table:table-cell>
              <table:table-cell office:value-type="float" office:value="7976818">
                <text:p>7976818</text:p>
              </table:table-cell>
              <table:table-cell office:value-type="float" office:value="70000">
                <text:p>70000</text:p>
              </table:table-cell>
              <table:table-cell office:value-type="float" office:value="7916787.75">
                <text:p>7916787.75</text:p>
              </table:table-cell>
              <table:table-cell office:value-type="float" office:value="70000">
                <text:p>70000</text:p>
              </table:table-cell>
              <table:table-cell office:value-type="float" office:value="8383116.5">
                <text:p>838311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0">
                <text:p>80000</text:p>
              </table:table-cell>
              <table:table-cell office:value-type="float" office:value="8861424.25">
                <text:p>8861424.25</text:p>
              </table:table-cell>
              <table:table-cell office:value-type="float" office:value="80000">
                <text:p>80000</text:p>
              </table:table-cell>
              <table:table-cell office:value-type="float" office:value="8844199.5">
                <text:p>8844199.5</text:p>
              </table:table-cell>
              <table:table-cell office:value-type="float" office:value="80000">
                <text:p>80000</text:p>
              </table:table-cell>
              <table:table-cell office:value-type="float" office:value="9227814.5">
                <text:p>9227814.5</text:p>
              </table:table-cell>
              <table:table-cell office:value-type="float" office:value="80000">
                <text:p>80000</text:p>
              </table:table-cell>
              <table:table-cell office:value-type="float" office:value="9593569.25">
                <text:p>9593569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10008922">
                <text:p>10008922</text:p>
              </table:table-cell>
              <table:table-cell office:value-type="float" office:value="90000">
                <text:p>90000</text:p>
              </table:table-cell>
              <table:table-cell office:value-type="float" office:value="10156472">
                <text:p>10156472</text:p>
              </table:table-cell>
              <table:table-cell office:value-type="float" office:value="90000">
                <text:p>90000</text:p>
              </table:table-cell>
              <table:table-cell office:value-type="float" office:value="9982066.5">
                <text:p>9982066.5</text:p>
              </table:table-cell>
              <table:table-cell office:value-type="float" office:value="90000">
                <text:p>90000</text:p>
              </table:table-cell>
              <table:table-cell office:value-type="float" office:value="10842432.25">
                <text:p>10842432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11234028">
                <text:p>11234028</text:p>
              </table:table-cell>
              <table:table-cell office:value-type="float" office:value="100000">
                <text:p>100000</text:p>
              </table:table-cell>
              <table:table-cell office:value-type="float" office:value="11540421.3333333">
                <text:p>11540421.3333333</text:p>
              </table:table-cell>
              <table:table-cell office:value-type="float" office:value="100000">
                <text:p>100000</text:p>
              </table:table-cell>
              <table:table-cell office:value-type="float" office:value="11398880">
                <text:p>11398880</text:p>
              </table:table-cell>
              <table:table-cell office:value-type="float" office:value="100000">
                <text:p>100000</text:p>
              </table:table-cell>
              <table:table-cell office:value-type="float" office:value="12086030">
                <text:p>120860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">
                <text:p>200000</text:p>
              </table:table-cell>
              <table:table-cell office:value-type="float" office:value="22571468.3333333">
                <text:p>22571468.3333333</text:p>
              </table:table-cell>
              <table:table-cell office:value-type="float" office:value="200000">
                <text:p>200000</text:p>
              </table:table-cell>
              <table:table-cell office:value-type="float" office:value="22910863.6666667">
                <text:p>22910863.6666667</text:p>
              </table:table-cell>
              <table:table-cell office:value-type="float" office:value="200000">
                <text:p>200000</text:p>
              </table:table-cell>
              <table:table-cell office:value-type="float" office:value="22978161">
                <text:p>22978161</text:p>
              </table:table-cell>
              <table:table-cell office:value-type="float" office:value="200000">
                <text:p>200000</text:p>
              </table:table-cell>
              <table:table-cell office:value-type="float" office:value="24437879.6666667">
                <text:p>24437879.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000">
                <text:p>300000</text:p>
              </table:table-cell>
              <table:table-cell office:value-type="float" office:value="35221264.6666667">
                <text:p>35221264.6666667</text:p>
              </table:table-cell>
              <table:table-cell office:value-type="float" office:value="300000">
                <text:p>300000</text:p>
              </table:table-cell>
              <table:table-cell office:value-type="float" office:value="43483052.5">
                <text:p>43483052.5</text:p>
              </table:table-cell>
              <table:table-cell office:value-type="float" office:value="300000">
                <text:p>300000</text:p>
              </table:table-cell>
              <table:table-cell office:value-type="float" office:value="43037003">
                <text:p>43037003</text:p>
              </table:table-cell>
              <table:table-cell office:value-type="float" office:value="300000">
                <text:p>300000</text:p>
              </table:table-cell>
              <table:table-cell office:value-type="float" office:value="42190821.6666667">
                <text:p>42190821.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">
                <text:p>400000</text:p>
              </table:table-cell>
              <table:table-cell office:value-type="float" office:value="54493395">
                <text:p>54493395</text:p>
              </table:table-cell>
              <table:table-cell office:value-type="float" office:value="400000">
                <text:p>400000</text:p>
              </table:table-cell>
              <table:table-cell office:value-type="float" office:value="56856928">
                <text:p>56856928</text:p>
              </table:table-cell>
              <table:table-cell office:value-type="float" office:value="400000">
                <text:p>400000</text:p>
              </table:table-cell>
              <table:table-cell office:value-type="float" office:value="58310767">
                <text:p>58310767</text:p>
              </table:table-cell>
              <table:table-cell office:value-type="float" office:value="400000">
                <text:p>400000</text:p>
              </table:table-cell>
              <table:table-cell office:value-type="float" office:value="61086505">
                <text:p>61086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67928830.5">
                <text:p>67928830.5</text:p>
              </table:table-cell>
              <table:table-cell office:value-type="float" office:value="500000">
                <text:p>500000</text:p>
              </table:table-cell>
              <table:table-cell office:value-type="float" office:value="201015808">
                <text:p>201015808</text:p>
              </table:table-cell>
              <table:table-cell office:value-type="float" office:value="500000">
                <text:p>500000</text:p>
              </table:table-cell>
              <table:table-cell office:value-type="float" office:value="203206218">
                <text:p>203206218</text:p>
              </table:table-cell>
              <table:table-cell office:value-type="float" office:value="500000">
                <text:p>500000</text:p>
              </table:table-cell>
              <table:table-cell office:value-type="float" office:value="136220529.5">
                <text:p>13622052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00">
                <text:p>600000</text:p>
              </table:table-cell>
              <table:table-cell office:value-type="float" office:value="206317655">
                <text:p>206317655</text:p>
              </table:table-cell>
              <table:table-cell office:value-type="float" office:value="600000">
                <text:p>600000</text:p>
              </table:table-cell>
              <table:table-cell office:value-type="float" office:value="86578964.5">
                <text:p>86578964.5</text:p>
              </table:table-cell>
              <table:table-cell office:value-type="float" office:value="600000">
                <text:p>600000</text:p>
              </table:table-cell>
              <table:table-cell office:value-type="float" office:value="88330677.5">
                <text:p>88330677.5</text:p>
              </table:table-cell>
              <table:table-cell office:value-type="float" office:value="600000">
                <text:p>600000</text:p>
              </table:table-cell>
              <table:table-cell office:value-type="float" office:value="91884855">
                <text:p>91884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0000">
                <text:p>700000</text:p>
              </table:table-cell>
              <table:table-cell office:value-type="float" office:value="96875751.5">
                <text:p>96875751.5</text:p>
              </table:table-cell>
              <table:table-cell office:value-type="float" office:value="700000">
                <text:p>700000</text:p>
              </table:table-cell>
              <table:table-cell office:value-type="float" office:value="224719341">
                <text:p>224719341</text:p>
              </table:table-cell>
              <table:table-cell office:value-type="float" office:value="700000">
                <text:p>700000</text:p>
              </table:table-cell>
              <table:table-cell office:value-type="float" office:value="223502165">
                <text:p>223502165</text:p>
              </table:table-cell>
              <table:table-cell office:value-type="float" office:value="700000">
                <text:p>700000</text:p>
              </table:table-cell>
              <table:table-cell office:value-type="float" office:value="225676682">
                <text:p>225676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000">
                <text:p>800000</text:p>
              </table:table-cell>
              <table:table-cell office:value-type="float" office:value="111598785">
                <text:p>111598785</text:p>
              </table:table-cell>
              <table:table-cell office:value-type="float" office:value="800000">
                <text:p>800000</text:p>
              </table:table-cell>
              <table:table-cell office:value-type="float" office:value="312395386">
                <text:p>312395386</text:p>
              </table:table-cell>
              <table:table-cell office:value-type="float" office:value="800000">
                <text:p>800000</text:p>
              </table:table-cell>
              <table:table-cell office:value-type="float" office:value="320879160">
                <text:p>320879160</text:p>
              </table:table-cell>
              <table:table-cell office:value-type="float" office:value="800000">
                <text:p>800000</text:p>
              </table:table-cell>
              <table:table-cell office:value-type="float" office:value="312482753">
                <text:p>312482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00">
                <text:p>900000</text:p>
              </table:table-cell>
              <table:table-cell office:value-type="float" office:value="250384140">
                <text:p>250384140</text:p>
              </table:table-cell>
              <table:table-cell office:value-type="float" office:value="900000">
                <text:p>900000</text:p>
              </table:table-cell>
              <table:table-cell office:value-type="float" office:value="265867554">
                <text:p>265867554</text:p>
              </table:table-cell>
              <table:table-cell office:value-type="float" office:value="900000">
                <text:p>900000</text:p>
              </table:table-cell>
              <table:table-cell office:value-type="float" office:value="281917463">
                <text:p>281917463</text:p>
              </table:table-cell>
              <table:table-cell office:value-type="float" office:value="900000">
                <text:p>900000</text:p>
              </table:table-cell>
              <table:table-cell office:value-type="float" office:value="272290131">
                <text:p>272290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000">
                <text:p>1000000</text:p>
              </table:table-cell>
              <table:table-cell office:value-type="float" office:value="280896380">
                <text:p>280896380</text:p>
              </table:table-cell>
              <table:table-cell office:value-type="float" office:value="1000000">
                <text:p>1000000</text:p>
              </table:table-cell>
              <table:table-cell office:value-type="float" office:value="280244575">
                <text:p>280244575</text:p>
              </table:table-cell>
              <table:table-cell office:value-type="float" office:value="1000000">
                <text:p>1000000</text:p>
              </table:table-cell>
              <table:table-cell office:value-type="float" office:value="280342605">
                <text:p>280342605</text:p>
              </table:table-cell>
              <table:table-cell office:value-type="float" office:value="1000000">
                <text:p>1000000</text:p>
              </table:table-cell>
              <table:table-cell office:value-type="float" office:value="278972563">
                <text:p>278972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